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3" manifest:media-type="application/vnd.oasis.opendocument.spreadsheet"/>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layout-cache" manifest:media-type="application/binary"/>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ppleExternalUIFontJapanese-W3" svg:font-family="AppleExternalUIFontJapanese-W3"/>
    <style:font-face style:name="AppleSystemUIFont" svg:font-family="AppleSystemUIFont"/>
    <style:font-face style:name="Hiragino Kaku Gothic ProN" svg:font-family="'Hiragino Kaku Gothic ProN', 'Hiragino Sans', Meiryo, sans-serif"/>
    <style:font-face style:name="IPAexMincho" svg:font-family="IPAexMincho"/>
    <style:font-face style:name="IPAex明朝3" svg:font-family="IPAex明朝"/>
    <style:font-face style:name="Lohit Hindi1" svg:font-family="'Lohit Hindi'"/>
    <style:font-face style:name="OpenSymbol" svg:font-family="OpenSymbol"/>
    <style:font-face style:name="ＭＳ 明朝" svg:font-family="'ＭＳ 明朝', 'MS Mincho'" style:font-family-generic="roman"/>
    <style:font-face style:name="MSGothic" svg:font-family="MSGothic" style:font-family-generic="swiss"/>
    <style:font-face style:name="TakaoGothic" svg:font-family="TakaoGothic" style:font-family-generic="modern" style:font-pitch="fixed"/>
    <style:font-face style:name="IPAexMincho2" svg:font-family="IPAexMincho" style:font-pitch="variable"/>
    <style:font-face style:name="IPAexMincho1" svg:font-family="IPAexMincho" style:font-adornments="標準" style:font-pitch="variable"/>
    <style:font-face style:name="IPAex明朝" svg:font-family="IPAex明朝" style:font-pitch="variable"/>
    <style:font-face style:name="IPAex明朝2" svg:font-family="IPAex明朝" style:font-adornments="斜体" style:font-pitch="variable"/>
    <style:font-face style:name="IPAex明朝1" svg:font-family="IPAex明朝" style:font-adornments="標準" style:font-pitch="variable"/>
    <style:font-face style:name="IPA明朝" svg:font-family="IPA明朝" style:font-adornments="標準" style:font-pitch="variable"/>
    <style:font-face style:name="Times New Roman" svg:font-family="'Times New Roman'" style:font-family-generic="roman"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style:font-name="IPAexMincho2" officeooo:rsid="2a251a8f" officeooo:paragraph-rsid="2a251a8f" style:font-name-asian="IPAexMincho2"/>
    </style:style>
    <style:style style:name="P2" style:family="paragraph" style:parent-style-name="Header">
      <style:text-properties style:font-name="IPAexMincho2" officeooo:rsid="22b4d1b3" officeooo:paragraph-rsid="22b4d1b3" style:font-name-asian="IPAexMincho2"/>
    </style:style>
    <style:style style:name="P3" style:family="paragraph" style:parent-style-name="Footer">
      <style:paragraph-properties fo:text-align="center" style:justify-single-word="false"/>
      <style:text-properties style:font-name="IPAexMincho2" fo:font-size="12pt" style:font-name-asian="IPAexMincho2" style:font-size-asian="12pt" style:font-size-complex="12pt"/>
    </style:style>
    <style:style style:name="P4" style:family="paragraph" style:parent-style-name="Text_20_body">
      <style:paragraph-properties fo:text-align="start" style:justify-single-word="false"/>
      <style:text-properties style:font-name="IPAexMincho2" fo:font-size="12pt" officeooo:paragraph-rsid="1a0a26a4" style:font-name-asian="IPAexMincho2" style:font-size-asian="12pt" style:font-size-complex="12pt"/>
    </style:style>
    <style:style style:name="P5" style:family="paragraph" style:parent-style-name="Text_20_body">
      <style:paragraph-properties fo:text-align="center" style:justify-single-word="false"/>
      <style:text-properties style:font-name="IPAexMincho2" fo:font-size="12pt" officeooo:paragraph-rsid="1a0a26a4" style:font-name-asian="IPAexMincho2" style:font-size-asian="12pt" style:font-size-complex="12pt"/>
    </style:style>
    <style:style style:name="P6" style:family="paragraph" style:parent-style-name="Text_20_body">
      <style:paragraph-properties fo:text-align="end" style:justify-single-word="false"/>
      <style:text-properties style:font-name="IPAexMincho2" fo:font-size="12pt" officeooo:rsid="1a092329" officeooo:paragraph-rsid="28086009" style:font-name-asian="IPAexMincho2" style:font-size-asian="12pt" style:font-name-complex="MSGothic" style:font-size-complex="12pt"/>
    </style:style>
    <style:style style:name="P7" style:family="paragraph" style:parent-style-name="Text_20_body">
      <style:paragraph-properties fo:text-align="end" style:justify-single-word="false"/>
      <style:text-properties fo:font-size="12pt" officeooo:paragraph-rsid="2097e16a" style:font-size-asian="12pt" style:font-size-complex="12pt"/>
    </style:style>
    <style:style style:name="P8" style:family="paragraph" style:parent-style-name="Text_20_body">
      <style:paragraph-properties fo:text-align="end" style:justify-single-word="false"/>
      <style:text-properties style:font-name-asian="IPAexMincho2"/>
    </style:style>
    <style:style style:name="P9" style:family="paragraph" style:parent-style-name="Text_20_body">
      <style:paragraph-properties fo:text-align="end" style:justify-single-word="false"/>
    </style:style>
    <style:style style:name="P10" style:family="paragraph" style:parent-style-name="Text_20_body">
      <style:text-properties fo:font-variant="normal" fo:text-transform="none" style:use-window-font-color="true" loext:opacity="0%" fo:letter-spacing="normal" style:text-underline-style="none" fo:font-weight="normal" officeooo:rsid="2a80e906" officeooo:paragraph-rsid="2c847cca" style:letter-kerning="true" style:font-style-asian="normal" style:font-weight-asian="normal" style:font-weight-complex="normal"/>
    </style:style>
    <style:style style:name="P11" style:family="paragraph" style:parent-style-name="Text_20_body">
      <style:text-properties fo:font-variant="normal" fo:text-transform="none" style:use-window-font-color="true" loext:opacity="0%" style:font-name="Hiragino Kaku Gothic ProN" fo:font-size="7.80000019073486pt" fo:letter-spacing="normal" fo:font-style="normal" style:text-underline-style="none" fo:font-weight="normal" officeooo:rsid="2a80e906" officeooo:paragraph-rsid="2c847cca" style:letter-kerning="true" style:font-style-asian="normal" style:font-weight-asian="normal" style:font-weight-complex="normal"/>
    </style:style>
    <style:style style:name="P12" style:family="paragraph" style:parent-style-name="Text_20_body">
      <style:text-properties officeooo:paragraph-rsid="2f263579"/>
    </style:style>
    <style:style style:name="P13" style:family="paragraph" style:parent-style-name="Text_20_body">
      <style:paragraph-properties fo:text-align="center" style:justify-single-word="false"/>
      <style:text-properties fo:font-size="16pt" style:font-size-asian="16pt" style:font-size-complex="16pt"/>
    </style:style>
    <style:style style:name="P14" style:family="paragraph" style:parent-style-name="Text_20_body">
      <style:paragraph-properties fo:text-align="start" style:justify-single-word="false"/>
      <style:text-properties fo:font-size="13.6999998092651pt" style:font-size-asian="12pt" style:font-size-complex="13.6999998092651pt"/>
    </style:style>
    <style:style style:name="P15" style:family="paragraph" style:parent-style-name="Text_20_body">
      <style:paragraph-properties fo:text-align="start" style:justify-single-word="false"/>
      <style:text-properties fo:font-size="13.6999998092651pt" officeooo:rsid="330378ab" officeooo:paragraph-rsid="330378ab" style:font-size-asian="12pt" style:font-size-complex="13.6999998092651pt"/>
    </style:style>
    <style:style style:name="P16" style:family="paragraph" style:parent-style-name="Text_20_body">
      <style:paragraph-properties fo:text-align="end" style:justify-single-word="false"/>
      <style:text-properties fo:font-size="13.6999998092651pt" officeooo:rsid="330378ab" officeooo:paragraph-rsid="330378ab" style:font-size-asian="12pt" style:font-size-complex="13.6999998092651pt"/>
    </style:style>
    <style:style style:name="P17" style:family="paragraph" style:parent-style-name="Text_20_body">
      <style:text-properties officeooo:paragraph-rsid="336911cd"/>
    </style:style>
    <style:style style:name="P18" style:family="paragraph" style:parent-style-name="Text_20_body">
      <style:paragraph-properties fo:text-align="center" style:justify-single-word="false"/>
      <style:text-properties fo:font-size="20pt" style:font-size-asian="20pt" style:font-size-complex="20pt"/>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start" style:justify-single-word="false"/>
      <style:text-properties officeooo:paragraph-rsid="336d875a"/>
    </style:style>
    <style:style style:name="P21" style:family="paragraph" style:parent-style-name="Text_20_body">
      <style:paragraph-properties fo:text-align="start" style:justify-single-word="false"/>
      <style:text-properties officeooo:paragraph-rsid="33703369"/>
    </style:style>
    <style:style style:name="P22" style:family="paragraph" style:parent-style-name="Text_20_body">
      <style:paragraph-properties fo:text-align="start" style:justify-single-word="false"/>
      <style:text-properties fo:color="#000000" loext:opacity="100%" style:font-name="Times New Roman" fo:font-size="13.6999998092651pt" fo:font-weight="normal" officeooo:rsid="0eee1897" officeooo:paragraph-rsid="3390eeca" style:letter-kerning="true" style:font-name-asian="IPAexMincho2" style:font-size-asian="12pt" style:font-weight-asian="normal" style:font-name-complex="ＭＳ 明朝" style:font-size-complex="13.6999998092651pt" style:font-weight-complex="normal"/>
    </style:style>
    <style:style style:name="P23" style:family="paragraph" style:parent-style-name="Text_20_body">
      <style:paragraph-properties fo:text-align="start" style:justify-single-word="false"/>
      <style:text-properties fo:color="#000000" loext:opacity="100%" style:font-name="Times New Roman" fo:font-size="13.6999998092651pt" fo:font-weight="normal" officeooo:rsid="0eee1897" officeooo:paragraph-rsid="33a670e8" style:letter-kerning="true" style:font-name-asian="IPAexMincho2" style:font-size-asian="12pt" style:font-weight-asian="normal" style:font-name-complex="ＭＳ 明朝" style:font-size-complex="13.6999998092651pt" style:font-weight-complex="normal"/>
    </style:style>
    <style:style style:name="P24" style:family="paragraph" style:parent-style-name="Text_20_body">
      <style:paragraph-properties fo:text-align="end" style:justify-single-word="false"/>
      <style:text-properties fo:color="#000000" loext:opacity="100%" style:font-name="Times New Roman" fo:font-size="13.6999998092651pt" fo:font-weight="normal" officeooo:rsid="0eee1897" officeooo:paragraph-rsid="3390eeca" style:letter-kerning="true" style:font-name-asian="IPAexMincho2" style:font-size-asian="12pt" style:font-weight-asian="normal" style:font-name-complex="ＭＳ 明朝" style:font-size-complex="13.6999998092651pt" style:font-weight-complex="normal"/>
    </style:style>
    <style:style style:name="P25" style:family="paragraph" style:parent-style-name="Text_20_body">
      <style:text-properties officeooo:paragraph-rsid="337f0791"/>
    </style:style>
    <style:style style:name="P26" style:family="paragraph" style:parent-style-name="書面_2c_1_2c_第_2c_本文">
      <style:paragraph-properties fo:margin-left="0mm" fo:margin-right="0mm" fo:text-indent="0mm" style:auto-text-indent="false"/>
      <style:text-properties style:font-name="IPAexMincho2" fo:font-size="12pt" officeooo:rsid="0eee1897" style:font-name-asian="IPAexMincho2" style:font-size-asian="12pt" style:font-size-complex="12pt"/>
    </style:style>
    <style:style style:name="P27" style:family="paragraph" style:parent-style-name="書面_2c_1_2c_第_2c_本文">
      <style:paragraph-properties fo:margin-left="0mm" fo:margin-right="0mm" fo:text-indent="0mm" style:auto-text-indent="false"/>
      <style:text-properties officeooo:paragraph-rsid="2a3c6b47"/>
    </style:style>
    <style:style style:name="P28" style:family="paragraph" style:parent-style-name="Standard">
      <style:paragraph-properties fo:margin-left="0mm" fo:margin-right="0mm" fo:text-align="center" style:justify-single-word="false" fo:text-indent="0mm" style:auto-text-indent="false"/>
      <style:text-properties officeooo:paragraph-rsid="241b12fa"/>
    </style:style>
    <style:style style:name="P29" style:family="paragraph" style:parent-style-name="Standard">
      <style:paragraph-properties fo:margin-left="0mm" fo:margin-right="0mm" fo:text-align="center" style:justify-single-word="false" fo:text-indent="0mm" style:auto-text-indent="false" fo:break-before="page"/>
      <style:text-properties fo:color="#000000" loext:opacity="100%" style:font-name="IPAex明朝" fo:font-size="20pt" officeooo:rsid="0eee1897" officeooo:paragraph-rsid="241b12fa" style:letter-kerning="true" style:font-name-asian="IPAexMincho2" style:font-size-asian="20pt" style:font-name-complex="ＭＳ 明朝" style:font-size-complex="20pt"/>
    </style:style>
    <style:style style:name="P30" style:family="paragraph" style:parent-style-name="書面_2c_3_2c__28_3_29__2c_本文">
      <style:paragraph-properties fo:margin-left="0mm" fo:margin-right="0mm" fo:text-indent="0mm" style:auto-text-indent="false" fo:break-before="page"/>
      <style:text-properties officeooo:paragraph-rsid="2c847cca"/>
    </style:style>
    <style:style style:name="P31" style:family="paragraph" style:parent-style-name="書面_2c_3_2c__28_3_29__2c_本文">
      <style:paragraph-properties fo:margin-left="0mm" fo:margin-right="0mm" fo:text-indent="0mm" style:auto-text-indent="false"/>
    </style:style>
    <style:style style:name="P32" style:family="paragraph" style:parent-style-name="書面_2c_3_2c__28_3_29__2c_本文">
      <style:paragraph-properties fo:margin-left="0mm" fo:margin-right="0mm" fo:text-indent="0mm" style:auto-text-indent="false"/>
      <style:text-properties style:use-window-font-color="true" loext:opacity="0%" style:font-name="Times New Roman" fo:font-size="12pt" style:font-size-asian="12pt" style:font-size-complex="12pt"/>
    </style:style>
    <style:style style:name="P33" style:family="paragraph" style:parent-style-name="書面_2c_3_2c__28_3_29__2c_本文">
      <style:paragraph-properties fo:margin-left="0mm" fo:margin-right="0mm" fo:text-indent="0mm" style:auto-text-indent="false"/>
      <style:text-properties officeooo:paragraph-rsid="2a3c6b47"/>
    </style:style>
    <style:style style:name="P34" style:family="paragraph" style:parent-style-name="書面_2c_3_2c__28_3_29__2c_本文">
      <style:paragraph-properties fo:margin-left="0mm" fo:margin-right="0mm" fo:text-indent="0mm" style:auto-text-indent="false"/>
      <style:text-properties officeooo:paragraph-rsid="2c847cca"/>
    </style:style>
    <style:style style:name="P35" style:family="paragraph" style:parent-style-name="書面_2c_3_2c__28_3_29__2c_本文">
      <style:paragraph-properties fo:margin-left="0mm" fo:margin-right="0mm" fo:text-indent="0mm" style:auto-text-indent="false"/>
      <style:text-properties fo:font-variant="normal" fo:text-transform="none" style:use-window-font-color="true" loext:opacity="0%" style:text-line-through-style="none" style:text-line-through-type="none" fo:font-size="12pt" style:text-underline-style="none" officeooo:paragraph-rsid="2c847cca" style:text-blinking="false" style:font-size-asian="12pt" style:font-style-asian="normal" style:font-weight-asian="normal" style:font-size-complex="12pt" loext:padding="0mm" loext:border="none"/>
    </style:style>
    <style:style style:name="P36" style:family="paragraph" style:parent-style-name="書面_2c_3_2c__28_3_29__2c_本文">
      <style:paragraph-properties fo:margin-left="0mm" fo:margin-right="0mm" fo:text-indent="0mm" style:auto-text-indent="false"/>
      <style:text-properties fo:font-variant="normal" fo:text-transform="none" style:font-name="IPAexMincho2" fo:letter-spacing="normal" fo:font-style="normal" style:text-underline-style="solid" style:text-underline-width="auto" style:text-underline-color="font-color" fo:font-weight="normal" officeooo:paragraph-rsid="2c8cdcf7"/>
    </style:style>
    <style:style style:name="P37" style:family="paragraph" style:parent-style-name="書面_2c_3_2c__28_3_29__2c_本文">
      <style:paragraph-properties fo:margin-left="0mm" fo:margin-right="0mm" fo:text-indent="0mm" style:auto-text-indent="false"/>
      <style:text-properties officeooo:paragraph-rsid="2c8cdcf7"/>
    </style:style>
    <style:style style:name="P38" style:family="paragraph" style:parent-style-name="書面_2c_3_2c__28_3_29__2c_本文">
      <style:paragraph-properties fo:margin-left="0mm" fo:margin-right="0mm" fo:text-indent="0mm" style:auto-text-indent="false"/>
      <style:text-properties fo:color="#000000" loext:opacity="100%" style:font-name="IPAexMincho2" fo:font-size="12pt" officeooo:rsid="0eee1897" style:letter-kerning="true" style:font-name-asian="IPAexMincho2" style:font-size-asian="12pt" style:font-name-complex="ＭＳ 明朝" style:font-size-complex="12pt"/>
    </style:style>
    <style:style style:name="P39" style:family="paragraph" style:parent-style-name="書面_2c_3_2c__28_3_29__2c_本文">
      <style:paragraph-properties fo:margin-left="0mm" fo:margin-right="0mm" fo:text-indent="0mm" style:auto-text-indent="false"/>
      <style:text-properties fo:color="#000000" loext:opacity="100%" style:font-name="IPAexMincho2" fo:font-size="12pt" officeooo:rsid="0eee1897" officeooo:paragraph-rsid="33773fb0" style:letter-kerning="true" style:font-name-asian="IPAexMincho2" style:font-size-asian="12pt" style:font-name-complex="ＭＳ 明朝" style:font-size-complex="12pt"/>
    </style:style>
    <style:style style:name="P40" style:family="paragraph" style:parent-style-name="書面_2c_3_2c__28_3_29__2c_本文">
      <style:paragraph-properties fo:margin-left="0mm" fo:margin-right="0mm" fo:text-indent="0mm" style:auto-text-indent="false"/>
      <style:text-properties officeooo:paragraph-rsid="33773fb0"/>
    </style:style>
    <style:style style:name="P41" style:family="paragraph" style:parent-style-name="書面_2c_3_2c__28_3_29__2c_本文">
      <style:paragraph-properties fo:margin-left="0mm" fo:margin-right="0mm" fo:text-indent="0mm" style:auto-text-indent="false"/>
      <style:text-properties officeooo:paragraph-rsid="337cca5f"/>
    </style:style>
    <style:style style:name="P42" style:family="paragraph" style:parent-style-name="書面_2c_3_2c__28_3_29__2c_本文">
      <style:paragraph-properties fo:margin-left="0mm" fo:margin-right="0mm" fo:text-indent="0mm" style:auto-text-indent="false"/>
      <style:text-properties officeooo:paragraph-rsid="337f0791"/>
    </style:style>
    <style:style style:name="P43" style:family="paragraph" style:parent-style-name="書面_2c_2_2c_2_2c_本文">
      <style:paragraph-properties fo:margin-left="0mm" fo:margin-right="0mm" fo:text-indent="0mm" style:auto-text-indent="false"/>
      <style:text-properties officeooo:paragraph-rsid="2a3c6b47"/>
    </style:style>
    <style:style style:name="P44" style:family="paragraph" style:parent-style-name="書面_2c_4_2c_ア_2c_本文">
      <style:paragraph-properties fo:margin-left="0mm" fo:margin-right="0mm" fo:text-indent="0mm" style:auto-text-indent="false"/>
      <style:text-properties officeooo:paragraph-rsid="2ab6ac80"/>
    </style:style>
    <style:style style:name="P45" style:family="paragraph" style:parent-style-name="書面_2c_4_2c_ア_2c_本文">
      <style:paragraph-properties fo:margin-left="0mm" fo:margin-right="0mm" fo:text-align="start" style:justify-single-word="false" fo:text-indent="0mm" style:auto-text-indent="false"/>
      <style:text-properties fo:font-size="13.6999998092651pt" officeooo:paragraph-rsid="336ff384" style:font-size-asian="12pt" style:font-size-complex="13.6999998092651pt"/>
    </style:style>
    <style:style style:name="P46" style:family="paragraph" style:parent-style-name="書面_2c_4_2c_ア_2c_本文">
      <style:paragraph-properties fo:margin-left="0mm" fo:margin-right="0mm" fo:text-indent="0mm" style:auto-text-indent="false"/>
      <style:text-properties officeooo:paragraph-rsid="336e6ec3"/>
    </style:style>
    <style:style style:name="P47" style:family="paragraph" style:parent-style-name="Text_20_body_20_indent">
      <style:paragraph-properties fo:margin-left="0mm" fo:margin-right="0mm" fo:text-indent="0mm" style:auto-text-indent="false"/>
      <style:text-properties officeooo:paragraph-rsid="2a29e61d"/>
    </style:style>
    <style:style style:name="P48" style:family="paragraph" style:parent-style-name="Text_20_body_20_indent">
      <style:paragraph-properties fo:margin-left="0mm" fo:margin-right="0mm" fo:text-indent="0mm" style:auto-text-indent="false"/>
      <style:text-properties officeooo:paragraph-rsid="32b18d60"/>
    </style:style>
    <style:style style:name="P49" style:family="paragraph" style:parent-style-name="書面_2c_5_2c__28_ア_29__2c_本文">
      <style:paragraph-properties fo:margin-left="0mm" fo:margin-right="0mm" fo:text-indent="0mm" style:auto-text-indent="false"/>
      <style:text-properties fo:color="#000000" loext:opacity="100%" style:font-name="IPAexMincho2" fo:font-size="12pt" officeooo:rsid="0eee1897" officeooo:paragraph-rsid="33703369" style:letter-kerning="true" style:font-name-asian="IPAexMincho2" style:font-size-asian="12pt" style:font-name-complex="ＭＳ 明朝" style:font-size-complex="12pt"/>
    </style:style>
    <style:style style:name="P50" style:family="paragraph" style:parent-style-name="Standard">
      <style:paragraph-properties fo:text-align="start" style:justify-single-word="false"/>
      <style:text-properties fo:color="#000000" loext:opacity="100%" style:font-name="IPAexMincho2" fo:font-size="12pt" officeooo:rsid="0eee1897" officeooo:paragraph-rsid="207444d4" style:letter-kerning="true" style:font-name-asian="IPAexMincho2" style:font-size-asian="12pt" style:font-name-complex="ＭＳ 明朝" style:font-size-complex="12pt"/>
    </style:style>
    <style:style style:name="P51" style:family="paragraph" style:parent-style-name="Standard">
      <style:paragraph-properties fo:text-align="start" style:justify-single-word="false"/>
      <style:text-properties fo:color="#000000" loext:opacity="100%" style:font-name="IPAexMincho2" fo:font-size="12pt" officeooo:rsid="0eee1897" officeooo:paragraph-rsid="241d3009" style:letter-kerning="true" style:font-name-asian="IPAexMincho2" style:font-size-asian="12pt" style:font-name-complex="ＭＳ 明朝" style:font-size-complex="12pt"/>
    </style:style>
    <style:style style:name="P52" style:family="paragraph" style:parent-style-name="Standard">
      <style:paragraph-properties fo:text-align="start" style:justify-single-word="false"/>
      <style:text-properties fo:color="#000000" loext:opacity="100%" style:font-name="IPAexMincho2" fo:font-size="12pt" officeooo:rsid="0eee1897" officeooo:paragraph-rsid="207709ea" style:letter-kerning="true" style:font-name-asian="IPAexMincho2" style:font-size-asian="12pt" style:font-name-complex="ＭＳ 明朝" style:font-size-complex="12pt"/>
    </style:style>
    <style:style style:name="P53" style:family="paragraph" style:parent-style-name="Standard">
      <style:paragraph-properties fo:text-align="start" style:justify-single-word="false"/>
      <style:text-properties fo:color="#000000" loext:opacity="100%" style:font-name="IPAexMincho2" fo:font-size="12pt" officeooo:rsid="0eee1897" officeooo:paragraph-rsid="2a47364b" style:letter-kerning="true" style:font-name-asian="IPAexMincho2" style:font-size-asian="12pt" style:font-name-complex="ＭＳ 明朝" style:font-size-complex="12pt"/>
    </style:style>
    <style:style style:name="P54" style:family="paragraph" style:parent-style-name="Standard">
      <style:paragraph-properties fo:text-align="end" style:justify-single-word="false"/>
      <style:text-properties fo:color="#000000" loext:opacity="100%" style:font-name="IPAexMincho2" fo:font-size="12pt" officeooo:rsid="0eee1897" officeooo:paragraph-rsid="241d3009" style:letter-kerning="true" style:font-name-asian="IPAexMincho2" style:font-size-asian="12pt" style:font-name-complex="ＭＳ 明朝" style:font-size-complex="12pt"/>
    </style:style>
    <style:style style:name="P55" style:family="paragraph" style:parent-style-name="Standard">
      <style:paragraph-properties fo:text-align="end" style:justify-single-word="false"/>
      <style:text-properties fo:color="#000000" loext:opacity="100%" style:font-name="IPAexMincho2" fo:font-size="12pt" officeooo:rsid="0eee1897" officeooo:paragraph-rsid="2b2efdb7" style:letter-kerning="true" style:font-name-asian="IPAexMincho2" style:font-size-asian="12pt" style:font-name-complex="ＭＳ 明朝" style:font-size-complex="12pt"/>
    </style:style>
    <style:style style:name="P56" style:family="paragraph" style:parent-style-name="Standard">
      <style:paragraph-properties fo:text-align="end" style:justify-single-word="false"/>
      <style:text-properties fo:color="#000000" loext:opacity="100%" style:font-name="IPAexMincho2" fo:font-size="12pt" officeooo:rsid="249f1b08" officeooo:paragraph-rsid="2499c396" style:letter-kerning="true" style:font-name-asian="IPAexMincho2" style:font-size-asian="12pt" style:font-name-complex="ＭＳ 明朝" style:font-size-complex="12pt"/>
    </style:style>
    <style:style style:name="P57" style:family="paragraph" style:parent-style-name="Standard">
      <style:paragraph-properties fo:text-align="start" style:justify-single-word="false"/>
      <style:text-properties fo:color="#000000" loext:opacity="100%" style:font-name="IPAexMincho2" fo:font-size="12pt" officeooo:rsid="249f1b08" officeooo:paragraph-rsid="2499c396" style:letter-kerning="true" style:font-name-asian="IPAexMincho2" style:font-size-asian="12pt" style:font-name-complex="ＭＳ 明朝" style:font-size-complex="12pt"/>
    </style:style>
    <style:style style:name="P58" style:family="paragraph" style:parent-style-name="Standard">
      <style:paragraph-properties fo:text-align="start" style:justify-single-word="false"/>
      <style:text-properties fo:color="#000000" loext:opacity="100%" style:font-name="IPAexMincho2" fo:font-size="12pt" officeooo:rsid="249f1b08" officeooo:paragraph-rsid="336e6ec3" style:letter-kerning="true" style:font-name-asian="IPAexMincho2" style:font-size-asian="12pt" style:font-name-complex="ＭＳ 明朝" style:font-size-complex="12pt"/>
    </style:style>
    <style:style style:name="P59" style:family="paragraph" style:parent-style-name="Standard">
      <style:paragraph-properties fo:text-align="start" style:justify-single-word="false"/>
      <style:text-properties fo:color="#000000" loext:opacity="100%" style:font-name="IPAexMincho2" fo:font-size="12pt" officeooo:rsid="249f1b08" officeooo:paragraph-rsid="33822d54" style:letter-kerning="true" style:font-name-asian="IPAexMincho2" style:font-size-asian="12pt" style:font-name-complex="ＭＳ 明朝" style:font-size-complex="12pt"/>
    </style:style>
    <style:style style:name="P60" style:family="paragraph" style:parent-style-name="Standard">
      <style:paragraph-properties fo:text-align="start" style:justify-single-word="false"/>
      <style:text-properties fo:color="#000000" loext:opacity="100%" style:font-name="IPAexMincho2" fo:font-size="12pt" officeooo:rsid="249f1b08" officeooo:paragraph-rsid="34011846" style:letter-kerning="true" style:font-name-asian="IPAexMincho2" style:font-size-asian="12pt" style:font-name-complex="ＭＳ 明朝" style:font-size-complex="12pt"/>
    </style:style>
    <style:style style:name="P61" style:family="paragraph" style:parent-style-name="Standard">
      <style:paragraph-properties fo:text-align="center" style:justify-single-word="false"/>
      <style:text-properties fo:color="#000000" loext:opacity="100%" style:font-name="IPAexMincho2" fo:font-size="20pt" officeooo:rsid="0eee1897" officeooo:paragraph-rsid="207444d4" style:letter-kerning="true" style:font-name-asian="IPAexMincho2" style:font-size-asian="20pt" style:font-name-complex="ＭＳ 明朝" style:font-size-complex="20pt"/>
    </style:style>
    <style:style style:name="P62" style:family="paragraph" style:parent-style-name="Standard">
      <style:paragraph-properties fo:text-align="center" style:justify-single-word="false"/>
      <style:text-properties fo:color="#000000" loext:opacity="100%" style:font-name="IPAexMincho2" fo:font-size="20pt" officeooo:rsid="0eee1897" officeooo:paragraph-rsid="2b2efdb7" style:letter-kerning="true" style:font-name-asian="IPAexMincho2" style:font-size-asian="20pt" style:font-name-complex="ＭＳ 明朝" style:font-size-complex="20pt"/>
    </style:style>
    <style:style style:name="P63" style:family="paragraph" style:parent-style-name="Standard">
      <style:paragraph-properties fo:text-align="start" style:justify-single-word="false"/>
      <style:text-properties officeooo:paragraph-rsid="207444d4"/>
    </style:style>
    <style:style style:name="P64" style:family="paragraph" style:parent-style-name="Standard">
      <style:text-properties fo:font-size="12pt" officeooo:paragraph-rsid="2a2890f2" style:font-name-asian="IPAexMincho2" style:font-size-asian="12pt" style:font-size-complex="12pt"/>
    </style:style>
    <style:style style:name="P65" style:family="paragraph" style:parent-style-name="Standard">
      <style:text-properties style:font-name="IPAex明朝" fo:font-size="12pt" officeooo:paragraph-rsid="241b12fa" style:font-name-asian="IPAexMincho2" style:font-size-asian="12pt" style:font-size-complex="12pt"/>
    </style:style>
    <style:style style:name="P66" style:family="paragraph" style:parent-style-name="Standard">
      <style:text-properties fo:font-variant="normal" fo:text-transform="none" style:use-window-font-color="true" loext:opacity="0%" style:font-name="AppleExternalUIFontJapanese-W3" fo:font-size="12pt" fo:letter-spacing="normal" officeooo:paragraph-rsid="2a2890f2" style:font-name-asian="IPAexMincho2" style:font-size-asian="12pt" style:font-style-asian="normal" style:font-weight-asian="normal" style:font-size-complex="12pt"/>
    </style:style>
    <style:style style:name="P67" style:family="paragraph" style:parent-style-name="Standard">
      <style:text-properties style:use-window-font-color="true" loext:opacity="0%" style:font-name="AppleExternalUIFontJapanese-W3" fo:font-size="12pt" officeooo:paragraph-rsid="2c5c55c6" style:font-name-asian="IPAexMincho2" style:font-size-asian="12pt" style:font-size-complex="12pt"/>
    </style:style>
    <style:style style:name="P68" style:family="paragraph" style:parent-style-name="Standard">
      <style:text-properties officeooo:paragraph-rsid="33703369" style:font-name-asian="IPAexMincho2"/>
    </style:style>
    <style:style style:name="P69" style:family="paragraph" style:parent-style-name="Standard">
      <style:text-properties officeooo:paragraph-rsid="33e1caa1"/>
    </style:style>
    <style:style style:name="P70" style:family="paragraph" style:parent-style-name="Standard">
      <style:paragraph-properties fo:text-align="start" style:justify-single-word="false" fo:break-before="page"/>
      <style:text-properties fo:color="#000000" loext:opacity="100%" style:font-name="IPAexMincho2" fo:font-size="12pt" officeooo:rsid="0eee1897" officeooo:paragraph-rsid="207709ea" style:letter-kerning="true" style:font-name-asian="IPAexMincho2" style:font-size-asian="12pt" style:font-name-complex="ＭＳ 明朝" style:font-size-complex="12pt"/>
    </style:style>
    <style:style style:name="P71" style:family="paragraph" style:parent-style-name="Standard">
      <style:paragraph-properties fo:text-align="center" style:justify-single-word="false" fo:break-before="page"/>
      <style:text-properties fo:color="#000000" loext:opacity="100%" style:font-name="IPAexMincho2" fo:font-size="20pt" officeooo:rsid="0eee1897" officeooo:paragraph-rsid="207709ea" style:letter-kerning="true" style:font-name-asian="IPAexMincho2" style:font-size-asian="20pt" style:font-name-complex="ＭＳ 明朝" style:font-size-complex="20pt"/>
    </style:style>
    <style:style style:name="P72" style:family="paragraph" style:parent-style-name="Standard">
      <style:paragraph-properties fo:text-align="center" style:justify-single-word="false" fo:break-before="page"/>
      <style:text-properties fo:color="#000000" loext:opacity="100%" style:font-name="IPAexMincho2" fo:font-size="20pt" officeooo:rsid="0eee1897" officeooo:paragraph-rsid="2b2f5322" style:letter-kerning="true" style:font-name-asian="IPAexMincho2" style:font-size-asian="20pt" style:font-name-complex="ＭＳ 明朝" style:font-size-complex="20pt"/>
    </style:style>
    <style:style style:name="P73" style:family="paragraph" style:parent-style-name="Standard">
      <style:paragraph-properties fo:text-align="center" style:justify-single-word="false" fo:break-before="page"/>
      <style:text-properties fo:color="#000000" loext:opacity="100%" style:font-name="IPAexMincho2" fo:font-size="20pt" officeooo:rsid="0eee1897" officeooo:paragraph-rsid="2c8cdcf7" style:letter-kerning="true" style:font-name-asian="IPAexMincho2" style:font-size-asian="20pt" style:font-name-complex="ＭＳ 明朝" style:font-size-complex="20pt"/>
    </style:style>
    <style:style style:name="P74" style:family="paragraph" style:parent-style-name="Standard">
      <style:paragraph-properties fo:text-align="center" style:justify-single-word="false" fo:break-before="page"/>
      <style:text-properties fo:color="#000000" loext:opacity="100%" style:font-name="IPAexMincho2" fo:font-size="20pt" officeooo:rsid="0eee1897" officeooo:paragraph-rsid="207444d4" style:letter-kerning="true" style:font-name-asian="IPAexMincho2" style:font-size-asian="20pt" style:font-name-complex="ＭＳ 明朝" style:font-size-complex="20pt"/>
    </style:style>
    <style:style style:name="P75" style:family="paragraph" style:parent-style-name="Text_20_body">
      <style:paragraph-properties fo:break-before="page"/>
    </style:style>
    <style:style style:name="P76" style:family="paragraph" style:parent-style-name="Text_20_body">
      <style:paragraph-properties fo:text-align="center" style:justify-single-word="false" fo:break-before="page"/>
      <style:text-properties fo:font-size="16pt" style:font-size-asian="16pt" style:font-size-complex="16pt"/>
    </style:style>
    <style:style style:name="P77" style:family="paragraph" style:parent-style-name="Text_20_body">
      <style:paragraph-properties fo:text-align="center" style:justify-single-word="false" fo:break-before="page"/>
      <style:text-properties style:font-name="Times New Roman" fo:font-size="20pt" fo:font-weight="normal" style:font-name-asian="Times New Roman" style:font-size-asian="20pt" style:font-weight-asian="normal" style:font-size-complex="20pt" style:font-weight-complex="normal"/>
    </style:style>
    <style:style style:name="P78" style:family="paragraph" style:parent-style-name="Text_20_body">
      <style:paragraph-properties fo:text-align="center" style:justify-single-word="false" fo:break-before="page"/>
      <style:text-properties fo:font-size="20pt" style:font-size-asian="20pt" style:font-size-complex="20pt"/>
    </style:style>
    <style:style style:name="P79" style:family="paragraph" style:parent-style-name="Text_20_body">
      <style:paragraph-properties fo:text-align="center" style:justify-single-word="false" fo:break-before="page"/>
      <style:text-properties fo:font-size="20pt" officeooo:paragraph-rsid="336d875a" style:font-size-asian="20pt" style:font-size-complex="20pt"/>
    </style:style>
    <style:style style:name="P80" style:family="paragraph" style:parent-style-name="Text_20_body">
      <style:paragraph-properties fo:text-align="center" style:justify-single-word="false" fo:break-before="page"/>
      <style:text-properties fo:color="#000000" loext:opacity="100%" style:font-name="Times New Roman" fo:font-size="20pt" fo:font-weight="normal" officeooo:rsid="0eee1897" officeooo:paragraph-rsid="3390eeca" style:letter-kerning="true" style:font-name-asian="Times New Roman" style:font-size-asian="20pt" style:font-weight-asian="normal" style:font-name-complex="ＭＳ 明朝" style:font-size-complex="20pt" style:font-weight-complex="normal"/>
    </style:style>
    <style:style style:name="P81" style:family="paragraph" style:parent-style-name="書面_2c_1_2c_第_2c_本文">
      <style:text-properties officeooo:paragraph-rsid="2a3c6b47"/>
    </style:style>
    <style:style style:name="P82" style:family="paragraph" style:parent-style-name="書面_2c_1_2c_第_2c_本文">
      <style:text-properties officeooo:paragraph-rsid="2a3e487a"/>
    </style:style>
    <style:style style:name="P83" style:family="paragraph" style:parent-style-name="書面_2c_1_2c_第_2c_本文">
      <style:text-properties officeooo:paragraph-rsid="2c126632"/>
    </style:style>
    <style:style style:name="P84" style:family="paragraph" style:parent-style-name="書面_2c_1_2c_第_2c_本文">
      <style:text-properties officeooo:paragraph-rsid="2a415969"/>
    </style:style>
    <style:style style:name="P85" style:family="paragraph" style:parent-style-name="書面_2c_1_2c_第_2c_本文">
      <style:text-properties officeooo:paragraph-rsid="2c1bbe1b"/>
    </style:style>
    <style:style style:name="P86" style:family="paragraph" style:parent-style-name="書面_2c_1_2c_第_2c_本文">
      <style:text-properties officeooo:paragraph-rsid="2c5731d4"/>
    </style:style>
    <style:style style:name="P87" style:family="paragraph" style:parent-style-name="書面_2c_1_2c_第_2c_本文">
      <style:text-properties officeooo:paragraph-rsid="2c97c169"/>
    </style:style>
    <style:style style:name="P88" style:family="paragraph" style:parent-style-name="書面_2c_1_2c_第_2c_本文">
      <style:text-properties officeooo:paragraph-rsid="2d6c751d"/>
    </style:style>
    <style:style style:name="P89" style:family="paragraph" style:parent-style-name="書面_2c_1_2c_第_2c_本文">
      <style:text-properties officeooo:paragraph-rsid="2d7fa0f4"/>
    </style:style>
    <style:style style:name="P90" style:family="paragraph" style:parent-style-name="書面_2c_1_2c_第_2c_本文">
      <style:text-properties officeooo:paragraph-rsid="2d967037"/>
    </style:style>
    <style:style style:name="P91" style:family="paragraph" style:parent-style-name="書面_2c_1_2c_第_2c_本文">
      <style:text-properties officeooo:paragraph-rsid="2da49f5f"/>
    </style:style>
    <style:style style:name="P92" style:family="paragraph" style:parent-style-name="書面_2c_1_2c_第_2c_本文">
      <style:text-properties officeooo:paragraph-rsid="2da65731"/>
    </style:style>
    <style:style style:name="P93" style:family="paragraph" style:parent-style-name="書面_2c_1_2c_第_2c_本文">
      <style:text-properties officeooo:paragraph-rsid="2e012a0f"/>
    </style:style>
    <style:style style:name="P94" style:family="paragraph" style:parent-style-name="書面_2c_1_2c_第_2c_本文">
      <style:text-properties officeooo:paragraph-rsid="2e16c362"/>
    </style:style>
    <style:style style:name="P95" style:family="paragraph" style:parent-style-name="書面_2c_1_2c_第_2c_本文">
      <style:text-properties officeooo:paragraph-rsid="2f66ada1"/>
    </style:style>
    <style:style style:name="P96" style:family="paragraph" style:parent-style-name="書面_2c_1_2c_第_2c_本文">
      <style:text-properties officeooo:paragraph-rsid="2f6cce68"/>
    </style:style>
    <style:style style:name="P97" style:family="paragraph" style:parent-style-name="書面_2c_1_2c_第_2c_本文">
      <style:text-properties officeooo:paragraph-rsid="2f78c8fc"/>
    </style:style>
    <style:style style:name="P98" style:family="paragraph" style:parent-style-name="書面_2c_1_2c_第_2c_本文">
      <style:text-properties officeooo:paragraph-rsid="2b787836"/>
    </style:style>
    <style:style style:name="P99" style:family="paragraph" style:parent-style-name="書面_2c_1_2c_第_2c_本文">
      <style:text-properties officeooo:paragraph-rsid="30785be6"/>
    </style:style>
    <style:style style:name="P100" style:family="paragraph" style:parent-style-name="書面_2c_1_2c_第_2c_本文">
      <style:text-properties officeooo:paragraph-rsid="30794a8a"/>
    </style:style>
    <style:style style:name="P101" style:family="paragraph" style:parent-style-name="書面_2c_1_2c_第_2c_本文">
      <style:text-properties style:font-name="IPAexMincho2" fo:font-size="12pt" officeooo:rsid="243fddea" officeooo:paragraph-rsid="30785be6" style:font-name-asian="IPAexMincho2" style:font-size-asian="12pt" style:font-size-complex="12pt"/>
    </style:style>
    <style:style style:name="P102" style:family="paragraph" style:parent-style-name="書面_2c_1_2c_第_2c_本文">
      <style:text-properties officeooo:paragraph-rsid="3227b0b9"/>
    </style:style>
    <style:style style:name="P103" style:family="paragraph" style:parent-style-name="書面_2c_1_2c_第_2c_本文">
      <style:text-properties officeooo:paragraph-rsid="322d198a"/>
    </style:style>
    <style:style style:name="P104" style:family="paragraph" style:parent-style-name="書面_2c_1_2c_第_2c_本文">
      <style:text-properties officeooo:paragraph-rsid="32378647"/>
    </style:style>
    <style:style style:name="P105" style:family="paragraph" style:parent-style-name="書面_2c_1_2c_第_2c_本文">
      <style:text-properties officeooo:paragraph-rsid="327bffea"/>
    </style:style>
    <style:style style:name="P106" style:family="paragraph" style:parent-style-name="書面_2c_1_2c_第_2c_本文">
      <style:text-properties officeooo:paragraph-rsid="2be9e482"/>
    </style:style>
    <style:style style:name="P107" style:family="paragraph" style:parent-style-name="書面_2c_1_2c_第_2c_本文">
      <style:text-properties officeooo:paragraph-rsid="33d04a7a"/>
    </style:style>
    <style:style style:name="P108" style:family="paragraph" style:parent-style-name="書面_2c_1_2c_第_2c_本文">
      <style:text-properties officeooo:paragraph-rsid="33dd7fa6"/>
    </style:style>
    <style:style style:name="P109" style:family="paragraph" style:parent-style-name="書面_2c_1_2c_第_2c_本文">
      <style:text-properties officeooo:paragraph-rsid="33f85154"/>
    </style:style>
    <style:style style:name="P110" style:family="paragraph" style:parent-style-name="書面_2c_1_2c_第_2c_本文">
      <style:text-properties officeooo:paragraph-rsid="33fb0754"/>
    </style:style>
    <style:style style:name="P111" style:family="paragraph" style:parent-style-name="書面_2c_2_2c_2_2c_本文">
      <style:text-properties style:font-name="IPAexMincho2" fo:font-size="12pt" officeooo:rsid="2320e20c" officeooo:paragraph-rsid="2d745a1e" style:font-name-asian="IPAexMincho2" style:font-size-asian="12pt" style:font-size-complex="12pt"/>
    </style:style>
    <style:style style:name="P112" style:family="paragraph" style:parent-style-name="書面_2c_2_2c_2_2c_本文">
      <style:text-properties style:font-name="IPAexMincho2" fo:font-size="12pt" officeooo:rsid="243fddea" officeooo:paragraph-rsid="2ae918f8" style:font-name-asian="IPAexMincho2" style:font-size-asian="12pt" style:font-size-complex="12pt"/>
    </style:style>
    <style:style style:name="P113" style:family="paragraph" style:parent-style-name="書面_2c_2_2c_2_2c_本文">
      <style:text-properties style:font-name="IPAexMincho2" fo:font-size="12pt" officeooo:rsid="243fddea" officeooo:paragraph-rsid="334bee54" style:font-name-asian="IPAexMincho2" style:font-size-asian="12pt" style:font-size-complex="12pt"/>
    </style:style>
    <style:style style:name="P114" style:family="paragraph" style:parent-style-name="書面_2c_2_2c_2_2c_本文">
      <style:text-properties officeooo:paragraph-rsid="251edd8c"/>
    </style:style>
    <style:style style:name="P115" style:family="paragraph" style:parent-style-name="書面_2c_2_2c_2_2c_本文">
      <style:text-properties officeooo:paragraph-rsid="2547d170"/>
    </style:style>
    <style:style style:name="P116" style:family="paragraph" style:parent-style-name="書面_2c_2_2c_2_2c_本文">
      <style:text-properties officeooo:paragraph-rsid="257823ce"/>
    </style:style>
    <style:style style:name="P117" style:family="paragraph" style:parent-style-name="書面_2c_2_2c_2_2c_本文">
      <style:text-properties officeooo:paragraph-rsid="2a3c6b47"/>
    </style:style>
    <style:style style:name="P118" style:family="paragraph" style:parent-style-name="書面_2c_2_2c_2_2c_本文">
      <style:text-properties officeooo:paragraph-rsid="2a419d11"/>
    </style:style>
    <style:style style:name="P119" style:family="paragraph" style:parent-style-name="書面_2c_2_2c_2_2c_本文">
      <style:text-properties officeooo:paragraph-rsid="26fd324d"/>
    </style:style>
    <style:style style:name="P120" style:family="paragraph" style:parent-style-name="書面_2c_2_2c_2_2c_本文">
      <style:text-properties officeooo:paragraph-rsid="2a8c4b55"/>
    </style:style>
    <style:style style:name="P121" style:family="paragraph" style:parent-style-name="書面_2c_2_2c_2_2c_本文">
      <style:text-properties officeooo:paragraph-rsid="2a87dd89"/>
    </style:style>
    <style:style style:name="P122" style:family="paragraph" style:parent-style-name="書面_2c_2_2c_2_2c_本文">
      <style:text-properties officeooo:paragraph-rsid="2ad6feee"/>
    </style:style>
    <style:style style:name="P123" style:family="paragraph" style:parent-style-name="書面_2c_2_2c_2_2c_本文">
      <style:text-properties officeooo:paragraph-rsid="2ba5dd9c"/>
    </style:style>
    <style:style style:name="P124" style:family="paragraph" style:parent-style-name="書面_2c_2_2c_2_2c_本文">
      <style:text-properties officeooo:paragraph-rsid="2c19c8ce"/>
    </style:style>
    <style:style style:name="P125" style:family="paragraph" style:parent-style-name="書面_2c_2_2c_2_2c_本文">
      <style:text-properties officeooo:paragraph-rsid="2c375549"/>
    </style:style>
    <style:style style:name="P126" style:family="paragraph" style:parent-style-name="書面_2c_2_2c_2_2c_本文">
      <style:text-properties officeooo:paragraph-rsid="2c49ee1b"/>
    </style:style>
    <style:style style:name="P127" style:family="paragraph" style:parent-style-name="書面_2c_2_2c_2_2c_本文">
      <style:text-properties officeooo:paragraph-rsid="2c5a4b5d"/>
    </style:style>
    <style:style style:name="P128" style:family="paragraph" style:parent-style-name="書面_2c_2_2c_2_2c_本文">
      <style:text-properties officeooo:paragraph-rsid="2c608493"/>
    </style:style>
    <style:style style:name="P129" style:family="paragraph" style:parent-style-name="書面_2c_2_2c_2_2c_本文">
      <style:text-properties officeooo:paragraph-rsid="2c706544"/>
    </style:style>
    <style:style style:name="P130" style:family="paragraph" style:parent-style-name="書面_2c_2_2c_2_2c_本文">
      <style:text-properties officeooo:paragraph-rsid="2c7d3a05"/>
    </style:style>
    <style:style style:name="P131" style:family="paragraph" style:parent-style-name="書面_2c_2_2c_2_2c_本文">
      <style:text-properties officeooo:paragraph-rsid="2c7fbc22"/>
    </style:style>
    <style:style style:name="P132" style:family="paragraph" style:parent-style-name="書面_2c_2_2c_2_2c_本文">
      <style:text-properties officeooo:paragraph-rsid="2c8114e2"/>
    </style:style>
    <style:style style:name="P133" style:family="paragraph" style:parent-style-name="書面_2c_2_2c_2_2c_本文">
      <style:text-properties officeooo:rsid="2434817a" officeooo:paragraph-rsid="2c5a4b5d"/>
    </style:style>
    <style:style style:name="P134" style:family="paragraph" style:parent-style-name="書面_2c_2_2c_2_2c_本文">
      <style:text-properties officeooo:rsid="2434817a" officeooo:paragraph-rsid="2c67b7e4"/>
    </style:style>
    <style:style style:name="P135" style:family="paragraph" style:parent-style-name="書面_2c_2_2c_2_2c_本文">
      <style:text-properties officeooo:paragraph-rsid="2c993b49"/>
    </style:style>
    <style:style style:name="P136" style:family="paragraph" style:parent-style-name="書面_2c_2_2c_2_2c_本文">
      <style:text-properties officeooo:paragraph-rsid="2d357c7c"/>
    </style:style>
    <style:style style:name="P137" style:family="paragraph" style:parent-style-name="書面_2c_2_2c_2_2c_本文">
      <style:text-properties officeooo:paragraph-rsid="2d988a03"/>
    </style:style>
    <style:style style:name="P138" style:family="paragraph" style:parent-style-name="書面_2c_2_2c_2_2c_本文">
      <style:text-properties officeooo:paragraph-rsid="2e041e5b"/>
    </style:style>
    <style:style style:name="P139" style:family="paragraph" style:parent-style-name="書面_2c_2_2c_2_2c_本文">
      <style:text-properties officeooo:paragraph-rsid="2e0a5449"/>
    </style:style>
    <style:style style:name="P140" style:family="paragraph" style:parent-style-name="書面_2c_2_2c_2_2c_本文">
      <style:text-properties officeooo:paragraph-rsid="2f89fe39"/>
    </style:style>
    <style:style style:name="P141" style:family="paragraph" style:parent-style-name="書面_2c_2_2c_2_2c_本文">
      <style:text-properties officeooo:paragraph-rsid="2fbc7773"/>
    </style:style>
    <style:style style:name="P142" style:family="paragraph" style:parent-style-name="書面_2c_2_2c_2_2c_本文">
      <style:text-properties officeooo:paragraph-rsid="2fbdfa5f"/>
    </style:style>
    <style:style style:name="P143" style:family="paragraph" style:parent-style-name="書面_2c_2_2c_2_2c_本文">
      <style:text-properties officeooo:paragraph-rsid="2fbf7da1"/>
    </style:style>
    <style:style style:name="P144" style:family="paragraph" style:parent-style-name="書面_2c_2_2c_2_2c_本文">
      <style:text-properties officeooo:paragraph-rsid="2fc1e6dc"/>
    </style:style>
    <style:style style:name="P145" style:family="paragraph" style:parent-style-name="書面_2c_2_2c_2_2c_本文">
      <style:text-properties officeooo:paragraph-rsid="2fc6bc64"/>
    </style:style>
    <style:style style:name="P146" style:family="paragraph" style:parent-style-name="書面_2c_2_2c_2_2c_本文">
      <style:text-properties officeooo:paragraph-rsid="30558989"/>
    </style:style>
    <style:style style:name="P147" style:family="paragraph" style:parent-style-name="書面_2c_2_2c_2_2c_本文">
      <style:text-properties officeooo:paragraph-rsid="3055e799"/>
    </style:style>
    <style:style style:name="P148" style:family="paragraph" style:parent-style-name="書面_2c_2_2c_2_2c_本文">
      <style:text-properties officeooo:paragraph-rsid="30589a37"/>
    </style:style>
    <style:style style:name="P149" style:family="paragraph" style:parent-style-name="書面_2c_2_2c_2_2c_本文">
      <style:text-properties officeooo:paragraph-rsid="306f7087"/>
    </style:style>
    <style:style style:name="P150" style:family="paragraph" style:parent-style-name="書面_2c_2_2c_2_2c_本文">
      <style:text-properties officeooo:paragraph-rsid="3084ec74"/>
    </style:style>
    <style:style style:name="P151" style:family="paragraph" style:parent-style-name="書面_2c_2_2c_2_2c_本文">
      <style:text-properties officeooo:paragraph-rsid="3095e111"/>
    </style:style>
    <style:style style:name="P152" style:family="paragraph" style:parent-style-name="書面_2c_2_2c_2_2c_本文">
      <style:text-properties officeooo:paragraph-rsid="30a109a4"/>
    </style:style>
    <style:style style:name="P153" style:family="paragraph" style:parent-style-name="書面_2c_2_2c_2_2c_本文">
      <style:text-properties officeooo:rsid="30a346da" officeooo:paragraph-rsid="30a346da"/>
    </style:style>
    <style:style style:name="P154" style:family="paragraph" style:parent-style-name="書面_2c_2_2c_2_2c_本文">
      <style:text-properties officeooo:paragraph-rsid="30e95888"/>
    </style:style>
    <style:style style:name="P155" style:family="paragraph" style:parent-style-name="書面_2c_2_2c_2_2c_本文">
      <style:text-properties officeooo:paragraph-rsid="3122dc4d"/>
    </style:style>
    <style:style style:name="P156" style:family="paragraph" style:parent-style-name="書面_2c_2_2c_2_2c_本文">
      <style:text-properties officeooo:paragraph-rsid="316fca63"/>
    </style:style>
    <style:style style:name="P157" style:family="paragraph" style:parent-style-name="書面_2c_2_2c_2_2c_本文">
      <style:text-properties officeooo:paragraph-rsid="31cfcc6e"/>
    </style:style>
    <style:style style:name="P158" style:family="paragraph" style:parent-style-name="書面_2c_2_2c_2_2c_本文">
      <style:text-properties officeooo:paragraph-rsid="31fb787a"/>
    </style:style>
    <style:style style:name="P159" style:family="paragraph" style:parent-style-name="書面_2c_2_2c_2_2c_本文">
      <style:text-properties officeooo:paragraph-rsid="3227b0b9"/>
    </style:style>
    <style:style style:name="P160" style:family="paragraph" style:parent-style-name="書面_2c_2_2c_2_2c_本文">
      <style:text-properties officeooo:paragraph-rsid="3228e9ce"/>
    </style:style>
    <style:style style:name="P161" style:family="paragraph" style:parent-style-name="書面_2c_2_2c_2_2c_本文">
      <style:text-properties officeooo:paragraph-rsid="322d198a"/>
    </style:style>
    <style:style style:name="P162" style:family="paragraph" style:parent-style-name="書面_2c_2_2c_2_2c_本文">
      <style:text-properties officeooo:paragraph-rsid="322e1889"/>
    </style:style>
    <style:style style:name="P163" style:family="paragraph" style:parent-style-name="書面_2c_2_2c_2_2c_本文">
      <style:text-properties officeooo:paragraph-rsid="323b16af"/>
    </style:style>
    <style:style style:name="P164" style:family="paragraph" style:parent-style-name="書面_2c_2_2c_2_2c_本文">
      <style:text-properties officeooo:paragraph-rsid="3246165f"/>
    </style:style>
    <style:style style:name="P165" style:family="paragraph" style:parent-style-name="書面_2c_2_2c_2_2c_本文">
      <style:text-properties officeooo:paragraph-rsid="3246d4ec"/>
    </style:style>
    <style:style style:name="P166" style:family="paragraph" style:parent-style-name="書面_2c_2_2c_2_2c_本文">
      <style:text-properties officeooo:paragraph-rsid="3284f044"/>
    </style:style>
    <style:style style:name="P167" style:family="paragraph" style:parent-style-name="書面_2c_2_2c_2_2c_本文">
      <style:text-properties officeooo:paragraph-rsid="328b82aa"/>
    </style:style>
    <style:style style:name="P168" style:family="paragraph" style:parent-style-name="書面_2c_2_2c_2_2c_本文">
      <style:text-properties officeooo:paragraph-rsid="328d6395"/>
    </style:style>
    <style:style style:name="P169" style:family="paragraph" style:parent-style-name="書面_2c_2_2c_2_2c_本文">
      <style:text-properties officeooo:paragraph-rsid="329d2963"/>
    </style:style>
    <style:style style:name="P170" style:family="paragraph" style:parent-style-name="書面_2c_2_2c_2_2c_本文">
      <style:text-properties officeooo:paragraph-rsid="329d2963" style:font-name-asian="IPAexMincho" style:font-size-asian="12pt"/>
    </style:style>
    <style:style style:name="P171" style:family="paragraph" style:parent-style-name="書面_2c_2_2c_2_2c_本文">
      <style:text-properties officeooo:paragraph-rsid="32b98407"/>
    </style:style>
    <style:style style:name="P172" style:family="paragraph" style:parent-style-name="書面_2c_2_2c_2_2c_本文">
      <style:text-properties fo:font-variant="normal" fo:text-transform="none" style:use-window-font-color="true" loext:opacity="0%" style:font-name="IPAexMincho2" fo:font-size="12pt" fo:letter-spacing="normal" fo:font-style="normal" fo:font-weight="normal" officeooo:paragraph-rsid="32b80d6a" style:font-name-asian="IPAexMincho2" style:font-size-asian="12pt" style:font-size-complex="12pt"/>
    </style:style>
    <style:style style:name="P173" style:family="paragraph" style:parent-style-name="書面_2c_2_2c_2_2c_本文">
      <style:text-properties officeooo:paragraph-rsid="33235963"/>
    </style:style>
    <style:style style:name="P174" style:family="paragraph" style:parent-style-name="書面_2c_2_2c_2_2c_本文">
      <style:text-properties officeooo:paragraph-rsid="334804b9"/>
    </style:style>
    <style:style style:name="P175" style:family="paragraph" style:parent-style-name="書面_2c_2_2c_2_2c_本文">
      <style:text-properties officeooo:paragraph-rsid="33c21865"/>
    </style:style>
    <style:style style:name="P176" style:family="paragraph" style:parent-style-name="書面_2c_2_2c_2_2c_本文">
      <style:text-properties officeooo:paragraph-rsid="33ec3db9"/>
    </style:style>
    <style:style style:name="P177" style:family="paragraph" style:parent-style-name="書面_2c_2_2c_2_2c_本文">
      <style:text-properties officeooo:paragraph-rsid="33f11a75"/>
    </style:style>
    <style:style style:name="P178" style:family="paragraph" style:parent-style-name="書面_2c_3_2c__28_3_29__2c_本文">
      <style:text-properties style:font-name="IPAexMincho2" fo:font-size="12pt" officeooo:paragraph-rsid="2a3c6b47" style:font-name-asian="IPAexMincho2" style:font-size-asian="12pt" style:font-size-complex="12pt"/>
    </style:style>
    <style:style style:name="P179" style:family="paragraph" style:parent-style-name="書面_2c_3_2c__28_3_29__2c_本文">
      <style:text-properties style:font-name="IPAexMincho2" fo:font-size="12pt" officeooo:rsid="2320e20c" officeooo:paragraph-rsid="2fa783a3" style:font-name-asian="IPAexMincho2" style:font-size-asian="12pt" style:font-size-complex="12pt"/>
    </style:style>
    <style:style style:name="P180" style:family="paragraph" style:parent-style-name="書面_2c_3_2c__28_3_29__2c_本文">
      <style:text-properties style:font-name="IPAexMincho2" fo:font-size="12pt" officeooo:paragraph-rsid="328b82aa" style:font-name-asian="IPAexMincho2" style:font-size-asian="12pt" style:font-size-complex="12pt"/>
    </style:style>
    <style:style style:name="P181" style:family="paragraph" style:parent-style-name="書面_2c_3_2c__28_3_29__2c_本文">
      <style:text-properties style:use-window-font-color="true" loext:opacity="0%" style:font-name="Times New Roman" fo:font-size="12pt" style:font-size-asian="12pt" style:font-size-complex="12pt"/>
    </style:style>
    <style:style style:name="P182" style:family="paragraph" style:parent-style-name="書面_2c_3_2c__28_3_29__2c_本文">
      <style:text-properties style:use-window-font-color="true" loext:opacity="0%" style:font-name="IPAexMincho2" fo:font-size="12pt" officeooo:paragraph-rsid="291a15b4" style:font-name-asian="IPAexMincho2" style:font-size-asian="12pt" style:font-size-complex="12pt"/>
    </style:style>
    <style:style style:name="P183" style:family="paragraph" style:parent-style-name="書面_2c_3_2c__28_3_29__2c_本文">
      <style:text-properties officeooo:paragraph-rsid="284865c6"/>
    </style:style>
    <style:style style:name="P184" style:family="paragraph" style:parent-style-name="書面_2c_3_2c__28_3_29__2c_本文">
      <style:text-properties officeooo:paragraph-rsid="28e9a2ec"/>
    </style:style>
    <style:style style:name="P185" style:family="paragraph" style:parent-style-name="書面_2c_3_2c__28_3_29__2c_本文">
      <style:text-properties officeooo:paragraph-rsid="291a15b4"/>
    </style:style>
    <style:style style:name="P186" style:family="paragraph" style:parent-style-name="書面_2c_3_2c__28_3_29__2c_本文">
      <style:text-properties officeooo:paragraph-rsid="2931a0a9"/>
    </style:style>
    <style:style style:name="P187" style:family="paragraph" style:parent-style-name="書面_2c_3_2c__28_3_29__2c_本文">
      <style:text-properties officeooo:paragraph-rsid="29360995"/>
    </style:style>
    <style:style style:name="P188" style:family="paragraph" style:parent-style-name="書面_2c_3_2c__28_3_29__2c_本文">
      <style:text-properties officeooo:rsid="291a15b4" officeooo:paragraph-rsid="291f4cab"/>
    </style:style>
    <style:style style:name="P189" style:family="paragraph" style:parent-style-name="書面_2c_3_2c__28_3_29__2c_本文">
      <style:text-properties officeooo:paragraph-rsid="2a3c6b47"/>
    </style:style>
    <style:style style:name="P190" style:family="paragraph" style:parent-style-name="書面_2c_3_2c__28_3_29__2c_本文">
      <style:text-properties officeooo:paragraph-rsid="2a3fabb8"/>
    </style:style>
    <style:style style:name="P191" style:family="paragraph" style:parent-style-name="書面_2c_3_2c__28_3_29__2c_本文">
      <style:text-properties officeooo:paragraph-rsid="2a415969"/>
    </style:style>
    <style:style style:name="P192" style:family="paragraph" style:parent-style-name="書面_2c_3_2c__28_3_29__2c_本文">
      <style:text-properties officeooo:paragraph-rsid="2a419d11"/>
    </style:style>
    <style:style style:name="P193" style:family="paragraph" style:parent-style-name="書面_2c_3_2c__28_3_29__2c_本文">
      <style:text-properties officeooo:paragraph-rsid="2a88bd22"/>
    </style:style>
    <style:style style:name="P194" style:family="paragraph" style:parent-style-name="書面_2c_3_2c__28_3_29__2c_本文">
      <style:text-properties officeooo:paragraph-rsid="2a8c4b55"/>
    </style:style>
    <style:style style:name="P195" style:family="paragraph" style:parent-style-name="書面_2c_3_2c__28_3_29__2c_本文">
      <style:text-properties officeooo:paragraph-rsid="2a8c7ec9"/>
    </style:style>
    <style:style style:name="P196" style:family="paragraph" style:parent-style-name="書面_2c_3_2c__28_3_29__2c_本文">
      <style:text-properties officeooo:paragraph-rsid="2aa0face"/>
    </style:style>
    <style:style style:name="P197" style:family="paragraph" style:parent-style-name="書面_2c_3_2c__28_3_29__2c_本文">
      <style:text-properties officeooo:paragraph-rsid="2ad6feee"/>
    </style:style>
    <style:style style:name="P198" style:family="paragraph" style:parent-style-name="書面_2c_3_2c__28_3_29__2c_本文">
      <style:text-properties officeooo:paragraph-rsid="2af07afb"/>
    </style:style>
    <style:style style:name="P199" style:family="paragraph" style:parent-style-name="書面_2c_3_2c__28_3_29__2c_本文">
      <style:text-properties officeooo:paragraph-rsid="2b0da4f2"/>
    </style:style>
    <style:style style:name="P200" style:family="paragraph" style:parent-style-name="書面_2c_3_2c__28_3_29__2c_本文">
      <style:text-properties officeooo:paragraph-rsid="2b0e02ff"/>
    </style:style>
    <style:style style:name="P201" style:family="paragraph" style:parent-style-name="書面_2c_3_2c__28_3_29__2c_本文">
      <style:text-properties officeooo:paragraph-rsid="2b1078e2"/>
    </style:style>
    <style:style style:name="P202" style:family="paragraph" style:parent-style-name="書面_2c_3_2c__28_3_29__2c_本文">
      <style:text-properties fo:font-variant="normal" fo:text-transform="none" fo:letter-spacing="normal" fo:font-style="normal" fo:font-weight="normal" officeooo:paragraph-rsid="2b11ecd7"/>
    </style:style>
    <style:style style:name="P203" style:family="paragraph" style:parent-style-name="書面_2c_3_2c__28_3_29__2c_本文">
      <style:text-properties fo:font-variant="normal" fo:text-transform="none" fo:letter-spacing="normal" fo:font-style="normal" fo:font-weight="normal" officeooo:paragraph-rsid="2c993b49"/>
    </style:style>
    <style:style style:name="P204" style:family="paragraph" style:parent-style-name="書面_2c_3_2c__28_3_29__2c_本文">
      <style:text-properties fo:font-variant="normal" fo:text-transform="none" style:use-window-font-color="true" loext:opacity="0%" fo:font-size="12pt" fo:letter-spacing="normal" officeooo:rsid="2a80e906" officeooo:paragraph-rsid="2b2f5322" style:font-name-asian="IPAexMincho2" style:font-size-asian="12pt" style:font-style-asian="normal" style:font-weight-asian="normal" style:font-size-complex="12pt"/>
    </style:style>
    <style:style style:name="P205" style:family="paragraph" style:parent-style-name="書面_2c_3_2c__28_3_29__2c_本文">
      <style:text-properties fo:font-variant="normal" fo:text-transform="none" style:use-window-font-color="true" loext:opacity="0%" fo:font-size="12pt" fo:letter-spacing="normal" officeooo:rsid="2a80e906" officeooo:paragraph-rsid="32a83bc6" style:font-name-asian="IPAexMincho2" style:font-size-asian="12pt" style:font-style-asian="normal" style:font-weight-asian="normal" style:font-size-complex="12pt"/>
    </style:style>
    <style:style style:name="P206" style:family="paragraph" style:parent-style-name="書面_2c_3_2c__28_3_29__2c_本文">
      <style:text-properties fo:font-variant="normal" fo:text-transform="none" style:use-window-font-color="true" loext:opacity="0%" fo:font-size="12pt" fo:letter-spacing="normal" style:text-underline-style="none" fo:font-weight="normal" officeooo:rsid="2a80e906" officeooo:paragraph-rsid="2b2f5322" style:letter-kerning="true" style:font-name-asian="IPAexMincho2" style:font-size-asian="12pt" style:font-style-asian="normal" style:font-weight-asian="normal" style:font-size-complex="12pt" style:font-weight-complex="normal"/>
    </style:style>
    <style:style style:name="P207" style:family="paragraph" style:parent-style-name="書面_2c_3_2c__28_3_29__2c_本文">
      <style:text-properties officeooo:paragraph-rsid="2c49ee1b"/>
    </style:style>
    <style:style style:name="P208" style:family="paragraph" style:parent-style-name="書面_2c_3_2c__28_3_29__2c_本文">
      <style:text-properties officeooo:paragraph-rsid="2c8cdcf7"/>
    </style:style>
    <style:style style:name="P209" style:family="paragraph" style:parent-style-name="書面_2c_3_2c__28_3_29__2c_本文">
      <style:text-properties officeooo:paragraph-rsid="2c97c169"/>
    </style:style>
    <style:style style:name="P210" style:family="paragraph" style:parent-style-name="書面_2c_3_2c__28_3_29__2c_本文">
      <style:text-properties officeooo:paragraph-rsid="2c993b49"/>
    </style:style>
    <style:style style:name="P211" style:family="paragraph" style:parent-style-name="書面_2c_3_2c__28_3_29__2c_本文">
      <style:text-properties officeooo:paragraph-rsid="2cfe6c93"/>
    </style:style>
    <style:style style:name="P212" style:family="paragraph" style:parent-style-name="書面_2c_3_2c__28_3_29__2c_本文">
      <style:text-properties officeooo:paragraph-rsid="2d4a58b3"/>
    </style:style>
    <style:style style:name="P213" style:family="paragraph" style:parent-style-name="書面_2c_3_2c__28_3_29__2c_本文">
      <style:text-properties officeooo:paragraph-rsid="2dee8704"/>
    </style:style>
    <style:style style:name="P214" style:family="paragraph" style:parent-style-name="書面_2c_3_2c__28_3_29__2c_本文">
      <style:text-properties officeooo:paragraph-rsid="2df28c3b"/>
    </style:style>
    <style:style style:name="P215" style:family="paragraph" style:parent-style-name="書面_2c_3_2c__28_3_29__2c_本文">
      <style:text-properties officeooo:paragraph-rsid="2dfa2ccc"/>
    </style:style>
    <style:style style:name="P216" style:family="paragraph" style:parent-style-name="書面_2c_3_2c__28_3_29__2c_本文">
      <style:text-properties officeooo:paragraph-rsid="2e12e5f2"/>
    </style:style>
    <style:style style:name="P217" style:family="paragraph" style:parent-style-name="書面_2c_3_2c__28_3_29__2c_本文">
      <style:text-properties officeooo:paragraph-rsid="2e151f50"/>
    </style:style>
    <style:style style:name="P218" style:family="paragraph" style:parent-style-name="書面_2c_3_2c__28_3_29__2c_本文">
      <style:text-properties officeooo:paragraph-rsid="2e16c362"/>
    </style:style>
    <style:style style:name="P219" style:family="paragraph" style:parent-style-name="書面_2c_3_2c__28_3_29__2c_本文">
      <style:text-properties officeooo:paragraph-rsid="2e1897b6"/>
    </style:style>
    <style:style style:name="P220" style:family="paragraph" style:parent-style-name="書面_2c_3_2c__28_3_29__2c_本文">
      <style:text-properties officeooo:paragraph-rsid="2e50f1f0"/>
    </style:style>
    <style:style style:name="P221" style:family="paragraph" style:parent-style-name="書面_2c_3_2c__28_3_29__2c_本文">
      <style:text-properties officeooo:paragraph-rsid="2f43257d"/>
    </style:style>
    <style:style style:name="P222" style:family="paragraph" style:parent-style-name="書面_2c_3_2c__28_3_29__2c_本文">
      <style:text-properties officeooo:paragraph-rsid="2f558cc4"/>
    </style:style>
    <style:style style:name="P223" style:family="paragraph" style:parent-style-name="書面_2c_3_2c__28_3_29__2c_本文">
      <style:text-properties officeooo:paragraph-rsid="2f7f28bc"/>
    </style:style>
    <style:style style:name="P224" style:family="paragraph" style:parent-style-name="書面_2c_3_2c__28_3_29__2c_本文">
      <style:text-properties officeooo:paragraph-rsid="2f853f85"/>
    </style:style>
    <style:style style:name="P225" style:family="paragraph" style:parent-style-name="書面_2c_3_2c__28_3_29__2c_本文">
      <style:text-properties officeooo:paragraph-rsid="2fa6472f"/>
    </style:style>
    <style:style style:name="P226" style:family="paragraph" style:parent-style-name="書面_2c_3_2c__28_3_29__2c_本文">
      <style:text-properties officeooo:paragraph-rsid="2fa783a3"/>
    </style:style>
    <style:style style:name="P227" style:family="paragraph" style:parent-style-name="書面_2c_3_2c__28_3_29__2c_本文">
      <style:text-properties officeooo:paragraph-rsid="2fabf5e4"/>
    </style:style>
    <style:style style:name="P228" style:family="paragraph" style:parent-style-name="書面_2c_3_2c__28_3_29__2c_本文">
      <style:text-properties officeooo:paragraph-rsid="2ff296f4"/>
    </style:style>
    <style:style style:name="P229" style:family="paragraph" style:parent-style-name="書面_2c_3_2c__28_3_29__2c_本文">
      <style:text-properties officeooo:paragraph-rsid="30033fc3"/>
    </style:style>
    <style:style style:name="P230" style:family="paragraph" style:parent-style-name="書面_2c_3_2c__28_3_29__2c_本文">
      <style:text-properties officeooo:paragraph-rsid="303c12eb"/>
    </style:style>
    <style:style style:name="P231" style:family="paragraph" style:parent-style-name="書面_2c_3_2c__28_3_29__2c_本文">
      <style:text-properties officeooo:paragraph-rsid="303e3247"/>
    </style:style>
    <style:style style:name="P232" style:family="paragraph" style:parent-style-name="書面_2c_3_2c__28_3_29__2c_本文">
      <style:text-properties officeooo:paragraph-rsid="304ce239"/>
    </style:style>
    <style:style style:name="P233" style:family="paragraph" style:parent-style-name="書面_2c_3_2c__28_3_29__2c_本文">
      <style:text-properties officeooo:paragraph-rsid="304edf8e"/>
    </style:style>
    <style:style style:name="P234" style:family="paragraph" style:parent-style-name="書面_2c_3_2c__28_3_29__2c_本文">
      <style:text-properties officeooo:paragraph-rsid="305e3eb8"/>
    </style:style>
    <style:style style:name="P235" style:family="paragraph" style:parent-style-name="書面_2c_3_2c__28_3_29__2c_本文">
      <style:text-properties officeooo:paragraph-rsid="3061af6f"/>
    </style:style>
    <style:style style:name="P236" style:family="paragraph" style:parent-style-name="書面_2c_3_2c__28_3_29__2c_本文">
      <style:text-properties officeooo:paragraph-rsid="30914a31"/>
    </style:style>
    <style:style style:name="P237" style:family="paragraph" style:parent-style-name="書面_2c_3_2c__28_3_29__2c_本文">
      <style:text-properties officeooo:paragraph-rsid="309cffc8"/>
    </style:style>
    <style:style style:name="P238" style:family="paragraph" style:parent-style-name="書面_2c_3_2c__28_3_29__2c_本文">
      <style:text-properties officeooo:paragraph-rsid="309d12fc"/>
    </style:style>
    <style:style style:name="P239" style:family="paragraph" style:parent-style-name="書面_2c_3_2c__28_3_29__2c_本文">
      <style:text-properties officeooo:paragraph-rsid="30a0402f"/>
    </style:style>
    <style:style style:name="P240" style:family="paragraph" style:parent-style-name="書面_2c_3_2c__28_3_29__2c_本文">
      <style:text-properties officeooo:paragraph-rsid="30a109a4"/>
    </style:style>
    <style:style style:name="P241" style:family="paragraph" style:parent-style-name="書面_2c_3_2c__28_3_29__2c_本文">
      <style:text-properties officeooo:paragraph-rsid="30a1b40e"/>
    </style:style>
    <style:style style:name="P242" style:family="paragraph" style:parent-style-name="書面_2c_3_2c__28_3_29__2c_本文">
      <style:text-properties officeooo:paragraph-rsid="30a5b0f4"/>
    </style:style>
    <style:style style:name="P243" style:family="paragraph" style:parent-style-name="書面_2c_3_2c__28_3_29__2c_本文">
      <style:text-properties fo:font-size="12pt" style:font-size-asian="12pt"/>
    </style:style>
    <style:style style:name="P244" style:family="paragraph" style:parent-style-name="書面_2c_3_2c__28_3_29__2c_本文">
      <style:text-properties officeooo:paragraph-rsid="30ea9a41"/>
    </style:style>
    <style:style style:name="P245" style:family="paragraph" style:parent-style-name="書面_2c_3_2c__28_3_29__2c_本文">
      <style:text-properties officeooo:paragraph-rsid="30f3b46b"/>
    </style:style>
    <style:style style:name="P246" style:family="paragraph" style:parent-style-name="書面_2c_3_2c__28_3_29__2c_本文">
      <style:text-properties officeooo:paragraph-rsid="31064351"/>
    </style:style>
    <style:style style:name="P247" style:family="paragraph" style:parent-style-name="書面_2c_3_2c__28_3_29__2c_本文">
      <style:text-properties officeooo:paragraph-rsid="311f19d3"/>
    </style:style>
    <style:style style:name="P248" style:family="paragraph" style:parent-style-name="書面_2c_3_2c__28_3_29__2c_本文">
      <style:text-properties officeooo:paragraph-rsid="312da409"/>
    </style:style>
    <style:style style:name="P249" style:family="paragraph" style:parent-style-name="書面_2c_3_2c__28_3_29__2c_本文">
      <style:text-properties officeooo:paragraph-rsid="315e5c26"/>
    </style:style>
    <style:style style:name="P250" style:family="paragraph" style:parent-style-name="書面_2c_3_2c__28_3_29__2c_本文">
      <style:text-properties officeooo:paragraph-rsid="3161e3e1"/>
    </style:style>
    <style:style style:name="P251" style:family="paragraph" style:parent-style-name="書面_2c_3_2c__28_3_29__2c_本文">
      <style:text-properties officeooo:paragraph-rsid="2faf9997"/>
    </style:style>
    <style:style style:name="P252" style:family="paragraph" style:parent-style-name="書面_2c_3_2c__28_3_29__2c_本文">
      <style:text-properties officeooo:paragraph-rsid="316ee2ef"/>
    </style:style>
    <style:style style:name="P253" style:family="paragraph" style:parent-style-name="書面_2c_3_2c__28_3_29__2c_本文">
      <style:text-properties officeooo:paragraph-rsid="318867c4"/>
    </style:style>
    <style:style style:name="P254" style:family="paragraph" style:parent-style-name="書面_2c_3_2c__28_3_29__2c_本文">
      <style:text-properties officeooo:paragraph-rsid="31a5fe49"/>
    </style:style>
    <style:style style:name="P255" style:family="paragraph" style:parent-style-name="書面_2c_3_2c__28_3_29__2c_本文">
      <style:text-properties officeooo:rsid="31c3b9d7" officeooo:paragraph-rsid="31c3b9d7"/>
    </style:style>
    <style:style style:name="P256" style:family="paragraph" style:parent-style-name="書面_2c_3_2c__28_3_29__2c_本文">
      <style:text-properties officeooo:rsid="31c3b9d7" officeooo:paragraph-rsid="31c61255"/>
    </style:style>
    <style:style style:name="P257" style:family="paragraph" style:parent-style-name="書面_2c_3_2c__28_3_29__2c_本文">
      <style:text-properties officeooo:rsid="31c3b9d7" officeooo:paragraph-rsid="31f4d9af"/>
    </style:style>
    <style:style style:name="P258" style:family="paragraph" style:parent-style-name="書面_2c_3_2c__28_3_29__2c_本文">
      <style:text-properties officeooo:rsid="31c3b9d7" officeooo:paragraph-rsid="32ac072a"/>
    </style:style>
    <style:style style:name="P259" style:family="paragraph" style:parent-style-name="書面_2c_3_2c__28_3_29__2c_本文">
      <style:text-properties officeooo:paragraph-rsid="31de4a5f"/>
    </style:style>
    <style:style style:name="P260" style:family="paragraph" style:parent-style-name="書面_2c_3_2c__28_3_29__2c_本文">
      <style:text-properties officeooo:paragraph-rsid="31df0f54"/>
    </style:style>
    <style:style style:name="P261" style:family="paragraph" style:parent-style-name="書面_2c_3_2c__28_3_29__2c_本文">
      <style:text-properties officeooo:paragraph-rsid="31e48200"/>
    </style:style>
    <style:style style:name="P262" style:family="paragraph" style:parent-style-name="書面_2c_3_2c__28_3_29__2c_本文">
      <style:text-properties officeooo:paragraph-rsid="31fc7db2"/>
    </style:style>
    <style:style style:name="P263" style:family="paragraph" style:parent-style-name="書面_2c_3_2c__28_3_29__2c_本文">
      <style:text-properties officeooo:paragraph-rsid="3201f4bd"/>
    </style:style>
    <style:style style:name="P264" style:family="paragraph" style:parent-style-name="書面_2c_3_2c__28_3_29__2c_本文">
      <style:text-properties officeooo:paragraph-rsid="269c3606"/>
    </style:style>
    <style:style style:name="P265" style:family="paragraph" style:parent-style-name="書面_2c_3_2c__28_3_29__2c_本文">
      <style:text-properties officeooo:paragraph-rsid="32860c4d"/>
    </style:style>
    <style:style style:name="P266" style:family="paragraph" style:parent-style-name="書面_2c_3_2c__28_3_29__2c_本文">
      <style:text-properties officeooo:paragraph-rsid="328b82aa"/>
    </style:style>
    <style:style style:name="P267" style:family="paragraph" style:parent-style-name="書面_2c_3_2c__28_3_29__2c_本文">
      <style:text-properties officeooo:paragraph-rsid="32923fcf"/>
    </style:style>
    <style:style style:name="P268" style:family="paragraph" style:parent-style-name="書面_2c_3_2c__28_3_29__2c_本文">
      <style:text-properties officeooo:paragraph-rsid="329e9950"/>
    </style:style>
    <style:style style:name="P269" style:family="paragraph" style:parent-style-name="書面_2c_3_2c__28_3_29__2c_本文">
      <style:text-properties officeooo:paragraph-rsid="31c3b9d7"/>
    </style:style>
    <style:style style:name="P270" style:family="paragraph" style:parent-style-name="書面_2c_3_2c__28_3_29__2c_本文">
      <style:text-properties officeooo:paragraph-rsid="32a3f7ea"/>
    </style:style>
    <style:style style:name="P271" style:family="paragraph" style:parent-style-name="書面_2c_3_2c__28_3_29__2c_本文">
      <style:text-properties officeooo:paragraph-rsid="32a55955"/>
    </style:style>
    <style:style style:name="P272" style:family="paragraph" style:parent-style-name="書面_2c_3_2c__28_3_29__2c_本文">
      <style:text-properties officeooo:rsid="32a3f7ea" officeooo:paragraph-rsid="32a3f7ea"/>
    </style:style>
    <style:style style:name="P273" style:family="paragraph" style:parent-style-name="書面_2c_3_2c__28_3_29__2c_本文">
      <style:text-properties officeooo:paragraph-rsid="32a83bc6"/>
    </style:style>
    <style:style style:name="P274" style:family="paragraph" style:parent-style-name="書面_2c_3_2c__28_3_29__2c_本文">
      <style:text-properties officeooo:paragraph-rsid="32ccc74b" style:font-name-asian="IPAexMincho" style:font-size-asian="12pt"/>
    </style:style>
    <style:style style:name="P275" style:family="paragraph" style:parent-style-name="書面_2c_3_2c__28_3_29__2c_本文">
      <style:text-properties officeooo:paragraph-rsid="32e0156b" style:font-name-asian="IPAexMincho" style:font-size-asian="12pt"/>
    </style:style>
    <style:style style:name="P276" style:family="paragraph" style:parent-style-name="書面_2c_3_2c__28_3_29__2c_本文">
      <style:text-properties officeooo:paragraph-rsid="32ccc74b"/>
    </style:style>
    <style:style style:name="P277" style:family="paragraph" style:parent-style-name="書面_2c_3_2c__28_3_29__2c_本文">
      <style:text-properties officeooo:paragraph-rsid="32f88c12"/>
    </style:style>
    <style:style style:name="P278" style:family="paragraph" style:parent-style-name="書面_2c_3_2c__28_3_29__2c_本文">
      <style:text-properties officeooo:paragraph-rsid="3301ed41"/>
    </style:style>
    <style:style style:name="P279" style:family="paragraph" style:parent-style-name="書面_2c_3_2c__28_3_29__2c_本文">
      <style:text-properties officeooo:paragraph-rsid="33272e01"/>
    </style:style>
    <style:style style:name="P280" style:family="paragraph" style:parent-style-name="書面_2c_3_2c__28_3_29__2c_本文">
      <style:text-properties officeooo:paragraph-rsid="333313a9"/>
    </style:style>
    <style:style style:name="P281" style:family="paragraph" style:parent-style-name="書面_2c_3_2c__28_3_29__2c_本文">
      <style:text-properties officeooo:paragraph-rsid="33367602"/>
    </style:style>
    <style:style style:name="P282" style:family="paragraph" style:parent-style-name="書面_2c_3_2c__28_3_29__2c_本文">
      <style:text-properties officeooo:paragraph-rsid="3336b0dc"/>
    </style:style>
    <style:style style:name="P283" style:family="paragraph" style:parent-style-name="書面_2c_3_2c__28_3_29__2c_本文">
      <style:text-properties officeooo:paragraph-rsid="33381f19"/>
    </style:style>
    <style:style style:name="P284" style:family="paragraph" style:parent-style-name="書面_2c_3_2c__28_3_29__2c_本文">
      <style:text-properties officeooo:paragraph-rsid="333af14d"/>
    </style:style>
    <style:style style:name="P285" style:family="paragraph" style:parent-style-name="書面_2c_3_2c__28_3_29__2c_本文">
      <style:text-properties officeooo:paragraph-rsid="33773fb0"/>
    </style:style>
    <style:style style:name="P286" style:family="paragraph" style:parent-style-name="書面_2c_3_2c__28_3_29__2c_本文">
      <style:text-properties officeooo:paragraph-rsid="337cca5f"/>
    </style:style>
    <style:style style:name="P287" style:family="paragraph" style:parent-style-name="書面_2c_3_2c__28_3_29__2c_本文">
      <style:text-properties officeooo:paragraph-rsid="337f0791"/>
    </style:style>
    <style:style style:name="P288" style:family="paragraph" style:parent-style-name="書面_2c_3_2c__28_3_29__2c_本文">
      <style:text-properties officeooo:paragraph-rsid="33833bc0"/>
    </style:style>
    <style:style style:name="P289" style:family="paragraph" style:parent-style-name="書面_2c_3_2c__28_3_29__2c_本文">
      <style:text-properties officeooo:paragraph-rsid="339608c3"/>
    </style:style>
    <style:style style:name="P290" style:family="paragraph" style:parent-style-name="書面_2c_3_2c__28_3_29__2c_本文">
      <style:text-properties officeooo:paragraph-rsid="3396f187"/>
    </style:style>
    <style:style style:name="P291" style:family="paragraph" style:parent-style-name="書面_2c_3_2c__28_3_29__2c_本文">
      <style:text-properties officeooo:paragraph-rsid="3398a67e"/>
    </style:style>
    <style:style style:name="P292" style:family="paragraph" style:parent-style-name="書面_2c_3_2c__28_3_29__2c_本文">
      <style:text-properties officeooo:paragraph-rsid="339b5885"/>
    </style:style>
    <style:style style:name="P293" style:family="paragraph" style:parent-style-name="書面_2c_3_2c__28_3_29__2c_本文">
      <style:text-properties officeooo:paragraph-rsid="2c05b0e1"/>
    </style:style>
    <style:style style:name="P294" style:family="paragraph" style:parent-style-name="書面_2c_3_2c__28_3_29__2c_本文">
      <style:text-properties officeooo:paragraph-rsid="33bf7e8b"/>
    </style:style>
    <style:style style:name="P295" style:family="paragraph" style:parent-style-name="書面_2c_3_2c__28_3_29__2c_本文">
      <style:text-properties officeooo:paragraph-rsid="33c49138"/>
    </style:style>
    <style:style style:name="P296" style:family="paragraph" style:parent-style-name="書面_2c_3_2c__28_3_29__2c_本文">
      <style:text-properties officeooo:paragraph-rsid="33c6f4c4"/>
    </style:style>
    <style:style style:name="P297" style:family="paragraph" style:parent-style-name="書面_2c_3_2c__28_3_29__2c_本文">
      <style:text-properties officeooo:paragraph-rsid="33d201e4"/>
    </style:style>
    <style:style style:name="P298" style:family="paragraph" style:parent-style-name="書面_2c_3_2c__28_3_29__2c_本文">
      <style:text-properties officeooo:paragraph-rsid="33dac785"/>
    </style:style>
    <style:style style:name="P299" style:family="paragraph" style:parent-style-name="書面_2c_3_2c__28_3_29__2c_本文">
      <style:text-properties officeooo:paragraph-rsid="33e636b6"/>
    </style:style>
    <style:style style:name="P300" style:family="paragraph" style:parent-style-name="書面_2c_3_2c__28_3_29__2c_本文">
      <style:text-properties officeooo:paragraph-rsid="33efbb2a"/>
    </style:style>
    <style:style style:name="P301" style:family="paragraph" style:parent-style-name="書面_2c_4_2c_ア_2c_本文">
      <style:text-properties officeooo:paragraph-rsid="29e07bb3"/>
    </style:style>
    <style:style style:name="P302" style:family="paragraph" style:parent-style-name="書面_2c_4_2c_ア_2c_本文">
      <style:text-properties style:use-window-font-color="true" loext:opacity="0%" fo:font-size="12pt" officeooo:paragraph-rsid="29de2541" style:font-name-asian="IPAexMincho2" style:font-size-asian="12pt" style:font-size-complex="12pt"/>
    </style:style>
    <style:style style:name="P303" style:family="paragraph" style:parent-style-name="書面_2c_4_2c_ア_2c_本文">
      <style:text-properties style:use-window-font-color="true" loext:opacity="0%" fo:font-size="12pt" officeooo:paragraph-rsid="2a3c6b47" style:font-name-asian="IPAexMincho2" style:font-size-asian="12pt" style:font-size-complex="12pt"/>
    </style:style>
    <style:style style:name="P304" style:family="paragraph" style:parent-style-name="書面_2c_4_2c_ア_2c_本文">
      <style:text-properties style:use-window-font-color="true" loext:opacity="0%" fo:font-size="12pt" officeooo:paragraph-rsid="3141ee8b" style:font-name-asian="IPAexMincho2" style:font-size-asian="12pt" style:font-size-complex="12pt"/>
    </style:style>
    <style:style style:name="P305" style:family="paragraph" style:parent-style-name="書面_2c_4_2c_ア_2c_本文">
      <style:text-properties style:use-window-font-color="true" loext:opacity="0%" fo:font-size="12pt" officeooo:paragraph-rsid="313b47ae" style:font-name-asian="IPAexMincho2" style:font-size-asian="12pt" style:font-size-complex="12pt"/>
    </style:style>
    <style:style style:name="P306" style:family="paragraph" style:parent-style-name="書面_2c_4_2c_ア_2c_本文">
      <style:text-properties officeooo:paragraph-rsid="2a3c6b47"/>
    </style:style>
    <style:style style:name="P307" style:family="paragraph" style:parent-style-name="書面_2c_4_2c_ア_2c_本文">
      <style:text-properties officeooo:paragraph-rsid="2ab52f32"/>
    </style:style>
    <style:style style:name="P308" style:family="paragraph" style:parent-style-name="書面_2c_4_2c_ア_2c_本文">
      <style:text-properties officeooo:paragraph-rsid="2c38dde8"/>
    </style:style>
    <style:style style:name="P309" style:family="paragraph" style:parent-style-name="書面_2c_4_2c_ア_2c_本文">
      <style:text-properties officeooo:paragraph-rsid="2d6574d3"/>
    </style:style>
    <style:style style:name="P310" style:family="paragraph" style:parent-style-name="書面_2c_4_2c_ア_2c_本文">
      <style:text-properties officeooo:paragraph-rsid="2d66a98a"/>
    </style:style>
    <style:style style:name="P311" style:family="paragraph" style:parent-style-name="書面_2c_4_2c_ア_2c_本文">
      <style:text-properties officeooo:paragraph-rsid="2d9f68e6"/>
    </style:style>
    <style:style style:name="P312" style:family="paragraph" style:parent-style-name="書面_2c_4_2c_ア_2c_本文">
      <style:text-properties officeooo:paragraph-rsid="2d9fa9c0"/>
    </style:style>
    <style:style style:name="P313" style:family="paragraph" style:parent-style-name="書面_2c_4_2c_ア_2c_本文">
      <style:text-properties officeooo:paragraph-rsid="2da0440f"/>
    </style:style>
    <style:style style:name="P314" style:family="paragraph" style:parent-style-name="書面_2c_4_2c_ア_2c_本文">
      <style:text-properties officeooo:paragraph-rsid="2dc166fc"/>
    </style:style>
    <style:style style:name="P315" style:family="paragraph" style:parent-style-name="書面_2c_4_2c_ア_2c_本文">
      <style:text-properties officeooo:paragraph-rsid="2dfc2635"/>
    </style:style>
    <style:style style:name="P316" style:family="paragraph" style:parent-style-name="書面_2c_4_2c_ア_2c_本文">
      <style:text-properties officeooo:paragraph-rsid="2dfd0137"/>
    </style:style>
    <style:style style:name="P317" style:family="paragraph" style:parent-style-name="書面_2c_4_2c_ア_2c_本文">
      <style:text-properties officeooo:paragraph-rsid="2dfe74ef"/>
    </style:style>
    <style:style style:name="P318" style:family="paragraph" style:parent-style-name="書面_2c_4_2c_ア_2c_本文">
      <style:text-properties officeooo:paragraph-rsid="2e2adcae"/>
    </style:style>
    <style:style style:name="P319" style:family="paragraph" style:parent-style-name="書面_2c_4_2c_ア_2c_本文">
      <style:text-properties officeooo:paragraph-rsid="2e2eb7a9"/>
    </style:style>
    <style:style style:name="P320" style:family="paragraph" style:parent-style-name="書面_2c_4_2c_ア_2c_本文">
      <style:text-properties officeooo:paragraph-rsid="2ef2f98d"/>
    </style:style>
    <style:style style:name="P321" style:family="paragraph" style:parent-style-name="書面_2c_4_2c_ア_2c_本文">
      <style:text-properties officeooo:paragraph-rsid="2f57f27e"/>
    </style:style>
    <style:style style:name="P322" style:family="paragraph" style:parent-style-name="書面_2c_4_2c_ア_2c_本文">
      <style:text-properties officeooo:paragraph-rsid="2f913cf9"/>
    </style:style>
    <style:style style:name="P323" style:family="paragraph" style:parent-style-name="書面_2c_4_2c_ア_2c_本文">
      <style:text-properties officeooo:paragraph-rsid="2f930e19"/>
    </style:style>
    <style:style style:name="P324" style:family="paragraph" style:parent-style-name="書面_2c_4_2c_ア_2c_本文">
      <style:text-properties officeooo:paragraph-rsid="2e2ffe7c"/>
    </style:style>
    <style:style style:name="P325" style:family="paragraph" style:parent-style-name="書面_2c_4_2c_ア_2c_本文">
      <style:text-properties officeooo:paragraph-rsid="2ff296f4"/>
    </style:style>
    <style:style style:name="P326" style:family="paragraph" style:parent-style-name="書面_2c_4_2c_ア_2c_本文">
      <style:text-properties officeooo:paragraph-rsid="300be083"/>
    </style:style>
    <style:style style:name="P327" style:family="paragraph" style:parent-style-name="書面_2c_4_2c_ア_2c_本文">
      <style:text-properties officeooo:paragraph-rsid="300ccd91"/>
    </style:style>
    <style:style style:name="P328" style:family="paragraph" style:parent-style-name="書面_2c_4_2c_ア_2c_本文">
      <style:text-properties officeooo:paragraph-rsid="300e980f"/>
    </style:style>
    <style:style style:name="P329" style:family="paragraph" style:parent-style-name="書面_2c_4_2c_ア_2c_本文">
      <style:text-properties officeooo:paragraph-rsid="30210620"/>
    </style:style>
    <style:style style:name="P330" style:family="paragraph" style:parent-style-name="書面_2c_4_2c_ア_2c_本文">
      <style:text-properties officeooo:paragraph-rsid="3039f3b9"/>
    </style:style>
    <style:style style:name="P331" style:family="paragraph" style:parent-style-name="書面_2c_4_2c_ア_2c_本文">
      <style:text-properties officeooo:paragraph-rsid="3080076b"/>
    </style:style>
    <style:style style:name="P332" style:family="paragraph" style:parent-style-name="書面_2c_4_2c_ア_2c_本文">
      <style:text-properties officeooo:paragraph-rsid="3084ec74"/>
    </style:style>
    <style:style style:name="P333" style:family="paragraph" style:parent-style-name="書面_2c_4_2c_ア_2c_本文">
      <style:text-properties officeooo:paragraph-rsid="308e0156"/>
    </style:style>
    <style:style style:name="P334" style:family="paragraph" style:parent-style-name="書面_2c_4_2c_ア_2c_本文">
      <style:text-properties officeooo:paragraph-rsid="3091ac37"/>
    </style:style>
    <style:style style:name="P335" style:family="paragraph" style:parent-style-name="書面_2c_4_2c_ア_2c_本文">
      <style:text-properties officeooo:paragraph-rsid="309a977e"/>
    </style:style>
    <style:style style:name="P336" style:family="paragraph" style:parent-style-name="書面_2c_4_2c_ア_2c_本文">
      <style:text-properties officeooo:paragraph-rsid="309c8c52"/>
    </style:style>
    <style:style style:name="P337" style:family="paragraph" style:parent-style-name="書面_2c_4_2c_ア_2c_本文">
      <style:text-properties officeooo:paragraph-rsid="30dfc0de"/>
    </style:style>
    <style:style style:name="P338" style:family="paragraph" style:parent-style-name="書面_2c_4_2c_ア_2c_本文">
      <style:text-properties officeooo:paragraph-rsid="30dfdee5"/>
    </style:style>
    <style:style style:name="P339" style:family="paragraph" style:parent-style-name="書面_2c_4_2c_ア_2c_本文">
      <style:text-properties officeooo:paragraph-rsid="30f6aa5b"/>
    </style:style>
    <style:style style:name="P340" style:family="paragraph" style:parent-style-name="書面_2c_4_2c_ア_2c_本文">
      <style:text-properties officeooo:paragraph-rsid="30f74acc"/>
    </style:style>
    <style:style style:name="P341" style:family="paragraph" style:parent-style-name="書面_2c_4_2c_ア_2c_本文">
      <style:text-properties officeooo:paragraph-rsid="312da409"/>
    </style:style>
    <style:style style:name="P342" style:family="paragraph" style:parent-style-name="書面_2c_4_2c_ア_2c_本文">
      <style:text-properties officeooo:paragraph-rsid="313878a0"/>
    </style:style>
    <style:style style:name="P343" style:family="paragraph" style:parent-style-name="書面_2c_4_2c_ア_2c_本文">
      <style:text-properties officeooo:paragraph-rsid="313b47ae"/>
    </style:style>
    <style:style style:name="P344" style:family="paragraph" style:parent-style-name="書面_2c_4_2c_ア_2c_本文">
      <style:text-properties officeooo:paragraph-rsid="31506ed6"/>
    </style:style>
    <style:style style:name="P345" style:family="paragraph" style:parent-style-name="書面_2c_4_2c_ア_2c_本文">
      <style:text-properties officeooo:paragraph-rsid="315e5c26"/>
    </style:style>
    <style:style style:name="P346" style:family="paragraph" style:parent-style-name="書面_2c_4_2c_ア_2c_本文">
      <style:text-properties officeooo:paragraph-rsid="3161335a"/>
    </style:style>
    <style:style style:name="P347" style:family="paragraph" style:parent-style-name="書面_2c_4_2c_ア_2c_本文">
      <style:text-properties officeooo:paragraph-rsid="3161e3e1"/>
    </style:style>
    <style:style style:name="P348" style:family="paragraph" style:parent-style-name="書面_2c_4_2c_ア_2c_本文">
      <style:text-properties officeooo:paragraph-rsid="317714ea"/>
    </style:style>
    <style:style style:name="P349" style:family="paragraph" style:parent-style-name="書面_2c_4_2c_ア_2c_本文">
      <style:text-properties officeooo:paragraph-rsid="3178a794"/>
    </style:style>
    <style:style style:name="P350" style:family="paragraph" style:parent-style-name="書面_2c_4_2c_ア_2c_本文">
      <style:text-properties officeooo:paragraph-rsid="31b93c3e"/>
    </style:style>
    <style:style style:name="P351" style:family="paragraph" style:parent-style-name="書面_2c_4_2c_ア_2c_本文">
      <style:text-properties officeooo:paragraph-rsid="31bda50f"/>
    </style:style>
    <style:style style:name="P352" style:family="paragraph" style:parent-style-name="書面_2c_4_2c_ア_2c_本文">
      <style:text-properties officeooo:paragraph-rsid="31bdfabc"/>
    </style:style>
    <style:style style:name="P353" style:family="paragraph" style:parent-style-name="書面_2c_4_2c_ア_2c_本文">
      <style:text-properties officeooo:paragraph-rsid="31e9d856"/>
    </style:style>
    <style:style style:name="P354" style:family="paragraph" style:parent-style-name="書面_2c_4_2c_ア_2c_本文">
      <style:text-properties officeooo:paragraph-rsid="303a589a"/>
    </style:style>
    <style:style style:name="P355" style:family="paragraph" style:parent-style-name="書面_2c_4_2c_ア_2c_本文">
      <style:text-properties officeooo:paragraph-rsid="320643a8"/>
    </style:style>
    <style:style style:name="P356" style:family="paragraph" style:parent-style-name="書面_2c_4_2c_ア_2c_本文">
      <style:text-properties officeooo:paragraph-rsid="3212481e"/>
    </style:style>
    <style:style style:name="P357" style:family="paragraph" style:parent-style-name="書面_2c_4_2c_ア_2c_本文">
      <style:text-properties officeooo:paragraph-rsid="323eb981"/>
    </style:style>
    <style:style style:name="P358" style:family="paragraph" style:parent-style-name="書面_2c_4_2c_ア_2c_本文">
      <style:text-properties officeooo:paragraph-rsid="3241ed9e"/>
    </style:style>
    <style:style style:name="P359" style:family="paragraph" style:parent-style-name="書面_2c_4_2c_ア_2c_本文">
      <style:text-properties officeooo:paragraph-rsid="325f9bb7"/>
    </style:style>
    <style:style style:name="P360" style:family="paragraph" style:parent-style-name="書面_2c_4_2c_ア_2c_本文">
      <style:text-properties officeooo:paragraph-rsid="328addbb"/>
    </style:style>
    <style:style style:name="P361" style:family="paragraph" style:parent-style-name="書面_2c_4_2c_ア_2c_本文">
      <style:text-properties officeooo:paragraph-rsid="32ff8875"/>
    </style:style>
    <style:style style:name="P362" style:family="paragraph" style:parent-style-name="書面_2c_4_2c_ア_2c_本文">
      <style:text-properties officeooo:paragraph-rsid="3312d49b"/>
    </style:style>
    <style:style style:name="P363" style:family="paragraph" style:parent-style-name="書面_2c_4_2c_ア_2c_本文">
      <style:text-properties officeooo:paragraph-rsid="33171fe0"/>
    </style:style>
    <style:style style:name="P364" style:family="paragraph" style:parent-style-name="書面_2c_4_2c_ア_2c_本文">
      <style:text-properties officeooo:paragraph-rsid="331a0bde"/>
    </style:style>
    <style:style style:name="P365" style:family="paragraph" style:parent-style-name="書面_2c_4_2c_ア_2c_本文">
      <style:text-properties officeooo:paragraph-rsid="33612b19"/>
    </style:style>
    <style:style style:name="P366" style:family="paragraph" style:parent-style-name="書面_2c_4_2c_ア_2c_本文">
      <style:text-properties officeooo:paragraph-rsid="3362771e"/>
    </style:style>
    <style:style style:name="P367" style:family="paragraph" style:parent-style-name="書面_2c_4_2c_ア_2c_本文">
      <style:text-properties officeooo:paragraph-rsid="336ac2fb"/>
    </style:style>
    <style:style style:name="P368" style:family="paragraph" style:parent-style-name="書面_2c_4_2c_ア_2c_本文">
      <style:text-properties officeooo:paragraph-rsid="3371dd39"/>
    </style:style>
    <style:style style:name="P369" style:family="paragraph" style:parent-style-name="書面_2c_4_2c_ア_2c_本文">
      <style:text-properties officeooo:paragraph-rsid="33786bb1"/>
    </style:style>
    <style:style style:name="P370" style:family="paragraph" style:parent-style-name="書面_2c_4_2c_ア_2c_本文">
      <style:text-properties officeooo:paragraph-rsid="33bddc0e"/>
    </style:style>
    <style:style style:name="P371" style:family="paragraph" style:parent-style-name="書面_2c_4_2c_ア_2c_本文">
      <style:text-properties officeooo:paragraph-rsid="33ce1950"/>
    </style:style>
    <style:style style:name="P372" style:family="paragraph" style:parent-style-name="書面_2c_4_2c_ア_2c_本文">
      <style:text-properties officeooo:paragraph-rsid="33d02397"/>
    </style:style>
    <style:style style:name="P373" style:family="paragraph" style:parent-style-name="書面_2c_5_2c__28_ア_29__2c_本文">
      <style:text-properties officeooo:paragraph-rsid="28f9c083"/>
    </style:style>
    <style:style style:name="P374" style:family="paragraph" style:parent-style-name="書面_2c_5_2c__28_ア_29__2c_本文">
      <style:text-properties officeooo:paragraph-rsid="2a415969"/>
    </style:style>
    <style:style style:name="P375" style:family="paragraph" style:parent-style-name="書面_2c_5_2c__28_ア_29__2c_本文">
      <style:text-properties officeooo:paragraph-rsid="2d988a03"/>
    </style:style>
    <style:style style:name="P376" style:family="paragraph" style:parent-style-name="書面_2c_5_2c__28_ア_29__2c_本文">
      <style:text-properties officeooo:paragraph-rsid="304af9e0"/>
    </style:style>
    <style:style style:name="P377" style:family="paragraph" style:parent-style-name="書面_2c_5_2c__28_ア_29__2c_本文">
      <style:text-properties officeooo:paragraph-rsid="308d1d88"/>
    </style:style>
    <style:style style:name="P378" style:family="paragraph" style:parent-style-name="書面_2c_5_2c__28_ア_29__2c_本文">
      <style:text-properties officeooo:paragraph-rsid="31432043"/>
    </style:style>
    <style:style style:name="P379" style:family="paragraph" style:parent-style-name="書面_2c_5_2c__28_ア_29__2c_本文">
      <style:text-properties officeooo:paragraph-rsid="3143e04b"/>
    </style:style>
    <style:style style:name="P380" style:family="paragraph" style:parent-style-name="書面_2c_5_2c__28_ア_29__2c_本文">
      <style:text-properties officeooo:paragraph-rsid="3177a6ed"/>
    </style:style>
    <style:style style:name="P381" style:family="paragraph" style:parent-style-name="書面_2c_5_2c__28_ア_29__2c_本文">
      <style:text-properties officeooo:paragraph-rsid="328addbb"/>
    </style:style>
    <style:style style:name="P382" style:family="paragraph" style:parent-style-name="書面_2c_5_2c__28_ア_29__2c_本文">
      <style:text-properties officeooo:paragraph-rsid="3324379d"/>
    </style:style>
    <style:style style:name="P383" style:family="paragraph" style:parent-style-name="書面_2c_5_2c__28_ア_29__2c_本文">
      <style:text-properties officeooo:paragraph-rsid="33723d51"/>
    </style:style>
    <style:style style:name="P384" style:family="paragraph" style:parent-style-name="書面_2c_1_2c_第_2c_本文">
      <style:paragraph-properties fo:margin-top="0mm" fo:margin-bottom="0mm" style:contextual-spacing="false" fo:text-align="justify" style:justify-single-word="false" fo:orphans="0" fo:widows="0" style:shadow="none" text:number-lines="false" text:line-number="0" style:writing-mode="lr-tb">
        <style:tab-stops/>
        <style:drop-cap/>
      </style:paragraph-properties>
      <style:text-properties officeooo:paragraph-rsid="2c693fff"/>
    </style:style>
    <style:style style:name="P385" style:family="paragraph" style:parent-style-name="書面_2c_1_2c_第_2c_本文">
      <style:paragraph-properties fo:margin-top="0mm" fo:margin-bottom="0mm" style:contextual-spacing="false" fo:text-align="justify" style:justify-single-word="false" fo:orphans="0" fo:widows="0" style:shadow="none" text:number-lines="false" text:line-number="0" style:writing-mode="lr-tb">
        <style:tab-stops/>
        <style:drop-cap/>
      </style:paragraph-properties>
      <style:text-properties officeooo:paragraph-rsid="2c828bc2"/>
    </style:style>
    <style:style style:name="P386" style:family="paragraph" style:parent-style-name="書面_2c_1_2c_第_2c_本文">
      <style:paragraph-properties fo:margin-top="0mm" fo:margin-bottom="0mm" style:contextual-spacing="false" fo:text-align="justify" style:justify-single-word="false" fo:orphans="0" fo:widows="0" style:shadow="none" text:number-lines="false" text:line-number="0" style:writing-mode="lr-tb">
        <style:tab-stops/>
        <style:drop-cap/>
      </style:paragraph-properties>
      <style:text-properties officeooo:paragraph-rsid="2d0135ef"/>
    </style:style>
    <style:style style:name="P387" style:family="paragraph" style:parent-style-name="書面_2c_2_2c_2_2c_本文" style:master-page-name="">
      <style:paragraph-properties fo:margin-top="0mm" fo:margin-bottom="0mm" style:contextual-spacing="false" fo:text-align="start" style:justify-single-word="false" fo:orphans="0" fo:widows="0" style:register-true="true" style:page-number="auto" style:shadow="none" text:number-lines="false" text:line-number="1" style:writing-mode="lr-tb">
        <style:tab-stops/>
      </style:paragraph-properties>
      <style:text-properties style:font-name="IPAexMincho2" fo:font-size="12pt" officeooo:rsid="243fddea" officeooo:paragraph-rsid="26798959" style:font-name-asian="IPAexMincho2" style:font-size-asian="12pt" style:font-size-complex="12pt"/>
    </style:style>
    <style:style style:name="P388" style:family="paragraph" style:parent-style-name="書面_2c_4_2c_ア_2c_本文" style:master-page-name="">
      <style:paragraph-properties fo:margin-left="14.82mm" fo:margin-right="0mm" fo:margin-top="0mm" fo:margin-bottom="0mm" style:contextual-spacing="false" fo:text-align="start" style:justify-single-word="false" fo:orphans="0" fo:widows="0" fo:text-indent="0mm" style:auto-text-indent="false" style:page-number="auto" style:shadow="none" text:number-lines="false" text:line-number="1" style:writing-mode="lr-tb">
        <style:tab-stops/>
      </style:paragraph-properties>
      <style:text-properties style:use-window-font-color="true" loext:opacity="0%" style:font-name="IPAexMincho1" fo:font-weight="normal" officeooo:paragraph-rsid="2a3c6b47" style:letter-kerning="true" style:font-name-asian="IPAexMincho1" style:font-weight-asian="normal" style:font-weight-complex="normal"/>
    </style:style>
    <style:style style:name="P389" style:family="paragraph" style:parent-style-name="Text_20_body_20_indent">
      <style:text-properties officeooo:paragraph-rsid="2a29e61d"/>
    </style:style>
    <style:style style:name="P390" style:family="paragraph" style:parent-style-name="Contents_20_1">
      <style:paragraph-properties>
        <style:tab-stops>
          <style:tab-stop style:position="160mm" style:type="right" style:leader-style="dotted" style:leader-text="."/>
        </style:tab-stops>
      </style:paragraph-properties>
    </style:style>
    <style:style style:name="P391" style:family="paragraph" style:parent-style-name="Contents_20_2">
      <style:paragraph-properties>
        <style:tab-stops>
          <style:tab-stop style:position="160mm" style:type="right" style:leader-style="dotted" style:leader-text="."/>
        </style:tab-stops>
      </style:paragraph-properties>
    </style:style>
    <style:style style:name="P392" style:family="paragraph" style:parent-style-name="Contents_20_3">
      <style:paragraph-properties>
        <style:tab-stops>
          <style:tab-stop style:position="160mm" style:type="right" style:leader-style="dotted" style:leader-text="."/>
        </style:tab-stops>
      </style:paragraph-properties>
    </style:style>
    <style:style style:name="P393" style:family="paragraph" style:parent-style-name="Contents_20_4">
      <style:paragraph-properties>
        <style:tab-stops>
          <style:tab-stop style:position="160mm" style:type="right" style:leader-style="dotted" style:leader-text="."/>
        </style:tab-stops>
      </style:paragraph-properties>
    </style:style>
    <style:style style:name="P394" style:family="paragraph" style:parent-style-name="Contents_20_5">
      <style:paragraph-properties>
        <style:tab-stops>
          <style:tab-stop style:position="160mm" style:type="right" style:leader-style="dotted" style:leader-text="."/>
        </style:tab-stops>
      </style:paragraph-properties>
    </style:style>
    <style:style style:name="P395" style:family="paragraph" style:parent-style-name="Text_20_body" style:master-page-name="Standard">
      <style:paragraph-properties fo:text-align="center" style:justify-single-word="false" style:page-number="auto">
        <style:tab-stops>
          <style:tab-stop style:position="26.65mm"/>
        </style:tab-stops>
      </style:paragraph-properties>
      <style:text-properties style:font-name="IPAexMincho2" fo:font-size="20pt" officeooo:paragraph-rsid="1a0a26a4" style:font-name-asian="IPAexMincho2" style:font-size-asian="20pt" style:font-size-complex="20pt"/>
    </style:style>
    <style:style style:name="P396" style:family="paragraph" style:parent-style-name="Text_20_body" style:list-style-name="_30__2c__20_請求の趣旨"/>
    <style:style style:name="P397" style:family="paragraph" style:parent-style-name="書面_2c_0_2c_請求の趣旨" style:list-style-name="_30__2c__20_請求の趣旨"/>
    <style:style style:name="P398" style:family="paragraph" style:parent-style-name="書面_2c_1_2c_第_2c_標題" style:list-style-name="_31__2c__20_第_ff11_"/>
    <style:style style:name="P399" style:family="paragraph" style:parent-style-name="書面_2c_1_2c_第_2c_標題" style:list-style-name="_31__2c__20_第_ff11_">
      <style:text-properties officeooo:paragraph-rsid="2efedbd1"/>
    </style:style>
    <style:style style:name="P400" style:family="paragraph" style:parent-style-name="書面_2c_1_2c_第_2c_標題" style:list-style-name="_31__2c__20_第_ff11_">
      <style:text-properties officeooo:paragraph-rsid="2a3e487a"/>
    </style:style>
    <style:style style:name="P401" style:family="paragraph" style:parent-style-name="書面_2c_1_2c_第_2c_標題" style:list-style-name="_31__2c__20_第_ff11_">
      <style:text-properties officeooo:paragraph-rsid="2a415969"/>
    </style:style>
    <style:style style:name="P402" style:family="paragraph" style:parent-style-name="書面_2c_1_2c_第_2c_標題">
      <style:paragraph-properties fo:break-before="page"/>
    </style:style>
    <style:style style:name="P403" style:family="paragraph" style:parent-style-name="書面_2c_2_2c_2_2c_本文">
      <style:text-properties officeooo:paragraph-rsid="334804b9"/>
    </style:style>
    <style:style style:name="P404" style:family="paragraph" style:parent-style-name="書面_2c_2_2c_2_2c_本文">
      <style:text-properties officeooo:paragraph-rsid="340234f2"/>
    </style:style>
    <style:style style:name="P405" style:family="paragraph" style:parent-style-name="書面_2c_2_2c_2_2c_標題">
      <style:text-properties officeooo:paragraph-rsid="2ef92101"/>
    </style:style>
    <style:style style:name="P406" style:family="paragraph" style:parent-style-name="書面_2c_2_2c_2_2c_標題">
      <style:text-properties officeooo:paragraph-rsid="3227b0b9"/>
    </style:style>
    <style:style style:name="P407" style:family="paragraph" style:parent-style-name="書面_2c_2_2c_2_2c_標題">
      <style:text-properties officeooo:paragraph-rsid="2fa783a3"/>
    </style:style>
    <style:style style:name="P408" style:family="paragraph" style:parent-style-name="書面_2c_2_2c_2_2c_標題">
      <style:text-properties officeooo:paragraph-rsid="2bc16824"/>
    </style:style>
    <style:style style:name="P409" style:family="paragraph" style:parent-style-name="書面_2c_2_2c_2_2c_標題">
      <style:text-properties officeooo:paragraph-rsid="33bddc0e"/>
    </style:style>
    <style:style style:name="P410" style:family="paragraph" style:parent-style-name="書面_2c_2_2c_2_2c_標題">
      <style:text-properties officeooo:paragraph-rsid="32b72d62"/>
    </style:style>
    <style:style style:name="P411" style:family="paragraph" style:parent-style-name="書面_2c_2_2c_2_2c_標題">
      <style:text-properties officeooo:paragraph-rsid="2a3fabb8"/>
    </style:style>
    <style:style style:name="P412" style:family="paragraph" style:parent-style-name="書面_2c_2_2c_2_2c_標題">
      <style:text-properties officeooo:paragraph-rsid="2dee8704"/>
    </style:style>
    <style:style style:name="P413" style:family="paragraph" style:parent-style-name="書面_2c_2_2c_2_2c_標題">
      <style:text-properties officeooo:paragraph-rsid="2a87dd89"/>
    </style:style>
    <style:style style:name="P414" style:family="paragraph" style:parent-style-name="書面_2c_2_2c_2_2c_標題">
      <style:text-properties officeooo:paragraph-rsid="2d988a03"/>
    </style:style>
    <style:style style:name="P415" style:family="paragraph" style:parent-style-name="書面_2c_2_2c_2_2c_標題">
      <style:text-properties officeooo:paragraph-rsid="2c528666"/>
    </style:style>
    <style:style style:name="P416" style:family="paragraph" style:parent-style-name="書面_2c_2_2c_2_2c_標題">
      <style:text-properties officeooo:paragraph-rsid="2e0a5449"/>
    </style:style>
    <style:style style:name="P417" style:family="paragraph" style:parent-style-name="書面_2c_3_2c__28_3_29__2c_標題">
      <style:text-properties officeooo:paragraph-rsid="2a3c6b47"/>
    </style:style>
    <style:style style:name="P418" style:family="paragraph" style:parent-style-name="書面_2c_3_2c__28_3_29__2c_標題">
      <style:text-properties officeooo:paragraph-rsid="312da409"/>
    </style:style>
    <style:style style:name="P419" style:family="paragraph" style:parent-style-name="書面_2c_3_2c__28_3_29__2c_標題">
      <style:text-properties officeooo:paragraph-rsid="2dc4e149"/>
    </style:style>
    <style:style style:name="P420" style:family="paragraph" style:parent-style-name="書面_2c_3_2c__28_3_29__2c_標題">
      <style:text-properties officeooo:paragraph-rsid="2ff296f4"/>
    </style:style>
    <style:style style:name="P421" style:family="paragraph" style:parent-style-name="書面_2c_3_2c__28_3_29__2c_標題">
      <style:text-properties officeooo:paragraph-rsid="3029eeaa"/>
    </style:style>
    <style:style style:name="P422" style:family="paragraph" style:parent-style-name="書面_2c_3_2c__28_3_29__2c_標題">
      <style:text-properties officeooo:rsid="2d6ca46f"/>
    </style:style>
    <style:style style:name="P423" style:family="paragraph" style:parent-style-name="書面_2c_3_2c__28_3_29__2c_標題">
      <style:text-properties officeooo:paragraph-rsid="2f43257d"/>
    </style:style>
    <style:style style:name="P424" style:family="paragraph" style:parent-style-name="書面_2c_3_2c__28_3_29__2c_標題">
      <style:text-properties officeooo:rsid="29a4db74"/>
    </style:style>
    <style:style style:name="P425" style:family="paragraph" style:parent-style-name="書面_2c_3_2c__28_3_29__2c_標題">
      <style:text-properties officeooo:paragraph-rsid="33c78d63"/>
    </style:style>
    <style:style style:name="P426" style:family="paragraph" style:parent-style-name="書面_2c_3_2c__28_3_29__2c_標題">
      <style:text-properties officeooo:paragraph-rsid="2a415969"/>
    </style:style>
    <style:style style:name="P427" style:family="paragraph" style:parent-style-name="書面_2c_3_2c_箇条書き">
      <style:text-properties officeooo:paragraph-rsid="2d97e652"/>
    </style:style>
    <style:style style:name="P428" style:family="paragraph" style:parent-style-name="書面_2c_3_2c_箇条書き">
      <style:text-properties officeooo:paragraph-rsid="3136039a"/>
    </style:style>
    <style:style style:name="P429" style:family="paragraph" style:parent-style-name="書面_2c_3_2c_箇条書き">
      <style:text-properties officeooo:paragraph-rsid="2a88bd22"/>
    </style:style>
    <style:style style:name="P430" style:family="paragraph" style:parent-style-name="書面_2c_4_2c_ア_2c_標題">
      <style:text-properties officeooo:paragraph-rsid="2ab52f32"/>
    </style:style>
    <style:style style:name="P431" style:family="paragraph" style:parent-style-name="書面_2c_4_2c_ア_2c_標題">
      <style:text-properties officeooo:paragraph-rsid="2ef2f98d"/>
    </style:style>
    <style:style style:name="P432" style:family="paragraph" style:parent-style-name="書面_2c_4_2c_ア_2c_標題">
      <style:text-properties officeooo:paragraph-rsid="2e1df3ff"/>
    </style:style>
    <style:style style:name="P433" style:family="paragraph" style:parent-style-name="書面_2c_4_2c_ア_2c_標題">
      <style:text-properties officeooo:paragraph-rsid="2ff296f4"/>
    </style:style>
    <style:style style:name="P434" style:family="paragraph" style:parent-style-name="書面_2c_4_2c_ア_2c_標題">
      <style:text-properties officeooo:paragraph-rsid="2f57f27e"/>
    </style:style>
    <style:style style:name="P435" style:family="paragraph" style:parent-style-name="書面_2c_4_2c_ア_2c_標題">
      <style:text-properties officeooo:paragraph-rsid="33634b66"/>
    </style:style>
    <style:style style:name="P436" style:family="paragraph" style:parent-style-name="書面_2c_4_2c_ア_2c_標題">
      <style:text-properties officeooo:paragraph-rsid="2a415969"/>
    </style:style>
    <style:style style:name="P437" style:family="paragraph" style:parent-style-name="書面_2c_5_2c__28_ア_29__2c_標題">
      <style:text-properties style:use-window-font-color="true" loext:opacity="0%" style:font-name="IPAexMincho1" fo:font-size="12pt" style:text-underline-style="none" fo:font-weight="normal" officeooo:rsid="2635bc2d" style:letter-kerning="true" style:font-name-asian="IPAexMincho1" style:font-size-asian="12pt" style:font-weight-asian="normal" style:font-size-complex="12pt" style:font-weight-complex="normal"/>
    </style:style>
    <style:style style:name="P438" style:family="paragraph" style:parent-style-name="書面_2c_5_2c__28_ア_29__2c_標題">
      <style:text-properties officeooo:paragraph-rsid="304c20e5"/>
    </style:style>
    <style:style style:name="P439" style:family="paragraph" style:parent-style-name="書面_2c_5_2c__28_ア_29__2c_標題" style:list-style-name="_35__2c__20__28_ア_29_" style:master-page-name="">
      <style:paragraph-properties fo:margin-left="11.11mm" fo:margin-right="0mm" fo:margin-top="0mm" fo:margin-bottom="0mm" style:contextual-spacing="false" fo:orphans="0" fo:widows="0" fo:text-indent="0mm" style:auto-text-indent="false" style:page-number="auto" style:shadow="none" text:number-lines="false" text:line-number="1" style:writing-mode="lr-tb">
        <style:tab-stops/>
      </style:paragraph-properties>
    </style:style>
    <style:style style:name="T1" style:family="text">
      <style:text-properties style:use-window-font-color="true" loext:opacity="0%"/>
    </style:style>
    <style:style style:name="T2" style:family="text">
      <style:text-properties style:use-window-font-color="true" loext:opacity="0%" style:font-name="IPAexMincho2" officeooo:rsid="241b12fa" style:letter-kerning="true" style:font-name-asian="IPAexMincho2"/>
    </style:style>
    <style:style style:name="T3" style:family="text">
      <style:text-properties style:use-window-font-color="true" loext:opacity="0%" style:font-name="IPAexMincho2" fo:font-size="12pt" style:font-name-asian="IPAexMincho2" style:font-size-asian="12pt" style:font-size-complex="12pt"/>
    </style:style>
    <style:style style:name="T4" style:family="text">
      <style:text-properties style:use-window-font-color="true" loext:opacity="0%" style:font-name="IPAexMincho2" fo:font-size="12pt" style:font-name-asian="IPAexMincho2" style:font-size-asian="12pt" style:font-size-complex="12pt" loext:padding="0mm" loext:border="none"/>
    </style:style>
    <style:style style:name="T5" style:family="text">
      <style:text-properties style:use-window-font-color="true" loext:opacity="0%" style:font-name="IPAexMincho2" fo:font-size="12pt" officeooo:rsid="336ac2fb" style:font-name-asian="IPAexMincho2" style:font-size-asian="12pt" style:font-size-complex="12pt"/>
    </style:style>
    <style:style style:name="T6" style:family="text">
      <style:text-properties style:use-window-font-color="true" loext:opacity="0%" style:font-name="IPAexMincho2" fo:font-size="12pt" style:text-underline-style="none" fo:font-weight="normal" officeooo:rsid="32dfea65" style:letter-kerning="true" style:font-name-asian="IPAexMincho2" style:font-size-asian="12pt" style:font-weight-asian="normal" style:font-size-complex="12pt" style:font-weight-complex="normal"/>
    </style:style>
    <style:style style:name="T7" style:family="text">
      <style:text-properties style:use-window-font-color="true" loext:opacity="0%" style:font-name-asian="IPAexMincho2"/>
    </style:style>
    <style:style style:name="T8" style:family="text">
      <style:text-properties style:use-window-font-color="true" loext:opacity="0%" style:font-name="IPAexMincho1" fo:font-size="12pt" fo:font-weight="normal" officeooo:rsid="24f3b356" style:letter-kerning="true" style:font-name-asian="IPAexMincho1" style:font-size-asian="12pt" style:font-weight-asian="normal" style:font-size-complex="12pt" style:font-weight-complex="normal"/>
    </style:style>
    <style:style style:name="T9" style:family="text">
      <style:text-properties style:use-window-font-color="true" loext:opacity="0%" style:font-name="IPAexMincho1" fo:font-size="12pt" fo:font-weight="normal" officeooo:rsid="261a23ee" style:letter-kerning="true" style:font-name-asian="IPAexMincho1" style:font-size-asian="12pt" style:font-weight-asian="normal" style:font-size-complex="12pt" style:font-weight-complex="normal"/>
    </style:style>
    <style:style style:name="T10" style:family="text">
      <style:text-properties style:use-window-font-color="true" loext:opacity="0%" style:font-name="IPAexMincho1" fo:font-size="12pt" fo:font-weight="normal" officeooo:rsid="2f57f27e" style:letter-kerning="true" style:font-name-asian="IPAexMincho1" style:font-size-asian="12pt" style:font-weight-asian="normal" style:font-size-complex="12pt" style:font-weight-complex="normal"/>
    </style:style>
    <style:style style:name="T11" style:family="text">
      <style:text-properties style:use-window-font-color="true" loext:opacity="0%" style:font-name="IPAexMincho1" fo:font-size="12pt" fo:font-weight="normal" officeooo:rsid="331a0bde" style:letter-kerning="true" style:font-name-asian="IPAexMincho1" style:font-size-asian="12pt" style:font-weight-asian="normal" style:font-size-complex="12pt" style:font-weight-complex="normal"/>
    </style:style>
    <style:style style:name="T12" style:family="text">
      <style:text-properties style:use-window-font-color="true" loext:opacity="0%" style:font-name="IPAexMincho1" fo:font-size="12pt" officeooo:rsid="27acda0f" style:letter-kerning="true" style:font-name-asian="IPAexMincho1" style:font-size-asian="12pt" style:font-size-complex="12pt"/>
    </style:style>
    <style:style style:name="T13" style:family="text">
      <style:text-properties style:use-window-font-color="true" loext:opacity="0%" style:font-name="IPAexMincho1" fo:font-size="12pt" officeooo:rsid="299e5100" style:letter-kerning="true" style:font-name-asian="IPAexMincho1" style:font-size-asian="12pt" style:font-size-complex="12pt"/>
    </style:style>
    <style:style style:name="T14" style:family="text">
      <style:text-properties style:use-window-font-color="true" loext:opacity="0%" style:font-name="IPAexMincho1" fo:font-size="12pt" officeooo:rsid="2b2d7a25" style:letter-kerning="true" style:font-name-asian="IPAexMincho1" style:font-size-asian="12pt" style:font-size-complex="12pt"/>
    </style:style>
    <style:style style:name="T15" style:family="text">
      <style:text-properties style:use-window-font-color="true" loext:opacity="0%" style:font-name="IPAexMincho1" fo:font-size="12pt" officeooo:rsid="2d83ff8d" style:letter-kerning="true" style:font-name-asian="IPAexMincho1" style:font-size-asian="12pt" style:font-size-complex="12pt"/>
    </style:style>
    <style:style style:name="T16" style:family="text">
      <style:text-properties style:use-window-font-color="true" loext:opacity="0%" style:font-name="IPAexMincho1" fo:font-style="normal" fo:font-weight="normal" style:font-name-asian="IPAexMincho1" style:font-style-asian="normal" style:font-weight-asian="normal"/>
    </style:style>
    <style:style style:name="T17" style:family="text">
      <style:text-properties style:use-window-font-color="true" loext:opacity="0%" style:font-name="IPAexMincho1" fo:font-style="normal" fo:font-weight="normal" officeooo:rsid="314ee9d7" style:font-name-asian="IPAexMincho1" style:font-style-asian="normal" style:font-weight-asian="normal"/>
    </style:style>
    <style:style style:name="T18" style:family="text">
      <style:text-properties style:use-window-font-color="true" loext:opacity="0%" style:font-name="IPAexMincho1" fo:font-style="normal" fo:font-weight="normal" officeooo:rsid="3154780b" style:font-name-asian="IPAexMincho1" style:font-style-asian="normal" style:font-weight-asian="normal"/>
    </style:style>
    <style:style style:name="T19" style:family="text">
      <style:text-properties style:use-window-font-color="true" loext:opacity="0%" style:font-name="AppleSystemUIFont" fo:font-size="12pt" style:font-size-asian="12pt"/>
    </style:style>
    <style:style style:name="T20" style:family="text">
      <style:text-properties style:use-window-font-color="true" loext:opacity="0%" style:font-name="AppleSystemUIFont" fo:font-size="12pt" officeooo:rsid="28499ab0" style:letter-kerning="true" style:font-name-asian="IPAexMincho1" style:font-size-asian="12pt" style:font-size-complex="12pt"/>
    </style:style>
    <style:style style:name="T21" style:family="text">
      <style:text-properties style:use-window-font-color="true" loext:opacity="0%" style:font-name="AppleExternalUIFontJapanese-W3"/>
    </style:style>
    <style:style style:name="T22" style:family="text">
      <style:text-properties style:use-window-font-color="true" loext:opacity="0%" style:font-name="AppleExternalUIFontJapanese-W3" fo:font-size="12pt" style:font-size-asian="12pt"/>
    </style:style>
    <style:style style:name="T23" style:family="text">
      <style:text-properties style:use-window-font-color="true" loext:opacity="0%" style:font-name="AppleExternalUIFontJapanese-W3" fo:font-size="12pt" officeooo:rsid="284865c6" style:font-size-asian="12pt"/>
    </style:style>
    <style:style style:name="T24" style:family="text">
      <style:text-properties style:use-window-font-color="true" loext:opacity="0%" style:font-name="AppleExternalUIFontJapanese-W3" fo:font-size="12pt" officeooo:rsid="284a8149" style:font-size-asian="12pt"/>
    </style:style>
    <style:style style:name="T25" style:family="text">
      <style:text-properties style:use-window-font-color="true" loext:opacity="0%" style:font-name="Times New Roman" fo:font-size="12pt" style:font-size-asian="12pt" style:font-size-complex="12pt"/>
    </style:style>
    <style:style style:name="T26" style:family="text">
      <style:text-properties style:use-window-font-color="true" loext:opacity="0%" style:font-name="Times New Roman" fo:font-size="12pt" officeooo:rsid="28485444" style:font-size-asian="12pt" style:font-size-complex="12pt"/>
    </style:style>
    <style:style style:name="T27" style:family="text">
      <style:text-properties style:use-window-font-color="true" loext:opacity="0%" fo:font-size="12pt" style:font-name-asian="IPAexMincho2" style:font-size-asian="12pt" style:font-size-complex="12pt"/>
    </style:style>
    <style:style style:name="T28" style:family="text">
      <style:text-properties style:use-window-font-color="true" loext:opacity="0%" fo:font-size="12pt" officeooo:rsid="3312d49b" style:font-name-asian="IPAexMincho2" style:font-size-asian="12pt" style:font-size-complex="12pt"/>
    </style:style>
    <style:style style:name="T29" style:family="text">
      <style:text-properties style:use-window-font-color="true" loext:opacity="0%" fo:font-size="12pt" style:font-size-asian="12pt" style:font-size-complex="12pt"/>
    </style:style>
    <style:style style:name="T30" style:family="text">
      <style:text-properties style:use-window-font-color="true" loext:opacity="0%" fo:font-size="12pt" officeooo:rsid="33e1caa1" style:letter-kerning="true" style:font-size-asian="12pt" style:font-size-complex="12pt"/>
    </style:style>
    <style:style style:name="T31" style:family="text">
      <style:text-properties style:use-window-font-color="true" loext:opacity="0%" officeooo:rsid="30d8730d"/>
    </style:style>
    <style:style style:name="T32" style:family="text">
      <style:text-properties style:font-name="IPAexMincho2" style:font-name-asian="IPAexMincho2"/>
    </style:style>
    <style:style style:name="T33" style:family="text">
      <style:text-properties style:font-name="IPAexMincho2" officeooo:rsid="1a0a2688" style:font-name-asian="IPAexMincho2"/>
    </style:style>
    <style:style style:name="T34" style:family="text">
      <style:text-properties style:font-name="IPAexMincho2" fo:font-size="12pt" style:font-name-asian="IPAexMincho2" style:font-size-asian="12pt" style:font-size-complex="12pt"/>
    </style:style>
    <style:style style:name="T35" style:family="text">
      <style:text-properties style:font-name="IPAexMincho2" fo:font-size="12pt" officeooo:rsid="243fddea" style:font-name-asian="IPAexMincho2" style:font-size-asian="12pt" style:font-size-complex="12pt"/>
    </style:style>
    <style:style style:name="T36" style:family="text">
      <style:text-properties style:font-name="IPAexMincho2" fo:font-size="12pt" officeooo:rsid="2320e20c" style:font-name-asian="IPAexMincho2" style:font-size-asian="12pt" style:font-size-complex="12pt"/>
    </style:style>
    <style:style style:name="T37" style:family="text">
      <style:text-properties style:font-name="IPAexMincho2" fo:font-size="12pt" officeooo:rsid="32378647" style:font-name-asian="IPAexMincho2" style:font-size-asian="12pt" style:font-size-complex="12pt"/>
    </style:style>
    <style:style style:name="T38" style:family="text">
      <style:text-properties officeooo:rsid="241b12fa"/>
    </style:style>
    <style:style style:name="T39" style:family="text">
      <style:text-properties fo:font-variant="normal" fo:text-transform="none" style:use-window-font-color="true" loext:opacity="0%" style:font-name="AppleSystemUIFont" fo:font-size="12pt" fo:letter-spacing="normal" style:font-name-asian="IPAexMincho2" style:font-size-asian="12pt" style:font-style-asian="normal" style:font-weight-asian="normal" loext:padding="0mm" loext:border="none"/>
    </style:style>
    <style:style style:name="T40" style:family="text">
      <style:text-properties fo:font-variant="normal" fo:text-transform="none" style:use-window-font-color="true" loext:opacity="0%" style:font-name="AppleExternalUIFontJapanese-W3" fo:font-size="12pt" fo:letter-spacing="normal" fo:font-weight="normal" style:font-name-asian="IPAexMincho2" style:font-size-asian="12pt" style:font-style-asian="normal" style:font-weight-asian="normal" loext:padding="0mm" loext:border="none"/>
    </style:style>
    <style:style style:name="T41" style:family="text">
      <style:text-properties fo:font-variant="normal" fo:text-transform="none" style:use-window-font-color="true" loext:opacity="0%" style:font-name="AppleExternalUIFontJapanese-W3" fo:font-size="12pt" fo:letter-spacing="normal" fo:font-weight="normal" style:font-name-asian="IPAexMincho2" style:font-size-asian="12pt" style:font-style-asian="normal" style:font-weight-asian="normal" style:font-size-complex="12pt" loext:padding="0mm" loext:border="none"/>
    </style:style>
    <style:style style:name="T42" style:family="text">
      <style:text-properties fo:font-variant="normal" fo:text-transform="none" style:use-window-font-color="true" loext:opacity="0%" style:font-name="AppleExternalUIFontJapanese-W3" fo:letter-spacing="normal" style:font-style-asian="normal" style:font-weight-asian="normal"/>
    </style:style>
    <style:style style:name="T43" style:family="text">
      <style:text-properties fo:font-variant="normal" fo:text-transform="none" style:use-window-font-color="true" loext:opacity="0%" fo:font-size="12pt" fo:letter-spacing="normal" style:font-name-asian="IPAexMincho2" style:font-size-asian="12pt" style:font-style-asian="normal" style:font-weight-asian="normal" style:font-size-complex="12pt"/>
    </style:style>
    <style:style style:name="T44" style:family="text">
      <style:text-properties fo:font-variant="normal" fo:text-transform="none" style:use-window-font-color="true" loext:opacity="0%" fo:font-size="12pt" fo:letter-spacing="normal" officeooo:rsid="29c96cec" style:font-name-asian="IPAexMincho2" style:font-size-asian="12pt" style:font-style-asian="normal" style:font-weight-asian="normal" style:font-size-complex="12pt"/>
    </style:style>
    <style:style style:name="T45" style:family="text">
      <style:text-properties fo:font-variant="normal" fo:text-transform="none" style:use-window-font-color="true" loext:opacity="0%" fo:font-size="12pt" fo:letter-spacing="normal" officeooo:rsid="2a80e906" style:font-name-asian="IPAexMincho2" style:font-size-asian="12pt" style:font-style-asian="normal" style:font-weight-asian="normal" style:font-size-complex="12pt"/>
    </style:style>
    <style:style style:name="T46" style:family="text">
      <style:text-properties fo:font-variant="normal" fo:text-transform="none" style:use-window-font-color="true" loext:opacity="0%" style:font-name="IPAexMincho2" fo:font-size="12pt" fo:letter-spacing="normal" fo:font-style="normal" fo:font-weight="normal" style:font-name-asian="IPAexMincho2" style:font-size-asian="12pt" style:font-size-complex="12pt"/>
    </style:style>
    <style:style style:name="T47" style:family="text">
      <style:text-properties fo:font-variant="normal" fo:text-transform="none" style:use-window-font-color="true" loext:opacity="0%" style:font-name="IPAexMincho2" fo:font-size="12pt" fo:letter-spacing="normal" fo:font-style="normal" fo:font-weight="normal" style:font-name-asian="IPAexMincho2" style:font-size-asian="12pt" style:font-size-complex="12pt" loext:padding="0mm" loext:border="none"/>
    </style:style>
    <style:style style:name="T48" style:family="text">
      <style:text-properties fo:font-variant="normal" fo:text-transform="none" style:use-window-font-color="true" loext:opacity="0%" style:font-name="IPAexMincho2" fo:font-size="12pt" fo:letter-spacing="normal" fo:font-style="normal" fo:font-weight="normal" style:font-name-asian="IPAexMincho2" style:font-size-asian="12pt" style:font-style-asian="normal" style:font-weight-asian="normal" style:font-size-complex="12pt"/>
    </style:style>
    <style:style style:name="T49" style:family="text">
      <style:text-properties fo:font-variant="normal" fo:text-transform="none" style:use-window-font-color="true" loext:opacity="0%" style:font-name="IPAexMincho2" fo:font-size="12pt" fo:letter-spacing="normal" fo:font-style="normal" fo:font-weight="normal" style:font-name-asian="IPAexMincho2" style:font-size-asian="12pt" style:font-style-asian="normal" style:font-weight-asian="normal" style:font-size-complex="12pt" loext:padding="0mm" loext:border="none"/>
    </style:style>
    <style:style style:name="T50" style:family="text">
      <style:text-properties fo:font-variant="normal" fo:text-transform="none" style:use-window-font-color="true" loext:opacity="0%" style:font-name="IPAexMincho2" fo:font-size="12pt" fo:letter-spacing="normal" fo:font-style="normal" fo:font-weight="normal" officeooo:rsid="32b98407" style:letter-kerning="true" style:font-name-asian="IPAexMincho2" style:font-size-asian="12pt" style:font-weight-asian="normal" style:font-size-complex="12pt" style:font-weight-complex="normal" loext:padding="0mm" loext:border="none"/>
    </style:style>
    <style:style style:name="T51" style:family="text">
      <style:text-properties fo:font-variant="normal" fo:text-transform="none" style:use-window-font-color="true" loext:opacity="0%" style:font-name="IPAexMincho2" fo:font-size="12pt" fo:letter-spacing="normal" style:text-underline-style="none" fo:font-weight="normal" officeooo:rsid="2a80e906" style:letter-kerning="true" style:font-name-asian="IPAexMincho2" style:font-size-asian="12pt" style:font-style-asian="normal" style:font-weight-asian="normal" style:font-size-complex="12pt" style:font-weight-complex="normal"/>
    </style:style>
    <style:style style:name="T52" style:family="text">
      <style:text-properties fo:font-variant="normal" fo:text-transform="none" style:use-window-font-color="true" loext:opacity="0%" style:font-name="IPAexMincho2" fo:font-size="12pt" fo:letter-spacing="normal" style:font-name-asian="IPAexMincho2" style:font-size-asian="12pt" style:font-style-asian="normal" style:font-weight-asian="normal" style:font-size-complex="12pt"/>
    </style:style>
    <style:style style:name="T53" style:family="text">
      <style:text-properties fo:font-variant="normal" fo:text-transform="none" style:use-window-font-color="true" loext:opacity="0%" style:font-name="IPAexMincho2" fo:letter-spacing="normal" officeooo:rsid="2a80e906" style:font-name-asian="IPAexMincho2" style:font-style-asian="normal" style:font-weight-asian="normal"/>
    </style:style>
    <style:style style:name="T54" style:family="text">
      <style:text-properties fo:font-variant="normal" fo:text-transform="none" style:use-window-font-color="true" loext:opacity="0%" style:font-name="IPAexMincho2" fo:letter-spacing="normal" fo:font-style="normal" fo:font-weight="normal" officeooo:rsid="2a80e906" style:font-name-asian="IPAexMincho2" style:font-style-asian="normal" style:font-weight-asian="normal"/>
    </style:style>
    <style:style style:name="T55" style:family="text">
      <style:text-properties fo:font-variant="normal" fo:text-transform="none" style:use-window-font-color="true" loext:opacity="0%" style:text-line-through-style="none" style:text-line-through-type="none" fo:font-size="12pt" style:text-underline-style="none" style:text-blinking="false" style:font-size-asian="12pt" style:font-style-asian="normal" style:font-weight-asian="normal" style:font-size-complex="12pt" loext:padding="0mm" loext:border="none"/>
    </style:style>
    <style:style style:name="T56" style:family="text">
      <style:text-properties fo:font-variant="normal" fo:text-transform="none" style:use-window-font-color="true" loext:opacity="0%" style:text-line-through-style="none" style:text-line-through-type="none" fo:font-size="12pt" style:text-underline-style="none" officeooo:rsid="2c847cca" style:text-blinking="false" style:font-size-asian="12pt" style:font-style-asian="normal" style:font-weight-asian="normal" style:font-size-complex="12pt" loext:padding="0mm" loext:border="none"/>
    </style:style>
    <style:style style:name="T57" style:family="text">
      <style:text-properties fo:font-variant="normal" fo:text-transform="none" fo:letter-spacing="normal" style:font-style-asian="normal" style:font-weight-asian="normal"/>
    </style:style>
    <style:style style:name="T58" style:family="text">
      <style:text-properties fo:font-variant="normal" fo:text-transform="none" fo:letter-spacing="normal" fo:font-style="normal" fo:font-weight="normal"/>
    </style:style>
    <style:style style:name="T59" style:family="text">
      <style:text-properties fo:font-variant="normal" fo:text-transform="none" fo:color="#202122" loext:opacity="100%" style:font-name="IPAexMincho2" fo:font-size="12pt" fo:letter-spacing="normal" fo:language="en" fo:country="US" fo:font-style="normal" fo:font-weight="normal" style:font-size-asian="12pt" style:font-style-asian="normal" style:font-size-complex="12pt" style:font-style-complex="normal"/>
    </style:style>
    <style:style style:name="T60" style:family="text">
      <style:text-properties fo:font-variant="normal" fo:text-transform="none" fo:color="#202122" loext:opacity="100%" style:font-name="IPAexMincho2" fo:font-size="12pt" fo:letter-spacing="normal" fo:font-style="normal" fo:font-weight="normal" style:font-name-asian="IPAexMincho2" style:font-size-asian="12pt" style:font-size-complex="12pt"/>
    </style:style>
    <style:style style:name="T61" style:family="text">
      <style:text-properties fo:font-variant="normal" fo:text-transform="none" fo:color="#dca10d" loext:opacity="100%" style:font-name="Times New Roman" fo:font-size="12pt" fo:letter-spacing="normal" fo:font-style="normal" style:text-underline-style="solid" style:text-underline-width="auto" style:text-underline-color="font-color" fo:font-weight="normal" officeooo:rsid="28485444" style:font-size-asian="12pt" style:font-size-complex="12pt"/>
    </style:style>
    <style:style style:name="T62" style:family="text">
      <style:text-properties fo:font-variant="normal" fo:text-transform="none" style:text-line-through-style="none" style:text-line-through-type="none" fo:letter-spacing="normal" fo:font-style="normal" style:text-underline-style="none" fo:font-weight="normal" style:text-blinking="false"/>
    </style:style>
    <style:style style:name="T63" style:family="text">
      <style:text-properties fo:font-variant="normal" fo:text-transform="none" style:font-name="IPAexMincho2" fo:letter-spacing="normal" fo:font-style="normal" style:text-underline-style="solid" style:text-underline-width="auto" style:text-underline-color="font-color" fo:font-weight="normal"/>
    </style:style>
    <style:style style:name="T64" style:family="text">
      <style:text-properties officeooo:rsid="25228b1b"/>
    </style:style>
    <style:style style:name="T65" style:family="text">
      <style:text-properties fo:color="#000000" loext:opacity="100%" style:font-name="IPAexMincho2" fo:font-size="12pt" officeooo:rsid="0eee1897" style:letter-kerning="true" style:font-name-asian="IPAexMincho2" style:font-size-asian="12pt" style:font-name-complex="ＭＳ 明朝" style:font-size-complex="12pt"/>
    </style:style>
    <style:style style:name="T66" style:family="text">
      <style:text-properties fo:color="#000000" loext:opacity="100%" style:font-name="IPAexMincho" fo:font-size="12pt" style:font-size-asian="12pt"/>
    </style:style>
    <style:style style:name="T67" style:family="text">
      <style:text-properties fo:color="#000000" loext:opacity="100%" style:font-name="IPAexMincho" fo:font-size="12pt" officeooo:rsid="2d347799" style:font-size-asian="12pt"/>
    </style:style>
    <style:style style:name="T68" style:family="text">
      <style:text-properties fo:color="#000000" loext:opacity="100%" style:font-name="IPAexMincho" fo:font-size="12pt" officeooo:rsid="2d40d5d0" style:font-size-asian="12pt"/>
    </style:style>
    <style:style style:name="T69" style:family="text">
      <style:text-properties fo:color="#dca10d" loext:opacity="100%" style:font-name="Times New Roman" fo:font-size="12pt" style:font-size-asian="12pt" style:font-size-complex="12pt"/>
    </style:style>
    <style:style style:name="T70" style:family="text">
      <style:text-properties officeooo:rsid="26f9a3f4"/>
    </style:style>
    <style:style style:name="T71" style:family="text">
      <style:text-properties officeooo:rsid="27ab17bb"/>
    </style:style>
    <style:style style:name="T72" style:family="text">
      <style:text-properties officeooo:rsid="27acda0f"/>
    </style:style>
    <style:style style:name="T73" style:family="text">
      <style:text-properties officeooo:rsid="27bef989"/>
    </style:style>
    <style:style style:name="T74" style:family="text">
      <style:text-properties fo:font-size="12pt" fo:background-color="#ffffff" loext:char-shading-value="0" style:font-size-asian="12pt"/>
    </style:style>
    <style:style style:name="T75" style:family="text">
      <style:text-properties fo:font-size="12pt" style:font-size-asian="12pt"/>
    </style:style>
    <style:style style:name="T76" style:family="text">
      <style:text-properties officeooo:rsid="2819c340"/>
    </style:style>
    <style:style style:name="T77" style:family="text">
      <style:text-properties officeooo:rsid="28602d0e"/>
    </style:style>
    <style:style style:name="T78" style:family="text">
      <style:text-properties style:font-size-asian="12pt"/>
    </style:style>
    <style:style style:name="T79" style:family="text">
      <style:text-properties fo:background-color="#ffffff" loext:char-shading-value="0" style:font-size-asian="12pt"/>
    </style:style>
    <style:style style:name="T80" style:family="text">
      <style:text-properties officeooo:rsid="288ab689"/>
    </style:style>
    <style:style style:name="T81" style:family="text">
      <style:text-properties officeooo:rsid="291a15b4"/>
    </style:style>
    <style:style style:name="T82" style:family="text">
      <style:text-properties officeooo:rsid="29e1ebef"/>
    </style:style>
    <style:style style:name="T83" style:family="text">
      <style:text-properties officeooo:rsid="2a4d642a"/>
    </style:style>
    <style:style style:name="T84" style:family="text">
      <style:text-properties officeooo:rsid="2a8f73d9"/>
    </style:style>
    <style:style style:name="T85" style:family="text">
      <style:text-properties officeooo:rsid="2b0f5474"/>
    </style:style>
    <style:style style:name="T86" style:family="text">
      <style:text-properties officeooo:rsid="2b707dce"/>
    </style:style>
    <style:style style:name="T87" style:family="text">
      <style:text-properties officeooo:rsid="2baad159"/>
    </style:style>
    <style:style style:name="T88" style:family="text">
      <style:text-properties officeooo:rsid="2bb43b3c"/>
    </style:style>
    <style:style style:name="T89" style:family="text">
      <style:text-properties officeooo:rsid="2bbf5684"/>
    </style:style>
    <style:style style:name="T90" style:family="text">
      <style:text-properties officeooo:rsid="2bc1040c"/>
    </style:style>
    <style:style style:name="T91" style:family="text">
      <style:text-properties officeooo:rsid="2c1ccde9"/>
    </style:style>
    <style:style style:name="T92" style:family="text">
      <style:text-properties officeooo:rsid="2c419049"/>
    </style:style>
    <style:style style:name="T93" style:family="text">
      <style:text-properties officeooo:rsid="2c8b8aa4"/>
    </style:style>
    <style:style style:name="T94" style:family="text">
      <style:text-properties style:font-name="Times New Roman" style:font-name-asian="Times New Roman"/>
    </style:style>
    <style:style style:name="T95" style:family="text">
      <style:text-properties style:font-name="Times New Roman" officeooo:rsid="2c8ed4aa" style:font-name-asian="Times New Roman"/>
    </style:style>
    <style:style style:name="T96" style:family="text">
      <style:text-properties style:font-name="Times New Roman" style:font-name-asian="IPAexMincho2"/>
    </style:style>
    <style:style style:name="T97" style:family="text">
      <style:text-properties style:font-name="Times New Roman" officeooo:rsid="2c8b8aa4"/>
    </style:style>
    <style:style style:name="T98" style:family="text">
      <style:text-properties style:font-name="Times New Roman" officeooo:rsid="2dcc1cd4"/>
    </style:style>
    <style:style style:name="T99" style:family="text">
      <style:text-properties officeooo:rsid="2d4a58b3"/>
    </style:style>
    <style:style style:name="T100" style:family="text">
      <style:text-properties officeooo:rsid="2e041e5b"/>
    </style:style>
    <style:style style:name="T101" style:family="text">
      <style:text-properties officeooo:rsid="2e05b20c"/>
    </style:style>
    <style:style style:name="T102" style:family="text">
      <style:text-properties style:font-name="IPAexMincho1" fo:font-style="normal" fo:font-weight="normal" style:font-name-asian="IPAexMincho1" style:font-style-asian="normal" style:font-weight-asian="normal"/>
    </style:style>
    <style:style style:name="T103" style:family="text">
      <style:text-properties style:font-name="IPAexMincho1" fo:font-style="normal" fo:font-weight="normal" officeooo:rsid="0eee1897" style:font-name-asian="IPAexMincho1" style:font-style-asian="normal" style:font-weight-asian="normal" style:font-size-complex="20pt"/>
    </style:style>
    <style:style style:name="T104" style:family="text">
      <style:text-properties style:font-name="IPAexMincho1" fo:font-style="normal" fo:font-weight="normal" officeooo:rsid="2c8ed4aa" style:font-name-asian="IPAexMincho1" style:font-style-asian="normal" style:font-weight-asian="normal" style:font-size-complex="20pt"/>
    </style:style>
    <style:style style:name="T105" style:family="text">
      <style:text-properties style:font-name="IPAexMincho1" fo:font-style="normal" fo:font-weight="normal" officeooo:rsid="2dcc1cd4" style:font-name-asian="IPAexMincho1" style:font-style-asian="normal" style:font-weight-asian="normal" style:font-size-complex="20pt"/>
    </style:style>
    <style:style style:name="T106" style:family="text">
      <style:text-properties officeooo:rsid="2fd5531e"/>
    </style:style>
    <style:style style:name="T107" style:family="text">
      <style:text-properties officeooo:rsid="2fd72999"/>
    </style:style>
    <style:style style:name="T108" style:family="text">
      <style:text-properties officeooo:rsid="2ff271da"/>
    </style:style>
    <style:style style:name="T109" style:family="text">
      <style:text-properties officeooo:rsid="301178a1"/>
    </style:style>
    <style:style style:name="T110" style:family="text">
      <style:text-properties officeooo:rsid="30589a37"/>
    </style:style>
    <style:style style:name="T111" style:family="text">
      <style:text-properties officeooo:rsid="30a1b40e"/>
    </style:style>
    <style:style style:name="T112" style:family="text">
      <style:text-properties officeooo:rsid="312188e3"/>
    </style:style>
    <style:style style:name="T113" style:family="text">
      <style:text-properties officeooo:rsid="31c3b9d7"/>
    </style:style>
    <style:style style:name="T114" style:family="text">
      <style:text-properties officeooo:rsid="31c3d811"/>
    </style:style>
    <style:style style:name="T115" style:family="text">
      <style:text-properties officeooo:rsid="31c61255"/>
    </style:style>
    <style:style style:name="T116" style:family="text">
      <style:text-properties officeooo:rsid="31ccc48f"/>
    </style:style>
    <style:style style:name="T117" style:family="text">
      <style:text-properties officeooo:rsid="31cebda3"/>
    </style:style>
    <style:style style:name="T118" style:family="text">
      <style:text-properties officeooo:rsid="325f9bb7"/>
    </style:style>
    <style:style style:name="T119" style:family="text">
      <style:text-properties officeooo:rsid="32ac072a"/>
    </style:style>
    <style:style style:name="T120" style:family="text">
      <style:text-properties officeooo:rsid="330378ab"/>
    </style:style>
    <style:style style:name="T121" style:family="text">
      <style:text-properties officeooo:rsid="33085bda"/>
    </style:style>
    <style:style style:name="T122" style:family="text">
      <style:text-properties officeooo:rsid="3312d49b"/>
    </style:style>
    <style:style style:name="T123" style:family="text">
      <style:text-properties officeooo:rsid="3362771e"/>
    </style:style>
    <style:style style:name="T124" style:family="text">
      <style:text-properties officeooo:rsid="337ae968"/>
    </style:style>
    <style:style style:name="T125" style:family="text">
      <style:text-properties officeooo:rsid="337f0791"/>
    </style:style>
    <style:style style:name="T126" style:family="text">
      <style:text-properties officeooo:rsid="33bddc0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OLE">
      <style:graphic-properties style:vertical-pos="from-top" style:horizontal-pos="from-left" style:horizontal-rel="paragraph" draw:wrap-influence-on-position="once-concurrent" loext:allow-overlap="true" draw:ole-draw-aspect="1"/>
    </style:style>
    <style:style style:name="Sect1" style:family="section">
      <style:section-properties style:editable="false">
        <style:columns fo:column-count="1" fo:column-gap="0mm"/>
      </style:section-properties>
    </style:style>
    <style:style style:name="Ru1" style:family="ruby">
      <style:ruby-properties style:ruby-align="left" style:ruby-position="above" loext:ruby-position="above"/>
    </style:style>
    <number:time-style style:name="N40">
      <number:hours/>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5">チャンネル開設状</text:p>
      <text:p text:style-name="P5"/>
      <text:p text:style-name="P6">令和３年６月６日</text:p>
      <text:p text:style-name="P4"><text:span text:style-name="T38">YouTube Japan</text:span>御中</text:p>
      <text:p text:style-name="P7"><text:span text:style-name="T32">配信者</text:span><text:span text:style-name="T33">　</text:span><text:ruby text:style-name="Ru1"><text:ruby-base><text:span text:style-name="T2">梅</text:span></text:ruby-base><text:ruby-text>うめ</text:ruby-text></text:ruby><text:span text:style-name="T2">　</text:span><text:ruby text:style-name="Ru1"><text:ruby-base><text:span text:style-name="T2">濁酒</text:span></text:ruby-base><text:ruby-text>どぶろく</text:ruby-text></text:ruby></text:p>
      <text:p text:style-name="P50"><text:date style:data-style-name="N110" text:date-value="2021-08-06T14:36:44.316875478">令和3年8月6日（金）</text:date><text:time style:data-style-name="N40" text:time-value="2021-08-06T14:36:44.316935199">14:36</text:time>印刷　　回目（この一行は提出直前に消す。）</text:p>
      <text:p text:style-name="P26">当事者の表示</text:p>
      <text:p text:style-name="P26">　　別紙「当事者目録」記載の通り</text:p>
      <text:p text:style-name="P26"/>
      <text:p text:style-name="P65">心事件</text:p>
      <text:p text:style-name="P66">　チャンネルの価額　金９９９９無量大数９９９９不可思議９９９９那由他</text:p>
      <text:p text:style-name="P66">　　　　　　　　　　　９９９９阿僧祇９９９９恒河沙９９９９極９９９９載</text:p>
      <text:p text:style-name="P66">　　　　　　　　　　　９９９９正９９９９澗９９９９溝９９９９穣９９９９秭</text:p>
      <text:p text:style-name="P64"><text:span text:style-name="T42">　　　　　　　　　　　</text:span><text:span text:style-name="T21">９９９９垓９９９９京９９９９兆９９９９億９９９９万</text:span></text:p>
      <text:p text:style-name="P67">　　　　　　　　　　　９９９９（（１０の７２乗）−１）円</text:p>
      <text:p text:style-name="P48">　　　 貼用印紙額　金 <text:s text:c="3"/>　　　円（チャンネルの価額が1億円を超えるた</text:p>
      <text:p text:style-name="P48">　　　　　　　　　　　　　　　　　　　　め，手数料の額については，窓口に尋</text:p>
      <text:p text:style-name="P48">　　　　　　　　　　　　　　　　　　　　ねる。）</text:p>
      <text:p text:style-name="P389">　予納郵便切手　金　　　　　　　円</text:p>
      <text:p text:style-name="P47"/>
      <text:p text:style-name="P69"><text:span text:style-name="T85">※本状を改変して使いたい視聴者は，「</text:span><text:span text:style-name="T85"><text:bookmark-ref text:reference-format="number" text:ref-name="__RefNumPara__194094_1486365303">第５</text:bookmark-ref></text:span><text:span text:style-name="T85"><text:bookmark-ref text:reference-format="text" text:ref-name="__RefNumPara__194094_1486365303">　書面の書き方について発信する</text:bookmark-ref></text:span><text:span text:style-name="T85">」</text:span><text:span text:style-name="T30">をご覧下さい。</text:span></text:p>
      <text:p text:style-name="P9">以下余白</text:p>
      <text:p text:style-name="P29">チャンネル開設の趣旨</text:p>
      <text:p text:style-name="P28"/>
      <text:list xml:id="list1020514805" text:style-name="_30__2c__20_請求の趣旨">
        <text:list-item>
          <text:p text:style-name="P397"><text:bookmark-start text:name="__RefHeading___Toc3094_25459472401"/>視聴者は，配信者の生育歴を視聴せよ。<text:bookmark-end text:name="__RefHeading___Toc3094_25459472401"/></text:p>
        </text:list-item>
        <text:list-item>
          <text:p text:style-name="P397">視聴者は，配信者の思考を視聴せよ。</text:p>
        </text:list-item>
        <text:list-item>
          <text:p text:style-name="P397">視聴者は，配信者の解説する書面の書き方を視聴せよ。</text:p>
        </text:list-item>
        <text:list-item>
          <text:p text:style-name="P397">視聴者は，配信者の作ったものに関する解説を視聴せよ。</text:p>
        </text:list-item>
        <text:list-item>
          <text:p text:style-name="P397">視聴者は，配信者による動画の編集・構成方針を視聴せよ。</text:p>
        </text:list-item>
        <text:list-item>
          <text:p text:style-name="P397">視聴者は，配信者による日常生活の工夫を視聴せよ。</text:p>
        </text:list-item>
        <text:list-item>
          <text:p text:style-name="P397">視聴に要する機材・回線費用・視聴時間は，視聴者の負担とする。</text:p>
          <text:p text:style-name="P396">との号令並びに１．２．３．４．５．６項に関する動画を配信者が公開する都度迅速に，視聴者へお勧めするよう求める。</text:p>
        </text:list-item>
      </text:list>
      <text:p text:style-name="P8">以下余白</text:p>
      <text:p text:style-name="P71">チャンネル開設の原因</text:p>
      <text:p text:style-name="P52">概略目次</text:p>
      <text:table-of-content text:style-name="Sect1" text:name="目次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書面_2c_1_2c_第_2c_標題"/>
            <text:index-source-style text:style-name="書面_2c_0_2c_初に_2c_標題"/>
          </text:index-source-styles>
          <text:index-source-styles text:outline-level="2">
            <text:index-source-style text:style-name="書面_2c_2_2c_2_2c_標題"/>
          </text:index-source-styles>
        </text:table-of-content-source>
        <text:index-body>
          <text:p text:style-name="P390"><text:a xlink:type="simple" xlink:href="#__RefHeading___Toc8069_4050357222" text:style-name="Index_20_Link" text:visited-style-name="Index_20_Link">第１ 　当事者<text:tab/>14</text:a></text:p>
          <text:p text:style-name="P391"><text:a xlink:type="simple" xlink:href="#__RefHeading___Toc6293_4050357222" text:style-name="Index_20_Link" text:visited-style-name="Index_20_Link">１ 　配信者<text:tab/>14</text:a></text:p>
          <text:p text:style-name="P391"><text:a xlink:type="simple" xlink:href="#__RefHeading___Toc6649_4050357222" text:style-name="Index_20_Link" text:visited-style-name="Index_20_Link">２ 　視聴者<text:tab/>15</text:a></text:p>
          <text:p text:style-name="P391"><text:a xlink:type="simple" xlink:href="#__RefHeading___Toc6647_4050357222" text:style-name="Index_20_Link" text:visited-style-name="Index_20_Link">３ 　本チャンネルで使用する言語<text:tab/>15</text:a></text:p>
          <text:p text:style-name="P390"><text:a xlink:type="simple" xlink:href="#__RefHeading___Toc8067_4050357222" text:style-name="Index_20_Link" text:visited-style-name="Index_20_Link">第２ 　今後の予定について<text:tab/>17</text:a></text:p>
          <text:p text:style-name="P391"><text:a xlink:type="simple" xlink:href="#__RefHeading___Toc26937_1539785549" text:style-name="Index_20_Link" text:visited-style-name="Index_20_Link">１ 　配信予定の動画<text:tab/>17</text:a></text:p>
          <text:p text:style-name="P391"><text:a xlink:type="simple" xlink:href="#__RefHeading___Toc26939_1539785549" text:style-name="Index_20_Link" text:visited-style-name="Index_20_Link">２ 　活動休止中に挑戦すること<text:tab/>18</text:a></text:p>
          <text:p text:style-name="P391"><text:a xlink:type="simple" xlink:href="#__RefHeading___Toc26941_1539785549" text:style-name="Index_20_Link" text:visited-style-name="Index_20_Link">３ 　令和３年秋口に再開予定<text:tab/>18</text:a></text:p>
          <text:p text:style-name="P390"><text:a xlink:type="simple" xlink:href="#__RefHeading___Toc8065_4050357222" text:style-name="Index_20_Link" text:visited-style-name="Index_20_Link">第３ 　私の生育歴を発信する<text:tab/>18</text:a></text:p>
          <text:p text:style-name="P391"><text:a xlink:type="simple" xlink:href="#__RefHeading___Toc8139_4050357222" text:style-name="Index_20_Link" text:visited-style-name="Index_20_Link">１ 　日本は平和な治安の良い国<text:tab/>19</text:a></text:p>
          <text:p text:style-name="P391"><text:a xlink:type="simple" xlink:href="#__RefHeading___Toc8141_4050357222" text:style-name="Index_20_Link" text:visited-style-name="Index_20_Link">２ 　生育歴を取り上げる理由<text:tab/>19</text:a></text:p>
          <text:p text:style-name="P391"><text:a xlink:type="simple" xlink:href="#__RefHeading___Toc8133_4050357222" text:style-name="Index_20_Link" text:visited-style-name="Index_20_Link">３ 　学歴と職歴<text:tab/>20</text:a></text:p>
          <text:p text:style-name="P391"><text:a xlink:type="simple" xlink:href="#__RefHeading___Toc8137_4050357222" text:style-name="Index_20_Link" text:visited-style-name="Index_20_Link">４ 　知能検査<text:tab/>20</text:a></text:p>
          <text:p text:style-name="P391"><text:a xlink:type="simple" xlink:href="#__RefHeading___Toc8135_4050357222" text:style-name="Index_20_Link" text:visited-style-name="Index_20_Link">５ 　大人が子供の私にかけた情け<text:tab/>20</text:a></text:p>
          <text:p text:style-name="P390"><text:a xlink:type="simple" xlink:href="#__RefHeading___Toc300208_1539785549" text:style-name="Index_20_Link" text:visited-style-name="Index_20_Link">第４ 　私の考えるところを発信する<text:tab/>29</text:a></text:p>
          <text:p text:style-name="P391"><text:a xlink:type="simple" xlink:href="#__RefHeading___Toc55923_1539785549" text:style-name="Index_20_Link" text:visited-style-name="Index_20_Link">１ 　心<text:tab/>30</text:a></text:p>
          <text:p text:style-name="P391"><text:a xlink:type="simple" xlink:href="#__RefHeading___Toc55921_15397855492" text:style-name="Index_20_Link" text:visited-style-name="Index_20_Link">２ 　感情と知性と肉体<text:tab/>34</text:a></text:p>
          <text:p text:style-name="P391"><text:a xlink:type="simple" xlink:href="#__RefHeading___Toc49125_1486365303" text:style-name="Index_20_Link" text:visited-style-name="Index_20_Link">３ 　大恩ある社会に忠義は尽くした<text:tab/>35</text:a></text:p>
          <text:p text:style-name="P391"><text:a xlink:type="simple" xlink:href="#__RefHeading___Toc55921_1539785549" text:style-name="Index_20_Link" text:visited-style-name="Index_20_Link">４ 　人生訓<text:tab/>37</text:a></text:p>
          <text:p text:style-name="P391"><text:a xlink:type="simple" xlink:href="#__RefHeading___Toc55919_1539785549" text:style-name="Index_20_Link" text:visited-style-name="Index_20_Link">５ 　ギフテッド<text:tab/>38</text:a></text:p>
          <text:p text:style-name="P391"><text:a xlink:type="simple" xlink:href="#__RefHeading___Toc6651_4050357222" text:style-name="Index_20_Link" text:visited-style-name="Index_20_Link">６ 　集積化技術による言語の性能向上<text:tab/>44</text:a></text:p>
          <text:p text:style-name="P391"><text:a xlink:type="simple" xlink:href="#__RefHeading___Toc361564_1539785549" text:style-name="Index_20_Link" text:visited-style-name="Index_20_Link">７ 　法治国家<text:tab/>59</text:a></text:p>
          <text:p text:style-name="P391"><text:soft-page-break/><text:a xlink:type="simple" xlink:href="#__RefHeading___Toc55917_1539785549" text:style-name="Index_20_Link" text:visited-style-name="Index_20_Link">８ 　雑談<text:tab/>61</text:a></text:p>
          <text:p text:style-name="P390"><text:a xlink:type="simple" xlink:href="#__RefHeading___Toc8059_4050357222" text:style-name="Index_20_Link" text:visited-style-name="Index_20_Link">第５ 　書面の書き方について発信する<text:tab/>63</text:a></text:p>
          <text:p text:style-name="P391"><text:a xlink:type="simple" xlink:href="#__RefHeading___Toc42752_405035722211" text:style-name="Index_20_Link" text:visited-style-name="Index_20_Link">１ 　「のの書面」の起案環境と，名付ける経緯<text:tab/>63</text:a></text:p>
          <text:p text:style-name="P391"><text:a xlink:type="simple" xlink:href="#__RefHeading___Toc172947_1519388994" text:style-name="Index_20_Link" text:visited-style-name="Index_20_Link">２ 　本状の電子データを配布する目的<text:tab/>65</text:a></text:p>
          <text:p text:style-name="P391"><text:a xlink:type="simple" xlink:href="#__RefHeading___Toc209651_1486365303" text:style-name="Index_20_Link" text:visited-style-name="Index_20_Link">３ 　本状で使用したフォント<text:tab/>66</text:a></text:p>
          <text:p text:style-name="P391"><text:a xlink:type="simple" xlink:href="#__RefHeading___Toc42752_4050357222" text:style-name="Index_20_Link" text:visited-style-name="Index_20_Link">４ 　本状の発生と分化<text:tab/>67</text:a></text:p>
          <text:p text:style-name="P391"><text:a xlink:type="simple" xlink:href="#__RefHeading___Toc42750_4050357222" text:style-name="Index_20_Link" text:visited-style-name="Index_20_Link">５ 　本人訴訟について<text:tab/>68</text:a></text:p>
          <text:p text:style-name="P390"><text:a xlink:type="simple" xlink:href="#__RefHeading___Toc8063_4050357222" text:style-name="Index_20_Link" text:visited-style-name="Index_20_Link">第６ 　作ったものについて発信する<text:tab/>71</text:a></text:p>
          <text:p text:style-name="P391"><text:a xlink:type="simple" xlink:href="#__RefHeading___Toc8085_4050357222" text:style-name="Index_20_Link" text:visited-style-name="Index_20_Link">１ 　YouTubeのネタ<text:tab/>72</text:a></text:p>
          <text:p text:style-name="P391"><text:a xlink:type="simple" xlink:href="#__RefHeading___Toc8083_4050357222" text:style-name="Index_20_Link" text:visited-style-name="Index_20_Link">２ 　幼児〜小学生<text:tab/>72</text:a></text:p>
          <text:p text:style-name="P391"><text:a xlink:type="simple" xlink:href="#__RefHeading___Toc8081_4050357222" text:style-name="Index_20_Link" text:visited-style-name="Index_20_Link">３ 　中学生〜高校浪人<text:tab/>74</text:a></text:p>
          <text:p text:style-name="P391"><text:a xlink:type="simple" xlink:href="#__RefHeading___Toc8081_40503572221" text:style-name="Index_20_Link" text:visited-style-name="Index_20_Link">４ 　高校生<text:tab/>74</text:a></text:p>
          <text:p text:style-name="P391"><text:a xlink:type="simple" xlink:href="#__RefHeading___Toc91641_1539785549" text:style-name="Index_20_Link" text:visited-style-name="Index_20_Link">５ 　浪人生時代<text:tab/>75</text:a></text:p>
          <text:p text:style-name="P391"><text:a xlink:type="simple" xlink:href="#__RefHeading___Toc28705_4050357222" text:style-name="Index_20_Link" text:visited-style-name="Index_20_Link">６ 　専門学校と短期大学の通信教育課程<text:tab/>76</text:a></text:p>
          <text:p text:style-name="P391"><text:a xlink:type="simple" xlink:href="#__RefHeading___Toc8077_4050357222" text:style-name="Index_20_Link" text:visited-style-name="Index_20_Link">７ 　社会人<text:tab/>76</text:a></text:p>
          <text:p text:style-name="P390"><text:a xlink:type="simple" xlink:href="#__RefHeading___Toc8057_4050357222" text:style-name="Index_20_Link" text:visited-style-name="Index_20_Link">第７ 　動画の編集思想について発信する<text:tab/>78</text:a></text:p>
          <text:p text:style-name="P391"><text:a xlink:type="simple" xlink:href="#__RefHeading___Toc8075_4050357222" text:style-name="Index_20_Link" text:visited-style-name="Index_20_Link">１ 　動画の編集について<text:tab/>79</text:a></text:p>
          <text:p text:style-name="P391"><text:a xlink:type="simple" xlink:href="#__RefHeading___Toc8073_4050357222" text:style-name="Index_20_Link" text:visited-style-name="Index_20_Link">２ 　字幕の方がテロップよりも有益<text:tab/>79</text:a></text:p>
          <text:p text:style-name="P391"><text:a xlink:type="simple" xlink:href="#__RefHeading___Toc55925_1539785549" text:style-name="Index_20_Link" text:visited-style-name="Index_20_Link">３ 　字幕のための文字起こしの負担<text:tab/>83</text:a></text:p>
          <text:p text:style-name="P391"><text:a xlink:type="simple" xlink:href="#__RefHeading___Toc18245_2374331524" text:style-name="Index_20_Link" text:visited-style-name="Index_20_Link">４ 　検索を介して視聴者と広告を有機的に結ぶ<text:tab/>83</text:a></text:p>
          <text:p text:style-name="P391"><text:a xlink:type="simple" xlink:href="#__RefHeading___Toc8071_40503572221" text:style-name="Index_20_Link" text:visited-style-name="Index_20_Link">５ 　動画の論理単位の活用<text:tab/>83</text:a></text:p>
          <text:p text:style-name="P391"><text:a xlink:type="simple" xlink:href="#__RefHeading___Toc8071_4050357222" text:style-name="Index_20_Link" text:visited-style-name="Index_20_Link">６ 　プレイリストの活用<text:tab/>84</text:a></text:p>
          <text:p text:style-name="P390"><text:a xlink:type="simple" xlink:href="#__RefHeading___Toc1930_2545947240" text:style-name="Index_20_Link" text:visited-style-name="Index_20_Link">第８ 　日常生活の工夫について発信する<text:tab/>85</text:a></text:p>
          <text:p text:style-name="P390"><text:a xlink:type="simple" xlink:href="#__RefHeading___Toc8061_4050357222" text:style-name="Index_20_Link" text:visited-style-name="Index_20_Link">第９ 　結語<text:tab/>85</text:a></text:p>
        </text:index-body>
      </text:table-of-content>
      <text:p text:style-name="P70">詳細目次</text:p>
      <text:table-of-content text:style-name="Sect1" text:name="目次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書面_2c_1_2c_第_2c_標題"/>
            <text:index-source-style text:style-name="書面_2c_0_2c_初に_2c_標題"/>
          </text:index-source-styles>
          <text:index-source-styles text:outline-level="2">
            <text:index-source-style text:style-name="書面_2c_2_2c_2_2c_標題"/>
          </text:index-source-styles>
          <text:index-source-styles text:outline-level="3">
            <text:index-source-style text:style-name="書面_2c_3_2c__28_3_29__2c_標題"/>
          </text:index-source-styles>
          <text:index-source-styles text:outline-level="4">
            <text:index-source-style text:style-name="書面_2c_4_2c_ア_2c_標題"/>
          </text:index-source-styles>
          <text:index-source-styles text:outline-level="5">
            <text:index-source-style text:style-name="書面_2c_5_2c__28_ア_29__2c_標題"/>
          </text:index-source-styles>
        </text:table-of-content-source>
        <text:index-body>
          <text:p text:style-name="P390"><text:a xlink:type="simple" xlink:href="#__RefHeading___Toc8069_4050357222" text:style-name="Index_20_Link" text:visited-style-name="Index_20_Link">第１ 　当事者<text:tab/>14</text:a></text:p>
          <text:p text:style-name="P391"><text:a xlink:type="simple" xlink:href="#__RefHeading___Toc6293_4050357222" text:style-name="Index_20_Link" text:visited-style-name="Index_20_Link">１ 　配信者<text:tab/>14</text:a></text:p>
          <text:p text:style-name="P391"><text:a xlink:type="simple" xlink:href="#__RefHeading___Toc6649_4050357222" text:style-name="Index_20_Link" text:visited-style-name="Index_20_Link">２ 　視聴者<text:tab/>15</text:a></text:p>
          <text:p text:style-name="P391"><text:a xlink:type="simple" xlink:href="#__RefHeading___Toc6647_4050357222" text:style-name="Index_20_Link" text:visited-style-name="Index_20_Link">３ 　本チャンネルで使用する言語<text:tab/>15</text:a></text:p>
          <text:p text:style-name="P392"><text:a xlink:type="simple" xlink:href="#__RefHeading___Toc6657_4050357222" text:style-name="Index_20_Link" text:visited-style-name="Index_20_Link">（１） 日本語<text:tab/>15</text:a></text:p>
          <text:p text:style-name="P392"><text:a xlink:type="simple" xlink:href="#__RefHeading___Toc6655_4050357222" text:style-name="Index_20_Link" text:visited-style-name="Index_20_Link">（２） 英語<text:tab/>15</text:a></text:p>
          <text:p text:style-name="P392"><text:a xlink:type="simple" xlink:href="#__RefHeading___Toc6655_40503572221" text:style-name="Index_20_Link" text:visited-style-name="Index_20_Link">（3） DeepL<text:tab/>16</text:a></text:p>
          <text:p text:style-name="P392"><text:a xlink:type="simple" xlink:href="#__RefHeading___Toc6653_4050357222" text:style-name="Index_20_Link" text:visited-style-name="Index_20_Link">（４） コメント欄<text:tab/>17</text:a></text:p>
          <text:p text:style-name="P390"><text:a xlink:type="simple" xlink:href="#__RefHeading___Toc8067_4050357222" text:style-name="Index_20_Link" text:visited-style-name="Index_20_Link">第２ 　今後の予定について<text:tab/>17</text:a></text:p>
          <text:p text:style-name="P391"><text:a xlink:type="simple" xlink:href="#__RefHeading___Toc26937_1539785549" text:style-name="Index_20_Link" text:visited-style-name="Index_20_Link">１ 　配信予定の動画<text:tab/>17</text:a></text:p>
          <text:p text:style-name="P391"><text:a xlink:type="simple" xlink:href="#__RefHeading___Toc26939_1539785549" text:style-name="Index_20_Link" text:visited-style-name="Index_20_Link">２ 　活動休止中に挑戦すること<text:tab/>18</text:a></text:p>
          <text:p text:style-name="P391"><text:a xlink:type="simple" xlink:href="#__RefHeading___Toc26941_1539785549" text:style-name="Index_20_Link" text:visited-style-name="Index_20_Link">３ 　令和３年秋口に再開予定<text:tab/>18</text:a></text:p>
          <text:p text:style-name="P390"><text:a xlink:type="simple" xlink:href="#__RefHeading___Toc8065_4050357222" text:style-name="Index_20_Link" text:visited-style-name="Index_20_Link">第３ 　私の生育歴を発信する<text:tab/>18</text:a></text:p>
          <text:p text:style-name="P391"><text:a xlink:type="simple" xlink:href="#__RefHeading___Toc8139_4050357222" text:style-name="Index_20_Link" text:visited-style-name="Index_20_Link">１ 　日本は平和な治安の良い国<text:tab/>19</text:a></text:p>
          <text:p text:style-name="P391"><text:a xlink:type="simple" xlink:href="#__RefHeading___Toc8141_4050357222" text:style-name="Index_20_Link" text:visited-style-name="Index_20_Link">２ 　生育歴を取り上げる理由<text:tab/>19</text:a></text:p>
          <text:p text:style-name="P391"><text:a xlink:type="simple" xlink:href="#__RefHeading___Toc8133_4050357222" text:style-name="Index_20_Link" text:visited-style-name="Index_20_Link">３ 　学歴と職歴<text:tab/>20</text:a></text:p>
          <text:p text:style-name="P391"><text:a xlink:type="simple" xlink:href="#__RefHeading___Toc8137_4050357222" text:style-name="Index_20_Link" text:visited-style-name="Index_20_Link">４ 　知能検査<text:tab/>20</text:a></text:p>
          <text:p text:style-name="P391"><text:a xlink:type="simple" xlink:href="#__RefHeading___Toc8135_4050357222" text:style-name="Index_20_Link" text:visited-style-name="Index_20_Link">５ 　大人が子供の私にかけた情け<text:tab/>20</text:a></text:p>
          <text:p text:style-name="P392"><text:a xlink:type="simple" xlink:href="#__RefHeading___Toc8207_4050357222" text:style-name="Index_20_Link" text:visited-style-name="Index_20_Link">（１） １歳の頃，一人でお買い物しにいく冒険<text:tab/>21</text:a></text:p>
          <text:p text:style-name="P392"><text:a xlink:type="simple" xlink:href="#__RefHeading___Toc8205_4050357222" text:style-name="Index_20_Link" text:visited-style-name="Index_20_Link">（２） 小学一年生（７歳）の時，登校拒否症になりました<text:tab/>21</text:a></text:p>
          <text:p text:style-name="P393"><text:a xlink:type="simple" xlink:href="#__RefHeading___Toc176255_2374331524" text:style-name="Index_20_Link" text:visited-style-name="Index_20_Link">ア 　通り魔的いじめ<text:tab/>21</text:a></text:p>
          <text:p text:style-name="P393"><text:a xlink:type="simple" xlink:href="#__RefHeading___Toc176253_2374331524" text:style-name="Index_20_Link" text:visited-style-name="Index_20_Link">イ 　保健室登校と職員室登校と給食<text:tab/>22</text:a></text:p>
          <text:p text:style-name="P393"><text:a xlink:type="simple" xlink:href="#__RefHeading___Toc176251_2374331524" text:style-name="Index_20_Link" text:visited-style-name="Index_20_Link">ウ 　登校拒否をしました<text:tab/>22</text:a></text:p>
          <text:p text:style-name="P393"><text:soft-page-break/><text:a xlink:type="simple" xlink:href="#__RefHeading___Toc176249_2374331524" text:style-name="Index_20_Link" text:visited-style-name="Index_20_Link">エ 　皆生小児療育センター<text:tab/>23</text:a></text:p>
          <text:p text:style-name="P392"><text:a xlink:type="simple" xlink:href="#__RefHeading___Toc8203_4050357222" text:style-name="Index_20_Link" text:visited-style-name="Index_20_Link">（３） ９歳か１０歳の頃，迷子になって歩道橋で捕まった冒険<text:tab/>23</text:a></text:p>
          <text:p text:style-name="P393"><text:a xlink:type="simple" xlink:href="#__RefHeading___Toc31836_1539785549" text:style-name="Index_20_Link" text:visited-style-name="Index_20_Link">ア 　小学校の自転車の決まり<text:tab/>24</text:a></text:p>
          <text:p text:style-name="P393"><text:a xlink:type="simple" xlink:href="#__RefHeading___Toc55939_1539785549" text:style-name="Index_20_Link" text:visited-style-name="Index_20_Link">イ 　自転車の決まりを守って走ったよ<text:tab/>24</text:a></text:p>
          <text:p text:style-name="P392"><text:a xlink:type="simple" xlink:href="#__RefHeading___Toc8201_4050357222" text:style-name="Index_20_Link" text:visited-style-name="Index_20_Link">（４） １５歳の頃，鳥取県米子市から広島県福山市までチャリで大冒険<text:tab/>24</text:a></text:p>
          <text:p text:style-name="P393"><text:a xlink:type="simple" xlink:href="#__RefHeading___Toc53143_4050357222" text:style-name="Index_20_Link" text:visited-style-name="Index_20_Link">ア 　無謀な大冒険を大反省<text:tab/>24</text:a></text:p>
          <text:p text:style-name="P393"><text:a xlink:type="simple" xlink:href="#__RefHeading___Toc8233_4050357222" text:style-name="Index_20_Link" text:visited-style-name="Index_20_Link">イ 　大冒険の目的と決意と計画<text:tab/>26</text:a></text:p>
          <text:p text:style-name="P393"><text:a xlink:type="simple" xlink:href="#__RefHeading___Toc8231_4050357222" text:style-name="Index_20_Link" text:visited-style-name="Index_20_Link">ウ 　鳥取県米子市から出発＆母親を安心させる<text:tab/>26</text:a></text:p>
          <text:p text:style-name="P393"><text:a xlink:type="simple" xlink:href="#__RefHeading___Toc8229_4050357222" text:style-name="Index_20_Link" text:visited-style-name="Index_20_Link">エ 　ヒッチハイクの開始＆イトーヨーカドーに到着<text:tab/>27</text:a></text:p>
          <text:p text:style-name="P393"><text:a xlink:type="simple" xlink:href="#__RefHeading___Toc8227_4050357222" text:style-name="Index_20_Link" text:visited-style-name="Index_20_Link">オ 　モンスターファーム２の大会に出場<text:tab/>27</text:a></text:p>
          <text:p text:style-name="P393"><text:a xlink:type="simple" xlink:href="#__RefHeading___Toc8225_4050357222" text:style-name="Index_20_Link" text:visited-style-name="Index_20_Link">カ 　帰り道でもヒッチハイク＆親切な方に一晩泊めてもらう<text:tab/>27</text:a></text:p>
          <text:p text:style-name="P393"><text:a xlink:type="simple" xlink:href="#__RefHeading___Toc8223_4050357222" text:style-name="Index_20_Link" text:visited-style-name="Index_20_Link">キ 　一晩泊めてもらって翌朝出発<text:tab/>28</text:a></text:p>
          <text:p text:style-name="P393"><text:a xlink:type="simple" xlink:href="#__RefHeading___Toc8221_4050357222" text:style-name="Index_20_Link" text:visited-style-name="Index_20_Link">ク 　広島県教育委員会と鳥取県教育委員会と中学校の連携<text:tab/>28</text:a></text:p>
          <text:p text:style-name="P393"><text:a xlink:type="simple" xlink:href="#__RefHeading___Toc53141_4050357222" text:style-name="Index_20_Link" text:visited-style-name="Index_20_Link">ケ 　大冒険の移動まとめ<text:tab/>29</text:a></text:p>
          <text:p text:style-name="P390"><text:a xlink:type="simple" xlink:href="#__RefHeading___Toc300208_1539785549" text:style-name="Index_20_Link" text:visited-style-name="Index_20_Link">第４ 　私の考えるところを発信する<text:tab/>29</text:a></text:p>
          <text:p text:style-name="P391"><text:a xlink:type="simple" xlink:href="#__RefHeading___Toc55923_1539785549" text:style-name="Index_20_Link" text:visited-style-name="Index_20_Link">１ 　心<text:tab/>30</text:a></text:p>
          <text:p text:style-name="P392"><text:a xlink:type="simple" xlink:href="#__RefHeading___Toc8131_4050357222" text:style-name="Index_20_Link" text:visited-style-name="Index_20_Link">（１） 強き我<text:tab/>30</text:a></text:p>
          <text:p text:style-name="P393"><text:a xlink:type="simple" xlink:href="#__RefHeading___Toc55935_1539785549" text:style-name="Index_20_Link" text:visited-style-name="Index_20_Link">ア 　やりたい事がある<text:tab/>31</text:a></text:p>
          <text:p text:style-name="P393"><text:a xlink:type="simple" xlink:href="#__RefHeading___Toc55933_1539785549" text:style-name="Index_20_Link" text:visited-style-name="Index_20_Link">イ 　根ざすモノ，目指すモノ<text:tab/>31</text:a></text:p>
          <text:p text:style-name="P393"><text:a xlink:type="simple" xlink:href="#__RefHeading___Toc55931_1539785549" text:style-name="Index_20_Link" text:visited-style-name="Index_20_Link">ウ 　染みぬモノに与することはない<text:tab/>31</text:a></text:p>
          <text:p text:style-name="P393"><text:a xlink:type="simple" xlink:href="#__RefHeading___Toc55929_1539785549" text:style-name="Index_20_Link" text:visited-style-name="Index_20_Link">エ 　興味のないモノ<text:tab/>31</text:a></text:p>
          <text:p text:style-name="P392"><text:a xlink:type="simple" xlink:href="#__RefHeading___Toc21869_1486365303" text:style-name="Index_20_Link" text:visited-style-name="Index_20_Link">（２） 本心と良心の拮抗<text:tab/>31</text:a></text:p>
          <text:p text:style-name="P393"><text:a xlink:type="simple" xlink:href="#__RefHeading___Toc21873_1486365303" text:style-name="Index_20_Link" text:visited-style-name="Index_20_Link">ア 　本心に反する良心<text:tab/>31</text:a></text:p>
          <text:p text:style-name="P393"><text:a xlink:type="simple" xlink:href="#__RefHeading___Toc21871_1486365303" text:style-name="Index_20_Link" text:visited-style-name="Index_20_Link">イ 　押さえ込まれた本心は良心を襲う<text:tab/>31</text:a></text:p>
          <text:p text:style-name="P392"><text:soft-page-break/><text:a xlink:type="simple" xlink:href="#__RefHeading___Toc77120_1180725437" text:style-name="Index_20_Link" text:visited-style-name="Index_20_Link">（３） 感情の昂りが発する言葉<text:tab/>32</text:a></text:p>
          <text:p text:style-name="P393"><text:a xlink:type="simple" xlink:href="#__RefHeading___Toc135718_1539785549" text:style-name="Index_20_Link" text:visited-style-name="Index_20_Link">ア 　困難に突き進む<text:tab/>32</text:a></text:p>
          <text:p text:style-name="P393"><text:a xlink:type="simple" xlink:href="#__RefHeading___Toc55937_1539785549" text:style-name="Index_20_Link" text:visited-style-name="Index_20_Link">イ 　反発・拒否・拒絶<text:tab/>32</text:a></text:p>
          <text:p text:style-name="P392"><text:a xlink:type="simple" xlink:href="#__RefHeading___Toc106352_2136198824" text:style-name="Index_20_Link" text:visited-style-name="Index_20_Link">（４） 自分勝手な考え<text:tab/>32</text:a></text:p>
          <text:p text:style-name="P392"><text:a xlink:type="simple" xlink:href="#__RefHeading___Toc55927_1539785549" text:style-name="Index_20_Link" text:visited-style-name="Index_20_Link">（５） 子供の頃の一念<text:tab/>32</text:a></text:p>
          <text:p text:style-name="P393"><text:a xlink:type="simple" xlink:href="#__RefHeading___Toc8187_4050357222" text:style-name="Index_20_Link" text:visited-style-name="Index_20_Link">ア 　無鉄砲な気持ちは未熟な信念<text:tab/>32</text:a></text:p>
          <text:p text:style-name="P393"><text:a xlink:type="simple" xlink:href="#__RefHeading___Toc8185_4050357222" text:style-name="Index_20_Link" text:visited-style-name="Index_20_Link">イ 　信念を心に宿す<text:tab/>33</text:a></text:p>
          <text:p text:style-name="P393"><text:a xlink:type="simple" xlink:href="#__RefHeading___Toc8189_4050357222" text:style-name="Index_20_Link" text:visited-style-name="Index_20_Link">ウ 　子供の頃の冒険の根底<text:tab/>33</text:a></text:p>
          <text:p text:style-name="P393"><text:a xlink:type="simple" xlink:href="#__RefHeading___Toc8183_4050357222" text:style-name="Index_20_Link" text:visited-style-name="Index_20_Link">エ 　無鉄砲な気持ちは愛国心に通ず<text:tab/>33</text:a></text:p>
          <text:p text:style-name="P393"><text:a xlink:type="simple" xlink:href="#__RefHeading___Toc300212_1539785549" text:style-name="Index_20_Link" text:visited-style-name="Index_20_Link">オ 　アホな子の一念<text:tab/>34</text:a></text:p>
          <text:p text:style-name="P391"><text:a xlink:type="simple" xlink:href="#__RefHeading___Toc55921_15397855492" text:style-name="Index_20_Link" text:visited-style-name="Index_20_Link">２ 　感情と知性と肉体<text:tab/>34</text:a></text:p>
          <text:p text:style-name="P392"><text:a xlink:type="simple" xlink:href="#__RefHeading___Toc99470_2374331524" text:style-name="Index_20_Link" text:visited-style-name="Index_20_Link">（１） 感情が，知性と肉体の潜在能力を顕在化させる<text:tab/>34</text:a></text:p>
          <text:p text:style-name="P392"><text:a xlink:type="simple" xlink:href="#__RefHeading___Toc176247_2374331524" text:style-name="Index_20_Link" text:visited-style-name="Index_20_Link">（２） 自己超越欲求？その亜種の自己承認欲求？<text:tab/>34</text:a></text:p>
          <text:p text:style-name="P392"><text:a xlink:type="simple" xlink:href="#__RefHeading___Toc99468_2374331524" text:style-name="Index_20_Link" text:visited-style-name="Index_20_Link">（３） 感情と知性を一体化させた形跡<text:tab/>35</text:a></text:p>
          <text:p text:style-name="P391"><text:a xlink:type="simple" xlink:href="#__RefHeading___Toc49125_1486365303" text:style-name="Index_20_Link" text:visited-style-name="Index_20_Link">３ 　大恩ある社会に忠義は尽くした<text:tab/>35</text:a></text:p>
          <text:p text:style-name="P392"><text:a xlink:type="simple" xlink:href="#__RefHeading___Toc160989_1486365303" text:style-name="Index_20_Link" text:visited-style-name="Index_20_Link">（１） 東京地裁　知的財産権部（民事第４０部）<text:tab/>36</text:a></text:p>
          <text:p text:style-name="P392"><text:a xlink:type="simple" xlink:href="#__RefHeading___Toc111141_1486365303" text:style-name="Index_20_Link" text:visited-style-name="Index_20_Link">（２） 知的財産高等裁判所<text:tab/>37</text:a></text:p>
          <text:p text:style-name="P391"><text:a xlink:type="simple" xlink:href="#__RefHeading___Toc55921_1539785549" text:style-name="Index_20_Link" text:visited-style-name="Index_20_Link">４ 　人生訓<text:tab/>37</text:a></text:p>
          <text:p text:style-name="P392"><text:a xlink:type="simple" xlink:href="#__RefHeading___Toc12259_40503572221" text:style-name="Index_20_Link" text:visited-style-name="Index_20_Link">（１） 力を振るう者を支配する倫理観<text:tab/>37</text:a></text:p>
          <text:p text:style-name="P392"><text:a xlink:type="simple" xlink:href="#__RefHeading___Toc8125_4050357222" text:style-name="Index_20_Link" text:visited-style-name="Index_20_Link">（２） 語りから語られるまで<text:tab/>38</text:a></text:p>
          <text:p text:style-name="P392"><text:a xlink:type="simple" xlink:href="#__RefHeading___Toc119082_4050357222" text:style-name="Index_20_Link" text:visited-style-name="Index_20_Link">（３） 人類の本流と下流（げりゅう）<text:tab/>38</text:a></text:p>
          <text:p text:style-name="P391"><text:a xlink:type="simple" xlink:href="#__RefHeading___Toc55919_1539785549" text:style-name="Index_20_Link" text:visited-style-name="Index_20_Link">５ 　ギフテッド<text:tab/>38</text:a></text:p>
          <text:p text:style-name="P392"><text:a xlink:type="simple" xlink:href="#__RefHeading___Toc8123_4050357222" text:style-name="Index_20_Link" text:visited-style-name="Index_20_Link">（１） 受精卵が誕生した時に高知能者が決まる<text:tab/>38</text:a></text:p>
          <text:p text:style-name="P392"><text:a xlink:type="simple" xlink:href="#__RefHeading___Toc8121_4050357222" text:style-name="Index_20_Link" text:visited-style-name="Index_20_Link">（２） ギフテッドに勘付く方法の内の一つ（顔に着目）<text:tab/>39</text:a></text:p>
          <text:p text:style-name="P393"><text:soft-page-break/><text:a xlink:type="simple" xlink:href="#__RefHeading___Toc8179_4050357222" text:style-name="Index_20_Link" text:visited-style-name="Index_20_Link">ア 　ジョブズフェイス<text:tab/>39</text:a></text:p>
          <text:p text:style-name="P394"><text:a xlink:type="simple" xlink:href="#__RefHeading___Toc55941_1539785549" text:style-name="Index_20_Link" text:visited-style-name="Index_20_Link">（ア） ジョブズに似ている丸刈りの私<text:tab/>40</text:a></text:p>
          <text:p text:style-name="P394"><text:a xlink:type="simple" xlink:href="#__RefHeading___Toc55943_1539785549" text:style-name="Index_20_Link" text:visited-style-name="Index_20_Link">（イ） シリコンバレーの天才達<text:tab/>40</text:a></text:p>
          <text:p text:style-name="P394"><text:a xlink:type="simple" xlink:href="#__RefHeading___Toc55945_1539785549" text:style-name="Index_20_Link" text:visited-style-name="Index_20_Link">（ウ） 顔に着目するようになりました<text:tab/>40</text:a></text:p>
          <text:p text:style-name="P393"><text:a xlink:type="simple" xlink:href="#__RefHeading___Toc8177_4050357222" text:style-name="Index_20_Link" text:visited-style-name="Index_20_Link">イ 　ジョブズフェイスの具体的な肯定要素<text:tab/>41</text:a></text:p>
          <text:p text:style-name="P394"><text:a xlink:type="simple" xlink:href="#__RefHeading___Toc8219_4050357222" text:style-name="Index_20_Link" text:visited-style-name="Index_20_Link">（ア） 顔の輪郭<text:tab/>41</text:a></text:p>
          <text:p text:style-name="P394"><text:a xlink:type="simple" xlink:href="#__RefHeading___Toc8215_4050357222" text:style-name="Index_20_Link" text:visited-style-name="Index_20_Link">（イ） 目から頭頂部までの長短<text:tab/>41</text:a></text:p>
          <text:p text:style-name="P394"><text:a xlink:type="simple" xlink:href="#__RefHeading___Toc8213_4050357222" text:style-name="Index_20_Link" text:visited-style-name="Index_20_Link">（ウ） 性格<text:tab/>41</text:a></text:p>
          <text:p text:style-name="P394"><text:a xlink:type="simple" xlink:href="#__RefHeading___Toc8217_4050357222" text:style-name="Index_20_Link" text:visited-style-name="Index_20_Link">（エ） 顎から頬<text:tab/>41</text:a></text:p>
          <text:p text:style-name="P393"><text:a xlink:type="simple" xlink:href="#__RefHeading___Toc33881_4050357222" text:style-name="Index_20_Link" text:visited-style-name="Index_20_Link">ウ 　この細長い顔は，いじめられる顔<text:tab/>42</text:a></text:p>
          <text:p text:style-name="P394"><text:a xlink:type="simple" xlink:href="#__RefHeading___Toc55947_1539785549" text:style-name="Index_20_Link" text:visited-style-name="Index_20_Link">（ア） 真島クンすっとばすの話<text:tab/>42</text:a></text:p>
          <text:p text:style-name="P394"><text:a xlink:type="simple" xlink:href="#__RefHeading___Toc55949_1539785549" text:style-name="Index_20_Link" text:visited-style-name="Index_20_Link">（イ） 悪口を言われる<text:tab/>42</text:a></text:p>
          <text:p text:style-name="P394"><text:a xlink:type="simple" xlink:href="#__RefHeading___Toc55951_1539785549" text:style-name="Index_20_Link" text:visited-style-name="Index_20_Link">（ウ） 悪口を言う相手に殴りかかる<text:tab/>42</text:a></text:p>
          <text:p text:style-name="P394"><text:a xlink:type="simple" xlink:href="#__RefHeading___Toc55953_1539785549" text:style-name="Index_20_Link" text:visited-style-name="Index_20_Link">（エ） 右手親指の根本を骨折<text:tab/>43</text:a></text:p>
          <text:p text:style-name="P394"><text:a xlink:type="simple" xlink:href="#__RefHeading___Toc55955_1539785549" text:style-name="Index_20_Link" text:visited-style-name="Index_20_Link">（オ） 馬鹿，指が折れるぞ<text:tab/>43</text:a></text:p>
          <text:p text:style-name="P394"><text:a xlink:type="simple" xlink:href="#__RefHeading___Toc55957_1539785549" text:style-name="Index_20_Link" text:visited-style-name="Index_20_Link">（カ） 拳の作り方を隠したところで，結局，暴力は振るう<text:tab/>43</text:a></text:p>
          <text:p text:style-name="P393"><text:a xlink:type="simple" xlink:href="#__RefHeading___Toc125803_4050357222" text:style-name="Index_20_Link" text:visited-style-name="Index_20_Link">エ 　イジメってババ抜きタイプとジジ抜きタイプがあるのでは？<text:tab/>44</text:a></text:p>
          <text:p text:style-name="P392"><text:a xlink:type="simple" xlink:href="#__RefHeading___Toc8121_40503572223" text:style-name="Index_20_Link" text:visited-style-name="Index_20_Link">（３） ギフテッドの系統<text:tab/>44</text:a></text:p>
          <text:p text:style-name="P391"><text:a xlink:type="simple" xlink:href="#__RefHeading___Toc6651_4050357222" text:style-name="Index_20_Link" text:visited-style-name="Index_20_Link">６ 　集積化技術による言語の性能向上<text:tab/>44</text:a></text:p>
          <text:p text:style-name="P392"><text:a xlink:type="simple" xlink:href="#__RefHeading___Toc143109_40503572221" text:style-name="Index_20_Link" text:visited-style-name="Index_20_Link">（１） 「半導体は微細化が正義」から言語の性能向上を導く<text:tab/>46</text:a></text:p>
          <text:p text:style-name="P392"><text:a xlink:type="simple" xlink:href="#__RefHeading___Toc47405_1180725437" text:style-name="Index_20_Link" text:visited-style-name="Index_20_Link">（２） 言語の性能向上<text:tab/>46</text:a></text:p>
          <text:p text:style-name="P393"><text:a xlink:type="simple" xlink:href="#__RefHeading___Toc44333_2136198824" text:style-name="Index_20_Link" text:visited-style-name="Index_20_Link">ア 　「言語の性能向上表」の使い方<text:tab/>47</text:a></text:p>
          <text:p text:style-name="P393"><text:a xlink:type="simple" xlink:href="#__RefHeading___Toc352342_1539785549" text:style-name="Index_20_Link" text:visited-style-name="Index_20_Link">イ 　感覚は知性によって相互に変換可能<text:tab/>48</text:a></text:p>
          <text:p text:style-name="P393"><text:a xlink:type="simple" xlink:href="#__RefHeading___Toc352344_1539785549" text:style-name="Index_20_Link" text:visited-style-name="Index_20_Link">ウ 　半導体の感覚が電圧である理由について<text:tab/>48</text:a></text:p>
          <text:p text:style-name="P392"><text:soft-page-break/><text:a xlink:type="simple" xlink:href="#__RefHeading___Toc253813_1539785549" text:style-name="Index_20_Link" text:visited-style-name="Index_20_Link">（３） 言語の集積化技術</text:a><text:a xlink:type="simple" xlink:href="#__RefHeading___Toc253813_1539785549" text:style-name="Index_20_Link" text:visited-style-name="Index_20_Link">＋あてはめ</text:a><text:a xlink:type="simple" xlink:href="#__RefHeading___Toc253813_1539785549" text:style-name="Index_20_Link" text:visited-style-name="Index_20_Link"><text:tab/>48</text:a></text:p>
          <text:p text:style-name="P393"><text:a xlink:type="simple" xlink:href="#__RefHeading___Toc105114_1180725437" text:style-name="Index_20_Link" text:visited-style-name="Index_20_Link">ア 　言語の性能向上<text:tab/>48</text:a></text:p>
          <text:p text:style-name="P393"><text:a xlink:type="simple" xlink:href="#__RefHeading___Toc105116_1180725437" text:style-name="Index_20_Link" text:visited-style-name="Index_20_Link">イ 　文化<text:tab/>49</text:a></text:p>
          <text:p text:style-name="P393"><text:a xlink:type="simple" xlink:href="#__RefHeading___Toc300210_1539785549" text:style-name="Index_20_Link" text:visited-style-name="Index_20_Link">ウ 　神は存在する<text:tab/>50</text:a></text:p>
          <text:p text:style-name="P392"><text:a xlink:type="simple" xlink:href="#__RefHeading___Toc135722_15397855491" text:style-name="Index_20_Link" text:visited-style-name="Index_20_Link">（４） 人は分解能の高い感覚を好む<text:tab/>50</text:a></text:p>
          <text:p text:style-name="P392"><text:a xlink:type="simple" xlink:href="#__RefHeading___Toc98527_40503572222" text:style-name="Index_20_Link" text:visited-style-name="Index_20_Link">（５） 日本語は耳よりも目<text:tab/>51</text:a></text:p>
          <text:p text:style-name="P393"><text:a xlink:type="simple" xlink:href="#__RefHeading___Toc85456_4050357222" text:style-name="Index_20_Link" text:visited-style-name="Index_20_Link">ア 　日本語において文字数は音の数の約４４倍<text:tab/>51</text:a></text:p>
          <text:p text:style-name="P393"><text:a xlink:type="simple" xlink:href="#__RefHeading___Toc135720_1539785549" text:style-name="Index_20_Link" text:visited-style-name="Index_20_Link">イ 　日本語は，音より文字の分解能が高い<text:tab/>51</text:a></text:p>
          <text:p text:style-name="P393"><text:a xlink:type="simple" xlink:href="#__RefHeading___Toc135722_1539785549" text:style-name="Index_20_Link" text:visited-style-name="Index_20_Link">ウ 　日本語を母語とする人は聴覚より視覚を好む<text:tab/>51</text:a></text:p>
          <text:p text:style-name="P392"><text:a xlink:type="simple" xlink:href="#__RefHeading___Toc458866_1539785549" text:style-name="Index_20_Link" text:visited-style-name="Index_20_Link">（６） 叡智を集積した漢字を集積文字と呼ぶ<text:tab/>52</text:a></text:p>
          <text:p text:style-name="P393"><text:a xlink:type="simple" xlink:href="#__RefHeading___Toc387824_1539785549" text:style-name="Index_20_Link" text:visited-style-name="Index_20_Link">ア 　微細化された漢字の一画<text:tab/>52</text:a></text:p>
          <text:p text:style-name="P393"><text:a xlink:type="simple" xlink:href="#__RefHeading___Toc387826_1539785549" text:style-name="Index_20_Link" text:visited-style-name="Index_20_Link">イ 　漢字の一画に，叡智が宿る<text:tab/>52</text:a></text:p>
          <text:p text:style-name="P393"><text:a xlink:type="simple" xlink:href="#__RefHeading___Toc541885_1539785549" text:style-name="Index_20_Link" text:visited-style-name="Index_20_Link">ウ 　アルファベット<text:tab/>52</text:a></text:p>
          <text:p text:style-name="P392"><text:a xlink:type="simple" xlink:href="#__RefHeading___Toc475627_1539785549" text:style-name="Index_20_Link" text:visited-style-name="Index_20_Link">（７） 叡智を集積した回路を集積回路（IC）と呼ぶ<text:tab/>53</text:a></text:p>
          <text:p text:style-name="P392"><text:a xlink:type="simple" xlink:href="#__RefHeading___Toc440821_1539785549" text:style-name="Index_20_Link" text:visited-style-name="Index_20_Link">（８） 英語は目よりも耳<text:tab/>53</text:a></text:p>
          <text:p text:style-name="P393"><text:a xlink:type="simple" xlink:href="#__RefHeading___Toc6661_40503572221" text:style-name="Index_20_Link" text:visited-style-name="Index_20_Link">ア 　英語において音の数は文字数の約１９倍<text:tab/>53</text:a></text:p>
          <text:p text:style-name="P393"><text:a xlink:type="simple" xlink:href="#__RefHeading___Toc429629_1539785549" text:style-name="Index_20_Link" text:visited-style-name="Index_20_Link">イ 　英語は文字よりも音の分解能が高い<text:tab/>54</text:a></text:p>
          <text:p text:style-name="P393"><text:a xlink:type="simple" xlink:href="#__RefHeading___Toc6659_405035722211" text:style-name="Index_20_Link" text:visited-style-name="Index_20_Link">ウ 　英語を母語とする人は聴覚を好む<text:tab/>54</text:a></text:p>
          <text:p text:style-name="P392"><text:a xlink:type="simple" xlink:href="#__RefHeading___Toc485427_1539785549" text:style-name="Index_20_Link" text:visited-style-name="Index_20_Link">（９） 英語の集積化技術（リンキング・リダクション）<text:tab/>54</text:a></text:p>
          <text:p text:style-name="P393"><text:a xlink:type="simple" xlink:href="#__RefHeading___Toc431855_1539785549" text:style-name="Index_20_Link" text:visited-style-name="Index_20_Link">ア 　日本語は口，英語は舌<text:tab/>55</text:a></text:p>
          <text:p text:style-name="P393"><text:a xlink:type="simple" xlink:href="#__RefHeading___Toc6659_4050357222" text:style-name="Index_20_Link" text:visited-style-name="Index_20_Link">イ 　喉の鳴動を活用する英語と，喉の鳴動を活用しない日本語<text:tab/>55</text:a></text:p>
          <text:p text:style-name="P393"><text:a xlink:type="simple" xlink:href="#__RefHeading___Toc489961_1539785549" text:style-name="Index_20_Link" text:visited-style-name="Index_20_Link">ウ 　英語の発音の勉強のために，YouTubeで使用したチャンネル<text:tab/>56</text:a></text:p>
          <text:p text:style-name="P394"><text:a xlink:type="simple" xlink:href="#__RefHeading___Toc489967_1539785549" text:style-name="Index_20_Link" text:visited-style-name="Index_20_Link">（ア） Yumi's English Boot Camp<text:tab/>56</text:a></text:p>
          <text:p text:style-name="P394"><text:a xlink:type="simple" xlink:href="#__RefHeading___Toc489965_1539785549" text:style-name="Index_20_Link" text:visited-style-name="Index_20_Link">（イ） 井上ジョーJAPAN<text:tab/>57</text:a></text:p>
          <text:p text:style-name="P394"><text:soft-page-break/><text:a xlink:type="simple" xlink:href="#__RefHeading___Toc489963_1539785549" text:style-name="Index_20_Link" text:visited-style-name="Index_20_Link">（ウ） Rachel’s English<text:tab/>57</text:a></text:p>
          <text:p text:style-name="P392"><text:a xlink:type="simple" xlink:href="#__RefHeading___Toc119084_4050357222" text:style-name="Index_20_Link" text:visited-style-name="Index_20_Link">（１０） 英語と日本語の識字障害<text:tab/>57</text:a></text:p>
          <text:p text:style-name="P393"><text:a xlink:type="simple" xlink:href="#__RefHeading___Toc100150_2136198824" text:style-name="Index_20_Link" text:visited-style-name="Index_20_Link">ア 　英語のアルファベット<text:tab/>57</text:a></text:p>
          <text:p text:style-name="P393"><text:a xlink:type="simple" xlink:href="#__RefHeading___Toc100152_2136198824" text:style-name="Index_20_Link" text:visited-style-name="Index_20_Link">イ 　日本語の漢字<text:tab/>58</text:a></text:p>
          <text:p text:style-name="P392"><text:a xlink:type="simple" xlink:href="#__RefHeading___Toc6661_4050357222" text:style-name="Index_20_Link" text:visited-style-name="Index_20_Link">（１１） 言語の通信に用いる感覚は娯楽に影響する<text:tab/>58</text:a></text:p>
          <text:p text:style-name="P392"><text:a xlink:type="simple" xlink:href="#__RefHeading___Toc99478_2374331524" text:style-name="Index_20_Link" text:visited-style-name="Index_20_Link">（１２） 男性・女性の感覚と社会での活躍<text:tab/>59</text:a></text:p>
          <text:p text:style-name="P391"><text:a xlink:type="simple" xlink:href="#__RefHeading___Toc361564_1539785549" text:style-name="Index_20_Link" text:visited-style-name="Index_20_Link">７ 　法治国家<text:tab/>59</text:a></text:p>
          <text:p text:style-name="P392"><text:a xlink:type="simple" xlink:href="#__RefHeading___Toc370859_1539785549" text:style-name="Index_20_Link" text:visited-style-name="Index_20_Link">（１） 法治国家の誕生<text:tab/>60</text:a></text:p>
          <text:p text:style-name="P392"><text:a xlink:type="simple" xlink:href="#__RefHeading___Toc370857_1539785549" text:style-name="Index_20_Link" text:visited-style-name="Index_20_Link">（２） 法の出自を知る者<text:tab/>60</text:a></text:p>
          <text:p text:style-name="P392"><text:a xlink:type="simple" xlink:href="#__RefHeading___Toc370855_1539785549" text:style-name="Index_20_Link" text:visited-style-name="Index_20_Link">（３） 知性と良心の化身<text:tab/>60</text:a></text:p>
          <text:p text:style-name="P391"><text:a xlink:type="simple" xlink:href="#__RefHeading___Toc55917_1539785549" text:style-name="Index_20_Link" text:visited-style-name="Index_20_Link">８ 　雑談<text:tab/>61</text:a></text:p>
          <text:p text:style-name="P392"><text:a xlink:type="simple" xlink:href="#__RefHeading___Toc12253_4050357222" text:style-name="Index_20_Link" text:visited-style-name="Index_20_Link">（１） 知性とお金<text:tab/>61</text:a></text:p>
          <text:p text:style-name="P392"><text:a xlink:type="simple" xlink:href="#__RefHeading___Toc8117_4050357222" text:style-name="Index_20_Link" text:visited-style-name="Index_20_Link">（２） 子供と公園<text:tab/>61</text:a></text:p>
          <text:p text:style-name="P392"><text:a xlink:type="simple" xlink:href="#__RefHeading___Toc12247_4050357222" text:style-name="Index_20_Link" text:visited-style-name="Index_20_Link">（３） アメリカ人の愛国心<text:tab/>62</text:a></text:p>
          <text:p text:style-name="P392"><text:a xlink:type="simple" xlink:href="#__RefHeading___Toc188480_2374331524" text:style-name="Index_20_Link" text:visited-style-name="Index_20_Link">（４） 刷り込み<text:tab/>62</text:a></text:p>
          <text:p text:style-name="P392"><text:a xlink:type="simple" xlink:href="#__RefHeading___Toc12247_40503572221" text:style-name="Index_20_Link" text:visited-style-name="Index_20_Link">（５） 男の能力<text:tab/>62</text:a></text:p>
          <text:p text:style-name="P392"><text:a xlink:type="simple" xlink:href="#__RefHeading___Toc22994_40503572222" text:style-name="Index_20_Link" text:visited-style-name="Index_20_Link">（６） 手練れ<text:tab/>63</text:a></text:p>
          <text:p text:style-name="P390"><text:a xlink:type="simple" xlink:href="#__RefHeading___Toc8059_4050357222" text:style-name="Index_20_Link" text:visited-style-name="Index_20_Link">第５ 　書面の書き方について発信する<text:tab/>63</text:a></text:p>
          <text:p text:style-name="P391"><text:a xlink:type="simple" xlink:href="#__RefHeading___Toc42752_405035722211" text:style-name="Index_20_Link" text:visited-style-name="Index_20_Link">１ 　「のの書面」の起案環境と，名付ける経緯<text:tab/>63</text:a></text:p>
          <text:p text:style-name="P392"><text:a xlink:type="simple" xlink:href="#__RefHeading___Toc161457_4050357222" text:style-name="Index_20_Link" text:visited-style-name="Index_20_Link">（１） 「のの書面」の起案環境<text:tab/>63</text:a></text:p>
          <text:p text:style-name="P392"><text:a xlink:type="simple" xlink:href="#__RefHeading___Toc42752_40503572221" text:style-name="Index_20_Link" text:visited-style-name="Index_20_Link">（２） 「のの書面」と名付ける経緯<text:tab/>63</text:a></text:p>
          <text:p text:style-name="P393"><text:a xlink:type="simple" xlink:href="#__RefHeading___Toc541883_1539785549" text:style-name="Index_20_Link" text:visited-style-name="Index_20_Link">ア 　章番号の数は３つ<text:tab/>64</text:a></text:p>
          <text:p text:style-name="P393"><text:a xlink:type="simple" xlink:href="#__RefHeading___Toc541089_1539785549" text:style-name="Index_20_Link" text:visited-style-name="Index_20_Link">イ 　読み手への配慮<text:tab/>64</text:a></text:p>
          <text:p text:style-name="P393"><text:a xlink:type="simple" xlink:href="#__RefHeading___Toc541085_1539785549" text:style-name="Index_20_Link" text:visited-style-name="Index_20_Link">ウ 　美意識を理由として「のの」という表示が残った<text:tab/>64</text:a></text:p>
          <text:p text:style-name="P393"><text:soft-page-break/><text:a xlink:type="simple" xlink:href="#__RefHeading___Toc541087_1539785549" text:style-name="Index_20_Link" text:visited-style-name="Index_20_Link">エ 　１ページ目のヘッダー左端の「のの」の合理的理由<text:tab/>64</text:a></text:p>
          <text:p text:style-name="P393"><text:a xlink:type="simple" xlink:href="#__RefHeading___Toc104388_1539785549" text:style-name="Index_20_Link" text:visited-style-name="Index_20_Link">オ 　「のの書面」という呼び名の合理的理由<text:tab/>65</text:a></text:p>
          <text:p text:style-name="P391"><text:a xlink:type="simple" xlink:href="#__RefHeading___Toc172947_1519388994" text:style-name="Index_20_Link" text:visited-style-name="Index_20_Link">２ 　本状の電子データを配布する目的<text:tab/>65</text:a></text:p>
          <text:p text:style-name="P392"><text:a xlink:type="simple" xlink:href="#__RefHeading___Toc172951_1519388994" text:style-name="Index_20_Link" text:visited-style-name="Index_20_Link">（１） 取り急ぎの配布<text:tab/>65</text:a></text:p>
          <text:p text:style-name="P392"><text:a xlink:type="simple" xlink:href="#__RefHeading___Toc172955_1519388994" text:style-name="Index_20_Link" text:visited-style-name="Index_20_Link">（２） 本状の優れた「スタイル」を営利目的で活用して下さい<text:tab/>65</text:a></text:p>
          <text:p text:style-name="P392"><text:a xlink:type="simple" xlink:href="#__RefHeading___Toc194223_1519388994" text:style-name="Index_20_Link" text:visited-style-name="Index_20_Link">（３） 本状の著作権を侵害しないように気をつけて下さい<text:tab/>66</text:a></text:p>
          <text:p text:style-name="P392"><text:a xlink:type="simple" xlink:href="#__RefHeading___Toc172953_1519388994" text:style-name="Index_20_Link" text:visited-style-name="Index_20_Link">（４） 紙に印刷して読みたいと思う視聴者の方へ<text:tab/>66</text:a></text:p>
          <text:p text:style-name="P392"><text:a xlink:type="simple" xlink:href="#__RefHeading___Toc172949_1519388994" text:style-name="Index_20_Link" text:visited-style-name="Index_20_Link">（５） 本状を営利目的で印刷しないで下さい<text:tab/>66</text:a></text:p>
          <text:p text:style-name="P391"><text:a xlink:type="simple" xlink:href="#__RefHeading___Toc209651_1486365303" text:style-name="Index_20_Link" text:visited-style-name="Index_20_Link">３ 　本状で使用したフォント<text:tab/>66</text:a></text:p>
          <text:p text:style-name="P391"><text:a xlink:type="simple" xlink:href="#__RefHeading___Toc42752_4050357222" text:style-name="Index_20_Link" text:visited-style-name="Index_20_Link">４ 　本状の発生と分化<text:tab/>67</text:a></text:p>
          <text:p text:style-name="P392"><text:a xlink:type="simple" xlink:href="#__RefHeading___Toc8105_4050357222" text:style-name="Index_20_Link" text:visited-style-name="Index_20_Link">（１） 「訴状」を模倣（発生）<text:tab/>67</text:a></text:p>
          <text:p text:style-name="P392"><text:a xlink:type="simple" xlink:href="#__RefHeading___Toc42762_4050357222" text:style-name="Index_20_Link" text:visited-style-name="Index_20_Link">（２） 「のの書面」を訴訟活動以外で活用する場面（分化）<text:tab/>67</text:a></text:p>
          <text:p text:style-name="P393"><text:a xlink:type="simple" xlink:href="#__RefHeading___Toc194225_1519388994" text:style-name="Index_20_Link" text:visited-style-name="Index_20_Link">ア 　美しい日本語<text:tab/>67</text:a></text:p>
          <text:p text:style-name="P393"><text:a xlink:type="simple" xlink:href="#__RefHeading___Toc51933_975029015" text:style-name="Index_20_Link" text:visited-style-name="Index_20_Link">イ 　報告書・企画書<text:tab/>67</text:a></text:p>
          <text:p text:style-name="P393"><text:a xlink:type="simple" xlink:href="#__RefHeading___Toc51931_975029015" text:style-name="Index_20_Link" text:visited-style-name="Index_20_Link">ウ 　文字起こしの手間を大幅に削減<text:tab/>67</text:a></text:p>
          <text:p text:style-name="P391"><text:a xlink:type="simple" xlink:href="#__RefHeading___Toc42750_4050357222" text:style-name="Index_20_Link" text:visited-style-name="Index_20_Link">５ 　本人訴訟について<text:tab/>68</text:a></text:p>
          <text:p text:style-name="P392"><text:a xlink:type="simple" xlink:href="#__RefHeading___Toc8101_4050357222" text:style-name="Index_20_Link" text:visited-style-name="Index_20_Link">（１） 本人訴訟の際に参考にした書籍<text:tab/>68</text:a></text:p>
          <text:p text:style-name="P392"><text:a xlink:type="simple" xlink:href="#__RefHeading___Toc42760_4050357222" text:style-name="Index_20_Link" text:visited-style-name="Index_20_Link">（２） 本人訴訟を検討される方へ<text:tab/>68</text:a></text:p>
          <text:p text:style-name="P392"><text:a xlink:type="simple" xlink:href="#__RefHeading___Toc42766_4050357222" text:style-name="Index_20_Link" text:visited-style-name="Index_20_Link">（３） 本状の章立ては公文書と同じ<text:tab/>69</text:a></text:p>
          <text:p text:style-name="P392"><text:a xlink:type="simple" xlink:href="#__RefHeading___Toc42758_4050357222" text:style-name="Index_20_Link" text:visited-style-name="Index_20_Link">（４） 本人訴訟の際にも「のの書面」を利用してください<text:tab/>69</text:a></text:p>
          <text:p text:style-name="P392"><text:a xlink:type="simple" xlink:href="#__RefHeading___Toc42756_4050357222" text:style-name="Index_20_Link" text:visited-style-name="Index_20_Link">（５） 本人訴訟の進め方の具体的な支援はしません<text:tab/>70</text:a></text:p>
          <text:p text:style-name="P392"><text:a xlink:type="simple" xlink:href="#__RefHeading___Toc42764_4050357222" text:style-name="Index_20_Link" text:visited-style-name="Index_20_Link">（６） 清廉潔白の無責任<text:tab/>70</text:a></text:p>
          <text:p text:style-name="P390"><text:a xlink:type="simple" xlink:href="#__RefHeading___Toc8063_4050357222" text:style-name="Index_20_Link" text:visited-style-name="Index_20_Link">第６ 　作ったものについて発信する<text:tab/>71</text:a></text:p>
          <text:p text:style-name="P391"><text:a xlink:type="simple" xlink:href="#__RefHeading___Toc8085_4050357222" text:style-name="Index_20_Link" text:visited-style-name="Index_20_Link">１ 　YouTubeのネタ<text:tab/>72</text:a></text:p>
          <text:p text:style-name="P392"><text:soft-page-break/><text:a xlink:type="simple" xlink:href="#__RefHeading___Toc86986_2136198824" text:style-name="Index_20_Link" text:visited-style-name="Index_20_Link">（１） 透明な氷を作るために参考にした動画<text:tab/>72</text:a></text:p>
          <text:p text:style-name="P391"><text:a xlink:type="simple" xlink:href="#__RefHeading___Toc8083_4050357222" text:style-name="Index_20_Link" text:visited-style-name="Index_20_Link">２ 　幼児〜小学生<text:tab/>72</text:a></text:p>
          <text:p text:style-name="P392"><text:a xlink:type="simple" xlink:href="#__RefHeading___Toc104380_1539785549" text:style-name="Index_20_Link" text:visited-style-name="Index_20_Link">（１） 色々な工作をしました<text:tab/>73</text:a></text:p>
          <text:p text:style-name="P392"><text:a xlink:type="simple" xlink:href="#__RefHeading___Toc104382_1539785549" text:style-name="Index_20_Link" text:visited-style-name="Index_20_Link">（２） 料理をしたりもしました<text:tab/>73</text:a></text:p>
          <text:p text:style-name="P391"><text:a xlink:type="simple" xlink:href="#__RefHeading___Toc8081_4050357222" text:style-name="Index_20_Link" text:visited-style-name="Index_20_Link">３ 　中学生〜高校浪人<text:tab/>74</text:a></text:p>
          <text:p text:style-name="P392"><text:a xlink:type="simple" xlink:href="#__RefHeading___Toc8169_4050357222" text:style-name="Index_20_Link" text:visited-style-name="Index_20_Link">（１） 三種の神器を作成<text:tab/>74</text:a></text:p>
          <text:p text:style-name="P392"><text:a xlink:type="simple" xlink:href="#__RefHeading___Toc104386_1539785549" text:style-name="Index_20_Link" text:visited-style-name="Index_20_Link">（２） 発電機<text:tab/>74</text:a></text:p>
          <text:p text:style-name="P392"><text:a xlink:type="simple" xlink:href="#__RefHeading___Toc104384_1539785549" text:style-name="Index_20_Link" text:visited-style-name="Index_20_Link">（３） 囲碁を習い始める<text:tab/>74</text:a></text:p>
          <text:p text:style-name="P391"><text:a xlink:type="simple" xlink:href="#__RefHeading___Toc8081_40503572221" text:style-name="Index_20_Link" text:visited-style-name="Index_20_Link">４ 　高校生<text:tab/>74</text:a></text:p>
          <text:p text:style-name="P392"><text:a xlink:type="simple" xlink:href="#__RefHeading___Toc20917_2374331524" text:style-name="Index_20_Link" text:visited-style-name="Index_20_Link">（１） 囲碁<text:tab/>74</text:a></text:p>
          <text:p text:style-name="P392"><text:a xlink:type="simple" xlink:href="#__RefHeading___Toc8167_4050357222" text:style-name="Index_20_Link" text:visited-style-name="Index_20_Link">（２） 角の三等分線<text:tab/>75</text:a></text:p>
          <text:p text:style-name="P392"><text:a xlink:type="simple" xlink:href="#__RefHeading___Toc72497_1486365303" text:style-name="Index_20_Link" text:visited-style-name="Index_20_Link">（３） 成長した私<text:tab/>75</text:a></text:p>
          <text:p text:style-name="P391"><text:a xlink:type="simple" xlink:href="#__RefHeading___Toc91641_1539785549" text:style-name="Index_20_Link" text:visited-style-name="Index_20_Link">５ 　浪人生時代<text:tab/>75</text:a></text:p>
          <text:p text:style-name="P392"><text:a xlink:type="simple" xlink:href="#__RefHeading___Toc8163_4050357222" text:style-name="Index_20_Link" text:visited-style-name="Index_20_Link">（１） 暗号学に惚れた<text:tab/>75</text:a></text:p>
          <text:p text:style-name="P392"><text:a xlink:type="simple" xlink:href="#__RefHeading___Toc8165_4050357222" text:style-name="Index_20_Link" text:visited-style-name="Index_20_Link">（２） 行列暗号<text:tab/>76</text:a></text:p>
          <text:p text:style-name="P392"><text:a xlink:type="simple" xlink:href="#__RefHeading___Toc8161_4050357222" text:style-name="Index_20_Link" text:visited-style-name="Index_20_Link">（３） 私の恋は成就しそう･ﾟ･（ノД`）･ﾟ･<text:tab/>76</text:a></text:p>
          <text:p text:style-name="P391"><text:a xlink:type="simple" xlink:href="#__RefHeading___Toc28705_4050357222" text:style-name="Index_20_Link" text:visited-style-name="Index_20_Link">６ 　専門学校と短期大学の通信教育課程<text:tab/>76</text:a></text:p>
          <text:p text:style-name="P391"><text:a xlink:type="simple" xlink:href="#__RefHeading___Toc8077_4050357222" text:style-name="Index_20_Link" text:visited-style-name="Index_20_Link">７ 　社会人<text:tab/>76</text:a></text:p>
          <text:p text:style-name="P392"><text:a xlink:type="simple" xlink:href="#__RefHeading___Toc28711_4050357222" text:style-name="Index_20_Link" text:visited-style-name="Index_20_Link">（１） 言の葉織り<text:tab/>77</text:a></text:p>
          <text:p text:style-name="P392"><text:a xlink:type="simple" xlink:href="#__RefHeading___Toc28709_4050357222" text:style-name="Index_20_Link" text:visited-style-name="Index_20_Link">（２） 梅比（うめっぴ）<text:tab/>77</text:a></text:p>
          <text:p text:style-name="P392"><text:a xlink:type="simple" xlink:href="#__RefHeading___Toc28707_4050357222" text:style-name="Index_20_Link" text:visited-style-name="Index_20_Link">（３） ブロックチェーンの定義とJustice of Punctual<text:tab/>77</text:a></text:p>
          <text:p text:style-name="P390"><text:a xlink:type="simple" xlink:href="#__RefHeading___Toc8057_4050357222" text:style-name="Index_20_Link" text:visited-style-name="Index_20_Link">第７ 　動画の編集思想について発信する<text:tab/>78</text:a></text:p>
          <text:p text:style-name="P391"><text:a xlink:type="simple" xlink:href="#__RefHeading___Toc8075_4050357222" text:style-name="Index_20_Link" text:visited-style-name="Index_20_Link">１ 　動画の編集について<text:tab/>79</text:a></text:p>
          <text:p text:style-name="P391"><text:a xlink:type="simple" xlink:href="#__RefHeading___Toc8073_4050357222" text:style-name="Index_20_Link" text:visited-style-name="Index_20_Link">２ 　字幕の方がテロップよりも有益<text:tab/>79</text:a></text:p>
          <text:p text:style-name="P392"><text:soft-page-break/><text:a xlink:type="simple" xlink:href="#__RefHeading___Toc8153_4050357222" text:style-name="Index_20_Link" text:visited-style-name="Index_20_Link">（１） ジェシカさんの説く字幕の意義<text:tab/>80</text:a></text:p>
          <text:p text:style-name="P392"><text:a xlink:type="simple" xlink:href="#__RefHeading___Toc8157_4050357222" text:style-name="Index_20_Link" text:visited-style-name="Index_20_Link">（２） 検索エンジンは動画を字幕で理解している<text:tab/>81</text:a></text:p>
          <text:p text:style-name="P392"><text:a xlink:type="simple" xlink:href="#__RefHeading___Toc8155_4050357222" text:style-name="Index_20_Link" text:visited-style-name="Index_20_Link">（３） 動画の字幕には文字数制限がない<text:tab/>81</text:a></text:p>
          <text:p text:style-name="P392"><text:a xlink:type="simple" xlink:href="#__RefHeading___Toc8159_4050357222" text:style-name="Index_20_Link" text:visited-style-name="Index_20_Link">（４） 表示・非表示と多言語対応<text:tab/>81</text:a></text:p>
          <text:p text:style-name="P393"><text:a xlink:type="simple" xlink:href="#__RefHeading___Toc8211_4050357222" text:style-name="Index_20_Link" text:visited-style-name="Index_20_Link">ア 　字幕の場合<text:tab/>81</text:a></text:p>
          <text:p text:style-name="P394"><text:a xlink:type="simple" xlink:href="#__RefHeading___Toc8241_4050357222" text:style-name="Index_20_Link" text:visited-style-name="Index_20_Link">（ア） 字幕の表示・非表示<text:tab/>81</text:a></text:p>
          <text:p text:style-name="P394"><text:a xlink:type="simple" xlink:href="#__RefHeading___Toc8239_4050357222" text:style-name="Index_20_Link" text:visited-style-name="Index_20_Link">（イ） 字幕での多言語対応の手間<text:tab/>81</text:a></text:p>
          <text:p text:style-name="P393"><text:a xlink:type="simple" xlink:href="#__RefHeading___Toc8209_4050357222" text:style-name="Index_20_Link" text:visited-style-name="Index_20_Link">イ 　テロップの場合<text:tab/>82</text:a></text:p>
          <text:p text:style-name="P394"><text:a xlink:type="simple" xlink:href="#__RefHeading___Toc8237_4050357222" text:style-name="Index_20_Link" text:visited-style-name="Index_20_Link">（ア） テロップの表示・非表示<text:tab/>82</text:a></text:p>
          <text:p text:style-name="P394"><text:a xlink:type="simple" xlink:href="#__RefHeading___Toc8235_4050357222" text:style-name="Index_20_Link" text:visited-style-name="Index_20_Link">（イ） テロップでの多言語対応の手間<text:tab/>82</text:a></text:p>
          <text:p text:style-name="P392"><text:a xlink:type="simple" xlink:href="#__RefHeading___Toc103825_1539785549" text:style-name="Index_20_Link" text:visited-style-name="Index_20_Link">（５） なぜ，日本人はテロップを字幕代わりに使うの？<text:tab/>82</text:a></text:p>
          <text:p text:style-name="P392"><text:a xlink:type="simple" xlink:href="#__RefHeading___Toc109324_1180725437" text:style-name="Index_20_Link" text:visited-style-name="Index_20_Link">（６） 字幕もテロップも提供して両喰いしよう<text:tab/>82</text:a></text:p>
          <text:p text:style-name="P391"><text:a xlink:type="simple" xlink:href="#__RefHeading___Toc55925_1539785549" text:style-name="Index_20_Link" text:visited-style-name="Index_20_Link">３ 　字幕のための文字起こしの負担<text:tab/>83</text:a></text:p>
          <text:p text:style-name="P391"><text:a xlink:type="simple" xlink:href="#__RefHeading___Toc18245_2374331524" text:style-name="Index_20_Link" text:visited-style-name="Index_20_Link">４ 　検索を介して視聴者と広告を有機的に結ぶ<text:tab/>83</text:a></text:p>
          <text:p text:style-name="P391"><text:a xlink:type="simple" xlink:href="#__RefHeading___Toc8071_40503572221" text:style-name="Index_20_Link" text:visited-style-name="Index_20_Link">５ 　動画の論理単位の活用<text:tab/>83</text:a></text:p>
          <text:p text:style-name="P392"><text:a xlink:type="simple" xlink:href="#__RefHeading___Toc8149_40503572221" text:style-name="Index_20_Link" text:visited-style-name="Index_20_Link">（１） 骨子動画<text:tab/>83</text:a></text:p>
          <text:p text:style-name="P392"><text:a xlink:type="simple" xlink:href="#__RefHeading___Toc104378_1539785549" text:style-name="Index_20_Link" text:visited-style-name="Index_20_Link">（２） 論理単位で分割した動画<text:tab/>84</text:a></text:p>
          <text:p text:style-name="P392"><text:a xlink:type="simple" xlink:href="#__RefHeading___Toc104376_1539785549" text:style-name="Index_20_Link" text:visited-style-name="Index_20_Link">（３） 同じ論理単位の統合<text:tab/>84</text:a></text:p>
          <text:p text:style-name="P391"><text:a xlink:type="simple" xlink:href="#__RefHeading___Toc8071_4050357222" text:style-name="Index_20_Link" text:visited-style-name="Index_20_Link">６ 　プレイリストの活用<text:tab/>84</text:a></text:p>
          <text:p text:style-name="P392"><text:a xlink:type="simple" xlink:href="#__RefHeading___Toc8147_4050357222" text:style-name="Index_20_Link" text:visited-style-name="Index_20_Link">（１） 書面単位のプレイリスト<text:tab/>84</text:a></text:p>
          <text:p text:style-name="P392"><text:a xlink:type="simple" xlink:href="#__RefHeading___Toc8145_4050357222" text:style-name="Index_20_Link" text:visited-style-name="Index_20_Link">（２） 論理単位のプレイリスト<text:tab/>84</text:a></text:p>
          <text:p text:style-name="P392"><text:a xlink:type="simple" xlink:href="#__RefHeading___Toc8143_4050357222" text:style-name="Index_20_Link" text:visited-style-name="Index_20_Link">（３） </text:a><text:a xlink:type="simple" xlink:href="#__RefHeading___Toc8143_4050357222" text:style-name="Index_20_Link" text:visited-style-name="Index_20_Link">掛詞（かけことば）</text:a><text:a xlink:type="simple" xlink:href="#__RefHeading___Toc8143_4050357222" text:style-name="Index_20_Link" text:visited-style-name="Index_20_Link">なプレイリスト<text:tab/>84</text:a></text:p>
          <text:p text:style-name="P390"><text:a xlink:type="simple" xlink:href="#__RefHeading___Toc1930_2545947240" text:style-name="Index_20_Link" text:visited-style-name="Index_20_Link">第８ 　日常生活の工夫について発信する<text:tab/>85</text:a></text:p>
          <text:p text:style-name="P390"><text:a xlink:type="simple" xlink:href="#__RefHeading___Toc8061_4050357222" text:style-name="Index_20_Link" text:visited-style-name="Index_20_Link">第９ 　結語<text:tab/>85</text:a></text:p>
        </text:index-body>
      </text:table-of-content>
      <text:list xml:id="list562183584" text:style-name="_31__2c__20_第_ff11_">
        <text:list-item>
          <text:h text:style-name="P402" text:outline-level="1"><text:bookmark-start text:name="__RefHeading___Toc8069_4050357222"/>　当事者<text:bookmark-end text:name="__RefHeading___Toc8069_4050357222"/></text:h>
        </text:list-item>
      </text:list>
      <text:p text:style-name="P99">　こちらは，梅濁酒<text:span text:style-name="T35">（うめどぶろく）</text:span>研究所チャンネルです。</text:p>
      <text:p text:style-name="P101">　私は，「梅濁酒研究所」の所長の梅濁酒です。よろしく。</text:p>
      <text:p text:style-name="P99">　「<text:bookmark-ref text:reference-format="number" text:ref-name="__RefHeading___Toc6293_4050357222">１</text:bookmark-ref><text:bookmark-ref text:reference-format="text" text:ref-name="__RefHeading___Toc6293_4050357222">　配信者</text:bookmark-ref>」に記載の通り，「梅濁酒研究所チャンネル」では，私の興味関心の赴くままに動画を撮影します。そのため，本チャンネルは撮影の対象が無節操です。</text:p>
      <text:p text:style-name="P99">　そして，対象とする「<text:bookmark-ref text:reference-format="number" text:ref-name="__RefHeading___Toc6649_4050357222">２</text:bookmark-ref><text:bookmark-ref text:reference-format="text" text:ref-name="__RefHeading___Toc6649_4050357222">　視聴者</text:bookmark-ref>」は，好奇心の対象が無節操な視聴者・賢い視聴者です。</text:p>
      <text:p text:style-name="P105">　「<text:bookmark-ref text:reference-format="number" text:ref-name="__RefHeading___Toc6647_4050357222">３</text:bookmark-ref><text:bookmark-ref text:reference-format="text" text:ref-name="__RefHeading___Toc6647_4050357222">　本チャンネルで使用する言語</text:bookmark-ref>」は，<text:span text:style-name="T34">「</text:span><text:span text:style-name="T34"><text:bookmark-ref text:reference-format="number" text:ref-name="__RefNumPara__59759_636912426">３</text:bookmark-ref></text:span><text:span text:style-name="T34">の</text:span><text:span text:style-name="T34"><text:bookmark-ref text:reference-format="number" text:ref-name="__RefNumPara__115182_1486365303">（１）</text:bookmark-ref></text:span><text:span text:style-name="T34"><text:bookmark-ref text:reference-format="text" text:ref-name="__RefNumPara__115182_1486365303">日本語</text:bookmark-ref></text:span><text:span text:style-name="T34">」または「「</text:span><text:span text:style-name="T34"><text:bookmark-ref text:reference-format="number" text:ref-name="__RefNumPara__59759_636912426">３</text:bookmark-ref></text:span><text:span text:style-name="T34">の</text:span><text:span text:style-name="T34"><text:bookmark-ref text:reference-format="number" text:ref-name="__RefNumPara__115184_1486365303">（２）</text:bookmark-ref></text:span><text:span text:style-name="T34"><text:bookmark-ref text:reference-format="text" text:ref-name="__RefNumPara__115184_1486365303">英語</text:bookmark-ref></text:span><text:span text:style-name="T34">」が主です。しかし，日本語や英語ではなく，他の言語でコメント欄に動画の感想を書いてくださっても嬉しいです。残念ながら，私の言語能力が低いので，私が理解した上で返信できるコメントの言語は，日本語と英語に限定されてしまいます。</text:span></text:p>
      <text:p text:style-name="P104"><text:span text:style-name="T34"><text:s/>YouTubeでは「</text:span><text:span text:style-name="T34"><text:bookmark-ref text:reference-format="number" text:ref-name="__RefHeading___Toc8057_4050357222">第７</text:bookmark-ref></text:span><text:span text:style-name="T34">の</text:span><text:span text:style-name="T34"><text:bookmark-ref text:reference-format="number" text:ref-name="__RefHeading___Toc8073_4050357222">２</text:bookmark-ref></text:span><text:span text:style-name="T34"><text:bookmark-ref text:reference-format="text" text:ref-name="__RefHeading___Toc8073_4050357222">　字幕の方がテロップよりも有益</text:bookmark-ref></text:span><text:span text:style-name="T34">」ということもあり，自信家の「</text:span><text:span text:style-name="T34"><text:bookmark-ref text:reference-format="number" text:ref-name="__RefNumPara__59759_636912426">３</text:bookmark-ref></text:span><text:span text:style-name="T34">の</text:span><text:span text:style-name="T34"><text:bookmark-ref text:reference-format="number" text:ref-name="__RefNumPara__19532_636912426">（３）</text:bookmark-ref></text:span><text:span text:style-name="T34"><text:bookmark-ref text:reference-format="text" text:ref-name="__RefNumPara__19532_636912426">DeepL</text:bookmark-ref></text:span><text:span text:style-name="T34">」に，字幕での多言語対応を一任し</text:span><text:span text:style-name="T37">たい</text:span><text:span text:style-name="T34">と考えています。字幕として対応予定の言語は，「日本語，英語，中国語，スペイン語，ポルトガル語，ロシア語，フランス語」です。</text:span></text:p>
      <text:list xml:id="list143646214017292" text:continue-list="list1020514805" text:style-name="_32__2c__20__ff12_">
        <text:list-item text:start-value="1">
          <text:h text:style-name="書面_2c_2_2c_2_2c_標題" text:outline-level="2" text:restart-numbering="true" text:start-value="1"><text:bookmark-start text:name="__RefHeading___Toc6293_4050357222"/>　配信者<text:bookmark-end text:name="__RefHeading___Toc6293_4050357222"/></text:h>
        </text:list-item>
      </text:list>
      <text:p text:style-name="P387">　私は，令和２年（２０２０年）７月１４日より，動画投稿のための撮影を開始しました。この撮影では，赤紫蘇の煮汁を濃縮する過程を記録した動画（以下，「赤紫蘇動画」という。）を撮影しました。他にも，透明な氷を作る動画を撮影しました。</text:p>
      <text:p text:style-name="P112">　私が動画を撮影する主な理由は，「私が，動画の撮影対象に興味関心を持った」です。しかし時には，遊び目的で配信する動画もあると思います。</text:p>
      <text:p text:style-name="P113"><text:soft-page-break/>　ですので，本チャンネルは，「撮影の対象が無節操なチャンネル」と理解しておいてください。</text:p>
      <text:list xml:id="list143644547987283" text:continue-numbering="true" text:style-name="_32__2c__20__ff12_">
        <text:list-item>
          <text:h text:style-name="書面_2c_2_2c_2_2c_標題" text:outline-level="2"><text:bookmark-start text:name="__RefHeading___Toc6649_4050357222"/><text:span text:style-name="T35">　</text:span>視聴者<text:bookmark-end text:name="__RefHeading___Toc6649_4050357222"/></text:h>
        </text:list-item>
      </text:list>
      <text:p text:style-name="P111">　対象とする視聴者は，私が興味関心を持つ分野に私と同じように興味関心を持つ視聴者，私の考えから学びたい視聴者，知性に興味関心を持つ視聴者，知性による治世に携わる視聴者，国を統治する視聴者です。</text:p>
      <text:p text:style-name="P111">　要するに，好奇心の対象が無節操な視聴者・賢い視聴者です。</text:p>
      <text:p text:style-name="P111">　視聴者は，私の行動から多くの事を学びます。</text:p>
      <text:list xml:id="list143645158542718" text:continue-numbering="true" text:style-name="_32__2c__20__ff12_">
        <text:list-item>
          <text:h text:style-name="書面_2c_2_2c_2_2c_標題" text:outline-level="2"><text:bookmark-start text:name="__RefNumPara__59759_636912426"/><text:bookmark-start text:name="__RefHeading___Toc6647_4050357222"/>　本チャンネルで使用する言語<text:bookmark-end text:name="__RefNumPara__59759_636912426"/><text:bookmark-end text:name="__RefHeading___Toc6647_4050357222"/></text:h>
        </text:list-item>
      </text:list>
      <text:p text:style-name="P163">　視聴者と私は，「<text:bookmark-ref text:reference-format="number" text:ref-name="__RefHeading___Toc6657_4050357222">（１）</text:bookmark-ref><text:bookmark-ref text:reference-format="text" text:ref-name="__RefHeading___Toc6657_4050357222">日本語</text:bookmark-ref>」または「<text:bookmark-ref text:reference-format="number" text:ref-name="__RefHeading___Toc6655_4050357222">（２）</text:bookmark-ref><text:bookmark-ref text:reference-format="text" text:ref-name="__RefHeading___Toc6655_4050357222">英語</text:bookmark-ref>」で，主なやり取りをします。多言語の字幕対応として，私は<text:span text:style-name="T113">「</text:span><text:span text:style-name="T113"><text:bookmark-ref text:reference-format="number" text:ref-name="__RefNumPara__19532_636912426">（３）</text:bookmark-ref></text:span><text:span text:style-name="T113"><text:bookmark-ref text:reference-format="text" text:ref-name="__RefNumPara__19532_636912426">DeepL</text:bookmark-ref></text:span><text:span text:style-name="T113">」を活用します。そして，「</text:span><text:span text:style-name="T113"><text:bookmark-ref text:reference-format="number" text:ref-name="__RefNumPara__19532_636912426">（３）</text:bookmark-ref></text:span><text:span text:style-name="T113"><text:bookmark-ref text:reference-format="text" text:ref-name="__RefNumPara__19532_636912426">DeepL</text:bookmark-ref></text:span><text:span text:style-name="T113">」に大期待します。</text:span></text:p>
      <text:p text:style-name="P157">　「<text:bookmark-ref text:reference-format="number" text:ref-name="__RefHeading___Toc6653_4050357222">（４）</text:bookmark-ref><text:bookmark-ref text:reference-format="text" text:ref-name="__RefHeading___Toc6653_4050357222">コメント欄</text:bookmark-ref>」には，視聴者の好きな言語でコメントを書いて下さい。</text:p>
      <text:list xml:id="list453864906" text:style-name="_33__2c__20__28__ff13__29_">
        <text:list-item>
          <text:h text:style-name="書面_2c_3_2c__28_3_29__2c_標題" text:outline-level="3"><text:bookmark-start text:name="__RefHeading___Toc6657_4050357222"/><text:bookmark-start text:name="__RefNumPara__115182_1486365303"/>日本語<text:bookmark-end text:name="__RefHeading___Toc6657_4050357222"/><text:bookmark-end text:name="__RefNumPara__115182_1486365303"/></text:h>
        </text:list-item>
      </text:list>
      <text:p text:style-name="P178">　私は，日本語で動画を撮影し，日本語字幕を提供します。</text:p>
      <text:p text:style-name="P189"><text:span text:style-name="T34">　テロップを使って会話内容を表示するのではなく，字幕を提供した方が良い理由は，ジェシカさんが動画で教えてくれました。この理由は，「</text:span><text:span text:style-name="T34"><text:bookmark-ref text:reference-format="number" text:ref-name="__RefHeading___Toc8057_4050357222">第７</text:bookmark-ref></text:span><text:span text:style-name="T34">の</text:span><text:span text:style-name="T34"><text:bookmark-ref text:reference-format="number" text:ref-name="__RefHeading___Toc8073_4050357222">２</text:bookmark-ref></text:span><text:span text:style-name="T34"><text:bookmark-ref text:reference-format="text" text:ref-name="__RefHeading___Toc8073_4050357222">　字幕の方がテロップよりも有益</text:bookmark-ref></text:span><text:span text:style-name="T34">」が詳しいです。</text:span></text:p>
      <text:list xml:id="list143645787853699" text:continue-numbering="true" text:style-name="_33__2c__20__28__ff13__29_">
        <text:list-item>
          <text:h text:style-name="書面_2c_3_2c__28_3_29__2c_標題" text:outline-level="3"><text:bookmark-start text:name="__RefHeading___Toc6655_4050357222"/><text:bookmark-start text:name="__RefNumPara__115184_1486365303"/>英語<text:bookmark-end text:name="__RefHeading___Toc6655_4050357222"/><text:bookmark-end text:name="__RefNumPara__115184_1486365303"/></text:h>
        </text:list-item>
      </text:list>
      <text:p text:style-name="書面_2c_3_2c__28_3_29__2c_本文">　<text:span text:style-name="T118">DeepLが日本語字幕を</text:span>英語字幕に訳して，英語字幕を提供します。英語音声による吹き替え配信は，今のところ予定していません。</text:p>
      <text:p text:style-name="書面_2c_3_2c__28_3_29__2c_本文">　英語の発音トレーニングをして，英語の発音が良くなってからですね。</text:p>
      <text:p text:style-name="書面_2c_3_2c__28_3_29__2c_本文">　赤紫蘇動画では，一部，英語での音声吹き替えを私がしています。視聴者の意見を聞いてから，英語音声の対応を具体化していきたいと思います。</text:p>
      <text:list xml:id="list143645715129828" text:continue-numbering="true" text:style-name="_33__2c__20__28__ff13__29_">
        <text:list-item>
          <text:h text:style-name="書面_2c_3_2c__28_3_29__2c_標題" text:outline-level="3"><text:bookmark-start text:name="__RefNumPara__19532_636912426"/><text:bookmark-start text:name="__RefHeading___Toc6655_40503572221"/><text:soft-page-break/>DeepL<text:bookmark-end text:name="__RefNumPara__19532_636912426"/><text:bookmark-end text:name="__RefHeading___Toc6655_40503572221"/></text:h>
        </text:list-item>
      </text:list>
      <text:p text:style-name="P272">＝＝ここからDeepL公式サイトの引用と私による翻訳＝＝＝＝＝＝＝＝＝</text:p>
      <text:p text:style-name="P271">※以下のリンクは，概要欄に貼っています。</text:p>
      <text:p text:style-name="書面_2c_3_2c__28_3_29__2c_本文">“One-click Document Translation with DeepL</text:p>
      <text:p text:style-name="P269">　<text:a xlink:type="simple" xlink:href="https://www.deepl.com/en/blog/20180716" text:style-name="Internet_20_link" text:visited-style-name="Visited_20_Internet_20_Link">https://www.DeepL.com/en/blog/20180716</text:a></text:p>
      <text:p text:style-name="P270">Whether you are a student needing to translate your thesis, ..., DeepL translates your documents at the click of a button, to the world-class standard you’ve come to expect from us.”</text:p>
      <text:p text:style-name="P270">　「あなたが論文の翻訳を必要とする学生であるかに関係なく，あなたがボタンをクリックするだけで，ディープエルはあなたの文書を，あなたが私たちに期待する世界標準の域にまで翻訳します。」</text:p>
      <text:p text:style-name="P266">＝＝＝＝＝＝＝＝＝＝＝＝＝＝＝＝＝＝＝＝＝＝＝＝＝＝＝＝ここまで＝＝</text:p>
      <text:p text:style-name="P255">　へー結構な自信ですなー。一丁試してみるか。</text:p>
      <text:p text:style-name="P256">　ということで，本状の字幕は一度<text:span text:style-name="T114">DeepLに全てを託してみようと思います。私の外国語力が低いためです。ところで，赤紫蘇動画では，私が訳した英語字幕も少しあります。</text:span></text:p>
      <text:p text:style-name="P257">　また<text:span text:style-name="T34">，字幕を用意する言語としては「日本語，英語，中国語，スペイン語，ポルトガル語，ロシア語，フランス語」を予定しています。</text:span></text:p>
      <text:p text:style-name="P258"><text:span text:style-name="T115">　DeepLによる</text:span><text:span text:style-name="T114">字幕に修正が必要であっても，対応するのは暗号の研究が終わってからの予定です。暗号以外の余計な時間を使いたくないのです。ですので，</text:span><text:span text:style-name="T117">DeepLによる字幕の</text:span><text:span text:style-name="T114">対応を私がするのは，令和３年９月や１０月以降と，視聴者はご承知下さい。</text:span></text:p>
      <text:p text:style-name="P258"><text:span text:style-name="T116">　私は，抽象的な思考を日本語化する文章力に覚えがあります。そんな</text:span>私と連れ添える実力が<text:span text:style-name="T116">DeepLに</text:span>あると，私は嬉しいです。私は<text:span text:style-name="T114">DeepLの実力</text:span><text:soft-page-break/><text:span text:style-name="T114">に期待しています。そのため，DeepLの実力を本状の字幕で試したいと思います。</text:span></text:p>
      <text:p text:style-name="P258"><text:span text:style-name="T119">　DeepLへの</text:span>期待で胸が高鳴りますね。</text:p>
      <text:list xml:id="list143645673218431" text:continue-numbering="true" text:style-name="_33__2c__20__28__ff13__29_">
        <text:list-item>
          <text:h text:style-name="書面_2c_3_2c__28_3_29__2c_標題" text:outline-level="3"><text:bookmark-start text:name="__RefHeading___Toc6653_4050357222"/>コメント欄<text:bookmark-end text:name="__RefHeading___Toc6653_4050357222"/></text:h>
        </text:list-item>
      </text:list>
      <text:p text:style-name="P264">　開放します。</text:p>
      <text:p text:style-name="P265">　コメント欄に視聴者からの書き込みがあると，私は嬉しいです。言語は問いません。</text:p>
      <text:p text:style-name="P265">　しかし残念ながら，私の外国語能力が低いので，私が理解した上で返信できるコメントは，日本語か英語のみです。</text:p>
      <text:p text:style-name="P265">　悪しからず。</text:p>
      <text:p text:style-name="P33"/>
      <text:list xml:id="list143644596837730" text:continue-list="list562183584" text:style-name="_31__2c__20_第_ff11_">
        <text:list-item>
          <text:h text:style-name="書面_2c_1_2c_第_2c_標題" text:outline-level="1"><text:bookmark-start text:name="__RefHeading___Toc8067_4050357222"/>　今後の予定について<text:bookmark-end text:name="__RefHeading___Toc8067_4050357222"/></text:h>
        </text:list-item>
      </text:list>
      <text:p text:style-name="P100">　本チャンネルは，今現在，私の手元にある配信の素材を使い切った後，すぐにYouTube活動を休止します。</text:p>
      <text:p text:style-name="P89">　「<text:bookmark-ref text:reference-format="number" text:ref-name="__RefHeading___Toc26937_1539785549">１</text:bookmark-ref><text:bookmark-ref text:reference-format="text" text:ref-name="__RefHeading___Toc26937_1539785549">　配信予定の動画</text:bookmark-ref>」は，「チャンネル開設状，赤紫蘇動画，のの書面の使い方」です。これらの配信が完了した後，速やかに活動を休止します。</text:p>
      <text:p text:style-name="P89">　そして，私の恋心を満たすために「<text:bookmark-ref text:reference-format="number" text:ref-name="__RefHeading___Toc26939_1539785549">２</text:bookmark-ref><text:bookmark-ref text:reference-format="text" text:ref-name="__RefHeading___Toc26939_1539785549">　活動休止中に挑戦すること</text:bookmark-ref>」がありますので，こちらに挑戦します。</text:p>
      <text:p text:style-name="P90">　思いの丈をぶつけて暗号学を射止めた後の，「<text:bookmark-ref text:reference-format="number" text:ref-name="__RefHeading___Toc26941_1539785549">３</text:bookmark-ref><text:bookmark-ref text:reference-format="text" text:ref-name="__RefHeading___Toc26941_1539785549">　令和３年秋口に再開予定</text:bookmark-ref>」としています。</text:p>
      <text:list xml:id="list680656281" text:style-name="_32__2c__20__ff12_">
        <text:list-item>
          <text:h text:style-name="書面_2c_2_2c_2_2c_標題" text:outline-level="2"><text:bookmark-start text:name="__RefHeading___Toc26937_1539785549"/>　配信予定の動画<text:bookmark-end text:name="__RefHeading___Toc26937_1539785549"/></text:h>
        </text:list-item>
      </text:list>
      <text:p text:style-name="書面_2c_2_2c_2_2c_本文">　以下の「１．〜３．」の動画を公開した後，一旦YouTube活動を休止します。</text:p>
      <text:list xml:id="list143645478282642" text:continue-list="list143645158542718" text:style-name="_30__2c__20_請求の趣旨">
        <text:list-item text:start-value="1">
          <text:p text:style-name="書面_2c_3_2c_箇条書き">本配信（チャンネル開設状）</text:p>
        </text:list-item>
        <text:list-item>
          <text:p text:style-name="書面_2c_3_2c_箇条書き"><text:bookmark-start text:name="__RefHeading___Toc14119_1020054750"/><text:soft-page-break/>赤紫蘇動画（８編）<text:bookmark-end text:name="__RefHeading___Toc14119_1020054750"/></text:p>
        </text:list-item>
        <text:list-item>
          <text:p text:style-name="P427">「のの書面」の使い方</text:p>
        </text:list-item>
      </text:list>
      <text:list xml:id="list143644734238839" text:continue-list="list680656281" text:style-name="_32__2c__20__ff12_">
        <text:list-item>
          <text:h text:style-name="書面_2c_2_2c_2_2c_標題" text:outline-level="2"><text:bookmark-start text:name="__RefHeading___Toc26939_1539785549"/>　活動休止中に挑戦すること<text:bookmark-end text:name="__RefHeading___Toc26939_1539785549"/></text:h>
        </text:list-item>
      </text:list>
      <text:p text:style-name="P149">　人類の文明の向上を目的とし，かつ，私の恋心を抑えることが出来ず，秘密の研究をしています。</text:p>
      <text:p text:style-name="P149">　令和３年の夏の終わりまでに，結果を出したいと思います。</text:p>
      <text:p text:style-name="P149">　本当は，令和３年の６月７月と梅の収穫をする予定だったのですが，諸事情ございまして，見送りとなりました。</text:p>
      <text:p text:style-name="P149">　だ　い　ま　お　う　！</text:p>
      <text:p text:style-name="P149">　まあ，書面と暗号頑張る事にしましたので。。。</text:p>
      <text:list xml:id="list143646077255867" text:continue-numbering="true" text:style-name="_32__2c__20__ff12_">
        <text:list-item>
          <text:h text:style-name="書面_2c_2_2c_2_2c_標題" text:outline-level="2"><text:bookmark-start text:name="__RefHeading___Toc26941_1539785549"/>　令和３年秋口に再開予定<text:bookmark-end text:name="__RefHeading___Toc26941_1539785549"/></text:h>
        </text:list-item>
      </text:list>
      <text:p text:style-name="書面_2c_2_2c_2_2c_本文">　配信を予定している動画は以下の通りです。</text:p>
      <text:list xml:id="list143645065334534" text:continue-list="list143645478282642" text:style-name="_30__2c__20_請求の趣旨">
        <text:list-item>
          <text:p text:style-name="書面_2c_3_2c_箇条書き"><text:bookmark-start text:name="__RefHeading___Toc14113_1020054750"/>安全確認義務<text:bookmark-end text:name="__RefHeading___Toc14113_1020054750"/></text:p>
        </text:list-item>
        <text:list-item>
          <text:p text:style-name="P428">創造力の正体</text:p>
        </text:list-item>
        <text:list-item>
          <text:p text:style-name="P428">創造と命名と発名</text:p>
        </text:list-item>
        <text:list-item>
          <text:p text:style-name="P428">生育歴</text:p>
        </text:list-item>
      </text:list>
      <text:p text:style-name="P43"/>
      <text:list xml:id="list143644966634558" text:continue-list="list143644596837730" text:style-name="_31__2c__20_第_ff11_">
        <text:list-item>
          <text:h text:style-name="書面_2c_1_2c_第_2c_標題" text:outline-level="1"><text:bookmark-start text:name="__RefHeading___Toc8065_4050357222"/><text:bookmark-start text:name="__RefNumPara__32840_1486365303"/>　私の生育歴を発信する<text:bookmark-end text:name="__RefHeading___Toc8065_4050357222"/><text:bookmark-end text:name="__RefNumPara__32840_1486365303"/></text:h>
        </text:list-item>
      </text:list>
      <text:p text:style-name="P385">　私の生まれ育った国，「<text:bookmark-ref text:reference-format="number" text:ref-name="__RefHeading___Toc8139_4050357222">１</text:bookmark-ref><text:bookmark-ref text:reference-format="text" text:ref-name="__RefHeading___Toc8139_4050357222">　日本は平和な治安の良い国</text:bookmark-ref>」です。平和な国では，子供のする危険な行動に大人が情けをかけ，子供の身に降りかかる危険を取り去ってくれていました。</text:p>
      <text:p text:style-name="P384">　また，私の根幹は，日本人の「高知能者・ギフテッドである事」です。日本人ギフテッドの伝記は世界中の視聴者の興味のある話題であり，面白いと考えています。この考えが，私の「<text:bookmark-ref text:reference-format="number" text:ref-name="__RefHeading___Toc8141_4050357222">２</text:bookmark-ref><text:bookmark-ref text:reference-format="text" text:ref-name="__RefHeading___Toc8141_4050357222">　生育歴を取り上げる理由</text:bookmark-ref>」の内の一つです。</text:p>
      <text:p text:style-name="P384"><text:soft-page-break/>　私の「<text:bookmark-ref text:reference-format="number" text:ref-name="__RefHeading___Toc8133_4050357222">３</text:bookmark-ref><text:bookmark-ref text:reference-format="text" text:ref-name="__RefHeading___Toc8133_4050357222">　学歴と職歴</text:bookmark-ref>」について軽く触れ，私の受けた「<text:bookmark-ref text:reference-format="number" text:ref-name="__RefHeading___Toc8137_4050357222">４</text:bookmark-ref><text:bookmark-ref text:reference-format="text" text:ref-name="__RefHeading___Toc8137_4050357222">　知能検査</text:bookmark-ref>」の結果も明らかにしておきたいと思います。</text:p>
      <text:p text:style-name="P386">　私が無謀な冒険に挑む中，「<text:bookmark-ref text:reference-format="number" text:ref-name="__RefHeading___Toc8135_4050357222">５</text:bookmark-ref><text:bookmark-ref text:reference-format="text" text:ref-name="__RefHeading___Toc8135_4050357222">　大人が子供の私にかけた情け</text:bookmark-ref>」を掻い摘んで，具体的に説明したいと思います。</text:p>
      <text:list xml:id="list143645713977083" text:continue-list="list143645065334534" text:style-name="_32__2c__20__ff12_">
        <text:list-item text:start-value="1">
          <text:h text:style-name="書面_2c_2_2c_2_2c_標題" text:outline-level="2" text:restart-numbering="true" text:start-value="-1"><text:bookmark-start text:name="__RefHeading___Toc8139_4050357222"/>　日本は平和な治安の良い国<text:bookmark-end text:name="__RefHeading___Toc8139_4050357222"/></text:h>
        </text:list-item>
      </text:list>
      <text:p text:style-name="書面_2c_2_2c_2_2c_本文">　国の中で一番の弱者である子供が，大人の保護から逃れて自由にする行動の帰結は，その国の治安を露（あらわ）にすると考えています。</text:p>
      <text:p text:style-name="P131">　私は子供の頃に親を驚かせ心配させる無謀な冒険をいくつかしました。しかし，どの冒険も，見ず知らずの大人が私に情けをかけて下さり，私の身に降りかかる危険を緩和・排除してくれました。</text:p>
      <text:p text:style-name="P131">　その結果，私が無謀な冒険に出発した場合であっても，無謀な冒険に潜み待ち受ける危険が具現化して私に襲いかかることはなく，私は平和裏に親の庇護下の元に戻ることが出来ました。</text:p>
      <text:p text:style-name="P129">　そうすると，私の伝記によって，私が生まれた昭和５８年（１９８３年）以降の日本が，平和な治安の良い国であることを世界に紹介できると思います。</text:p>
      <text:list xml:id="list143644668734076" text:continue-numbering="true" text:style-name="_32__2c__20__ff12_">
        <text:list-item>
          <text:h text:style-name="書面_2c_2_2c_2_2c_標題" text:outline-level="2"><text:bookmark-start text:name="__RefHeading___Toc8141_4050357222"/>　生育歴を取り上げる理由<text:bookmark-end text:name="__RefHeading___Toc8141_4050357222"/></text:h>
        </text:list-item>
      </text:list>
      <text:p text:style-name="P132">　私の生育歴は，日本人高知能者・日本人ギフテッドの伝記として，世界中の視聴者にとって面白いと思います。</text:p>
      <text:p text:style-name="P132">　やはり幼少期の頃は，高知能者としての特性よりも幼児性が強いため，子供特有のいたずらや兄弟喧嘩などをしています。子供のするいたずらは，国や地域，年代，性別によらず，親しみを持って楽しめる共通の話題と思います。</text:p>
      <text:p text:style-name="P117">　そして，多くの視聴者にとって親和性が高く楽しめる話題を世界に向けて配信すると，世界中の視聴者に私のチャンネルを知ってもらえると期待しています。</text:p>
      <text:list xml:id="list143644529282131" text:continue-numbering="true" text:style-name="_32__2c__20__ff12_">
        <text:list-item>
          <text:h text:style-name="書面_2c_2_2c_2_2c_標題" text:outline-level="2"><text:bookmark-start text:name="__RefHeading___Toc8133_4050357222"/><text:soft-page-break/>　学歴と職歴<text:bookmark-end text:name="__RefHeading___Toc8133_4050357222"/></text:h>
        </text:list-item>
      </text:list>
      <text:p text:style-name="書面_2c_2_2c_2_2c_本文"><text:s/>私の学歴と職歴は，「乳幼児〜幼稚園児〜小学生〜中学生〜高校浪人〜高校生〜大学浪人〜専門学校＆短期大学通信過程〜社会人〜アメリカ留学〜社会人」といった流れです。</text:p>
      <text:list xml:id="list143646095637343" text:continue-numbering="true" text:style-name="_32__2c__20__ff12_">
        <text:list-item>
          <text:h text:style-name="書面_2c_2_2c_2_2c_標題" text:outline-level="2"><text:bookmark-start text:name="__RefHeading___Toc8137_4050357222"/>　知能検査<text:bookmark-end text:name="__RefHeading___Toc8137_4050357222"/></text:h>
        </text:list-item>
      </text:list>
      <text:p text:style-name="P174">　私は７歳の時に，WISC-Rという標準偏差１５の知能検査を受けました。</text:p>
      <text:p text:style-name="P174">　検査結果は以下の通りです。</text:p>
      <text:p text:style-name="P174">　VIQ１２１，PIQ１０４，IQ１１４</text:p>
      <text:p text:style-name="P174">　諸事情により削除</text:p>
      <text:p text:style-name="P404">　諸事情により削除</text:p>
      <text:p text:style-name="P404">　諸事情により削除</text:p>
      <text:p text:style-name="書面_2c_2_2c_2_2c_本文">　私は，１５歳と２０歳の時にも，知能検査を受けました。どちらも結果は覚えていません。</text:p>
      <text:p text:style-name="P123">　私は２５歳の時に交通事故を起こしました。そして，交通事故の脳外傷が私の脳に与えた影響を調べるために，WAIS−Ⅲという標準偏差１５の知能検査を受けました。</text:p>
      <text:p text:style-name="P127">　検査結果は以下の通りです。</text:p>
      <text:p text:style-name="P133">　VIQ１４０，PIQ１５１，FIQ１４７</text:p>
      <text:p text:style-name="P134">　VC１３１，PO１３２，WM１２１</text:p>
      <text:p text:style-name="P134">　PS１００</text:p>
      <text:list xml:id="list143644895050211" text:continue-numbering="true" text:style-name="_32__2c__20__ff12_">
        <text:list-item>
          <text:h text:style-name="書面_2c_2_2c_2_2c_標題" text:outline-level="2"><text:bookmark-start text:name="__RefHeading___Toc8135_4050357222"/><text:bookmark-start text:name="__RefNumPara__32842_1486365303"/>　大人が子供の私にかけた情け<text:bookmark-end text:name="__RefHeading___Toc8135_4050357222"/><text:bookmark-end text:name="__RefNumPara__32842_1486365303"/></text:h>
        </text:list-item>
      </text:list>
      <text:p text:style-name="P125">　私が子供の頃にした，冒険や問題を掻い摘んで説明します。</text:p>
      <text:p text:style-name="P125">　ここで説明する，私が子供の頃の冒険や問題は，周りの大人からの情けがなければ，私は手痛い目（迷子や遭難など）に遭っていたと理解しています。私<text:soft-page-break/>は手痛い目を予想できずに無謀な冒険に挑みましたので，子供の頃の私は未熟であったと思っています。</text:p>
      <text:p text:style-name="P130">　しかし，私が無謀な冒険に挑んでいても，私が迷子になったり，遭難しないようにと，私の無謀な冒険を見かねた大人から情けをかけられています。</text:p>
      <text:p text:style-name="P128">　私が挑んだ無謀な冒険は，大人の情けによって，元気な男の子がする冒険に書き換えられ，平和裏に終わりました。</text:p>
      <text:p text:style-name="P128">　その冒険や問題は，「<text:bookmark-ref text:reference-format="number" text:ref-name="__RefHeading___Toc8207_4050357222">（１）</text:bookmark-ref><text:bookmark-ref text:reference-format="text" text:ref-name="__RefHeading___Toc8207_4050357222">１歳の頃，一人でお買い物しにいく冒険</text:bookmark-ref>」と「<text:bookmark-ref text:reference-format="number" text:ref-name="__RefHeading___Toc8205_4050357222">（２）</text:bookmark-ref><text:bookmark-ref text:reference-format="text" text:ref-name="__RefHeading___Toc8205_4050357222">小学一年生（７歳）の時，登校拒否症になりました</text:bookmark-ref>」と「<text:bookmark-ref text:reference-format="number" text:ref-name="__RefHeading___Toc8203_4050357222">（３）</text:bookmark-ref><text:bookmark-ref text:reference-format="text" text:ref-name="__RefHeading___Toc8203_4050357222">９歳か１０歳の頃，迷子になって歩道橋で捕まった冒険</text:bookmark-ref>」と「<text:bookmark-ref text:reference-format="number" text:ref-name="__RefHeading___Toc8201_4050357222">（４）</text:bookmark-ref><text:bookmark-ref text:reference-format="text" text:ref-name="__RefHeading___Toc8201_4050357222">１５歳の頃，鳥取県米子市から広島県福山市までチャリで大冒険</text:bookmark-ref>」です。</text:p>
      <text:p text:style-name="P128">　では以下で，私のした冒険や問題を紹介していきたいと思います。</text:p>
      <text:list xml:id="list143646551366864" text:continue-list="list143645673218431" text:style-name="_33__2c__20__28__ff13__29_">
        <text:list-item text:start-value="1">
          <text:h text:style-name="書面_2c_3_2c__28_3_29__2c_標題" text:outline-level="3" text:restart-numbering="true" text:start-value="-1"><text:bookmark-start text:name="__RefHeading___Toc8207_4050357222"/>１歳の頃，一人でお買い物しにいく冒険<text:bookmark-end text:name="__RefHeading___Toc8207_4050357222"/></text:h>
        </text:list-item>
      </text:list>
      <text:p text:style-name="P198">　母親から聞いた話ですが，私は１歳の頃，国道に面した近所のショッピングセンター（今で言うコンビニです。）に，１万円札を持って，私一人で行ったそうです。</text:p>
      <text:p text:style-name="P198">　そして，１歳の私はショッピングセンターの店主に保護されて，私を探している母親に無事に渡されたそうです。</text:p>
      <text:p text:style-name="P189">　母親は，「子攫い（こさらい）が出ただーかー。」と思って，必死に私を探したそうです。</text:p>
      <text:list xml:id="list143644476112725" text:continue-numbering="true" text:style-name="_33__2c__20__28__ff13__29_">
        <text:list-item>
          <text:h text:style-name="書面_2c_3_2c__28_3_29__2c_標題" text:outline-level="3"><text:bookmark-start text:name="__RefHeading___Toc8205_4050357222"/>小学一年生（７歳）の時，登校拒否症になりました<text:bookmark-end text:name="__RefHeading___Toc8205_4050357222"/></text:h>
        </text:list-item>
      </text:list>
      <text:list xml:id="list2617863257" text:style-name="_34__2c__20_ア">
        <text:list-item>
          <text:h text:style-name="書面_2c_4_2c_ア_2c_標題" text:outline-level="4"><text:bookmark-start text:name="__RefHeading___Toc176255_2374331524"/>　通り魔的いじめ<text:bookmark-end text:name="__RefHeading___Toc176255_2374331524"/></text:h>
        </text:list-item>
      </text:list>
      <text:p text:style-name="書面_2c_4_2c_ア_2c_本文">　小学一年生の時，小学校や下校時に小学４年生？にからかわれていました。</text:p>
      <text:p text:style-name="P309">　一番強烈な思い出は，下校中の「手袋を反対から１０回言ってみ」です。<text:soft-page-break/>「テブクロ」を反対から読むと「ロクブテ」です。そして「ロクブテ」を１０回言ったからと言う理由で，４年生くらいの三人にバンバン叩かれました。</text:p>
      <text:p text:style-name="P309"><text:s/>私は泣きました。</text:p>
      <text:p text:style-name="P309"><text:s/>すると相手は，「お前がロクブテっていうけんだわー。」と言って逃げました。</text:p>
      <text:list xml:id="list143646548002394" text:continue-numbering="true" text:style-name="_34__2c__20_ア">
        <text:list-item>
          <text:h text:style-name="書面_2c_4_2c_ア_2c_標題" text:outline-level="4"><text:bookmark-start text:name="__RefHeading___Toc176253_2374331524"/>　保健室登校と職員室登校と給食<text:bookmark-end text:name="__RefHeading___Toc176253_2374331524"/></text:h>
        </text:list-item>
      </text:list>
      <text:p text:style-name="P309">　また私は，担任の先生とも色々あり，小学校に行くのを次第に嫌がるようになりました。</text:p>
      <text:p text:style-name="P351">　しかし，教頭先生に車で家に迎えに来てもらったり，保健室登校や職員室登校をして，私は小学校に通っていました。</text:p>
      <text:p text:style-name="P351"><text:s/>また，給食だけ食べに教室に行ったりもしていました。</text:p>
      <text:p text:style-name="P351">　思い返してみれば，学校の先生達は，「学校に来ようね。来ようね。学校に来てね。来てね。」と暖かく登校を促して下さっていました。</text:p>
      <text:p text:style-name="P352">　大人になった今では，登校を嫌がっていた私に，学校への登校を先生達が促し続けて下さった事を，ありがたく思っています。</text:p>
      <text:list xml:id="list143644826538691" text:continue-numbering="true" text:style-name="_34__2c__20_ア">
        <text:list-item>
          <text:h text:style-name="書面_2c_4_2c_ア_2c_標題" text:outline-level="4"><text:bookmark-start text:name="__RefHeading___Toc176251_2374331524"/>　登校拒否をしました<text:bookmark-end text:name="__RefHeading___Toc176251_2374331524"/></text:h>
        </text:list-item>
      </text:list>
      <text:p text:style-name="書面_2c_4_2c_ア_2c_本文">　しかし，最終的には小学校に行けなくなって，登校拒否をしました。米子市児童文化センターで本を借りて，家で本を読んでいたことを覚えています。</text:p>
      <text:p text:style-name="書面_2c_4_2c_ア_2c_本文">　登校拒否をする私のことで，母親が悩み悲しみました。</text:p>
      <text:p text:style-name="書面_2c_4_2c_ア_2c_本文">　私としては，私の育て方で責められる謂れのない母親が，自分の子育てが悪かったんだろうかと，母親を責めて悩むのが嫌です。</text:p>
      <text:p text:style-name="P310"><text:s/>自分自身のことなので言いますが，問題となるのは母親の育て方ではな<text:soft-page-break/>く，問題となるのは小学一年生当時の私の素質・性格でしょう。誰が，どこで，どのように私を育てたとしても，私は周りの小学生と揉めて，登校拒否をするようになっていたと思います。</text:p>
      <text:p text:style-name="P310">　私は小さいし，軽いし，弱いし，喧嘩で泣く小学生ですので。</text:p>
      <text:list xml:id="list143645870771697" text:continue-numbering="true" text:style-name="_34__2c__20_ア">
        <text:list-item>
          <text:h text:style-name="書面_2c_4_2c_ア_2c_標題" text:outline-level="4"><text:bookmark-start text:name="__RefHeading___Toc176249_2374331524"/>　皆生小児療育センター<text:bookmark-end text:name="__RefHeading___Toc176249_2374331524"/></text:h>
        </text:list-item>
      </text:list>
      <text:p text:style-name="書面_2c_4_2c_ア_2c_本文">　そんなこんなで，私は「登校拒否症」として，皆生小児療育センターで面倒を見てもらうことになりました。</text:p>
      <text:p text:style-name="書面_2c_4_2c_ア_2c_本文">　こちらのセンターで知能検査を受けると，「この子は知的に良い子。」と判明しました。そして，センターのK先生から「PC−９８０１？」を使ってプログラミングをしようと誘われました。</text:p>
      <text:p text:style-name="書面_2c_4_2c_ア_2c_本文">　雑誌のプログラムの見本を見せてもらい，私は，「紫の方に進んでいく迷路ゲームを作りたい。」とK先生に言いました。しかし，「うーん長いからねー。こっちにしよう。」と，「数当てゲーム」をK先生と一緒に作ることになりました。</text:p>
      <text:p text:style-name="書面_2c_4_2c_ア_2c_本文">　この頃の私はキーボードを押すだけで精一杯で，プログラミングを何も理解できていません。しかし，「K先生と一緒で楽しかった。」という良い記憶は残りました。</text:p>
      <text:p text:style-name="書面_2c_4_2c_ア_2c_本文">　そして，この時の「ゲーム「ヒデユキ」（数当てゲーム）」と書かれた「<text:span text:style-name="T82">MADE IN JAPANの</text:span>SONY製フロッピー」は今でも大事に取っています。</text:p>
      <text:p text:style-name="P357"><text:s/>こちらのセンターに通う最後の日，「もしかしたら，この子は将来偉大な指導者になるかもしれませんね。」と，主治医のH先生は母親に言ったそうです。</text:p>
      <text:list xml:id="list143645368562755" text:continue-list="list143644476112725" text:style-name="_33__2c__20__28__ff13__29_">
        <text:list-item>
          <text:h text:style-name="書面_2c_3_2c__28_3_29__2c_標題" text:outline-level="3"><text:bookmark-start text:name="__RefHeading___Toc8203_4050357222"/>９歳か１０歳の頃，迷子になって歩道橋で捕まった冒険<text:bookmark-end text:name="__RefHeading___Toc8203_4050357222"/></text:h>
        </text:list-item>
      </text:list>
      <text:list xml:id="list143646002414979" text:continue-list="list143645870771697" text:style-name="_34__2c__20_ア">
        <text:list-item text:start-value="1">
          <text:h text:style-name="書面_2c_4_2c_ア_2c_標題" text:outline-level="4" text:restart-numbering="true" text:start-value="-1"><text:bookmark-start text:name="__RefHeading___Toc31836_1539785549"/><text:soft-page-break/>　小学校の自転車の決まり<text:bookmark-end text:name="__RefHeading___Toc31836_1539785549"/></text:h>
        </text:list-item>
      </text:list>
      <text:p text:style-name="P311">　私の通う小学校では，自転車の決まりがありました。</text:p>
      <text:p text:style-name="P311">　その決まりは，「小学１・２年生は，家の周りで自転車に乗りましょう。小学３・４年生は，登校班の地区内で自転車に乗りましょう。小学５・６年生は，小学校の範囲内で自転車に乗りましょう。」という決まりです。</text:p>
      <text:list xml:id="list143645152062744" text:continue-numbering="true" text:style-name="_34__2c__20_ア">
        <text:list-item>
          <text:h text:style-name="書面_2c_4_2c_ア_2c_標題" text:outline-level="4"><text:bookmark-start text:name="__RefHeading___Toc55939_1539785549"/>　自転車の決まりを守って走ったよ<text:bookmark-end text:name="__RefHeading___Toc55939_1539785549"/></text:h>
        </text:list-item>
      </text:list>
      <text:p text:style-name="P311">　９歳か１０歳の頃，おばあちゃん家に行こうと思いました。</text:p>
      <text:p text:style-name="P311">　「<text:bookmark-ref text:reference-format="number" text:ref-name="__RefHeading___Toc31836_1539785549">ア</text:bookmark-ref><text:bookmark-ref text:reference-format="text" text:ref-name="__RefHeading___Toc31836_1539785549">　小学校の自転車の決まり</text:bookmark-ref>」を守らないといけません。そのため，おばあちゃん家に自転車ではいけません。そして，自転車では駄目だから，走っていこうと思いました。</text:p>
      <text:p text:style-name="P311">　そこで，家からおばあちゃん家まで走っていて，どこかの歩道橋で見ず知らずのおばあさんに止められました。そして，見ず知らずのおばあさんの家に連れて行かれ，麦茶をご馳走になりました。それから，家の電話番号を聞かれて，父親が私を迎えに来ました。</text:p>
      <text:p text:style-name="P359">　今では，「こんな小さい子が，おばあさんの家まで徒歩で移動するのは無理。」というアウト判定を見ず知らずのおばあさんが下し，見ず知らずのおばあさんの優しさで，父親を呼んでもらったのだと思っています。</text:p>
      <text:p text:style-name="P331">　そして，迷子は無事に家に連れ戻されました。</text:p>
      <text:p text:style-name="書面_2c_4_2c_ア_2c_本文">　大人になった今，私自身も，この時の私は完全な迷子だよなぁ。と思います。</text:p>
      <text:list xml:id="list143644704664482" text:continue-list="list143645368562755" text:style-name="_33__2c__20__28__ff13__29_">
        <text:list-item>
          <text:h text:style-name="P417" text:outline-level="3"><text:bookmark-start text:name="__RefHeading___Toc8201_4050357222"/>１５歳の頃，鳥取県米子市から広島県福山市までチャリで大冒険<text:bookmark-end text:name="__RefHeading___Toc8201_4050357222"/></text:h>
        </text:list-item>
      </text:list>
      <text:p text:style-name="P189">　大冒険ではなくて，蛮勇だったかな？と内心では思っていますが，冒険を標題の末尾につけたかったので，大冒険としました。</text:p>
      <text:list xml:id="list143646209615030" text:continue-list="list143645152062744" text:style-name="_34__2c__20_ア">
        <text:list-item text:start-value="1">
          <text:h text:style-name="書面_2c_4_2c_ア_2c_標題" text:outline-level="4" text:restart-numbering="true" text:start-value="-1"><text:bookmark-start text:name="__RefHeading___Toc53143_4050357222"/>　無謀な大冒険を大反省<text:bookmark-end text:name="__RefHeading___Toc53143_4050357222"/></text:h>
        </text:list-item>
      </text:list>
      <text:p text:style-name="P312"><text:soft-page-break/>　小学校を卒業して，「<text:bookmark-ref text:reference-format="number" text:ref-name="__RefHeading___Toc8203_4050357222">（３）</text:bookmark-ref>の<text:bookmark-ref text:reference-format="number" text:ref-name="__RefHeading___Toc31836_1539785549">ア</text:bookmark-ref><text:bookmark-ref text:reference-format="text" text:ref-name="__RefHeading___Toc31836_1539785549">　小学校の自転車の決まり</text:bookmark-ref>」もなく，私が高校浪人している１５歳の時の話です。</text:p>
      <text:p text:style-name="書面_2c_4_2c_ア_2c_本文">　この無謀な大冒険は，私のヒッチハイクに協力してくださった見ず知らずの大人の方々に助けられ，結果としては，成功しました。しかし，見ず知らずの大人の情けがなければ，失敗しています。</text:p>
      <text:p text:style-name="P312"><text:s/>大人になった今の私としては，１５歳の少年が夕方頃からチャリ（自転車）に乗って，中国山地を突き抜ける，片道約１３４kmの道のりを往復することは，不可能だと思います。おにぎりと水筒と寝袋で２泊３日の野宿をする予定でしたので。</text:p>
      <text:p text:style-name="P342">　現実的に考えますに，１５歳の少年の力のみで今回の大冒険に挑んだ場合であっても，夕方ごろに鳥取県米子市から出発した後，広島県福山市に辿り着いていたとは思います。夜食も水筒もありますので。</text:p>
      <text:p text:style-name="P342">　しかし，広島県福山市から鳥取県米子への帰り道，中国山地のどこかでハンガーノック（<text:span text:style-name="T59">Hitting the wall</text:span>）によって，行動不能になっていただろうと反省しています。</text:p>
      <text:p text:style-name="P342">　そして，行動不能のまま時が流れると仮定して，この大冒険の帰結を当時の日本の治安で考えてみると，現実的に起こり得る順に，「①低体温で死亡。②倒れているところを発見してもらい病院で手当てを受ける。③人が倒れていると想定しない車に轢かれる。」と，想像します。</text:p>
      <text:p text:style-name="P312"><text:s/>今では，ただ，ただ，無謀なことをした。と思い反省しています。</text:p>
      <text:p text:style-name="P311">　しかし，一つだけ知っておいて欲しいのです。１５歳当時の私の考えは，「モンスターファーム２の大会に出たい。」，それが全てでした。</text:p>
      <text:p text:style-name="P340">　危険とか，そんなものは関係ないです。まだ１５歳で若いし，分からんのです。危険を予想・想像できないのです。危険を理解できないのです。</text:p>
      <text:p text:style-name="P340"><text:soft-page-break/>　許せ。</text:p>
      <text:p text:style-name="P340">　しかし，大人は，「危険を承知で挑む」。これが大人の信念なのだと思います。</text:p>
      <text:p text:style-name="P339">　これが，「<text:bookmark-ref text:reference-format="number" text:ref-name="__RefHeading___Toc300208_1539785549">第４</text:bookmark-ref>の<text:bookmark-ref text:reference-format="number" text:ref-name="__RefHeading___Toc55923_1539785549">１</text:bookmark-ref>の<text:bookmark-ref text:reference-format="number" text:ref-name="__RefHeading___Toc55927_1539785549">（５）</text:bookmark-ref>の<text:bookmark-ref text:reference-format="number" text:ref-name="__RefHeading___Toc8187_4050357222">ア</text:bookmark-ref><text:bookmark-ref text:reference-format="text" text:ref-name="__RefHeading___Toc8187_4050357222">　無鉄砲な気持ちは未熟な信念</text:bookmark-ref>」と考える根拠です。</text:p>
      <text:list xml:id="list143646008963922" text:continue-numbering="true" text:style-name="_34__2c__20_ア">
        <text:list-item>
          <text:h text:style-name="書面_2c_4_2c_ア_2c_標題" text:outline-level="4"><text:bookmark-start text:name="__RefHeading___Toc8233_4050357222"/>　大冒険の目的と決意と計画<text:bookmark-end text:name="__RefHeading___Toc8233_4050357222"/></text:h>
        </text:list-item>
      </text:list>
      <text:p text:style-name="P312">　鳥取県米子市に住んでいる私は，広島県福山市のイトーヨーカドーにて催される，「モンスターファーム２」の大会に出場したくなりました。</text:p>
      <text:p text:style-name="P312">　その理由は，「ファミ通？」か何かのゲーム雑誌で，大会の告知がされていたからです。大会の日は，ゴールデンウィークの頃だったと思います。</text:p>
      <text:p text:style-name="P331">　そして，大会に出場するために，鳥取県米子市から広島県福山市までチャリで行く事に決めました。</text:p>
      <text:p text:style-name="P331">　日本海側から中国山地を通って，太平洋へ抜けるチャリの旅です。</text:p>
      <text:p text:style-name="P331">　当初の予定では，片道約１３４kmの道のりを，チャリで往復することになります。夕方〜深夜〜早朝とチャリで走って，広島県福山市のイトーヨーカドーに，朝方到着する計画でした。</text:p>
      <text:list xml:id="list143645520142671" text:continue-numbering="true" text:style-name="_34__2c__20_ア">
        <text:list-item>
          <text:h text:style-name="書面_2c_4_2c_ア_2c_標題" text:outline-level="4"><text:bookmark-start text:name="__RefHeading___Toc8231_4050357222"/>　鳥取県米子市から出発＆母親を安心させる<text:bookmark-end text:name="__RefHeading___Toc8231_4050357222"/></text:h>
        </text:list-item>
      </text:list>
      <text:p text:style-name="P343">　そして，出発の日の夕方にコロ（柴犬の愛犬）の散歩に行った後，チャリで鳥取県米子市を出発しました。その後<text:span text:style-name="T27">，</text:span><text:span text:style-name="Emphasis"><text:span text:style-name="T43">鳥取</text:span></text:span><text:span text:style-name="T43">県西伯郡南部町</text:span><text:span text:style-name="T44">にある</text:span><text:span text:style-name="T27">緑水園に辿り着きました。移動距離は約１３</text:span><text:span text:style-name="T28">km</text:span><text:span text:style-name="T27">です。</text:span></text:p>
      <text:p text:style-name="P305">　これで，片道の行程の内，約１０％進みました。</text:p>
      <text:p text:style-name="P302">　緑水園には公衆電話がありました。そこで家に電話をして，「誘拐とかじゃないけん。心配せんでいいけん。コロの散歩はちゃんと行ったけん。ドクタースランプアラレちゃんの？巻の？ページに全部書いた紙入れとる<text:soft-page-break/>けん，それ読んで。」と，事件に巻き込まれたわけではないことを伝え，母親を安心させました。</text:p>
      <text:p text:style-name="P303">　また，緑水園の係員のおじさんに話しかけられたので，「ここから米子駅まで自転車で行く予定です。米子駅でおじいちゃんが待ってくれています。」と伝え，係員のおじさんも安心させました。</text:p>
      <text:list xml:id="list143645777758393" text:continue-numbering="true" text:style-name="_34__2c__20_ア">
        <text:list-item>
          <text:h text:style-name="書面_2c_4_2c_ア_2c_標題" text:outline-level="4"><text:bookmark-start text:name="__RefHeading___Toc8229_4050357222"/>　ヒッチハイクの開始＆イトーヨーカドーに到着<text:bookmark-end text:name="__RefHeading___Toc8229_4050357222"/></text:h>
        </text:list-item>
      </text:list>
      <text:p text:style-name="P313">　そして，チャリでの移動に並行して，緑水園の先くらいからヒッチハイクを行いました。ヒッチハイクをした理由は，自転車を漕いでいて，当時の人気番組「進め電波少年」の，猿岩石，チューやん，ドロンズのしていたヒッチハイクを思い出したからです。</text:p>
      <text:p text:style-name="P308"><text:span text:style-name="T27">　そして，</text:span>親切に止まってくださった見ず知らずのお兄さんの車に乗せてもらい，お兄さんの親切で，広島県福山市のイトーヨーカドーまで連れていってもらいました。</text:p>
      <text:p text:style-name="P308">　深夜のうちにイトーヨーカドーに着きましたので，用意しておいたおにぎりを食べました。そして，イトーヨーカドーの玄関で寝袋に入って，翌朝まで野宿しました。</text:p>
      <text:list xml:id="list143644849247813" text:continue-numbering="true" text:style-name="_34__2c__20_ア">
        <text:list-item>
          <text:h text:style-name="書面_2c_4_2c_ア_2c_標題" text:outline-level="4"><text:bookmark-start text:name="__RefHeading___Toc8227_4050357222"/>　モンスターファーム２の大会に出場<text:bookmark-end text:name="__RefHeading___Toc8227_4050357222"/></text:h>
        </text:list-item>
      </text:list>
      <text:p text:style-name="P306">　肝腎要のモンスターファーム２の大会では，すぐに負けてしまいました。</text:p>
      <text:p text:style-name="P306">　福山に着いてから，食事を取った記憶はないです。</text:p>
      <text:list xml:id="list143645225031886" text:continue-numbering="true" text:style-name="_34__2c__20_ア">
        <text:list-item>
          <text:h text:style-name="書面_2c_4_2c_ア_2c_標題" text:outline-level="4"><text:bookmark-start text:name="__RefHeading___Toc8225_4050357222"/>　帰り道でもヒッチハイク＆親切な方に一晩泊めてもらう<text:bookmark-end text:name="__RefHeading___Toc8225_4050357222"/></text:h>
        </text:list-item>
      </text:list>
      <text:p text:style-name="P307">　夕方頃からの帰り道でもヒッチハイクをして，見ず知らずのおばさんの家に連れて帰ってもらいました。おばさんの家には，おじさん，おばあさん，中学生位の娘さんがおられました。</text:p>
      <text:p text:style-name="P307">　そして，お風呂に入らせてもらい，晩ご飯をご馳走になりました。一晩，<text:soft-page-break/>布団で寝させてもらいました。</text:p>
      <text:p text:style-name="P307">　今，調べてみましたが，岡山の方の家に泊めてもらったのだと思っています。</text:p>
      <text:list xml:id="list143645704563945" text:continue-numbering="true" text:style-name="_34__2c__20_ア">
        <text:list-item>
          <text:h text:style-name="書面_2c_4_2c_ア_2c_標題" text:outline-level="4"><text:bookmark-start text:name="__RefHeading___Toc8223_4050357222"/>　一晩泊めてもらって翌朝出発<text:bookmark-end text:name="__RefHeading___Toc8223_4050357222"/></text:h>
        </text:list-item>
      </text:list>
      <text:p text:style-name="P313">　翌朝，朝ごはんをご馳走になった後，車に乗せてもらいT字路まで行きました。車から降り別れ際に，「左に行くのよ。左。いいわね？」と教えてもらいました。</text:p>
      <text:p text:style-name="P363">　帰り道の途中で，新見（にいみ）駅を左手に見下ろしたのが記憶に残っています。あと，チャリで奈喜良に到達した時の見覚えのある風景で，中学一年生の時に遊びに行った記憶を思い出し，ああやっと米子に帰ってきたんだなぁ。と感じたことを覚えています。</text:p>
      <text:p text:style-name="P362"><text:s/>無事，チャリで鳥取県米子市まで帰りました。帰り道では，残りの１０３<text:span text:style-name="T122">km</text:span>の道のりを６時間で帰ったかと思います。</text:p>
      <text:list xml:id="list143645644429984" text:continue-numbering="true" text:style-name="_34__2c__20_ア">
        <text:list-item>
          <text:h text:style-name="書面_2c_4_2c_ア_2c_標題" text:outline-level="4"><text:bookmark-start text:name="__RefHeading___Toc8221_4050357222"/>　広島県教育委員会と鳥取県教育委員会と中学校の連携<text:bookmark-end text:name="__RefHeading___Toc8221_4050357222"/></text:h>
        </text:list-item>
      </text:list>
      <text:p text:style-name="P301">　家に帰った日から数日後，中学生時代の担任より，「安田君どげなー？大丈夫かー？びっくりしたよー。安田君。」と電話がありました。</text:p>
      <text:p text:style-name="P348">　なんでも，帰り道の途中で私を家に泊めてくださった方は，広島県教育委員会の方だったそうです。私を泊めてくださった方が私を送り出した後，私が無事に家に帰ったか心配されました。</text:p>
      <text:p text:style-name="P348">　そして，「広島県教育委員会，鳥取県教育委員会，中学校，私の中学生時代の担任，私まで」という流れで，私の安否確認が行われたのでした。</text:p>
      <text:p text:style-name="P306">　つまり，広島県，岡山県，鳥取県，米子市の大人に迷惑をかけて，私の大冒険は終わりました。</text:p>
      <text:p text:style-name="P306">　今回の冒険で，たくさんの迷惑をかけてしまい申し訳ありませんでした。</text:p>
      <text:p text:style-name="P388"><text:soft-page-break/>　私の無謀な冒険に協力してくださった皆様，ありがとうございました。</text:p>
      <text:list xml:id="list143645198423520" text:continue-numbering="true" text:style-name="_34__2c__20_ア">
        <text:list-item>
          <text:h text:style-name="P430" text:outline-level="4"><text:bookmark-start text:name="__RefHeading___Toc53141_4050357222"/>　大冒険の移動まとめ<text:bookmark-end text:name="__RefHeading___Toc53141_4050357222"/></text:h>
        </text:list-item>
      </text:list>
      <text:p text:style-name="書面_2c_4_2c_ア_2c_本文">　行きの道では，約１３４kmの内，①１０％（約１３km）をチャリで漕いで，②残りの９０％（約１２１km）の道のりは，親切なお兄さんの車に乗せてもらいました。</text:p>
      <text:p text:style-name="P364">　帰り道では，約１４６kmの内，③３０％（約４３km）の道のりをおばさんの車に乗せてもらい，④残りの７０％（約１０<text:span text:style-name="T11">３</text:span>km）をチャリで漕いで帰りました。</text:p>
      <text:p text:style-name="P44"/>
      <text:list xml:id="list143646438444459" text:continue-list="list143644966634558" text:style-name="_31__2c__20_第_ff11_">
        <text:list-item>
          <text:h text:style-name="P399" text:outline-level="1"><text:bookmark-start text:name="__RefHeading___Toc300208_1539785549"/><text:bookmark-start text:name="__RefNumPara__63425_1486365303"/>　私の考えるところを発信する<text:bookmark-end text:name="__RefHeading___Toc300208_1539785549"/><text:bookmark-end text:name="__RefNumPara__63425_1486365303"/></text:h>
        </text:list-item>
      </text:list>
      <text:p text:style-name="P91">　ここでは，私の色々な考えを説明したいと思います。</text:p>
      <text:p text:style-name="P91">　当たっている考えも，間違っている考えも，どちらもあるでしょう。</text:p>
      <text:p text:style-name="P91">　おかしい箇所は，突っ込み大歓迎です。</text:p>
      <text:p text:style-name="P91">　まず，私の考えを簡単に説明し，その後詳細を説明します。</text:p>
      <text:p text:style-name="P95"><text:span text:style-name="T14">　一番大事なのは</text:span>「<text:bookmark-ref text:reference-format="number" text:ref-name="__RefHeading___Toc55923_1539785549">１</text:bookmark-ref><text:bookmark-ref text:reference-format="text" text:ref-name="__RefHeading___Toc55923_1539785549">　心</text:bookmark-ref>」です。これが全てです。私は心によって，大きく力強く動きます。逆に，悲しみや嘆きをもたらすのも，心です。心の辛さのあまり，気が狂ったりもします。</text:p>
      <text:p text:style-name="P102">　私の考える「<text:bookmark-ref text:reference-format="number" text:ref-name="__RefHeading___Toc55921_15397855492">２</text:bookmark-ref><text:bookmark-ref text:reference-format="text" text:ref-name="__RefHeading___Toc55921_15397855492">　感情と知性と肉体</text:bookmark-ref>」の関連を説明します。</text:p>
      <text:p text:style-name="P103">　「<text:bookmark-ref text:reference-format="number" text:ref-name="__RefNumPara__32840_1486365303">第３</text:bookmark-ref>の<text:bookmark-ref text:reference-format="number" text:ref-name="__RefNumPara__32842_1486365303">５</text:bookmark-ref><text:bookmark-ref text:reference-format="text" text:ref-name="__RefNumPara__32842_1486365303">　大人が子供の私にかけた情け</text:bookmark-ref>」に対して，私は，「私の頭脳と良心によらなければ解決できない問題」を解決し，「補って余りあるもの」を国民に返しています。ですので，「<text:bookmark-ref text:reference-format="number" text:ref-name="__RefNumPara__32838_1486365303">３</text:bookmark-ref><text:bookmark-ref text:reference-format="text" text:ref-name="__RefNumPara__32838_1486365303">　大恩ある社会に忠義は尽くした</text:bookmark-ref>」と考えています。これは，「<text:bookmark-ref text:reference-format="number" text:ref-name="__RefHeading___Toc55923_1539785549">１</text:bookmark-ref>の<text:bookmark-ref text:reference-format="number" text:ref-name="__RefHeading___Toc8131_4050357222">（１）</text:bookmark-ref><text:bookmark-ref text:reference-format="text" text:ref-name="__RefHeading___Toc8131_4050357222">強き我</text:bookmark-ref>」を良い方向に作用させた事例です。</text:p>
      <text:p text:style-name="P96">　「<text:bookmark-ref text:reference-format="number" text:ref-name="__RefHeading___Toc55921_1539785549">４</text:bookmark-ref><text:bookmark-ref text:reference-format="text" text:ref-name="__RefHeading___Toc55921_1539785549">　人生訓</text:bookmark-ref>」では，生きている間，心に留めておきたいことを書いています。</text:p>
      <text:p text:style-name="P96">　「<text:bookmark-ref text:reference-format="number" text:ref-name="__RefHeading___Toc55919_1539785549">５</text:bookmark-ref><text:bookmark-ref text:reference-format="text" text:ref-name="__RefHeading___Toc55919_1539785549">　ギフテッド</text:bookmark-ref>」では，高能力者が決まる瞬間，高能力者に勘付く方法を書<text:soft-page-break/>いています。</text:p>
      <text:p text:style-name="P97">　「<text:bookmark-ref text:reference-format="number" text:ref-name="__RefHeading___Toc6651_4050357222">６</text:bookmark-ref><text:bookmark-ref text:reference-format="text" text:ref-name="__RefHeading___Toc6651_4050357222">　集積化技術による言語の性能向上</text:bookmark-ref>」では，ものづくり太郎氏の「半導体は微細化が正義」から始まり，「神は存在する」や「森羅万象」にまで展開する，私の論理をお楽しみください。</text:p>
      <text:p text:style-name="P109">　「<text:bookmark-ref text:reference-format="number" text:ref-name="__RefHeading___Toc361564_1539785549">７</text:bookmark-ref><text:bookmark-ref text:reference-format="text" text:ref-name="__RefHeading___Toc361564_1539785549">　法治国家</text:bookmark-ref>」は散文と，憲法７６条３項の別解釈です。楽しんでください。</text:p>
      <text:p text:style-name="P96">　「<text:bookmark-ref text:reference-format="number" text:ref-name="__RefHeading___Toc55917_1539785549">８</text:bookmark-ref><text:bookmark-ref text:reference-format="text" text:ref-name="__RefHeading___Toc55917_1539785549">　雑談</text:bookmark-ref>」では，「だろーかなー。でも合ってるとは思うけどなー。」という考えをいくつか紹介しています。</text:p>
      <text:p text:style-name="P92">　以上，私の考えを簡単に説明しました。</text:p>
      <text:p text:style-name="P98">　以下では，詳細を説明したいと思います。</text:p>
      <text:list xml:id="list143646319276025" text:continue-list="list143646077255867" text:style-name="_32__2c__20__ff12_">
        <text:list-item text:start-value="1">
          <text:h text:style-name="書面_2c_2_2c_2_2c_標題" text:outline-level="2" text:restart-numbering="true" text:start-value="-1"><text:bookmark-start text:name="__RefHeading___Toc55923_1539785549"/><text:bookmark-start text:name="__RefNumPara__32845_1486365303"/>　心<text:bookmark-end text:name="__RefHeading___Toc55923_1539785549"/><text:bookmark-end text:name="__RefNumPara__32845_1486365303"/></text:h>
        </text:list-item>
      </text:list>
      <text:p text:style-name="P141">　<text:span text:style-name="T14">私の心には</text:span>「<text:bookmark-ref text:reference-format="number" text:ref-name="__RefHeading___Toc8131_4050357222">（１）</text:bookmark-ref><text:bookmark-ref text:reference-format="text" text:ref-name="__RefHeading___Toc8131_4050357222">強き我</text:bookmark-ref>」が張り巡らされていると思います。私の心と知性が発揮する能力とその影響は，「<text:span text:style-name="T15">感情</text:span>／心からの距離」で表せて，「±∞」です。</text:p>
      <text:p text:style-name="P161">　私は，「<text:bookmark-ref text:reference-format="number" text:ref-name="__RefNumPara__14570_1486365303">（２）</text:bookmark-ref><text:bookmark-ref text:reference-format="text" text:ref-name="__RefNumPara__14570_1486365303">本心と良心の拮抗</text:bookmark-ref>」を「<text:bookmark-ref text:reference-format="number" text:ref-name="__RefHeading___Toc8131_4050357222">（１）</text:bookmark-ref><text:bookmark-ref text:reference-format="text" text:ref-name="__RefHeading___Toc8131_4050357222">強き我</text:bookmark-ref>」によって左右して，良い方向にも悪い方向にも知性が振れるという事を，体験しました。この体験から考えて，心からの距離ゼロ，心そのものが「強き我」なのではないかな？と考えています。</text:p>
      <text:p text:style-name="P142">　私の「<text:bookmark-ref text:reference-format="number" text:ref-name="__RefHeading___Toc77120_1180725437">（３）</text:bookmark-ref><text:bookmark-ref text:reference-format="text" text:ref-name="__RefHeading___Toc77120_1180725437">感情の昂りが発する言葉</text:bookmark-ref>」を書いています。私の語録と思っていただければと思います。</text:p>
      <text:p text:style-name="P162">　悪い方向に作用してしまった「<text:bookmark-ref text:reference-format="number" text:ref-name="__RefHeading___Toc8131_4050357222">（１）</text:bookmark-ref><text:bookmark-ref text:reference-format="text" text:ref-name="__RefHeading___Toc8131_4050357222">強き我</text:bookmark-ref>」は，私と接する人に害悪をもたらしました。私は，「<text:bookmark-ref text:reference-format="number" text:ref-name="__RefNumPara__118570_2136198824">（４）</text:bookmark-ref><text:bookmark-ref text:reference-format="text" text:ref-name="__RefNumPara__118570_2136198824">自分勝手な考え</text:bookmark-ref>」を持っています。</text:p>
      <text:p text:style-name="P143">　そして，大人になった私の心の中にある「<text:bookmark-ref text:reference-format="number" text:ref-name="__RefHeading___Toc8131_4050357222">（１）</text:bookmark-ref><text:bookmark-ref text:reference-format="text" text:ref-name="__RefHeading___Toc8131_4050357222">強き我</text:bookmark-ref>」の元は，「<text:bookmark-ref text:reference-format="number" text:ref-name="__RefHeading___Toc55927_1539785549">（５）</text:bookmark-ref><text:bookmark-ref text:reference-format="text" text:ref-name="__RefHeading___Toc55927_1539785549">子供の頃の一念</text:bookmark-ref>」だと思っています。</text:p>
      <text:list xml:id="list143645234965230" text:continue-list="list143644704664482" text:style-name="_33__2c__20__28__ff13__29_">
        <text:list-item text:start-value="1">
          <text:h text:style-name="書面_2c_3_2c__28_3_29__2c_標題" text:outline-level="3" text:restart-numbering="true" text:start-value="-1"><text:bookmark-start text:name="__RefHeading___Toc8131_4050357222"/>強き我<text:bookmark-end text:name="__RefHeading___Toc8131_4050357222"/></text:h>
        </text:list-item>
      </text:list>
      <text:list xml:id="list143646369682385" text:continue-list="list143645198423520" text:style-name="_34__2c__20_ア">
        <text:list-item text:start-value="1">
          <text:h text:style-name="書面_2c_4_2c_ア_2c_標題" text:outline-level="4" text:restart-numbering="true" text:start-value="-1"><text:bookmark-start text:name="__RefHeading___Toc55935_1539785549"/><text:soft-page-break/>　やりたい事がある<text:bookmark-end text:name="__RefHeading___Toc55935_1539785549"/></text:h>
        </text:list-item>
      </text:list>
      <text:p text:style-name="書面_2c_4_2c_ア_2c_本文">　一番重要な考えは，「やりたい事があって，それを実現する。」という考えだと思います。</text:p>
      <text:list xml:id="list143644874319957" text:continue-numbering="true" text:style-name="_34__2c__20_ア">
        <text:list-item>
          <text:h text:style-name="書面_2c_4_2c_ア_2c_標題" text:outline-level="4"><text:bookmark-start text:name="__RefHeading___Toc55933_1539785549"/>　根ざすモノ，目指すモノ<text:bookmark-end text:name="__RefHeading___Toc55933_1539785549"/></text:h>
        </text:list-item>
      </text:list>
      <text:p text:style-name="書面_2c_4_2c_ア_2c_本文">　私は常々「根ざすモノは変わらない，目指すモノが変わる。」と考えています。</text:p>
      <text:p text:style-name="書面_2c_4_2c_ア_2c_本文">　私に根ざすモノの一つ目は，「何かに強い興味関心を示す。」です。そして，「強い興味関心を示す対象」が変わります。</text:p>
      <text:p text:style-name="P304">　私に根ざすモノの二つ目は，「気持ち・心が反応する。」です。目指すモノは，「気持ち・心を反応させた対象の安全化<text:span text:style-name="T57">」です。</text:span></text:p>
      <text:list xml:id="list143645567983317" text:continue-numbering="true" text:style-name="_34__2c__20_ア">
        <text:list-item>
          <text:h text:style-name="書面_2c_4_2c_ア_2c_標題" text:outline-level="4"><text:bookmark-start text:name="__RefHeading___Toc55931_1539785549"/>　染みぬモノに与することはない<text:bookmark-end text:name="__RefHeading___Toc55931_1539785549"/></text:h>
        </text:list-item>
      </text:list>
      <text:p text:style-name="書面_2c_4_2c_ア_2c_本文">　私は，「染みぬモノに与することはない。」と考えています。</text:p>
      <text:list xml:id="list143646081741651" text:continue-numbering="true" text:style-name="_34__2c__20_ア">
        <text:list-item>
          <text:h text:style-name="書面_2c_4_2c_ア_2c_標題" text:outline-level="4"><text:bookmark-start text:name="__RefHeading___Toc55929_1539785549"/>　興味のないモノ<text:bookmark-end text:name="__RefHeading___Toc55929_1539785549"/></text:h>
        </text:list-item>
      </text:list>
      <text:p text:style-name="書面_2c_4_2c_ア_2c_本文">　その一方，私が興味を持てないモノについては，無関心なのだと思います。私が興味を持てない事の筆頭は服装でしょうか。</text:p>
      <text:list xml:id="list143646413302483" text:continue-list="list143645234965230" text:style-name="_33__2c__20__28__ff13__29_">
        <text:list-item>
          <text:h text:style-name="書面_2c_3_2c__28_3_29__2c_標題" text:outline-level="3"><text:bookmark-start text:name="__RefNumPara__14570_1486365303"/><text:bookmark-start text:name="__RefHeading___Toc21869_1486365303"/>本心と良心の拮抗<text:bookmark-end text:name="__RefNumPara__14570_1486365303"/><text:bookmark-end text:name="__RefHeading___Toc21869_1486365303"/></text:h>
        </text:list-item>
      </text:list>
      <text:list xml:id="list143645308919484" text:continue-list="list143646081741651" text:style-name="_34__2c__20_ア">
        <text:list-item text:start-value="1">
          <text:h text:style-name="書面_2c_4_2c_ア_2c_標題" text:outline-level="4" text:restart-numbering="true" text:start-value="-1"><text:bookmark-start text:name="__RefHeading___Toc21873_1486365303"/><text:bookmark-start text:name="__RefNumPara__32847_1486365303"/>　本心に反する良心<text:bookmark-end text:name="__RefHeading___Toc21873_1486365303"/><text:bookmark-end text:name="__RefNumPara__32847_1486365303"/></text:h>
        </text:list-item>
      </text:list>
      <text:p text:style-name="P355">　大義を胸に納める強き我によって，本心（本意・本音）と感情的な行動を押さえ込み，本心に反する良心は知性を従えました。</text:p>
      <text:list xml:id="list143645329706736" text:continue-numbering="true" text:style-name="_34__2c__20_ア">
        <text:list-item>
          <text:h text:style-name="書面_2c_4_2c_ア_2c_標題" text:outline-level="4"><text:bookmark-start text:name="__RefHeading___Toc21871_1486365303"/>　押さえ込まれた本心は良心を襲う<text:bookmark-end text:name="__RefHeading___Toc21871_1486365303"/></text:h>
        </text:list-item>
      </text:list>
      <text:p text:style-name="P358">　大義を胸に納める強き我によって，本心より強制的に優位に立っていた私の良心と知性は，押さえ込まれた本心の逆襲に遭いました。大義を胸に納める間にも，大義が解消された後にもです。</text:p>
      <text:p text:style-name="P356">　その結果，私の心は，良心を痛める営みを欲しました。そして私の心は，<text:soft-page-break/>知的な社会的活動を長い間拒絶しました。</text:p>
      <text:list xml:id="list143645119529075" text:continue-list="list143646413302483" text:style-name="_33__2c__20__28__ff13__29_">
        <text:list-item>
          <text:h text:style-name="書面_2c_3_2c__28_3_29__2c_標題" text:outline-level="3"><text:bookmark-start text:name="__RefHeading___Toc77120_1180725437"/>感情の昂りが発する言葉<text:bookmark-end text:name="__RefHeading___Toc77120_1180725437"/></text:h>
        </text:list-item>
      </text:list>
      <text:p text:style-name="P246">　私の頭の中で思い浮かんだ言葉を，そのまま書いています。雰囲気は，語録でしょうか。</text:p>
      <text:p text:style-name="P246">　こんな言葉が，頭の中に浮かんできてるんだよー。って事を伝えたくて書きました。</text:p>
      <text:list xml:id="list143645396009263" text:continue-list="list143645329706736" text:style-name="_34__2c__20_ア">
        <text:list-item text:start-value="1">
          <text:h text:style-name="書面_2c_4_2c_ア_2c_標題" text:outline-level="4" text:restart-numbering="true" text:start-value="-1"><text:bookmark-start text:name="__RefHeading___Toc135718_1539785549"/>　困難に突き進む<text:bookmark-end text:name="__RefHeading___Toc135718_1539785549"/></text:h>
        </text:list-item>
      </text:list>
      <text:p text:style-name="P354">　「より険しく困難な方に。」「より苦しくキツイ方に。」「前に行く。先に行く。」「その時，その場で考える。」「詰んでる。これは絶対に外せない。無理。」「私は，才ある男です。」</text:p>
      <text:list xml:id="list143644636461568" text:continue-numbering="true" text:style-name="_34__2c__20_ア">
        <text:list-item>
          <text:h text:style-name="書面_2c_4_2c_ア_2c_標題" text:outline-level="4"><text:bookmark-start text:name="__RefHeading___Toc55937_1539785549"/>　反発・拒否・拒絶<text:bookmark-end text:name="__RefHeading___Toc55937_1539785549"/></text:h>
        </text:list-item>
      </text:list>
      <text:p text:style-name="P353">　「嫌だ。」「失せろ。」「腹立つ，マジで。」「ムカツクー。」「だって，腹立つんだもん。」「ゼッテー許さん。」「ふざけんなよ。」「知らねー。馬鹿。」「クッソガー。」「知ったことか。」「争う。」「くたばってやる。」「おかしいからな。」</text:p>
      <text:list xml:id="list143645429882604" text:continue-list="list143645119529075" text:style-name="_33__2c__20__28__ff13__29_">
        <text:list-item>
          <text:h text:style-name="書面_2c_3_2c__28_3_29__2c_標題" text:outline-level="3"><text:bookmark-start text:name="__RefHeading___Toc106352_2136198824"/><text:bookmark-start text:name="__RefNumPara__118570_2136198824"/>自分勝手な考え<text:bookmark-end text:name="__RefHeading___Toc106352_2136198824"/><text:bookmark-end text:name="__RefNumPara__118570_2136198824"/></text:h>
        </text:list-item>
      </text:list>
      <text:p text:style-name="P253">　ある相手の平穏を害して，突然に怖がらせ，怯えさせたり。</text:p>
      <text:p text:style-name="P253">　別の相手の優しい部分に傷を付けて，相手の心に傷をつけてしまったのが最低です。相手に「○○は○○○○○○○○○ですよ。」と悲しそうな震える声で言われました。</text:p>
      <text:p text:style-name="P254">　私の自分勝手な考えで，相手との信頼関係を，私が破壊しました。</text:p>
      <text:list xml:id="list143646273245132" text:continue-numbering="true" text:style-name="_33__2c__20__28__ff13__29_">
        <text:list-item>
          <text:h text:style-name="書面_2c_3_2c__28_3_29__2c_標題" text:outline-level="3"><text:bookmark-start text:name="__RefHeading___Toc55927_1539785549"/>子供の頃の一念<text:bookmark-end text:name="__RefHeading___Toc55927_1539785549"/></text:h>
        </text:list-item>
        <text:list-item text:start-value="1" text:style-override="_34__2c__20_ア">
          <text:h text:style-name="書面_2c_4_2c_ア_2c_標題" text:outline-level="4" text:restart-numbering="true" text:start-value="-1"><text:bookmark-start text:name="__RefHeading___Toc8187_4050357222"/>　無鉄砲な気持ちは未熟な信念<text:bookmark-end text:name="__RefHeading___Toc8187_4050357222"/></text:h>
        </text:list-item>
      </text:list>
      <text:p text:style-name="書面_2c_4_2c_ア_2c_本文">　無鉄砲な気持ちは危険です。</text:p>
      <text:p text:style-name="P314"><text:soft-page-break/>　日常生活の範囲外で興味関心の満足に挑む場合であっても，失敗した場合の危険性などを，未熟ゆえに一切考えていません。</text:p>
      <text:p text:style-name="書面_2c_4_2c_ア_2c_本文">　しかし，本人だけは「挑戦あるのみ」です。</text:p>
      <text:p text:style-name="P332">　挑戦の対応を負担させられる者からすれば，「迷惑。」とか「お前アホだろっ。」て感じだと思います。</text:p>
      <text:p text:style-name="P332">　。。。私は負担させる側でした。。。</text:p>
      <text:list xml:id="list143646377538604" text:continue-list="list143646273245132" text:style-name="_34__2c__20_ア">
        <text:list-item>
          <text:h text:style-name="書面_2c_4_2c_ア_2c_標題" text:outline-level="4"><text:bookmark-start text:name="__RefHeading___Toc8185_4050357222"/>　信念を心に宿す<text:bookmark-end text:name="__RefHeading___Toc8185_4050357222"/></text:h>
        </text:list-item>
      </text:list>
      <text:p text:style-name="書面_2c_4_2c_ア_2c_本文">　しかし，「無鉄砲な気持ちを持つ幼児（おさなご）は，『挑戦あるのみ』の一念が信念に転じて，信念を心に宿す大人に育つ」と思います。</text:p>
      <text:p text:style-name="書面_2c_4_2c_ア_2c_本文">　また逆に，「危険を承知で挑む」信念を持つ大人の子供の頃を探ってみると，無鉄砲な子供であっただろうな。と思います。</text:p>
      <text:list xml:id="list143644612144263" text:continue-numbering="true" text:style-name="_34__2c__20_ア">
        <text:list-item>
          <text:h text:style-name="書面_2c_4_2c_ア_2c_標題" text:outline-level="4"><text:bookmark-start text:name="__RefHeading___Toc8189_4050357222"/>　子供の頃の冒険の根底<text:bookmark-end text:name="__RefHeading___Toc8189_4050357222"/></text:h>
        </text:list-item>
      </text:list>
      <text:p text:style-name="書面_2c_4_2c_ア_2c_本文">　大人になった今振り返ってみて，「<text:bookmark-ref text:reference-format="number" text:ref-name="__RefHeading___Toc8065_4050357222">第３</text:bookmark-ref>の<text:bookmark-ref text:reference-format="number" text:ref-name="__RefHeading___Toc8135_4050357222">５</text:bookmark-ref>の<text:bookmark-ref text:reference-format="number" text:ref-name="__RefHeading___Toc8203_4050357222">（３）</text:bookmark-ref><text:bookmark-ref text:reference-format="text" text:ref-name="__RefHeading___Toc8203_4050357222">９歳か１０歳の頃，迷子になって歩道橋で捕まった冒険</text:bookmark-ref>」と「<text:bookmark-ref text:reference-format="number" text:ref-name="__RefHeading___Toc8065_4050357222">第３</text:bookmark-ref>の<text:bookmark-ref text:reference-format="number" text:ref-name="__RefHeading___Toc8135_4050357222">５</text:bookmark-ref>の<text:bookmark-ref text:reference-format="number" text:ref-name="__RefHeading___Toc8201_4050357222">（４）</text:bookmark-ref><text:bookmark-ref text:reference-format="text" text:ref-name="__RefHeading___Toc8201_4050357222">１５歳の頃，鳥取県米子市から広島県福山市までチャリで大冒険</text:bookmark-ref>」した時の私の心は，「無鉄砲な気持ち」に支配されていたと考えています。</text:p>
      <text:list xml:id="list143645254106161" text:continue-numbering="true" text:style-name="_34__2c__20_ア">
        <text:list-item>
          <text:h text:style-name="書面_2c_4_2c_ア_2c_標題" text:outline-level="4"><text:bookmark-start text:name="__RefHeading___Toc8183_4050357222"/>　無鉄砲な気持ちは愛国心に通ず<text:bookmark-end text:name="__RefHeading___Toc8183_4050357222"/></text:h>
        </text:list-item>
      </text:list>
      <text:p text:style-name="書面_2c_4_2c_ア_2c_本文">　私は，私が幼い頃・若い頃の無鉄砲な気持ちによる行動によって，私の周りにいる大人にいらぬ心配をかけました。そして，見ず知らずの大人の情けに救われました。</text:p>
      <text:p text:style-name="書面_2c_4_2c_ア_2c_本文">　これらの経験を通して私が感じたことですが，子供の無鉄砲な気持ちを大人の情けが包容し，ある時，この情けの包容に気づくことが，愛国心の芽生えの内の一つと思います。</text:p>
      <text:p text:style-name="P320">　子供に対する大人の情けは，子供の愛国心を育むのだと思っています。</text:p>
      <text:list xml:id="list143644446140848" text:continue-numbering="true" text:style-name="_34__2c__20_ア">
        <text:list-item>
          <text:h text:style-name="P431" text:outline-level="4"><text:bookmark-start text:name="__RefHeading___Toc300212_1539785549"/><text:soft-page-break/>　アホな子の一念<text:bookmark-end text:name="__RefHeading___Toc300212_1539785549"/></text:h>
        </text:list-item>
      </text:list>
      <text:p text:style-name="書面_2c_4_2c_ア_2c_本文">　私自身もよく理解できませんので，「ましてや，他人はもっと理解できないだろう。」と思います。</text:p>
      <text:list xml:id="list143645352590989" text:continue-list="list143644895050211" text:style-name="_30__2c__20_請求の趣旨">
        <text:list-item text:start-value="1">
          <text:p text:style-name="書面_2c_5_2c_箇条書き">自転車の決まりを守って走っていこう。</text:p>
        </text:list-item>
        <text:list-item>
          <text:p text:style-name="書面_2c_5_2c_箇条書き">モンスターファーム２の大会に出たい。</text:p>
        </text:list-item>
      </text:list>
      <text:p text:style-name="書面_2c_4_2c_ア_2c_本文">　しかし，この一念は，私に宿っている信念の発芽と思っています。この一念は，信念の原始的な考えだと思います。</text:p>
      <text:list xml:id="list143644698282372" text:continue-list="list143646319276025" text:style-name="_32__2c__20__ff12_">
        <text:list-item>
          <text:h text:style-name="P405" text:outline-level="2"><text:bookmark-start text:name="__RefHeading___Toc55921_15397855492"/>　感情と知性と肉体<text:bookmark-end text:name="__RefHeading___Toc55921_15397855492"/></text:h>
        </text:list-item>
      </text:list>
      <text:p text:style-name="P150">　私は，知性と肉体は共通な性質を有すると考えています。その内の一つの性質は，「<text:bookmark-ref text:reference-format="number" text:ref-name="__RefHeading___Toc99470_2374331524">（１）</text:bookmark-ref><text:bookmark-ref text:reference-format="text" text:ref-name="__RefHeading___Toc99470_2374331524">感情が，知性と肉体の潜在能力を顕在化させる</text:bookmark-ref>」です。</text:p>
      <text:p text:style-name="P150">　また，私の「<text:bookmark-ref text:reference-format="number" text:ref-name="__RefHeading___Toc176247_2374331524">（２）</text:bookmark-ref><text:bookmark-ref text:reference-format="text" text:ref-name="__RefHeading___Toc176247_2374331524">自己超越欲求？その亜種の自己承認欲求？</text:bookmark-ref>」を説明したいと思います。</text:p>
      <text:p text:style-name="P144">　私には，「<text:bookmark-ref text:reference-format="number" text:ref-name="__RefHeading___Toc99468_2374331524">（３）</text:bookmark-ref><text:bookmark-ref text:reference-format="text" text:ref-name="__RefHeading___Toc99468_2374331524">感情と知性を一体化させた形跡</text:bookmark-ref>」があると考えています。</text:p>
      <text:p text:style-name="P144">　では，以下にて詳細を説明します。</text:p>
      <text:list xml:id="list143645025889691" text:continue-list="list143645352590989" text:style-name="_33__2c__20__28__ff13__29_">
        <text:list-item text:start-value="1">
          <text:h text:style-name="書面_2c_3_2c__28_3_29__2c_標題" text:outline-level="3" text:restart-numbering="true" text:start-value="-1"><text:bookmark-start text:name="__RefHeading___Toc99470_2374331524"/>感情が，知性と肉体の潜在能力を顕在化させる<text:bookmark-end text:name="__RefHeading___Toc99470_2374331524"/></text:h>
        </text:list-item>
      </text:list>
      <text:p text:style-name="書面_2c_3_2c__28_3_29__2c_本文">　感情の昂りが作用して，発揮する能力の最大値を引き上げる。</text:p>
      <text:p text:style-name="書面_2c_3_2c__28_3_29__2c_本文">　感情の昂りが作用して，最大の能力を発揮する時間を引き伸ばす。</text:p>
      <text:p text:style-name="書面_2c_3_2c__28_3_29__2c_本文">　火事場の馬鹿力，みたいな話だと思います。</text:p>
      <text:p text:style-name="書面_2c_3_2c__28_3_29__2c_本文">　ハンマー投げなどで，大きな声を出して肉体の能力を最大限引き出すのと同じように，感情を昂らせると，知性の最大値を引き上げて知性を発揮できると思います。</text:p>
      <text:list xml:id="list143645644472282" text:continue-numbering="true" text:style-name="_33__2c__20__28__ff13__29_">
        <text:list-item>
          <text:h text:style-name="書面_2c_3_2c__28_3_29__2c_標題" text:outline-level="3"><text:bookmark-start text:name="__RefHeading___Toc176247_2374331524"/>自己超越欲求？その亜種の自己承認欲求？<text:bookmark-end text:name="__RefHeading___Toc176247_2374331524"/></text:h>
        </text:list-item>
      </text:list>
      <text:p text:style-name="書面_2c_3_2c__28_3_29__2c_本文">　「非の打ちどころが一切ない状態・一切の紛れがない状態・誰にも何も文句を言わせない状態」にして，「感情を昂らせた私がした思考を統制する思<text:soft-page-break/>想を，落ち着いて冷静で頭の良い自分に認めさせたい」，「感情を昂らせた私がした思考を統制する思想を，私でない全てに認めさせたい」，という欲求があります。</text:p>
      <text:p text:style-name="書面_2c_3_2c__28_3_29__2c_本文">　ただし，この自己承認欲求はすでに満たしています。</text:p>
      <text:p text:style-name="書面_2c_3_2c__28_3_29__2c_本文">　「やったな。良くやった。」や「流石に認めざるを得ないだろう。」と，冷静になった私が私に対して思いましたし，「すげー。」って思いましたので。</text:p>
      <text:p text:style-name="書面_2c_3_2c__28_3_29__2c_本文">　詳細は追々，明らかにします。</text:p>
      <text:list xml:id="list143645723523165" text:continue-numbering="true" text:style-name="_33__2c__20__28__ff13__29_">
        <text:list-item>
          <text:h text:style-name="書面_2c_3_2c__28_3_29__2c_標題" text:outline-level="3"><text:bookmark-start text:name="__RefHeading___Toc99468_2374331524"/>感情と知性を一体化させた形跡<text:bookmark-end text:name="__RefHeading___Toc99468_2374331524"/></text:h>
        </text:list-item>
      </text:list>
      <text:p text:style-name="書面_2c_3_2c__28_3_29__2c_本文">　私には，感情と知性を一体化させた形跡があると思っています。</text:p>
      <text:p text:style-name="書面_2c_3_2c__28_3_29__2c_本文">　「<text:bookmark-ref text:reference-format="number" text:ref-name="__RefNumPara__32845_1486365303">１</text:bookmark-ref>の<text:bookmark-ref text:reference-format="number" text:ref-name="__RefNumPara__14570_1486365303">（２）</text:bookmark-ref><text:bookmark-ref text:reference-format="text" text:ref-name="__RefNumPara__14570_1486365303">本心と良心の拮抗</text:bookmark-ref>」が起きた時，特に激しかったのかな？と思っています。</text:p>
      <text:p text:style-name="書面_2c_3_2c__28_3_29__2c_本文">　感情の昂りが知性を活性化させる，感情の昂りに呼応して知性が昂る。</text:p>
      <text:p text:style-name="書面_2c_3_2c__28_3_29__2c_本文">　感情と知性が競合するとか？みたいな？</text:p>
      <text:p text:style-name="P234">　禍福は糾える縄の如し。のように，どうも，感情と知性は表裏一体とか，「感情が燃料・着火源で，知性が動力源」とか，繋がる部分があるのだと思います。</text:p>
      <text:p text:style-name="P267">　感情と知性は同質な気がしています。</text:p>
      <text:p text:style-name="P267">　どうなんでしょうね？よく分かんない。</text:p>
      <text:list xml:id="list143645640388006" text:continue-list="list143644698282372" text:style-name="_32__2c__20__ff12_">
        <text:list-item>
          <text:h text:style-name="P406" text:outline-level="2"><text:bookmark-start text:name="__RefNumPara__32838_1486365303"/><text:bookmark-start text:name="__RefHeading___Toc49125_1486365303"/>　大恩ある社会に忠義は尽くした<text:bookmark-end text:name="__RefNumPara__32838_1486365303"/><text:bookmark-end text:name="__RefHeading___Toc49125_1486365303"/></text:h>
        </text:list-item>
      </text:list>
      <text:p text:style-name="P159">　今回紹介した「<text:bookmark-ref text:reference-format="number" text:ref-name="__RefNumPara__32840_1486365303">第３</text:bookmark-ref>の<text:bookmark-ref text:reference-format="number" text:ref-name="__RefNumPara__32842_1486365303">５</text:bookmark-ref><text:bookmark-ref text:reference-format="text" text:ref-name="__RefNumPara__32842_1486365303">　大人が子供の私にかけた情け</text:bookmark-ref>」の他にも，私はたくさんの情けを国民にかけられています。</text:p>
      <text:p text:style-name="P160">　そして，ある時に私の心は，上段（うえんだん）勇士（ゆうじ）氏の不幸に強く深く共鳴し，「過重労働を断ち切りたい。」と強く願いました。しかし，<text:soft-page-break/>「（法律審は腐ってる。屈辱の裁判でしかない。）そうであっても。そうであっても。」と強く葛藤して，「詰んでる。これは絶対に外せない。無理。」と，「<text:bookmark-ref text:reference-format="number" text:ref-name="__RefNumPara__32845_1486365303">１</text:bookmark-ref>の<text:bookmark-ref text:reference-format="number" text:ref-name="__RefNumPara__14570_1486365303">（２）</text:bookmark-ref>の<text:bookmark-ref text:reference-format="number" text:ref-name="__RefNumPara__32847_1486365303">ア</text:bookmark-ref><text:bookmark-ref text:reference-format="text" text:ref-name="__RefNumPara__32847_1486365303">　本心に反する良心</text:bookmark-ref>」に基づいて，国民の情けを主（あるじ）と認め，国民の情けに服し，「解法の存在」を何よりも恐れて，「私は，才ある男です。」と，２ちゃんねるに強く誓いました。</text:p>
      <text:p text:style-name="P173">　ここは，私の心根（こころね）です。今，振り返ってみると，国民の情けに尻尾を巻いてるんです。</text:p>
      <text:p text:style-name="P168">　そして，「私の頭脳と私の良心によらなければ解決できない国民の問題」を解決しました。</text:p>
      <text:p text:style-name="P159">　よって，「私が国民から受けた全ての情け」を合わせても，「補って余りあるものを国民に返した。」「もう流石に国民と私は対等だ。」「国民が広く知らないだけだ。」と考えています。</text:p>
      <text:p text:style-name="P169">　「補って余りあるもの」とは，「安全確認義務」ですが，暗号の研究の後，追って詳細を明らかにします。</text:p>
      <text:p text:style-name="P170">※判決へのリンクは，概要欄に貼っています。</text:p>
      <text:list xml:id="list143645878554528" text:continue-list="list143644446140848" text:style-name="_33__2c__20__28__ff13__29_">
        <text:list-item text:start-value="1">
          <text:h text:style-name="書面_2c_3_2c__28_3_29__2c_標題" text:outline-level="3" text:restart-numbering="true" text:start-value="-1"><text:bookmark-start text:name="__RefHeading___Toc160989_1486365303"/>東京地裁　知的財産権部（民事第４０部）<text:bookmark-end text:name="__RefHeading___Toc160989_1486365303"/></text:h>
        </text:list-item>
      </text:list>
      <text:p text:style-name="書面_2c_3_2c__28_3_29__2c_本文">平成２７年（ワ）第２０８４１号 損害賠償請求事件</text:p>
      <text:p text:style-name="書面_2c_3_2c__28_3_29__2c_本文"><text:a xlink:type="simple" xlink:href="https://www.courts.go.jp/app/files/hanrei_jp/257/086257_hanrei.pdf" text:style-name="Internet_20_link" text:visited-style-name="Visited_20_Internet_20_Link">https://www.courts.go.jp/app/files/hanrei_jp/257/086257_hanrei.pdf</text:a></text:p>
      <text:p text:style-name="P276">　この裁判は，裁判所の期待する<text:span text:style-name="T6">最終準備書面を私が書けなかったので，負けました</text:span>。</text:p>
      <text:p text:style-name="P274">　また，訴状にて主張した「正当な理由を欠く」という主張を不当利得で貫けば，不当利得で勝てていたのかな？と思っています。「法律上の原因を欠く」と不当利得の主張をしてしまって，主張を混在させた私が間違ったのでしょうか。主な敗因は，法律知識の不足にもあるのでしょうか。</text:p>
      <text:p text:style-name="P275"><text:soft-page-break/>　訴状や準備書面の誤字脱字に気づいても直さずのままです。めんどくせ。と思っていました。しかし，誤字脱字を直した部分もありはします。</text:p>
      <text:p text:style-name="P275">　うーん，私の訴訟態度は基本的に悪かったでしょう。</text:p>
      <text:list xml:id="list143644739027145" text:continue-numbering="true" text:style-name="_33__2c__20__28__ff13__29_">
        <text:list-item>
          <text:h text:style-name="書面_2c_3_2c__28_3_29__2c_標題" text:outline-level="3"><text:bookmark-start text:name="__RefHeading___Toc111141_1486365303"/>知的財産高等裁判所<text:bookmark-end text:name="__RefHeading___Toc111141_1486365303"/></text:h>
        </text:list-item>
      </text:list>
      <text:p text:style-name="書面_2c_3_2c__28_3_29__2c_本文">平成２８年（ネ）第１０１１３号 損害賠償請求控訴事件</text:p>
      <text:p text:style-name="書面_2c_3_2c__28_3_29__2c_本文"><text:a xlink:type="simple" xlink:href="https://www.ip.courts.go.jp/app/files/hanrei_jp/755/086755_hanrei.pdf" text:style-name="Internet_20_link" text:visited-style-name="Visited_20_Internet_20_Link">https://www.ip.courts.go.jp/app/files/hanrei_jp/755/086755_hanrei.pdf</text:a></text:p>
      <text:p text:style-name="P268">　「労働者が危険にさらされた状態から安全な状態へ戻ったことを使用者が確認する安全確認義務」を創造し，知財高裁に認めさせました。「危険に晒された状態」が重要な事実認定で，判決は，控訴人敗訴でした。</text:p>
      <text:p text:style-name="P277"><text:s/>私の心が上段さんの不幸に強く深く共鳴して，私の頭脳と良心が，国民のために「安全確認義務」を産みました。</text:p>
      <text:p text:style-name="P277">　この義務に基づいて，「労働者が過重労働の危険に晒された時点で労働者の安全を使用者に確認させて，労働者を過重労働の危険から保護する社会になると嬉しいな。」と，思います。</text:p>
      <text:list xml:id="list143644891191916" text:continue-list="list143645640388006" text:style-name="_32__2c__20__ff12_">
        <text:list-item>
          <text:h text:style-name="書面_2c_2_2c_2_2c_標題" text:outline-level="2"><text:bookmark-start text:name="__RefHeading___Toc55921_1539785549"/><text:bookmark-start text:name="__RefNumPara__67383_1486365303"/>　人生訓<text:bookmark-end text:name="__RefHeading___Toc55921_1539785549"/><text:bookmark-end text:name="__RefNumPara__67383_1486365303"/></text:h>
        </text:list-item>
      </text:list>
      <text:p text:style-name="P144">　私は，「<text:bookmark-ref text:reference-format="number" text:ref-name="__RefHeading___Toc12259_40503572221">（１）</text:bookmark-ref><text:bookmark-ref text:reference-format="text" text:ref-name="__RefHeading___Toc12259_40503572221">力を振るう者を支配する倫理観</text:bookmark-ref>」が，「正義の力と暴力を分つ」と考えています。この考えは，「<text:bookmark-ref text:reference-format="number" text:ref-name="__RefHeading___Toc361564_1539785549">７</text:bookmark-ref><text:bookmark-ref text:reference-format="text" text:ref-name="__RefHeading___Toc361564_1539785549">　法治国家</text:bookmark-ref>」に通じます。</text:p>
      <text:p text:style-name="書面_2c_2_2c_2_2c_本文">　「<text:bookmark-ref text:reference-format="number" text:ref-name="__RefHeading___Toc8125_4050357222">（２）</text:bookmark-ref><text:bookmark-ref text:reference-format="text" text:ref-name="__RefHeading___Toc8125_4050357222">語りから語られるまで</text:bookmark-ref>」を，門前の小僧から免許皆伝までに分けて，説明したいと思います。</text:p>
      <text:p text:style-name="書面_2c_2_2c_2_2c_本文">　また，私の考えている，「<text:bookmark-ref text:reference-format="number" text:ref-name="__RefHeading___Toc119082_4050357222">（３）</text:bookmark-ref><text:bookmark-ref text:reference-format="text" text:ref-name="__RefHeading___Toc119082_4050357222">人類の本流と下流（げりゅう）</text:bookmark-ref>」について触れます。</text:p>
      <text:list xml:id="list143646256872258" text:continue-list="list143645723523165" text:style-name="_33__2c__20__28__ff13__29_">
        <text:list-item text:start-value="1">
          <text:h text:style-name="書面_2c_3_2c__28_3_29__2c_標題" text:outline-level="3" text:restart-numbering="true" text:start-value="-1"><text:bookmark-start text:name="__RefHeading___Toc12259_40503572221"/><text:bookmark-start text:name="__RefNumPara__67385_1486365303"/>力を振るう者を支配する倫理観<text:bookmark-end text:name="__RefHeading___Toc12259_40503572221"/><text:bookmark-end text:name="__RefNumPara__67385_1486365303"/></text:h>
        </text:list-item>
      </text:list>
      <text:p text:style-name="書面_2c_3_2c__28_3_29__2c_本文">　正義の力と暴力は，表裏一体。</text:p>
      <text:p text:style-name="書面_2c_3_2c__28_3_29__2c_本文">　そう，正義の力は暴力でもあるし，暴力は正義の力でもある。</text:p>
      <text:p text:style-name="書面_2c_3_2c__28_3_29__2c_本文"><text:soft-page-break/>　正義の力と暴力を分かつのは，力を振るう者を支配する倫理観。</text:p>
      <text:p text:style-name="書面_2c_3_2c__28_3_29__2c_本文">　この思想，国が授かり「<text:bookmark-ref text:reference-format="number" text:ref-name="__RefHeading___Toc361564_1539785549">７</text:bookmark-ref>の<text:bookmark-ref text:reference-format="number" text:ref-name="__RefHeading___Toc370859_1539785549">（１）</text:bookmark-ref><text:bookmark-ref text:reference-format="text" text:ref-name="__RefHeading___Toc370859_1539785549">法治国家の誕生</text:bookmark-ref>」へと。</text:p>
      <text:list xml:id="list143646220913232" text:continue-numbering="true" text:style-name="_33__2c__20__28__ff13__29_">
        <text:list-item>
          <text:h text:style-name="書面_2c_3_2c__28_3_29__2c_標題" text:outline-level="3"><text:bookmark-start text:name="__RefHeading___Toc8125_4050357222"/>語りから語られるまで<text:bookmark-end text:name="__RefHeading___Toc8125_4050357222"/></text:h>
        </text:list-item>
      </text:list>
      <text:p text:style-name="書面_2c_3_2c__28_3_29__2c_本文"><text:span text:style-name="T79">↑</text:span>世代を超え，なしたことを語られて免許皆伝</text:p>
      <text:p text:style-name="書面_2c_3_2c__28_3_29__2c_本文"><text:span text:style-name="T79">↑</text:span><text:span text:style-name="T78">なしたことを語られて，五段</text:span><text:span text:style-name="T75"><text:line-break/></text:span><text:span text:style-name="T74">↑</text:span><text:span text:style-name="T78">なしたことを認めさせて</text:span><text:span text:style-name="T75">，四段</text:span><text:span text:style-name="T74"><text:line-break/>↑</text:span><text:span text:style-name="T78">なせたなら，</text:span><text:span text:style-name="T75">三段</text:span></text:p>
      <text:p text:style-name="P243">↑</text:p>
      <text:p text:style-name="書面_2c_3_2c__28_3_29__2c_本文"><text:span text:style-name="T79">↑何をなすかに思い至って，</text:span><text:span text:style-name="T74">二段</text:span></text:p>
      <text:p text:style-name="書面_2c_3_2c__28_3_29__2c_本文">↑語れて，初段</text:p>
      <text:p text:style-name="書面_2c_3_2c__28_3_29__2c_本文"><text:span text:style-name="T79">↑何を語るかに思い至って，</text:span><text:span text:style-name="T74">入門</text:span></text:p>
      <text:p text:style-name="書面_2c_3_2c__28_3_29__2c_本文"><text:span text:style-name="T79">↑何語で語るかにこだわっているうちは，</text:span><text:span text:style-name="T74">門前の小僧</text:span></text:p>
      <text:list xml:id="list143646071431351" text:continue-numbering="true" text:style-name="_33__2c__20__28__ff13__29_">
        <text:list-item>
          <text:h text:style-name="書面_2c_3_2c__28_3_29__2c_標題" text:outline-level="3"><text:bookmark-start text:name="__RefHeading___Toc119082_4050357222"/>人類の本流と下流（げりゅう）<text:bookmark-end text:name="__RefHeading___Toc119082_4050357222"/></text:h>
        </text:list-item>
      </text:list>
      <text:p text:style-name="書面_2c_3_2c__28_3_29__2c_本文"><text:span text:style-name="T79">↑</text:span>上を向く人は人類の本流にいる</text:p>
      <text:p text:style-name="書面_2c_3_2c__28_3_29__2c_本文"><text:span text:style-name="T79">↓下を向く人は人類の下流</text:span><text:span text:style-name="T74">にいる</text:span></text:p>
      <text:list xml:id="list143645127074425" text:continue-list="list143644891191916" text:style-name="_32__2c__20__ff12_">
        <text:list-item>
          <text:h text:style-name="書面_2c_2_2c_2_2c_標題" text:outline-level="2"><text:bookmark-start text:name="__RefHeading___Toc55919_1539785549"/>　ギフテッド<text:bookmark-end text:name="__RefHeading___Toc55919_1539785549"/></text:h>
        </text:list-item>
      </text:list>
      <text:p text:style-name="書面_2c_2_2c_2_2c_本文">　私は「<text:bookmark-ref text:reference-format="number" text:ref-name="__RefHeading___Toc8123_4050357222">（１）</text:bookmark-ref><text:bookmark-ref text:reference-format="text" text:ref-name="__RefHeading___Toc8123_4050357222">受精卵が誕生した時に高知能者が決まる</text:bookmark-ref>」と考えています。そして，「<text:bookmark-ref text:reference-format="number" text:ref-name="__RefHeading___Toc8121_4050357222">（２）</text:bookmark-ref><text:bookmark-ref text:reference-format="text" text:ref-name="__RefHeading___Toc8121_4050357222">ギフテッドに勘付く方法の内の一つ（顔に着目）</text:bookmark-ref>」を私なりに具体的に説明したいと思います。</text:p>
      <text:list xml:id="list143645279531481" text:continue-list="list143646071431351" text:style-name="_33__2c__20__28__ff13__29_">
        <text:list-item text:start-value="1">
          <text:h text:style-name="書面_2c_3_2c__28_3_29__2c_標題" text:outline-level="3" text:restart-numbering="true" text:start-value="-1"><text:bookmark-start text:name="__RefHeading___Toc8123_4050357222"/>受精卵が誕生した時に高知能者が決まる<text:bookmark-end text:name="__RefHeading___Toc8123_4050357222"/></text:h>
        </text:list-item>
      </text:list>
      <text:p text:style-name="書面_2c_3_2c__28_3_29__2c_本文">　考えますに，「高知能者であるのか？否か？」が決まる時は，精子が卵子に入った時であり，卵子が精子を容れた時。</text:p>
      <text:p text:style-name="書面_2c_3_2c__28_3_29__2c_本文">　そう，受精卵が誕生した時だと思います。</text:p>
      <text:p text:style-name="書面_2c_3_2c__28_3_29__2c_本文">　子がこの世に生まれ落ちる前に，「高知能者であるか否か？」は，決まっ<text:soft-page-break/>ていると考えています。</text:p>
      <text:p text:style-name="書面_2c_3_2c__28_3_29__2c_本文">　また，受精卵と教育のどちらもが，子の知能へ影響すると考えています。しかし，子の知能への影響の程度は，受精卵の影響の方が大きく，教育の影響の方は小さいと思っています。</text:p>
      <text:p text:style-name="書面_2c_3_2c__28_3_29__2c_本文">　子への教育の影響は，子が選ぶ職業の系統に及ぶと考えています。</text:p>
      <text:list xml:id="list143644461943387" text:continue-numbering="true" text:style-name="_33__2c__20__28__ff13__29_">
        <text:list-item>
          <text:h text:style-name="書面_2c_3_2c__28_3_29__2c_標題" text:outline-level="3"><text:bookmark-start text:name="__RefHeading___Toc8121_4050357222"/>ギフテッドに勘付く方法の内の一つ（顔に着目）<text:bookmark-end text:name="__RefHeading___Toc8121_4050357222"/></text:h>
        </text:list-item>
      </text:list>
      <text:p text:style-name="P248">　ある種の能力の高い人は，顔に着目すると，その人の能力の高さに勘付くことが可能と考えています。</text:p>
      <text:p text:style-name="P248">　私は，その特徴的な顔を「<text:bookmark-ref text:reference-format="number" text:ref-name="__RefHeading___Toc8179_4050357222">ア</text:bookmark-ref><text:bookmark-ref text:reference-format="text" text:ref-name="__RefHeading___Toc8179_4050357222">　ジョブズフェイス</text:bookmark-ref>」と，名付けました。</text:p>
      <text:p text:style-name="P248">　念のため先に述べますと，「<text:bookmark-ref text:reference-format="number" text:ref-name="__RefHeading___Toc8177_4050357222">イ</text:bookmark-ref><text:bookmark-ref text:reference-format="text" text:ref-name="__RefHeading___Toc8177_4050357222">　ジョブズフェイスの具体的な肯定要素</text:bookmark-ref>」は，専門家でもない，ただの一般人の私が個人的に思っていることです。</text:p>
      <text:p text:style-name="P248">　私の考える，「<text:bookmark-ref text:reference-format="number" text:ref-name="__RefHeading___Toc8177_4050357222">イ</text:bookmark-ref><text:bookmark-ref text:reference-format="text" text:ref-name="__RefHeading___Toc8177_4050357222">　ジョブズフェイスの具体的な肯定要素</text:bookmark-ref>」，とは異なる別の方法で，ギフテッドに勘付くことも可能だと思います。もし，他の勘付き方に一家言（いっかげん）を持つ方がおられるのであれば，私に教えてください。</text:p>
      <text:p text:style-name="P248">　また，悲しいお話ですが，「<text:bookmark-ref text:reference-format="number" text:ref-name="__RefHeading___Toc33881_4050357222">ウ</text:bookmark-ref><text:bookmark-ref text:reference-format="text" text:ref-name="__RefHeading___Toc33881_4050357222">　この細長い顔は，いじめられる顔</text:bookmark-ref>」でもあります。私はこの顔に対する悪口に耐え切れず，泣いたりしましたし，悪口を言い続ける相手に殴りかかったりしました。</text:p>
      <text:p text:style-name="P248">　顔が細長いからと，いじめられたりしている人がいれば，「この顔は能力の高い人の顔なんだぞ。」と，その細長い顔に自信を持って生きて欲しいと思っています。その根拠は，私が自称する。だけですが。。。</text:p>
      <text:p text:style-name="P248">　私自身が受けたイジメの経験や，日本で知ったイジメの話から，「<text:bookmark-ref text:reference-format="number" text:ref-name="__RefHeading___Toc125803_4050357222">エ</text:bookmark-ref><text:bookmark-ref text:reference-format="text" text:ref-name="__RefHeading___Toc125803_4050357222">　イジメってババ抜きタイプとジジ抜きタイプがあるのでは？</text:bookmark-ref>」と考えています。</text:p>
      <text:list xml:id="list143646203930018" text:continue-list="list143644739027145" text:style-name="_34__2c__20_ア">
        <text:list-item text:start-value="1">
          <text:h text:style-name="書面_2c_4_2c_ア_2c_標題" text:outline-level="4" text:restart-numbering="true" text:start-value="1"><text:bookmark-start text:name="__RefHeading___Toc8179_4050357222"/>　ジョブズフェイス<text:bookmark-end text:name="__RefHeading___Toc8179_4050357222"/></text:h>
        </text:list-item>
      </text:list>
      <text:p text:style-name="書面_2c_4_2c_ア_2c_本文"><text:soft-page-break/>　私の考える，ギフテッドな人に勘付く方法の内の一つは，スティーブ・ジョブズのような顔です。</text:p>
      <text:p text:style-name="書面_2c_4_2c_ア_2c_本文">　「<text:bookmark-ref text:reference-format="number" text:ref-name="__RefNumPara__59574_1486365303">（ア）</text:bookmark-ref><text:bookmark-ref text:reference-format="text" text:ref-name="__RefNumPara__59574_1486365303">ジョブズに似ている丸刈りの私</text:bookmark-ref>」にて述べる通り，私の細長い顔に似ている人物として私が思いついたはジョブズですし，私の顔に似ている人物として知人に指摘されたのもジョブズです。</text:p>
      <text:p text:style-name="書面_2c_4_2c_ア_2c_本文">　そして，「<text:bookmark-ref text:reference-format="number" text:ref-name="__RefNumPara__60527_1486365303">（イ）</text:bookmark-ref><text:bookmark-ref text:reference-format="text" text:ref-name="__RefNumPara__60527_1486365303">シリコンバレーの天才達</text:bookmark-ref>」の顔には特徴があり，皆の顔が細長い顔でした。そのため私は，賢い人を見極める簡易チェックとして，「<text:bookmark-ref text:reference-format="number" text:ref-name="__RefNumPara__60529_1486365303">（ウ）</text:bookmark-ref><text:bookmark-ref text:reference-format="text" text:ref-name="__RefNumPara__60529_1486365303">顔に着目するようになりました</text:bookmark-ref>」し，ある閾値を超える頭脳を持つ人達は，顔が似てくると信じています。</text:p>
      <text:p text:style-name="書面_2c_4_2c_ア_2c_本文">　そこで，人種に関係なく能力の高い人に象徴的な顔を，「ジョブズフェイス」と名付けました。</text:p>
      <text:list xml:id="list3647324159" text:style-name="_35__2c__20__28_ア_29_">
        <text:list-item>
          <text:h text:style-name="書面_2c_5_2c__28_ア_29__2c_標題" text:outline-level="5" text:restart-numbering="true" text:start-value="-1"><text:bookmark-start text:name="__RefHeading___Toc55941_1539785549"/><text:bookmark-start text:name="__RefNumPara__59574_1486365303"/>ジョブズに似ている丸刈りの私<text:bookmark-end text:name="__RefHeading___Toc55941_1539785549"/><text:bookmark-end text:name="__RefNumPara__59574_1486365303"/></text:h>
        </text:list-item>
      </text:list>
      <text:p text:style-name="書面_2c_5_2c__28_ア_29__2c_本文">　私は丸刈りになったことがあります。</text:p>
      <text:p text:style-name="書面_2c_5_2c__28_ア_29__2c_本文">　この時，鏡を見て，「ジョブズに似てるなぁ。」と思いました。またある時，丸刈りの私を見た知人に，「ジョブズに似てる。」と言われました。</text:p>
      <text:p text:style-name="書面_2c_5_2c__28_ア_29__2c_本文">　私と知人は完全に独立して，自由に考えて，私の顔がジョブズに似ていると考えました。</text:p>
      <text:list xml:id="list143646546514272" text:continue-numbering="true" text:style-name="_35__2c__20__28_ア_29_">
        <text:list-item>
          <text:h text:style-name="書面_2c_5_2c__28_ア_29__2c_標題" text:outline-level="5"><text:bookmark-start text:name="__RefHeading___Toc55943_1539785549"/><text:bookmark-start text:name="__RefNumPara__60527_1486365303"/>シリコンバレーの天才達<text:bookmark-end text:name="__RefHeading___Toc55943_1539785549"/><text:bookmark-end text:name="__RefNumPara__60527_1486365303"/></text:h>
        </text:list-item>
      </text:list>
      <text:p text:style-name="書面_2c_5_2c__28_ア_29__2c_本文">　別の話ですが，YouTubeの「電子立国　日本の自叙伝」という動画で，「シリコンバレーの天才達」の集合写真が紹介されました。</text:p>
      <text:p text:style-name="書面_2c_5_2c__28_ア_29__2c_本文">　この集合写真に写っている人達の顔を見ると，みな細長い顔でした。「これが偶然か？」と思いました。</text:p>
      <text:list xml:id="list143645149188642" text:continue-numbering="true" text:style-name="_35__2c__20__28_ア_29_">
        <text:list-item>
          <text:h text:style-name="書面_2c_5_2c__28_ア_29__2c_標題" text:outline-level="5"><text:bookmark-start text:name="__RefHeading___Toc55945_1539785549"/><text:bookmark-start text:name="__RefNumPara__60529_1486365303"/>顔に着目するようになりました<text:bookmark-end text:name="__RefHeading___Toc55945_1539785549"/><text:bookmark-end text:name="__RefNumPara__60529_1486365303"/></text:h>
        </text:list-item>
      </text:list>
      <text:p text:style-name="書面_2c_5_2c__28_ア_29__2c_本文"><text:soft-page-break/>　そして，「ある程度の賢さの閾値を超える，ある種の人の顔は，人種に関係なく似てくるんだ。」と思いました。その後も色々考えて，賢さのみではなく，能力の高い人の顔として，細長い顔に着目するようになりました。</text:p>
      <text:p text:style-name="書面_2c_5_2c__28_ア_29__2c_本文">　そのうち，ギフテッドな人に勘付く方法の内の一つとして，顔に着目するのが良いと考えるようになりました。</text:p>
      <text:list xml:id="list143646527625999" text:continue-list="list143646203930018" text:style-name="_34__2c__20_ア">
        <text:list-item>
          <text:h text:style-name="書面_2c_4_2c_ア_2c_標題" text:outline-level="4"><text:bookmark-start text:name="__RefHeading___Toc8177_4050357222"/>　ジョブズフェイスの具体的な肯定要素<text:bookmark-end text:name="__RefHeading___Toc8177_4050357222"/></text:h>
        </text:list-item>
      </text:list>
      <text:list xml:id="list143644518574798" text:continue-list="list143644636461568" text:style-name="_35__2c__20__28_ア_29_">
        <text:list-item text:start-value="1">
          <text:h text:style-name="書面_2c_5_2c__28_ア_29__2c_標題" text:outline-level="5" text:restart-numbering="true" text:start-value="1"><text:bookmark-start text:name="__RefHeading___Toc8219_4050357222"/>顔の輪郭<text:bookmark-end text:name="__RefHeading___Toc8219_4050357222"/></text:h>
        </text:list-item>
      </text:list>
      <text:p text:style-name="書面_2c_5_2c__28_ア_29__2c_本文">　細長い顔。米粒みたいな顔です。</text:p>
      <text:list xml:id="list143645029025326" text:continue-numbering="true" text:style-name="_35__2c__20__28_ア_29_">
        <text:list-item>
          <text:h text:style-name="書面_2c_5_2c__28_ア_29__2c_標題" text:outline-level="5"><text:bookmark-start text:name="__RefHeading___Toc8215_4050357222"/>目から頭頂部までの長短<text:bookmark-end text:name="__RefHeading___Toc8215_4050357222"/></text:h>
        </text:list-item>
      </text:list>
      <text:p text:style-name="書面_2c_5_2c__28_ア_29__2c_本文">　特に重要なのは，目から頭頂部までの長短だと思います。長短については，長い方が良い顔だと感じています。</text:p>
      <text:p text:style-name="書面_2c_5_2c__28_ア_29__2c_本文">　露骨なことだな。と思いましたが，目から頭頂部が長いとは，脳みそが大きいってことですよね。</text:p>
      <text:list xml:id="list143645571590605" text:continue-numbering="true" text:style-name="_35__2c__20__28_ア_29_">
        <text:list-item>
          <text:h text:style-name="P437" text:outline-level="5"><text:bookmark-start text:name="__RefHeading___Toc8213_4050357222"/>性格<text:bookmark-end text:name="__RefHeading___Toc8213_4050357222"/></text:h>
        </text:list-item>
      </text:list>
      <text:p text:style-name="書面_2c_5_2c__28_ア_29__2c_本文">　我の強い，一本筋の通ったクソな性格してる。と思えれば，良い性格してます。その性格ゆえに，<text:span text:style-name="T80">一匹狼であり，周りの人から疎まれて，</text:span>多くの困難に直面するかと思います。。。</text:p>
      <text:p text:style-name="P378">　我の強い私とは異なる，我の強い視聴者独自の「<text:bookmark-ref text:reference-format="number" text:ref-name="__RefHeading___Toc55923_1539785549">１</text:bookmark-ref>の<text:bookmark-ref text:reference-format="number" text:ref-name="__RefHeading___Toc8131_4050357222">（１）</text:bookmark-ref><text:bookmark-ref text:reference-format="text" text:ref-name="__RefHeading___Toc8131_4050357222">強き我</text:bookmark-ref>」や「<text:bookmark-ref text:reference-format="number" text:ref-name="__RefHeading___Toc55923_1539785549">１</text:bookmark-ref>の<text:bookmark-ref text:reference-format="number" text:ref-name="__RefHeading___Toc77120_1180725437">（３）</text:bookmark-ref><text:bookmark-ref text:reference-format="text" text:ref-name="__RefHeading___Toc77120_1180725437">感情の昂りが発する言葉</text:bookmark-ref>」がある事でしょう。。。</text:p>
      <text:list xml:id="list143646448560781" text:continue-numbering="true" text:style-name="_35__2c__20__28_ア_29_">
        <text:list-item>
          <text:h text:style-name="書面_2c_5_2c__28_ア_29__2c_標題" text:outline-level="5"><text:bookmark-start text:name="__RefHeading___Toc8217_4050357222"/>顎から頬<text:bookmark-end text:name="__RefHeading___Toc8217_4050357222"/></text:h>
        </text:list-item>
      </text:list>
      <text:p text:style-name="書面_2c_5_2c__28_ア_29__2c_本文">　ふっくらした感じ。</text:p>
      <text:p text:style-name="書面_2c_5_2c__28_ア_29__2c_本文">　これは，微妙で難しいです。違うかも？と思いますが，気になったので書いています。</text:p>
      <text:list xml:id="list143644624613431" text:continue-list="list143646527625999" text:style-name="_34__2c__20_ア">
        <text:list-item>
          <text:h text:style-name="書面_2c_4_2c_ア_2c_標題" text:outline-level="4"><text:bookmark-start text:name="__RefHeading___Toc33881_4050357222"/><text:soft-page-break/>　この細長い顔は，いじめられる顔<text:bookmark-end text:name="__RefHeading___Toc33881_4050357222"/></text:h>
        </text:list-item>
      </text:list>
      <text:p text:style-name="書面_2c_4_2c_ア_2c_本文">　細長い顔を理由に悪口を言われたり，いじめられたりすると思うので，細長い顔に自信を持てるようになればと思います。</text:p>
      <text:list xml:id="list143646318455972" text:continue-list="list143645149188642" text:style-name="_35__2c__20__28_ア_29_">
        <text:list-item text:start-value="1">
          <text:h text:style-name="書面_2c_5_2c__28_ア_29__2c_標題" text:outline-level="5" text:restart-numbering="true" text:start-value="-1"><text:bookmark-start text:name="__RefHeading___Toc55947_1539785549"/>真島クンすっとばすの話<text:bookmark-end text:name="__RefHeading___Toc55947_1539785549"/></text:h>
        </text:list-item>
      </text:list>
      <text:p text:style-name="書面_2c_5_2c__28_ア_29__2c_本文">　平成９年（１９９７年）ですが，週刊少年ジャンプで，「陣内流柔術武闘伝 真島クンすっとばす！！（著）にわのまこと」という漫画がありました。</text:p>
      <text:p text:style-name="P379">　主人公は握り拳を作るときに，中指をはみ出させて握り拳を作ります。この頃，１４歳の私は人の殴り方なんて知りませんから，漫画の知識を真に受けていました。</text:p>
      <text:list xml:id="list143646572963751" text:continue-numbering="true" text:style-name="_35__2c__20__28_ア_29_">
        <text:list-item>
          <text:h text:style-name="書面_2c_5_2c__28_ア_29__2c_標題" text:outline-level="5"><text:bookmark-start text:name="__RefHeading___Toc55949_1539785549"/>悪口を言われる<text:bookmark-end text:name="__RefHeading___Toc55949_1539785549"/></text:h>
        </text:list-item>
      </text:list>
      <text:p text:style-name="書面_2c_5_2c__28_ア_29__2c_本文">　小学生の頃は，この細長い顔に対して悪口を言われて，泣いたりしていました。</text:p>
      <text:p text:style-name="書面_2c_5_2c__28_ア_29__2c_本文">　中学２年生の時，小学生の時とは別の人に，細長い顔について悪口を言われていました。</text:p>
      <text:list xml:id="list143645388094721" text:continue-numbering="true" text:style-name="_35__2c__20__28_ア_29_">
        <text:list-item>
          <text:h text:style-name="書面_2c_5_2c__28_ア_29__2c_標題" text:outline-level="5"><text:bookmark-start text:name="__RefHeading___Toc55951_1539785549"/>悪口を言う相手に殴りかかる<text:bookmark-end text:name="__RefHeading___Toc55951_1539785549"/></text:h>
        </text:list-item>
      </text:list>
      <text:p text:style-name="書面_2c_5_2c__28_ア_29__2c_本文">　そして私は，とうとう悪口に耐えきれなくなって，悪口を言ってきた相手に殴りかかりました。</text:p>
      <text:p text:style-name="P382">　人を殴る事は，人生で初めての事です。しかも，怒りに任せて人を殴ります。そのため人生初の，「ようし。殴るぞー。」というときに，ドキドキと，とても緊張してしまいました。結果，主人公と同じ中指をはみ出させる握り方ではなく，親指を他の４本の指で包み，殴ってしまいました。</text:p>
      <text:p text:style-name="書面_2c_5_2c__28_ア_29__2c_本文">　殴っているときは痛みを感じずに，右手親指がふわふわ浮いている感<text:soft-page-break/>じになりました。</text:p>
      <text:list xml:id="list143645398278163" text:continue-numbering="true" text:style-name="_35__2c__20__28_ア_29_">
        <text:list-item>
          <text:h text:style-name="書面_2c_5_2c__28_ア_29__2c_標題" text:outline-level="5"><text:bookmark-start text:name="__RefHeading___Toc55953_1539785549"/>右手親指の根本を骨折<text:bookmark-end text:name="__RefHeading___Toc55953_1539785549"/></text:h>
        </text:list-item>
      </text:list>
      <text:p text:style-name="書面_2c_5_2c__28_ア_29__2c_本文">　そして殴り終わって家に帰っている間に，右手親指の根本が痛み出しました。病院に行ってレントゲンを撮ってもらうと，右手親指の根本が折れていました。</text:p>
      <text:p text:style-name="書面_2c_5_2c__28_ア_29__2c_本文">　人を一度も殴ったことのない男子中学生の場合，こういう自滅をするのです。。。</text:p>
      <text:list xml:id="list143645507059582" text:continue-numbering="true" text:style-name="_35__2c__20__28_ア_29_">
        <text:list-item>
          <text:h text:style-name="書面_2c_5_2c__28_ア_29__2c_標題" text:outline-level="5"><text:bookmark-start text:name="__RefHeading___Toc55955_1539785549"/>馬鹿，指が折れるぞ<text:bookmark-end text:name="__RefHeading___Toc55955_1539785549"/></text:h>
        </text:list-item>
      </text:list>
      <text:p text:style-name="書面_2c_5_2c__28_ア_29__2c_本文">　ところで，「本当はこうやって殴りたかった。」と，父親に中指を突き出す漫画の殴り方を見せると，「馬鹿，指が折れるぞ。」と笑われました。</text:p>
      <text:p text:style-name="書面_2c_5_2c__28_ア_29__2c_本文">　そして，この時に人の殴り方「グー」を，父親から教わりました。</text:p>
      <text:p text:style-name="書面_2c_5_2c__28_ア_29__2c_本文">　普通の家庭では，「人を殴るときはこうやって殴るんだぞ。」なんて，父親が子供に教える機会はありませんから。</text:p>
      <text:list xml:id="list143644530243802" text:continue-numbering="true" text:style-name="_35__2c__20__28_ア_29_">
        <text:list-item>
          <text:h text:style-name="書面_2c_5_2c__28_ア_29__2c_標題" text:outline-level="5"><text:bookmark-start text:name="__RefHeading___Toc55957_1539785549"/>拳の作り方を隠したところで，結局，暴力は振るう<text:bookmark-end text:name="__RefHeading___Toc55957_1539785549"/></text:h>
        </text:list-item>
      </text:list>
      <text:p text:style-name="P377">　一瞬は，殴る拳の作り方をYouTubeで教えるなんて。と思いました。</text:p>
      <text:p text:style-name="P377">　しかし，「殴る拳を知っているから殴る。殴る拳を知らないから殴らない。」そういうことではありません。</text:p>
      <text:p text:style-name="書面_2c_5_2c__28_ア_29__2c_本文">　「怒ったから暴力を振るう。殴る。」以上。</text:p>
      <text:p text:style-name="書面_2c_5_2c__28_ア_29__2c_本文">　人を一度も殴ったことのない男子中学生だって，怒れば暴力を振るうんです。倫理観もクソもない。</text:p>
      <text:p text:style-name="P380">　ですので，人を殴ることを前提としておいて，「人を殴ったら，殴った人が骨折した。」という状況に陥らせないのが賢いと考えました。</text:p>
      <text:p text:style-name="P380">　大人しい未熟な人が怒りに駆られて思わぬ暴力を振るったとしても，<text:soft-page-break/>暴力を振るった人の拳が骨折しないように。という配慮です。</text:p>
      <text:p text:style-name="書面_2c_5_2c__28_ア_29__2c_本文">　私が実際に経験したことですから。。。</text:p>
      <text:list xml:id="list143644745752952" text:continue-list="list143644624613431" text:style-name="_34__2c__20_ア">
        <text:list-item>
          <text:h text:style-name="書面_2c_4_2c_ア_2c_標題" text:outline-level="4"><text:bookmark-start text:name="__RefHeading___Toc125803_4050357222"/>　イジメってババ抜きタイプとジジ抜きタイプがあるのでは？<text:bookmark-end text:name="__RefHeading___Toc125803_4050357222"/></text:h>
        </text:list-item>
      </text:list>
      <text:p text:style-name="書面_2c_4_2c_ア_2c_本文">　ババ抜きタイプは，本人と一体となる属性に関する絶対値的なイジメ。</text:p>
      <text:p text:style-name="書面_2c_4_2c_ア_2c_本文">　この場合は，本人自身に問題があってイジメられたり，本人に問題はなくても，本人の身体的特徴でイジメられたりというイジメ。</text:p>
      <text:p text:style-name="書面_2c_4_2c_ア_2c_本文">　ジジ抜きタイプは，相対的なイジメの構成。</text:p>
      <text:p text:style-name="P333">　イジメっ子がいて，ある集団の中からイジメの対象が選ばれるイジメ。</text:p>
      <text:p text:style-name="P333">　トランプのジジ抜きゲームは，ジョーカーを持つ者がいなくて，１から１３までのどれかの数字が必ずジョーカーとなる。ゲーム終盤でジョーカーが明らかとなるゲーム。</text:p>
      <text:p text:style-name="P333"><text:s/>ジジ抜きタイプでは，ある集団の中から少なくとも一人が，いじめっ子の毒牙にかかる。</text:p>
      <text:p text:style-name="P341">　ジジ抜きタイプのイジメが発生した場合は，イジメっ子を直接叩かないと，ある集団内でのイジメが無くならないと思います。</text:p>
      <text:list xml:id="list143646326144506" text:continue-list="list143644461943387" text:style-name="_33__2c__20__28__ff13__29_">
        <text:list-item>
          <text:h text:style-name="P418" text:outline-level="3"><text:bookmark-start text:name="__RefHeading___Toc8121_40503572223"/>ギフテッドの系統<text:bookmark-end text:name="__RefHeading___Toc8121_40503572223"/></text:h>
        </text:list-item>
      </text:list>
      <text:p text:style-name="P248">　ギフテッドも系統があるのじゃないかなー？と考えています。</text:p>
      <text:p text:style-name="P263">　私は，アラン・チューリング<text:span text:style-name="T34">（</text:span><text:span text:style-name="T60">Alan Mathison Turing</text:span><text:span text:style-name="T34">）</text:span>と同じ系統かな？と思っています。「思春期にチャリで長距離の移動をしている。」「暗号好き。」という点で。</text:p>
      <text:list xml:id="list143646240064375" text:continue-list="list143645127074425" text:style-name="_32__2c__20__ff12_">
        <text:list-item>
          <text:h text:style-name="書面_2c_2_2c_2_2c_標題" text:outline-level="2"><text:bookmark-start text:name="__RefHeading___Toc6651_4050357222"/><text:bookmark-start text:name="__RefNumPara__109123_1486365303"/>　集積化技術による言語の性能向上<text:bookmark-end text:name="__RefHeading___Toc6651_4050357222"/><text:bookmark-end text:name="__RefNumPara__109123_1486365303"/></text:h>
        </text:list-item>
      </text:list>
      <text:p text:style-name="P154">　ものづくり太郎氏が説く「<text:bookmark-ref text:reference-format="number" text:ref-name="__RefHeading___Toc143109_40503572221">（１）</text:bookmark-ref><text:bookmark-ref text:reference-format="text" text:ref-name="__RefHeading___Toc143109_40503572221">「半導体は微細化が正義」から言語の性能向上を導く</text:bookmark-ref>」事で，「集積化技術」を得ました。その結果，半導体は<text:span text:style-name="T108">IC（</text:span>集積回路）によって性能向上を果たしており，日本語は漢字（集積文字）によっ<text:soft-page-break/>て性能向上を果たしており，英語はリンキング・リダクションによって性能向上を果たしていると，理解しました。</text:p>
      <text:p text:style-name="P155"><text:s/>「<text:bookmark-ref text:reference-format="number" text:ref-name="__RefHeading___Toc47405_1180725437">（２）</text:bookmark-ref><text:bookmark-ref text:reference-format="text" text:ref-name="__RefHeading___Toc47405_1180725437">言語の性能向上</text:bookmark-ref>」では，「半導体と日本語と英語」に関する要素を，「感覚，微細化の叡智，集積化技術，文化」として，表にしてまとめました。</text:p>
      <text:p text:style-name="P145">　そして，「<text:bookmark-ref text:reference-format="number" text:ref-name="__RefHeading___Toc253813_1539785549">（３）</text:bookmark-ref><text:bookmark-ref text:reference-format="text" text:ref-name="__RefHeading___Toc253813_1539785549">言語の集積化技術＋あてはめ</text:bookmark-ref>」にて，半導体と日本語と英語に共通する性質の繋がりや影響を調べました。普通に，読み物として楽しめると思います。国語の教科書？って思いながら推敲しました。道すがら，「神は存在する。」を，肯定してみました。</text:p>
      <text:p text:style-name="P147">　思考を言語の可能性に拡張して，森羅万象に想いを馳せ，森羅万象に命名する道理を丁寧に追うことで，「<text:bookmark-ref text:reference-format="number" text:ref-name="__RefHeading___Toc135722_15397855491">（４）</text:bookmark-ref><text:bookmark-ref text:reference-format="text" text:ref-name="__RefHeading___Toc135722_15397855491">人は分解能の高い感覚を好む</text:bookmark-ref>」と，理解しました。</text:p>
      <text:p text:style-name="P151">　日本語での文字数と母音子音（以下，単に「音」という。）の数を数えると，「<text:bookmark-ref text:reference-format="number" text:ref-name="__RefHeading___Toc98527_40503572222">（５）</text:bookmark-ref><text:bookmark-ref text:reference-format="text" text:ref-name="__RefHeading___Toc98527_40503572222">日本語は耳よりも目</text:bookmark-ref>」な言語であると理解できました。また，一画の「<text:bookmark-ref text:reference-format="number" text:ref-name="__RefHeading___Toc458866_1539785549">（６）</text:bookmark-ref><text:bookmark-ref text:reference-format="text" text:ref-name="__RefHeading___Toc458866_1539785549">叡智を集積した漢字を集積文字と呼ぶ</text:bookmark-ref>」事にしました。</text:p>
      <text:p text:style-name="P146">　そして，トランジスタという一石の「<text:bookmark-ref text:reference-format="number" text:ref-name="__RefHeading___Toc475627_1539785549">（７）</text:bookmark-ref><text:bookmark-ref text:reference-format="text" text:ref-name="__RefHeading___Toc475627_1539785549">叡智を集積した回路を集積回路（IC）と呼ぶ</text:bookmark-ref>」事にしました。</text:p>
      <text:p text:style-name="P146">　英語での文字数と音の数を数えると，「<text:bookmark-ref text:reference-format="number" text:ref-name="__RefHeading___Toc440821_1539785549">（８）</text:bookmark-ref><text:bookmark-ref text:reference-format="text" text:ref-name="__RefHeading___Toc440821_1539785549">英語は目よりも耳</text:bookmark-ref>」な言語であると理解できました。そして，「<text:bookmark-ref text:reference-format="number" text:ref-name="__RefHeading___Toc485427_1539785549">（９）</text:bookmark-ref><text:bookmark-ref text:reference-format="text" text:ref-name="__RefHeading___Toc485427_1539785549">英語の集積化技術（リンキング・リダクション）</text:bookmark-ref>」を見出しました。</text:p>
      <text:p text:style-name="P148">　そして，私の実体験に基づく，「<text:bookmark-ref text:reference-format="number" text:ref-name="__RefHeading___Toc119084_4050357222">（１０）</text:bookmark-ref><text:bookmark-ref text:reference-format="text" text:ref-name="__RefHeading___Toc119084_4050357222">英語と日本語の識字障害</text:bookmark-ref>」を説明しています。また「<text:bookmark-ref text:reference-format="number" text:ref-name="__RefHeading___Toc6661_4050357222">（１１）</text:bookmark-ref><text:bookmark-ref text:reference-format="text" text:ref-name="__RefHeading___Toc6661_4050357222">言語の通信に用いる感覚は娯楽に影響する</text:bookmark-ref>」事実<text:span text:style-name="T110">を説明しています。</text:span></text:p>
      <text:p text:style-name="P148">　「<text:bookmark-ref text:reference-format="number" text:ref-name="__RefHeading___Toc99478_2374331524">（１２）</text:bookmark-ref><text:bookmark-ref text:reference-format="text" text:ref-name="__RefHeading___Toc99478_2374331524">男性・女性の感覚と社会での活躍</text:bookmark-ref>」には，「<text:bookmark-ref text:reference-format="number" text:ref-name="__RefHeading___Toc98527_40503572222">（５）</text:bookmark-ref><text:bookmark-ref text:reference-format="text" text:ref-name="__RefHeading___Toc98527_40503572222">日本語は耳よりも目</text:bookmark-ref>」な言語，「<text:bookmark-ref text:reference-format="number" text:ref-name="__RefHeading___Toc440821_1539785549">（８）</text:bookmark-ref><text:bookmark-ref text:reference-format="text" text:ref-name="__RefHeading___Toc440821_1539785549">英語は目よりも耳</text:bookmark-ref>」な言語である事実が影響してい<text:soft-page-break/>てもおかしくないと，私は考えています。</text:p>
      <text:p text:style-name="P148">　では以下で，詳細を述べていきます。</text:p>
      <text:list xml:id="list143645824128211" text:continue-list="list143644745752952" text:style-name="_33__2c__20__28__ff13__29_">
        <text:list-item text:start-value="1">
          <text:h text:style-name="P419" text:outline-level="3" text:restart-numbering="true" text:start-value="-1"><text:bookmark-start text:name="__RefHeading___Toc143109_40503572221"/>「半導体は微細化が正義」から言語の性能向上を導く<text:bookmark-end text:name="__RefHeading___Toc143109_40503572221"/></text:h>
        </text:list-item>
      </text:list>
      <text:p text:style-name="P279">　ものづくり太郎氏の「ものづくり太郎チャンネル」の「半導体の王者Intelは「オワコン」なのか？　多角的にIntelの「将来」を紐解きます。（<text:a xlink:type="simple" xlink:href="https://youtu.be/sr9FbXczdH0?t=2170" text:style-name="Internet_20_link" text:visited-style-name="Visited_20_Internet_20_Link">https://youtu.be/sr9FbXczdH0?t=2170</text:a>）」が説明する，「半導体は微細化が正義」から得た，「微細化すると性能が上がる」を「言語の性能向上」に転用しました。</text:p>
      <text:p text:style-name="P281">　そして，「微細化」と「高分解能化」は，その実質が同じとみなしました。その結果，「高分解能化すると言語の性能が上がる。」という考えに到達しました。</text:p>
      <text:p text:style-name="P291">　また実際に，日本語は漢字の一画に基づく文字の高分解能化によって，英語は口の形・舌の形・舌の位置・喉の鳴動による音の高分解能化によって，短い名前を得ることが出来，短い名前による通信量削減・記憶量削減を元として，言語は性能向上を果たします。</text:p>
      <text:p text:style-name="P281">　この高分解能化と短い名前の話の詳細は，「<text:bookmark-ref text:reference-format="number" text:ref-name="__RefNumPara__19327_4195170214">（４）</text:bookmark-ref><text:bookmark-ref text:reference-format="text" text:ref-name="__RefNumPara__19327_4195170214">人は分解能の高い感覚を好む</text:bookmark-ref>」で述べます。</text:p>
      <text:p text:style-name="P279">　最終的に，「半導体と言語」の「性能向上」に共通する本質として，「集積化技術」を見出しました。</text:p>
      <text:p text:style-name="P266">　※上記の動画へのリンクは，概要欄に貼っています。</text:p>
      <text:p text:style-name="P247">　※ものづくり太郎氏からは，たくさん勉強させてもらっています。時々，ネタがあって，どうしたもんかな？と頭をかしげてしまいます。</text:p>
      <text:list xml:id="list143644774204054" text:continue-numbering="true" text:style-name="_33__2c__20__28__ff13__29_">
        <text:list-item>
          <text:h text:style-name="書面_2c_3_2c__28_3_29__2c_標題" text:outline-level="3"><text:bookmark-start text:name="__RefHeading___Toc47405_1180725437"/>言語の性能向上<text:bookmark-end text:name="__RefHeading___Toc47405_1180725437"/></text:h>
        </text:list-item>
      </text:list>
      <text:p text:style-name="P220">　「半導体と日本語と英語」と「感覚，微細化の叡智，集積化技術，文化」<text:soft-page-break/>を，以下の「言語の性能向上表」にまとめました。</text:p>
      <text:p text:style-name="P220"><draw:frame draw:style-name="fr2" draw:name="言語の性能向上" text:anchor-type="as-char" svg:y="-4.97mm" svg:width="142.08mm" svg:height="34.55mm" draw:z-index="0"><draw:object xlink:href="./Object 1" xlink:type="simple" xlink:show="embed" xlink:actuate="onLoad"/><draw:image xlink:href="./ObjectReplacements/Object 1" xlink:type="simple" xlink:show="embed" xlink:actuate="onLoad"/></draw:frame></text:p>
      <text:p text:style-name="書面_2c_3_2c__28_3_29__2c_本文">　「言語の性能向上表」の読み解き方を，「<text:bookmark-ref text:reference-format="number" text:ref-name="__RefHeading___Toc44333_2136198824">ア</text:bookmark-ref><text:bookmark-ref text:reference-format="text" text:ref-name="__RefHeading___Toc44333_2136198824">　「言語の性能向上表」の使い方</text:bookmark-ref>」にて具体的に説明します。</text:p>
      <text:p text:style-name="P236">※識者の方へ。「言語の性能向上表」での私の誤りや，より良い表現があれば指摘をお願いします。</text:p>
      <text:p text:style-name="P244"><text:s/>「<text:bookmark-ref text:reference-format="number" text:ref-name="__RefHeading___Toc352342_1539785549">イ</text:bookmark-ref><text:bookmark-ref text:reference-format="text" text:ref-name="__RefHeading___Toc352342_1539785549">　感覚は知性によって相互に変換可能</text:bookmark-ref>」と「<text:bookmark-ref text:reference-format="number" text:ref-name="__RefHeading___Toc352344_1539785549">ウ</text:bookmark-ref><text:bookmark-ref text:reference-format="text" text:ref-name="__RefHeading___Toc352344_1539785549">　半導体の感覚が電圧である理由について</text:bookmark-ref>」では，半導体の感覚を「電圧」としている理由を説明します。</text:p>
      <text:list xml:id="list143646119103403" text:continue-list="list143646448560781" text:style-name="_34__2c__20_ア">
        <text:list-item text:start-value="1">
          <text:h text:style-name="書面_2c_4_2c_ア_2c_標題" text:outline-level="4" text:restart-numbering="true" text:start-value="-1"><text:bookmark-start text:name="__RefHeading___Toc44333_2136198824"/>　「言語の性能向上表」の使い方<text:bookmark-end text:name="__RefHeading___Toc44333_2136198824"/></text:h>
        </text:list-item>
      </text:list>
      <text:p text:style-name="書面_2c_4_2c_ア_2c_本文"><text:span text:style-name="T16">　「言語の性能向上表」の「言語」の行から，「言語，半導体，日本語，英語」のいずれかの</text:span><text:span text:style-name="T17">列</text:span><text:span text:style-name="T16">を選んでください。</text:span></text:p>
      <text:p text:style-name="P345"><text:span text:style-name="T16">　そして，「</text:span><text:span text:style-name="T16"><text:bookmark-ref text:reference-format="number" text:ref-name="__RefHeading___Toc253813_1539785549">（３）</text:bookmark-ref></text:span><text:span text:style-name="T16"><text:bookmark-ref text:reference-format="text" text:ref-name="__RefHeading___Toc253813_1539785549">言語の集積化技術＋あてはめ</text:bookmark-ref></text:span><text:span text:style-name="T16">」を読み進めて下さい。読んでいると，「言語の性能向上表」の</text:span><text:span text:style-name="T18">左端の列の値と同じ値が，</text:span><text:span text:style-name="T16">角括弧「」で括られて出てきます。</text:span></text:p>
      <text:p text:style-name="P345"><text:span text:style-name="T16">　「言語の性能向上表」の</text:span><text:span text:style-name="T18">左端の列の値</text:span><text:span text:style-name="T16">と同じ行，かつ，初めに選んだ列の値で，角括弧「」の内容を置き換えて読み進めて下さい。</text:span></text:p>
      <text:p text:style-name="書面_2c_4_2c_ア_2c_本文">　そして，一度読み終わったら，角括弧「」の値を「言語，半導体，日本語，英語」の列の値で置き換えて，計４回読んでみて下さい。</text:p>
      <text:p text:style-name="書面_2c_4_2c_ア_2c_本文">　四度楽しめるように頑張ってみたつもりです。</text:p>
      <text:p text:style-name="書面_2c_4_2c_ア_2c_本文">　そして，視聴者が四度楽しめたのであれば，「半導体，日本語，英語」<text:soft-page-break/>が，共通する性質を持っている事を意味します。</text:p>
      <text:list xml:id="list143646477407965" text:continue-numbering="true" text:style-name="_34__2c__20_ア">
        <text:list-item>
          <text:h text:style-name="書面_2c_4_2c_ア_2c_標題" text:outline-level="4"><text:bookmark-start text:name="__RefHeading___Toc352342_1539785549"/>　感覚は知性によって相互に変換可能<text:bookmark-end text:name="__RefHeading___Toc352342_1539785549"/></text:h>
        </text:list-item>
      </text:list>
      <text:p text:style-name="P322">　視覚と聴覚という感覚は，人の知性を経由して相互に変換可能です。</text:p>
      <text:p text:style-name="P322">　具体的には，人は目で見た文字を知性で変換して，耳で聞けるように話すことができます。人は耳で聞いた話を知性で変換して，目で見えるように文字として書くことができます。</text:p>
      <text:list xml:id="list143646436379114" text:continue-numbering="true" text:style-name="_34__2c__20_ア">
        <text:list-item>
          <text:h text:style-name="書面_2c_4_2c_ア_2c_標題" text:outline-level="4"><text:bookmark-start text:name="__RefHeading___Toc352344_1539785549"/>　半導体の感覚が電圧である理由について<text:bookmark-end text:name="__RefHeading___Toc352344_1539785549"/></text:h>
        </text:list-item>
      </text:list>
      <text:p text:style-name="P323">　半導体ではトランジスタの状態を目で知る機器として，オシロスコープがあります。</text:p>
      <text:p text:style-name="P334">　オシロスコープは，電圧の波形を人が目で見ています。よって，半導体においては，電圧と視覚で感覚の変換をしていると考えました。</text:p>
      <text:p text:style-name="P334">　そこで，半導体の感覚を電圧としています。</text:p>
      <text:list xml:id="list143646161854419" text:continue-list="list143644774204054" text:style-name="_33__2c__20__28__ff13__29_">
        <text:list-item>
          <text:h text:style-name="書面_2c_3_2c__28_3_29__2c_標題" text:outline-level="3"><text:bookmark-start text:name="__RefHeading___Toc253813_1539785549"/>言語の集積化技術<text:span text:style-name="T16">＋あてはめ</text:span><text:bookmark-end text:name="__RefHeading___Toc253813_1539785549"/></text:h>
        </text:list-item>
      </text:list>
      <text:p text:style-name="書面_2c_3_2c__28_3_29__2c_本文">　「<text:bookmark-ref text:reference-format="number" text:ref-name="__RefHeading___Toc105114_1180725437">ア</text:bookmark-ref><text:bookmark-ref text:reference-format="text" text:ref-name="__RefHeading___Toc105114_1180725437">　言語の性能向上</text:bookmark-ref>」は未完です。。。１０日くらいここで足を引っ張られています。。。時間がかかり過ぎてドツボにハマった感があるので，一旦諦めて，「チャンネル開設状」の公開を先行させることとしました。</text:p>
      <text:p text:style-name="書面_2c_3_2c__28_3_29__2c_本文">　令和３年の終わりまでには完成させたいですね。。。</text:p>
      <text:p text:style-name="書面_2c_3_2c__28_3_29__2c_本文">　「<text:bookmark-ref text:reference-format="number" text:ref-name="__RefHeading___Toc105116_1180725437">イ</text:bookmark-ref><text:bookmark-ref text:reference-format="text" text:ref-name="__RefHeading___Toc105116_1180725437">　文化</text:bookmark-ref>」は，まあまあかな？と考えています。</text:p>
      <text:p text:style-name="P249">　「<text:bookmark-ref text:reference-format="number" text:ref-name="__RefHeading___Toc300210_1539785549">ウ</text:bookmark-ref><text:bookmark-ref text:reference-format="text" text:ref-name="__RefHeading___Toc300210_1539785549">　神は存在する</text:bookmark-ref>」は，勢いで書きました。そこまで深く考えなくて良いです。</text:p>
      <text:p text:style-name="P249">　初めは角括弧「」の置き換えをせずに，単に読んでみて下さい。</text:p>
      <text:list xml:id="list143645551909180" text:continue-list="list143646436379114" text:style-name="_34__2c__20_ア">
        <text:list-item text:start-value="1">
          <text:h text:style-name="書面_2c_4_2c_ア_2c_標題" text:outline-level="4" text:restart-numbering="true" text:start-value="-1"><text:bookmark-start text:name="__RefHeading___Toc105114_1180725437"/>　言語の性能向上<text:bookmark-end text:name="__RefHeading___Toc105114_1180725437"/></text:h>
        </text:list-item>
      </text:list>
      <text:p text:style-name="P337"><text:s/>「感覚」で「言語」を捉えてみて，「感覚」に集中して「言語」の刺激を受けていると，「言語」に存在する「集積化技術」に気が付く。そして<text:soft-page-break/>「言語」は，「集積化技術」を始まりとし，「微細化の叡智」まで微細化出来る。</text:p>
      <text:p text:style-name="P337">　しかし，「微細化の叡智」のままでは散逸しており，このまま使用したのでは「言語」での有用性が低い。そのため，「微細化の叡智」を集積して，「微細化の叡智」を「言語」で効率よく扱えるようにしたのが，「集積化技術」である。「集積化技術」を使わないでやり取りしようとすると，情報伝達の効率が低下してしまい，結果として，「言語」での情報伝達の効率が低下する。</text:p>
      <text:p text:style-name="P338">　よって「言語」において「集積化技術」を使わない場合と比較すると，「言語」は，「集積化技術」を使う事によって，性能向上している。</text:p>
      <text:list xml:id="list143645284394503" text:continue-numbering="true" text:style-name="_34__2c__20_ア">
        <text:list-item>
          <text:h text:style-name="書面_2c_4_2c_ア_2c_標題" text:outline-level="4"><text:bookmark-start text:name="__RefHeading___Toc105116_1180725437"/>　文化<text:bookmark-end text:name="__RefHeading___Toc105116_1180725437"/></text:h>
        </text:list-item>
      </text:list>
      <text:p text:style-name="書面_2c_4_2c_ア_2c_本文">　「言語」は，発達する過程において「文化」を産み育てる。「文化」の楽しみの内の一つは，「集積化技術」の巧（たくみ）を「感覚」で鑑賞する事である。</text:p>
      <text:p text:style-name="P361">　「文化」の上級者は，一つ一つの「集積化技術」を美しく際立たせ，作品を仕上げる。その美意識を保ち，発揮するために，「文化」の上級者は，「微細化の叡智」に対する知見が豊富であり，「微細化の叡智」，一つ一つをも意識して，大事に丁寧に扱う。</text:p>
      <text:p text:style-name="P346">　「文化」の初級者は，<text:span text:style-name="T1">「集積化技術」の学習を通じて，「微細化の叡智」の学習を進めている。「文化」の上達のためには，「微細化の叡智」</text:span><text:span text:style-name="T31">を</text:span><text:span text:style-name="T1">意識して活用する必要がある。しかし，</text:span>「微細化の叡智」を美しく丁寧に扱うには，精緻な思考に基づく緻密な連動が肝要であり，学習の負担が大きい。そのため，「文化」の初級者は，「微細化の叡智」を美しく丁寧に扱う意識を欠きやすい。</text:p>
      <text:p text:style-name="書面_2c_4_2c_ア_2c_本文"><text:soft-page-break/>　そうすると，「集積化技術」の集大成である「文化」の上級者と初級者を分かつのは，「微細化の叡智」に対する美意識である。</text:p>
      <text:list xml:id="list143644780903721" text:continue-numbering="true" text:style-name="_34__2c__20_ア">
        <text:list-item>
          <text:h text:style-name="書面_2c_4_2c_ア_2c_標題" text:outline-level="4"><text:bookmark-start text:name="__RefHeading___Toc300210_1539785549"/>　神は存在する<text:bookmark-end text:name="__RefHeading___Toc300210_1539785549"/></text:h>
        </text:list-item>
      </text:list>
      <text:p text:style-name="書面_2c_4_2c_ア_2c_本文">　「神は細部に宿る。」によって神の存在を認めるならば，「文化」の最深部に頻繁に現れる「微細化の叡智」，一つ一つに向ける意識，つまり，上級者の美意識の先に，「文化」の神は存在する。</text:p>
      <text:list xml:id="list143644480530973" text:continue-list="list143646161854419" text:style-name="_33__2c__20__28__ff13__29_">
        <text:list-item>
          <text:h text:style-name="書面_2c_3_2c__28_3_29__2c_標題" text:outline-level="3"><text:bookmark-start text:name="__RefHeading___Toc135722_15397855491"/><text:bookmark-start text:name="__RefNumPara__19327_4195170214"/>人は分解能の高い感覚を好む<text:bookmark-end text:name="__RefHeading___Toc135722_15397855491"/><text:bookmark-end text:name="__RefNumPara__19327_4195170214"/></text:h>
        </text:list-item>
      </text:list>
      <text:p text:style-name="書面_2c_3_2c__28_3_29__2c_本文">　森羅万象の一単位に対して一意の名前を付けることで，人は森羅万象を学習しています。森羅万象につけた名前は，文字によっても，音によっても認識できます。</text:p>
      <text:p text:style-name="P232">　ところが，文字数または音の数は，森羅万象の数と比較して圧倒的に少ないです。</text:p>
      <text:p text:style-name="P233"><text:s/>そこで，文字数または音の数の少なさを補うために，文字または音を連ねて名前として，名前の組み合わせの数を指数関数的に増やします。そして，文字または音より圧倒的に多い森羅万象の一単位に，一意の名前を付けています。</text:p>
      <text:p text:style-name="P292">　しかし，人の記憶には限界があり，人にとって長い名前は扱いにくいです。そのため名前の実体である，連ねる文字または連ねる音は，短い方が人の記憶に適しています。加えて，連ねる文字または連ねる音が短いと，短いだけで通信量削減となり，通信の効率が向上します。</text:p>
      <text:p text:style-name="P282">　短くなった名前を得るために，文字または音の分解能の高さが重要となります。なぜなら，分解能が高い方で森羅万象の記述をすると，分解能が低い方で森羅万象の記述をするよりも，連ねる文字数または連ねる音の数を少なくできるからです。</text:p>
      <text:p text:style-name="P283"><text:soft-page-break/>　対数を連ねる文字数または連ねる音の数，真数を森羅万象の数，底を文字数または音の数，と説明すると，数学的・直感的に分かりやすいでしょうか。</text:p>
      <text:p text:style-name="P284">「<draw:frame draw:style-name="fr1" draw:name="オブジェクト1" text:anchor-type="as-char" svg:y="-3.77mm" svg:width="126.65mm" svg:height="4.67mm" draw:z-index="1"><draw:object xlink:href="./Object 2" xlink:type="simple" xlink:show="embed" xlink:actuate="onLoad"/><draw:image xlink:href="./ObjectReplacements/Object 2" xlink:type="simple" xlink:show="embed" xlink:actuate="onLoad"/></draw:frame>」</text:p>
      <text:p text:style-name="P250">　よって，人の記憶には限界があり，人は森羅万象の記述に短い名前を好む事から，人は分解能の高い感覚を好むと理解できました。</text:p>
      <text:list xml:id="list143645918635592" text:continue-numbering="true" text:style-name="_33__2c__20__28__ff13__29_">
        <text:list-item>
          <text:h text:style-name="P420" text:outline-level="3"><text:bookmark-start text:name="__RefHeading___Toc98527_40503572222"/>日本語は耳よりも目<text:bookmark-end text:name="__RefHeading___Toc98527_40503572222"/></text:h>
        </text:list-item>
      </text:list>
      <text:p text:style-name="P228">　以下に詳述する，「<text:bookmark-ref text:reference-format="number" text:ref-name="__RefHeading___Toc135722_1539785549">ウ</text:bookmark-ref><text:bookmark-ref text:reference-format="text" text:ref-name="__RefHeading___Toc135722_1539785549">　日本語を母語とする人は聴覚より視覚を好む</text:bookmark-ref>」事実から，日本語は耳よりも目と言えます。</text:p>
      <text:list xml:id="list143644843206311" text:continue-list="list143644780903721" text:style-name="_34__2c__20_ア">
        <text:list-item text:start-value="1">
          <text:h text:style-name="書面_2c_4_2c_ア_2c_標題" text:outline-level="4" text:restart-numbering="true" text:start-value="-1"><text:bookmark-start text:name="__RefHeading___Toc85456_4050357222"/>　日本語において文字数は音の数の約４４倍<text:bookmark-end text:name="__RefHeading___Toc85456_4050357222"/></text:h>
        </text:list-item>
      </text:list>
      <text:p text:style-name="P319">　日本語の文字数は，ひらがなと漢字を，それぞれ数えます。</text:p>
      <text:p text:style-name="P319">　ひらがなは４６文字。漢字は義務教育で習う常用漢字で２１３６文字。義務教育の範囲で考えると，２１８２文字（４６文字＋２１３６文字）。</text:p>
      <text:p text:style-name="P318">　日本語の母音は，「あいうえお」の５音。子音は，「ｋｓｔｎｈｍｙｒｗ」の９音。母音と子音の組み合わせは，掛け算をして４５音。よって，音の数は，５音と４５音を合わせて，５０音。</text:p>
      <text:p text:style-name="P318">　日本語の文字数と音の数の比は，４３．６４０（＝２１８２／５０）</text:p>
      <text:p text:style-name="P319">　日本語の音の数と文字数の比は，０．０２３（＝５０／２１８２）</text:p>
      <text:list xml:id="list143645062820894" text:continue-numbering="true" text:style-name="_34__2c__20_ア">
        <text:list-item>
          <text:h text:style-name="書面_2c_4_2c_ア_2c_標題" text:outline-level="4"><text:bookmark-start text:name="__RefHeading___Toc135720_1539785549"/>　日本語は，音より文字の分解能が高い<text:bookmark-end text:name="__RefHeading___Toc135720_1539785549"/></text:h>
        </text:list-item>
      </text:list>
      <text:p text:style-name="P324">　「<text:bookmark-ref text:reference-format="number" text:ref-name="__RefHeading___Toc85456_4050357222">ア</text:bookmark-ref><text:bookmark-ref text:reference-format="text" text:ref-name="__RefHeading___Toc85456_4050357222">　日本語において文字数は音の数の約４４倍</text:bookmark-ref>」から分かる通り，日本語では，音より文字の分解能が高いと分かります。</text:p>
      <text:list xml:id="list143646457612636" text:continue-numbering="true" text:style-name="_34__2c__20_ア">
        <text:list-item>
          <text:h text:style-name="P432" text:outline-level="4"><text:bookmark-start text:name="__RefHeading___Toc135722_1539785549"/>　日本語を母語とする人は聴覚より視覚を好む<text:bookmark-end text:name="__RefHeading___Toc135722_1539785549"/></text:h>
        </text:list-item>
      </text:list>
      <text:p text:style-name="P326">　「<text:bookmark-ref text:reference-format="number" text:ref-name="__RefHeading___Toc135722_15397855491">（４）</text:bookmark-ref><text:bookmark-ref text:reference-format="text" text:ref-name="__RefHeading___Toc135722_15397855491">人は分解能の高い感覚を好む</text:bookmark-ref>」という事実と，「<text:bookmark-ref text:reference-format="number" text:ref-name="__RefHeading___Toc135720_1539785549">イ</text:bookmark-ref><text:bookmark-ref text:reference-format="text" text:ref-name="__RefHeading___Toc135720_1539785549">　日本語は，音より文字の分解能が高い</text:bookmark-ref>」事実から，日本語を母語として使用している人は，森羅万象を学習する際，音を耳で聞く聴覚からの学習よりも，<text:soft-page-break/>文字を目で見る視覚からの学習を好みます。</text:p>
      <text:list xml:id="list143645615603806" text:continue-list="list143645918635592" text:style-name="_33__2c__20__28__ff13__29_">
        <text:list-item>
          <text:h text:style-name="P421" text:outline-level="3"><text:bookmark-start text:name="__RefHeading___Toc458866_1539785549"/>叡智を集積した漢字を集積文字と呼ぶ<text:bookmark-end text:name="__RefHeading___Toc458866_1539785549"/></text:h>
        </text:list-item>
      </text:list>
      <text:p text:style-name="書面_2c_3_2c__28_3_29__2c_本文">　「<text:bookmark-ref text:reference-format="number" text:ref-name="__RefHeading___Toc387824_1539785549">ア</text:bookmark-ref><text:bookmark-ref text:reference-format="text" text:ref-name="__RefHeading___Toc387824_1539785549">　微細化された漢字の一画</text:bookmark-ref>」が存在する事実と，「<text:bookmark-ref text:reference-format="number" text:ref-name="__RefHeading___Toc387826_1539785549">イ</text:bookmark-ref><text:bookmark-ref text:reference-format="text" text:ref-name="__RefHeading___Toc387826_1539785549">　漢字の一画に，叡智が宿る</text:bookmark-ref>」事実から，「微細化された漢字の一画に叡智が宿る」と言える。</text:p>
      <text:p text:style-name="書面_2c_3_2c__28_3_29__2c_本文">　微細化された漢字の一画に叡智が宿っており，その微細化された一画を集積したのが漢字だから，一画に宿る叡智を集積した漢字を集積文字と呼ぶ。</text:p>
      <text:list xml:id="list143645307434944" text:continue-list="list143646457612636" text:style-name="_34__2c__20_ア">
        <text:list-item text:start-value="1">
          <text:h text:style-name="P433" text:outline-level="4" text:restart-numbering="true" text:start-value="-1"><text:bookmark-start text:name="__RefHeading___Toc387824_1539785549"/>　微細化された漢字の一画<text:bookmark-end text:name="__RefHeading___Toc387824_1539785549"/></text:h>
        </text:list-item>
      </text:list>
      <text:p text:style-name="P329">　漢字そのものが文字の最小単位というわけではなく，漢字は一画にまで微細化されます。</text:p>
      <text:p text:style-name="P329">　つまり，「漢字は一画にまで微細化される」事実から，「微細化された漢字の一画」，の存在を認めることが出来ます。</text:p>
      <text:list xml:id="list143645318285912" text:continue-numbering="true" text:style-name="_34__2c__20_ア">
        <text:list-item>
          <text:h text:style-name="P433" text:outline-level="4"><text:bookmark-start text:name="__RefHeading___Toc387826_1539785549"/>　漢字の一画に，叡智が宿る<text:bookmark-end text:name="__RefHeading___Toc387826_1539785549"/></text:h>
        </text:list-item>
      </text:list>
      <text:p text:style-name="P325">　そして漢字は，一画の有無や，一画の位置，一画の長短などによって，形や意味が大きく変わります。</text:p>
      <text:p text:style-name="P325">　よって，漢字の一画に，叡智が宿っている。</text:p>
      <text:p text:style-name="P330">　具体的には，</text:p>
      <text:p text:style-name="P344">「日→口，日→曰，日→巳，日→巴，日→円，</text:p>
      <text:p text:style-name="P344">　日→目，日→白，日→旦，日→旧，日→田，</text:p>
      <text:p text:style-name="P344">　日→由，日→甲，日→申，日→中」。</text:p>
      <text:p text:style-name="P344">※〼（ます）は記号です。〼は漢字ではありません</text:p>
      <text:list xml:id="list143645742950690" text:continue-numbering="true" text:style-name="_34__2c__20_ア">
        <text:list-item>
          <text:h text:style-name="書面_2c_4_2c_ア_2c_標題" text:outline-level="4"><text:bookmark-start text:name="__RefHeading___Toc541885_1539785549"/>　アルファベット<text:bookmark-end text:name="__RefHeading___Toc541885_1539785549"/></text:h>
        </text:list-item>
      </text:list>
      <text:p text:style-name="書面_2c_4_2c_ア_2c_本文">　ところで，アルファベットも，一線の位置や形によって，他の文字との識別が可能ではある。</text:p>
      <text:p text:style-name="書面_2c_4_2c_ア_2c_本文"><text:soft-page-break/>　※<text:span text:style-name="T106">o→a，o→b，o→d，</text:span><text:span text:style-name="T107">o→e，</text:span><text:span text:style-name="T106">o→g，o→p，o→q</text:span></text:p>
      <text:p text:style-name="書面_2c_4_2c_ア_2c_本文">　しかし，アルファベットの一線一線には叡智が宿っていないので，アルファベットは，集積文字と呼ばない。</text:p>
      <text:list xml:id="list143645362049717" text:continue-list="list143645615603806" text:style-name="_33__2c__20__28__ff13__29_">
        <text:list-item>
          <text:h text:style-name="書面_2c_3_2c__28_3_29__2c_標題" text:outline-level="3"><text:bookmark-start text:name="__RefHeading___Toc475627_1539785549"/>叡智を集積した回路を集積回路（IC）と呼ぶ<text:bookmark-end text:name="__RefHeading___Toc475627_1539785549"/></text:h>
        </text:list-item>
      </text:list>
      <text:p text:style-name="P231">　ところで，トランジスタでは，一石をNOT回路として使用して，原始的な論理を実現している。このNOT回路を組み合わせて，二石NAND回路や，二石NOR回路という基礎的な論理を構成する。</text:p>
      <text:p text:style-name="P231">　つまり，トランジスタという一石に，叡智が宿っている。</text:p>
      <text:p text:style-name="P230">　よって，一石に宿る叡智を集積した回路を，集積回路（IC）と呼ぶ。</text:p>
      <text:list xml:id="list143645768529073" text:continue-numbering="true" text:style-name="_33__2c__20__28__ff13__29_">
        <text:list-item>
          <text:h text:style-name="書面_2c_3_2c__28_3_29__2c_標題" text:outline-level="3"><text:bookmark-start text:name="__RefHeading___Toc440821_1539785549"/>英語は目よりも耳<text:bookmark-end text:name="__RefHeading___Toc440821_1539785549"/></text:h>
        </text:list-item>
      </text:list>
      <text:list xml:id="list143644557930682" text:continue-list="list143645742950690" text:style-name="_34__2c__20_ア">
        <text:list-item text:start-value="1">
          <text:h text:style-name="書面_2c_4_2c_ア_2c_標題" text:outline-level="4" text:restart-numbering="true" text:start-value="-1"><text:bookmark-start text:name="__RefHeading___Toc6661_40503572221"/>　英語において音の数は文字数の約１９倍<text:bookmark-end text:name="__RefHeading___Toc6661_40503572221"/></text:h>
        </text:list-item>
      </text:list>
      <text:p text:style-name="P318">　英語の文字数は，有効な文字は小文字のみと考えると２６文字。</text:p>
      <text:p text:style-name="P369">　英語の母音は，R母音を含めると２０音を超える<text:span text:style-name="T5">（Yumi's English Boot Campチャンネル」目録の「アみたいなオみたいな英語の母音」）</text:span>。</text:p>
      <text:p text:style-name="P369">　英語の子音は２４音（<text:span text:style-name="T3">「Rachel’s English channel」目録の</text:span>「Learn 24 English Consonant Sounds in 70 Minutes | Pronunciation Compilation | Rachel's English」）。</text:p>
      <text:p text:style-name="P367">　母音と子音の組み合わせは，ざっとした計算，掛け算で考えて４８０音（２０音×２４音）。よって，音の数は，２０音と４８０音を合わせて５００音。</text:p>
      <text:p text:style-name="P350">　※雑な計算かも。。。言い訳しておきます。英語の音の数と文字数の大小関係が反映される程度の証明であれば良いと考えました。正確には，音の数はもっと減ると思っています。しかし，音の数が減っても，十分，文字の数よりは多いと思います。</text:p>
      <text:p text:style-name="P319"><text:soft-page-break/>　英語の文字数と音の数の比は，０．０５２（＝２６／５００）</text:p>
      <text:p text:style-name="P321">　英語の音の数と文字数の比は，１９．２３１（＝５００／２６）</text:p>
      <text:list xml:id="list143646334324760" text:continue-numbering="true" text:style-name="_34__2c__20_ア">
        <text:list-item>
          <text:h text:style-name="書面_2c_4_2c_ア_2c_標題" text:outline-level="4"><text:bookmark-start text:name="__RefHeading___Toc429629_1539785549"/>　英語は文字よりも音の分解能が高い<text:bookmark-end text:name="__RefHeading___Toc429629_1539785549"/></text:h>
        </text:list-item>
      </text:list>
      <text:p text:style-name="P327">　「<text:bookmark-ref text:reference-format="number" text:ref-name="__RefHeading___Toc6661_40503572221">ア</text:bookmark-ref><text:bookmark-ref text:reference-format="text" text:ref-name="__RefHeading___Toc6661_40503572221">　英語において音の数は文字数の約１９倍</text:bookmark-ref>」から分かる通り，英語は文字よりも音の分解能が高いと分かります。</text:p>
      <text:list xml:id="list143646004752273" text:continue-numbering="true" text:style-name="_34__2c__20_ア">
        <text:list-item>
          <text:h text:style-name="P434" text:outline-level="4"><text:bookmark-start text:name="__RefHeading___Toc6659_405035722211"/>　<text:span text:style-name="T10">英語を母語とする人は聴覚を好む</text:span><text:bookmark-end text:name="__RefHeading___Toc6659_405035722211"/></text:h>
        </text:list-item>
      </text:list>
      <text:p text:style-name="P335">　「<text:bookmark-ref text:reference-format="number" text:ref-name="__RefHeading___Toc135722_15397855491">（４）</text:bookmark-ref><text:bookmark-ref text:reference-format="text" text:ref-name="__RefHeading___Toc135722_15397855491">人は分解能の高い感覚を好む</text:bookmark-ref>」という事実と，「<text:bookmark-ref text:reference-format="number" text:ref-name="__RefHeading___Toc429629_1539785549">イ</text:bookmark-ref><text:bookmark-ref text:reference-format="text" text:ref-name="__RefHeading___Toc429629_1539785549">　英語は文字よりも音の分解能が高い</text:bookmark-ref>」事実から，英語を母語として使用している人は，森羅万象を学習する際，文字を目で見る視覚からの学習よりも，音を聞く聴覚からの学習を好みます。</text:p>
      <text:list xml:id="list143644944861977" text:continue-list="list143645768529073" text:style-name="_33__2c__20__28__ff13__29_">
        <text:list-item>
          <text:h text:style-name="書面_2c_3_2c__28_3_29__2c_標題" text:outline-level="3"><text:bookmark-start text:name="__RefHeading___Toc485427_1539785549"/>英語の集積化技術（リンキング・リダクション）<text:bookmark-end text:name="__RefHeading___Toc485427_1539785549"/></text:h>
        </text:list-item>
      </text:list>
      <text:p text:style-name="P235">　英語の発音については，YouTubeで勉強しました。</text:p>
      <text:p text:style-name="P288">　そして，YouTube上の情報を色々調べる中で，英語の発音を微細化する場合，音で微細化が終わるのではなく，英語の発音を構成する体の部位，口・舌・喉まで，英語の発音を微細化できると考えました（別紙<text:span text:style-name="T3">「Yumi's English Boot Campチャンネル」目録の「母音・子音のリスト」「Yumiの脱カタカナ英語マニュアル」，「Rachel’s English channel」目録の「American English Vowel Sounds」）。</text:span></text:p>
      <text:p text:style-name="P235">　そして，英語の発音を微細化した口・舌・喉の使い方を集積した英語の技術を，リンキング・リダクションと呼ぶと考えています。</text:p>
      <text:p text:style-name="P235">　この英語の集積化技術，リンキング・リダクションは，単位時間内に多くの音を集積するために，口・舌・喉を駆使する技術と考えています。</text:p>
      <text:p text:style-name="P250">　以下では，「<text:bookmark-ref text:reference-format="number" text:ref-name="__RefHeading___Toc431855_1539785549">ア</text:bookmark-ref><text:bookmark-ref text:reference-format="text" text:ref-name="__RefHeading___Toc431855_1539785549">　日本語は口，英語は舌</text:bookmark-ref>」にて，英語は舌が重要と説いています。</text:p>
      <text:p text:style-name="P250"><text:soft-page-break/>　また，「<text:bookmark-ref text:reference-format="number" text:ref-name="__RefHeading___Toc6659_4050357222">イ</text:bookmark-ref><text:bookmark-ref text:reference-format="text" text:ref-name="__RefHeading___Toc6659_4050357222">　喉の鳴動を活用する英語と，喉の鳴動を活用しない日本語</text:bookmark-ref>」の違いから，日本人は，喉の鳴動を活用する英語の発音を苦手としていると，考えています。</text:p>
      <text:list xml:id="list143645117348902" text:continue-list="list143646004752273" text:style-name="_34__2c__20_ア">
        <text:list-item text:start-value="1">
          <text:h text:style-name="P435" text:outline-level="4" text:restart-numbering="true" text:start-value="-1"><text:bookmark-start text:name="__RefHeading___Toc431855_1539785549"/>　日本語は口，英語は舌<text:bookmark-end text:name="__RefHeading___Toc431855_1539785549"/></text:h>
        </text:list-item>
      </text:list>
      <text:p text:style-name="P328">　日本語も英語も，発声に共に使う部位として，口と舌があります。</text:p>
      <text:p text:style-name="P366">　日本語は「口」については，「<text:span text:style-name="T88">Yumi’s English Boot Camp</text:span>」チャンネルの動画（【衝撃の事実】英語は実はあまり口を動かしません！<text:a xlink:type="simple" xlink:href="https://www.youtube.com/watch?v=rH6MBSDhOHg?t=123" text:style-name="Internet_20_link" text:visited-style-name="Visited_20_Internet_20_Link">https://www.youtube.com/watch?v=rH6MBSDhOHg?</text:a><text:a xlink:type="simple" xlink:href="https://www.youtube.com/watch?v=rH6MBSDhOHg?t=123" text:style-name="Internet_20_link" text:visited-style-name="Visited_20_Internet_20_Link"><text:span text:style-name="T123">t=123</text:span></text:a>）から学びました。</text:p>
      <text:p text:style-name="P365">　英語での言葉遊び「<text:span text:style-name="T83">tongue twister （</text:span>タングー　ツウィスター，舌がもつれる）」は，「<text:span text:style-name="T88">Joe Inoue Japan」チャンネルの</text:span>動画（英語の早口言葉に挑戦してみた（字幕あり）<text:a xlink:type="simple" xlink:href="https://www.youtube.com/watch?v=-raRJe962Dc" text:style-name="Internet_20_link" text:visited-style-name="Visited_20_Internet_20_Link">https://www.youtube.com/watch?v=-raRJe962Dc</text:a>）や，ライブ配信から学びました。</text:p>
      <text:p text:style-name="P328">　実際，日本語での言葉遊び「早口言葉」，英語での言葉遊び「<text:span text:style-name="T83">tongue twister</text:span>」からも，日本語は口，英語は舌，という考えは，納得できる考えだと思います。</text:p>
      <text:p text:style-name="P360">　こういう，言葉遊びの名付け親は，言語の上級者であるはずです。言語の上級者の冴えた勘で，言語の重要部分を捉えて，言葉遊びに名付けをしたと想像しています。</text:p>
      <text:p text:style-name="P336">　結果，日本語の重要部分として捉えた部分は，「口」だと思いますし，英語の重要部分として捉えた部分は，「舌」だったと考えています。</text:p>
      <text:list xml:id="list143646096972252" text:continue-numbering="true" text:style-name="_34__2c__20_ア">
        <text:list-item>
          <text:h text:style-name="書面_2c_4_2c_ア_2c_標題" text:outline-level="4"><text:bookmark-start text:name="__RefHeading___Toc6659_4050357222"/>　喉の鳴動を活用する英語と，喉の鳴動を活用しない日本語<text:bookmark-end text:name="__RefHeading___Toc6659_4050357222"/></text:h>
        </text:list-item>
      </text:list>
      <text:p text:style-name="P366">　英語の「喉の鳴動」については，明場由美子さんの動画（【衝撃の事実】英語は実はあまり口を動かしません！<text:a xlink:type="simple" xlink:href="https://youtu.be/rH6MBSDhOHg?t=127" text:style-name="Internet_20_link" text:visited-style-name="Visited_20_Internet_20_Link">https://youtu.be/</text:a><text:soft-page-break/><text:a xlink:type="simple" xlink:href="https://youtu.be/rH6MBSDhOHg?t=127" text:style-name="Internet_20_link" text:visited-style-name="Visited_20_Internet_20_Link">rH6MBSDhOHg?t=12</text:a><text:a xlink:type="simple" xlink:href="https://youtu.be/rH6MBSDhOHg?t=127" text:style-name="Internet_20_link" text:visited-style-name="Visited_20_Internet_20_Link"><text:span text:style-name="T123">7</text:span></text:a>）。）と，「Yumiの脱カタカナ英語マニュアル」から学びました。</text:p>
      <text:p text:style-name="P366">　こちらのマニュアルでは，喉の鳴動の練習方法が書いてありました。喉の鳴動の練習方法を知りたい方は，こちらのマニュアルを購入した方が良いと思います。</text:p>
      <text:p text:style-name="書面_2c_4_2c_ア_2c_本文">　「喉の鳴動」は，日本語の発声で意識しておらず，日本人にとって盲点となる・欠落した発声部位だと思います。だからこそ，日本人は，「喉の鳴動」を活用する英語の音に，苦手意識を持っていると思います。</text:p>
      <text:p text:style-name="P347">　「R」の発音や「曖昧母音<text:span text:style-name="T109">schwa」が，典型的な喉の鳴動を活用した発音だと考えています。そのため，この二つの発音を苦手とする日本人が多いと思います。</text:span></text:p>
      <text:p text:style-name="P349">　喉を鳴動させる英語の発音の練習方法を私が考えるなら，お経の練習をお勧めします。坊さんの声って喉の鳴動を利用した声だと感じています。ですので，喉を使ってお経の練習をすると，喉の鳴動を活用した英語の発音が上達すると思います。</text:p>
      <text:p text:style-name="書面_2c_4_2c_ア_2c_本文">　私は，「R」「L」の発音の違いを日本人が聞き取れないという問題は，英語の発音時に喉の鳴動を意識すると解決するのでは？と考えています。</text:p>
      <text:list xml:id="list143645384241657" text:continue-numbering="true" text:style-name="_34__2c__20_ア">
        <text:list-item>
          <text:h text:style-name="書面_2c_4_2c_ア_2c_標題" text:outline-level="4"><text:bookmark-start text:name="__RefHeading___Toc489961_1539785549"/>　英語の発音の勉強のために，YouTubeで使用したチャンネル<text:bookmark-end text:name="__RefHeading___Toc489961_1539785549"/></text:h>
        </text:list-item>
      </text:list>
      <text:p text:style-name="P368">　以下で説明するチャンネルは，概要欄と<text:span text:style-name="T93">別紙の目録で詳細を説明しています。</text:span></text:p>
      <text:list xml:id="list143646323000523" text:continue-list="list143644530243802" text:style-name="_35__2c__20__28_ア_29_">
        <text:list-item text:start-value="1">
          <text:h text:style-name="P439" text:outline-level="5" text:restart-numbering="true" text:start-value="-1"><text:bookmark-start text:name="__RefHeading___Toc489967_1539785549"/>Yumi's English Boot Camp<text:bookmark-end text:name="__RefHeading___Toc489967_1539785549"/></text:h>
        </text:list-item>
      </text:list>
      <text:p text:style-name="P376"><text:a xlink:type="simple" xlink:href="https://www.youtube.com/channel/UCrwNm80XyhxzE5dtxcC3jXw" text:style-name="Internet_20_link" text:visited-style-name="Visited_20_Internet_20_Link">https://www.youtube.com/channel/UCrwNm80XyhxzE5dtxcC3jXw</text:a></text:p>
      <text:p text:style-name="P376">　明場さんは，巨人が小人のためにしゃがんで英語を教えてくださっているという認識です。</text:p>
      <text:p text:style-name="P376"><text:soft-page-break/><text:s/>英語の発音の学習を開始したときに，明場さんの動画から習っていました。</text:p>
      <text:p text:style-name="P381"><text:s/>私が購入した「Yumiの脱カタカナ英語マニュアル」は以下の通りです。</text:p>
      <text:p text:style-name="P376">『Yumiの脱カタカナ英語マニュアル』の内容紹介＆チュートリアル</text:p>
      <text:p text:style-name="P376"><text:a xlink:type="simple" xlink:href="https://www.youtube.com/watch?v=W0dc03MdUns" text:style-name="Internet_20_link" text:visited-style-name="Visited_20_Internet_20_Link">https://www.youtube.com/watch?v=W0dc03MdUns</text:a></text:p>
      <text:list xml:id="list143646314021527" text:continue-numbering="true" text:style-name="_35__2c__20__28_ア_29_">
        <text:list-item>
          <text:h text:style-name="P438" text:outline-level="5"><text:bookmark-start text:name="__RefHeading___Toc489965_1539785549"/>井上ジョーJAPAN<text:bookmark-end text:name="__RefHeading___Toc489965_1539785549"/></text:h>
        </text:list-item>
      </text:list>
      <text:p text:style-name="書面_2c_5_2c__28_ア_29__2c_本文"><text:a xlink:type="simple" xlink:href="https://www.youtube.com/channel/UCSHzI-t58X8STwqjfSzp47w/" text:style-name="Internet_20_link" text:visited-style-name="Visited_20_Internet_20_Link">https://www.youtube.com/channel/UCSHzI-t58X8STwqjfSzp47w</text:a></text:p>
      <text:p text:style-name="書面_2c_5_2c__28_ア_29__2c_本文">　井上ジョーさんはナルトの主題歌の作曲家です。</text:p>
      <text:p text:style-name="書面_2c_5_2c__28_ア_29__2c_本文">「井上ジョー　『CLOSER』」</text:p>
      <text:p text:style-name="書面_2c_5_2c__28_ア_29__2c_本文"><text:a xlink:type="simple" xlink:href="https://www.youtube.com/watch?v=xKLBTVesVA8" text:style-name="Internet_20_link" text:visited-style-name="Visited_20_Internet_20_Link">https://www.youtube.com/watch?v=xKLBTVesVA8</text:a></text:p>
      <text:list xml:id="list143645572662622" text:continue-numbering="true" text:style-name="_35__2c__20__28_ア_29_">
        <text:list-item>
          <text:h text:style-name="書面_2c_5_2c__28_ア_29__2c_標題" text:outline-level="5"><text:bookmark-start text:name="__RefHeading___Toc489963_1539785549"/>Rachel’s English<text:bookmark-end text:name="__RefHeading___Toc489963_1539785549"/></text:h>
        </text:list-item>
      </text:list>
      <text:p text:style-name="書面_2c_5_2c__28_ア_29__2c_本文"><text:a xlink:type="simple" xlink:href="https://www.youtube.com/channel/UCvn_XCl_mgQmt3sD753zdJA" text:style-name="Internet_20_link" text:visited-style-name="Visited_20_Internet_20_Link">https://www.youtube.com/channel/UCvn_XCl_mgQmt3sD753zdJA</text:a></text:p>
      <text:p text:style-name="P383">　英語の発音や集積化技術（リンキング・リダクション）の学習のために，利用させてもらっています。</text:p>
      <text:p text:style-name="P383">　母音・二重母音の勉強にどうぞ。</text:p>
      <text:p text:style-name="P383">「Learn Vowels &amp; Diphthongs in 90 Minutes! | Pronunciation Compilation | Rachel's English」</text:p>
      <text:p text:style-name="P383"><text:a xlink:type="simple" xlink:href="https://www.youtube.com/watch?v=jaRcbpN_KlM" text:style-name="Internet_20_link" text:visited-style-name="Visited_20_Internet_20_Link">https://www.youtube.com/watch?v=jaRcbpN_KlM</text:a></text:p>
      <text:list xml:id="list143646155054813" text:continue-list="list143644944861977" text:style-name="_33__2c__20__28__ff13__29_">
        <text:list-item>
          <text:h text:style-name="書面_2c_3_2c__28_3_29__2c_標題" text:outline-level="3"><text:bookmark-start text:name="__RefHeading___Toc119084_4050357222"/>英語と日本語の識字障害<text:bookmark-end text:name="__RefHeading___Toc119084_4050357222"/></text:h>
        </text:list-item>
      </text:list>
      <text:list xml:id="list143646014617862" text:continue-list="list143645384241657" text:style-name="_34__2c__20_ア">
        <text:list-item text:start-value="1">
          <text:h text:style-name="書面_2c_4_2c_ア_2c_標題" text:outline-level="4" text:restart-numbering="true" text:start-value="-1"><text:bookmark-start text:name="__RefHeading___Toc100150_2136198824"/>　英語のアルファベット<text:bookmark-end text:name="__RefHeading___Toc100150_2136198824"/></text:h>
        </text:list-item>
      </text:list>
      <text:p text:style-name="書面_2c_4_2c_ア_2c_本文">　英語圏は日本語圏より識字障害が顕著だと思います。私の体感でもあります。</text:p>
      <text:p text:style-name="書面_2c_4_2c_ア_2c_本文">　「スルー（<text:span text:style-name="T87">through）えっ？ゾー（though）じゃないの？」など。</text:span><text:soft-page-break/><text:span text:style-name="T87">「r」が消えるんです。</text:span></text:p>
      <text:p text:style-name="書面_2c_4_2c_ア_2c_本文">　「レフト（left）えっ？ジェフ（Jeff）が正しいの？」など。フォントによるんでしょうけど。</text:p>
      <text:p text:style-name="書面_2c_4_2c_ア_2c_本文">　その他，腐るほど。Twitterにて，「！＝」で記録しています。</text:p>
      <text:p text:style-name="書面_2c_4_2c_ア_2c_本文">　英語の場合は見ただけでは間違いに気づけず，後になって単語の認識間違いに気づく事があります。</text:p>
      <text:p text:style-name="書面_2c_4_2c_ア_2c_本文">　英語のアルファベットは，視覚での認識のエラー訂正能力が低いのでしょう。</text:p>
      <text:list xml:id="list143645386171829" text:continue-numbering="true" text:style-name="_34__2c__20_ア">
        <text:list-item>
          <text:h text:style-name="書面_2c_4_2c_ア_2c_標題" text:outline-level="4"><text:bookmark-start text:name="__RefHeading___Toc100152_2136198824"/>　日本語の漢字<text:bookmark-end text:name="__RefHeading___Toc100152_2136198824"/></text:h>
        </text:list-item>
      </text:list>
      <text:p text:style-name="書面_2c_4_2c_ア_2c_本文">　日本語でも漢字の間違いはありますが，そこまで致命的という事はありません。</text:p>
      <text:p text:style-name="書面_2c_4_2c_ア_2c_本文">　私が小学生の頃ですが，「適の部首でない方を商」，「刻の部首でない方を玄」，「発の部首でない方を元」と書く間違いはしました。しかし，「商と南」を見間違えることは一度もありません。</text:p>
      <text:p text:style-name="書面_2c_4_2c_ア_2c_本文">　小学生の間ですが，記憶に残っているのは，たったの３つの間違いです。</text:p>
      <text:p text:style-name="書面_2c_4_2c_ア_2c_本文">　日本語の漢字は，視覚での認識のエラー訂正能力が高いのでしょう。</text:p>
      <text:list xml:id="list143645609640039" text:continue-list="list143646155054813" text:style-name="_33__2c__20__28__ff13__29_">
        <text:list-item>
          <text:h text:style-name="書面_2c_3_2c__28_3_29__2c_標題" text:outline-level="3"><text:bookmark-start text:name="__RefHeading___Toc6661_4050357222"/>言語の通信に用いる感覚は娯楽に影響する<text:bookmark-end text:name="__RefHeading___Toc6661_4050357222"/></text:h>
        </text:list-item>
      </text:list>
      <text:p text:style-name="書面_2c_3_2c__28_3_29__2c_本文">　日本語圏では，「<text:bookmark-ref text:reference-format="number" text:ref-name="__RefHeading___Toc98527_40503572222">（５）</text:bookmark-ref><text:bookmark-ref text:reference-format="text" text:ref-name="__RefHeading___Toc98527_40503572222">日本語は耳よりも目</text:bookmark-ref>」によって，「Twitterにて識者による討論が発生した」<text:span text:style-name="T8">と考えています</text:span>。</text:p>
      <text:p text:style-name="書面_2c_3_2c__28_3_29__2c_本文">　確か，「Twitter上での討論は，Twitter開発者にとって想定外の出来事だった。」という話があったかと思います。また，YouTubeの日本語の動画でテロップが多いのも，情報の受け取り手は，「目で見ることを好むから。」と考えています。</text:p>
      <text:p text:style-name="書面_2c_3_2c__28_3_29__2c_本文">　そして英語圏では，「<text:bookmark-ref text:reference-format="number" text:ref-name="__RefHeading___Toc440821_1539785549">（８）</text:bookmark-ref><text:bookmark-ref text:reference-format="text" text:ref-name="__RefHeading___Toc440821_1539785549">英語は目よりも耳</text:bookmark-ref>」から，耳での情報伝達の<text:soft-page-break/>方が好ましく，「スピーチ・ディベートが活発になった」と考えています。</text:p>
      <text:p text:style-name="書面_2c_3_2c__28_3_29__2c_本文">　具体的には，英語での情報伝達の場合，情報の受け取り手は，「耳で聞くことを好むから」，TEDや<text:span text:style-name="T112">A</text:span><text:span text:style-name="T86">udible</text:span>が人気になった。と考えています。</text:p>
      <text:list xml:id="list143645152086248" text:continue-numbering="true" text:style-name="_33__2c__20__28__ff13__29_">
        <text:list-item>
          <text:h text:style-name="書面_2c_3_2c__28_3_29__2c_標題" text:outline-level="3"><text:bookmark-start text:name="__RefHeading___Toc99478_2374331524"/>男性・女性の感覚と社会での活躍<text:bookmark-end text:name="__RefHeading___Toc99478_2374331524"/></text:h>
        </text:list-item>
      </text:list>
      <text:p text:style-name="書面_2c_3_2c__28_3_29__2c_本文">　男性は視覚，女性は聴覚という特性があると知っています。</text:p>
      <text:p text:style-name="P222">　そうすると，「<text:bookmark-ref text:reference-format="number" text:ref-name="__RefHeading___Toc98527_40503572222">（５）</text:bookmark-ref><text:bookmark-ref text:reference-format="text" text:ref-name="__RefHeading___Toc98527_40503572222">日本語は耳よりも目</text:bookmark-ref>」と，男性の視覚という特性が相互に影響して，森羅万象を日本語によって記述する社会では，その社会において，「男性に有利に働く部分」が存在していてもおかしくないと考えています。</text:p>
      <text:p text:style-name="P222">　また，「<text:bookmark-ref text:reference-format="number" text:ref-name="__RefHeading___Toc440821_1539785549">（８）</text:bookmark-ref><text:bookmark-ref text:reference-format="text" text:ref-name="__RefHeading___Toc440821_1539785549">英語は目よりも耳</text:bookmark-ref>」と，女性の聴覚という特性が相互に影響して，森羅万象を英語によって記述する社会では，その社会において，「女性に有利に働く部分」が存在していてもおかしくないと考えています。</text:p>
      <text:p text:style-name="P226">　この「有利に働く部分」は，日本社会や英語社会での，男性の活躍，女性の活躍に，それぞれ関係していないでしょうか。</text:p>
      <text:list xml:id="list143645177068156" text:continue-list="list143646240064375" text:style-name="_32__2c__20__ff12_">
        <text:list-item>
          <text:h text:style-name="P407" text:outline-level="2"><text:bookmark-start text:name="__RefHeading___Toc361564_1539785549"/>　法治国家<text:bookmark-end text:name="__RefHeading___Toc361564_1539785549"/></text:h>
        </text:list-item>
      </text:list>
      <text:p text:style-name="P177">　力による治世から法治国家の誕生までを，私なりに散文で，「<text:bookmark-ref text:reference-format="number" text:ref-name="__RefNumPara__65366_1486365303">（１）</text:bookmark-ref><text:bookmark-ref text:reference-format="text" text:ref-name="__RefNumPara__65366_1486365303">法治国家の誕生</text:bookmark-ref>」に書きました。この散文は，「<text:bookmark-ref text:reference-format="number" text:ref-name="__RefNumPara__67383_1486365303">４</text:bookmark-ref>の<text:bookmark-ref text:reference-format="number" text:ref-name="__RefNumPara__67385_1486365303">（１）</text:bookmark-ref><text:bookmark-ref text:reference-format="text" text:ref-name="__RefNumPara__67385_1486365303">力を振るう者を支配する倫理観</text:bookmark-ref>」から，授かりました。</text:p>
      <text:p text:style-name="P164">　そして「<text:bookmark-ref text:reference-format="number" text:ref-name="__RefNumPara__65368_1486365303">（２）</text:bookmark-ref><text:bookmark-ref text:reference-format="text" text:ref-name="__RefNumPara__65368_1486365303">法の出自を知る者</text:bookmark-ref>」の第一行目にて，「<text:bookmark-ref text:reference-format="number" text:ref-name="__RefNumPara__65366_1486365303">（１）</text:bookmark-ref><text:bookmark-ref text:reference-format="text" text:ref-name="__RefNumPara__65366_1486365303">法治国家の誕生</text:bookmark-ref>」の各行をまとめました。</text:p>
      <text:p text:style-name="P165">　憲法７６条３項の「憲法及び法律」に，『知性ある者の良心の産物』を照らし，「<text:bookmark-ref text:reference-format="number" text:ref-name="__RefNumPara__65370_1486365303">（３）</text:bookmark-ref><text:bookmark-ref text:reference-format="text" text:ref-name="__RefNumPara__65370_1486365303">知性と良心の化身</text:bookmark-ref>」にて合わせました。そして，最終行にその解釈を書きました。</text:p>
      <text:p text:style-name="P165">　結果，「<text:bookmark-ref text:reference-format="number" text:ref-name="__RefNumPara__65366_1486365303">（１）</text:bookmark-ref><text:bookmark-ref text:reference-format="text" text:ref-name="__RefNumPara__65366_1486365303">法治国家の誕生</text:bookmark-ref>」の散文をまとめた，「<text:bookmark-ref text:reference-format="number" text:ref-name="__RefNumPara__65368_1486365303">（２）</text:bookmark-ref><text:bookmark-ref text:reference-format="text" text:ref-name="__RefNumPara__65368_1486365303">法の出自を知る者</text:bookmark-ref><text:soft-page-break/>」，の第一行目は，「<text:bookmark-ref text:reference-format="number" text:ref-name="__RefNumPara__65370_1486365303">（３）</text:bookmark-ref><text:bookmark-ref text:reference-format="text" text:ref-name="__RefNumPara__65370_1486365303">知性と良心の化身</text:bookmark-ref>」の最終行に記載した，憲法７６条３項の別解釈である。という結論に至りました。</text:p>
      <text:list xml:id="list143645447579184" text:continue-list="list143645152086248" text:style-name="_33__2c__20__28__ff13__29_">
        <text:list-item text:start-value="1">
          <text:h text:style-name="書面_2c_3_2c__28_3_29__2c_標題" text:outline-level="3" text:restart-numbering="true" text:start-value="-1"><text:bookmark-start text:name="__RefHeading___Toc370859_1539785549"/><text:bookmark-start text:name="__RefNumPara__65366_1486365303"/>法治国家の誕生<text:bookmark-end text:name="__RefHeading___Toc370859_1539785549"/><text:bookmark-end text:name="__RefNumPara__65366_1486365303"/></text:h>
        </text:list-item>
      </text:list>
      <text:p text:style-name="書面_2c_3_2c__28_3_29__2c_本文">国は，力による治世を是とした。</text:p>
      <text:p text:style-name="P179">国は，力による治世ではなく，知性による治世を欲した。</text:p>
      <text:p text:style-name="P179">国は，知性による治世に，人の良心を必要とした。</text:p>
      <text:p text:style-name="P179">国は，治世を，知性ある者の良心によるとした。</text:p>
      <text:p text:style-name="P226">国は，知性ある者の良心の産物を，法とした。</text:p>
      <text:p text:style-name="P179">国は，法を，力とした。</text:p>
      <text:p text:style-name="P179">国は，法による治世を是とした。</text:p>
      <text:p text:style-name="P300">そして，法治国家が誕生した。</text:p>
      <text:list xml:id="list143644815400903" text:continue-numbering="true" text:style-name="_33__2c__20__28__ff13__29_">
        <text:list-item>
          <text:h text:style-name="書面_2c_3_2c__28_3_29__2c_標題" text:outline-level="3"><text:bookmark-start text:name="__RefHeading___Toc370857_1539785549"/><text:bookmark-start text:name="__RefNumPara__65368_1486365303"/>法の出自を知る者<text:bookmark-end text:name="__RefHeading___Toc370857_1539785549"/><text:bookmark-end text:name="__RefNumPara__65368_1486365303"/></text:h>
        </text:list-item>
      </text:list>
      <text:p text:style-name="P237">　法の出自を知る者は，法治国家とは，①知性ある者を『知性ある者の良心の産物』が司り，②知性ある者の良心によって治める国と知っている。</text:p>
      <text:p text:style-name="P251">　法の出自を知る者は，<text:span text:style-name="T36">国は，国を，国民の良心に託したと知っている。</text:span></text:p>
      <text:list xml:id="list143644817141784" text:continue-numbering="true" text:style-name="_33__2c__20__28__ff13__29_">
        <text:list-item>
          <text:h text:style-name="書面_2c_3_2c__28_3_29__2c_標題" text:outline-level="3"><text:bookmark-start text:name="__RefHeading___Toc370855_1539785549"/><text:bookmark-start text:name="__RefNumPara__65370_1486365303"/>知性と良心の化身<text:bookmark-end text:name="__RefHeading___Toc370855_1539785549"/><text:bookmark-end text:name="__RefNumPara__65370_1486365303"/></text:h>
        </text:list-item>
      </text:list>
      <text:p text:style-name="書面_2c_3_2c__28_3_29__2c_本文">　国は，知性と良心を兼ね備える者を裁判官と呼んだ。</text:p>
      <text:p text:style-name="P226">　国は，「すべて裁判官は，その良心に従ひ独立してその職権を行ひ，この憲法及び法律にのみ拘束される。（憲法７６条３項）」とした。</text:p>
      <text:p text:style-name="P226">　国は，「裁判官の職権は，『知性ある者の良心の産物』にのみ拘束され，その良心に従い独立して行う。」とした。</text:p>
      <text:p text:style-name="P226">　国は，「知性と良心を兼ね備える者の職権は，『知性ある者の良心の産物』にのみ拘束され，その良心に従い独立して行う。」とした。</text:p>
      <text:p text:style-name="P227">　知性と良心の化身は，①『知性ある者の良心の産物』にのみ拘束され，②<text:soft-page-break/>良心に従い独立して職権を行った。</text:p>
      <text:list xml:id="list143644554936203" text:continue-list="list143645177068156" text:style-name="_32__2c__20__ff12_">
        <text:list-item>
          <text:h text:style-name="書面_2c_2_2c_2_2c_標題" text:outline-level="2"><text:bookmark-start text:name="__RefHeading___Toc55917_1539785549"/>　雑談<text:bookmark-end text:name="__RefHeading___Toc55917_1539785549"/></text:h>
        </text:list-item>
      </text:list>
      <text:p text:style-name="書面_2c_2_2c_2_2c_本文">　１つ目の「<text:bookmark-ref text:reference-format="number" text:ref-name="__RefHeading___Toc12253_4050357222">（１）</text:bookmark-ref><text:bookmark-ref text:reference-format="text" text:ref-name="__RefHeading___Toc12253_4050357222">知性とお金</text:bookmark-ref>」にて，知性とお金に共通する性質をいくつか説明しています。</text:p>
      <text:p text:style-name="書面_2c_2_2c_2_2c_本文">　２つ目の「<text:bookmark-ref text:reference-format="number" text:ref-name="__RefHeading___Toc8117_4050357222">（２）</text:bookmark-ref><text:bookmark-ref text:reference-format="text" text:ref-name="__RefHeading___Toc8117_4050357222">子供と公園</text:bookmark-ref>」にて，公園の機能を説明しています。</text:p>
      <text:p text:style-name="P140">　３つ目の「<text:bookmark-ref text:reference-format="number" text:ref-name="__RefHeading___Toc12247_4050357222">（３）</text:bookmark-ref><text:bookmark-ref text:reference-format="text" text:ref-name="__RefHeading___Toc12247_4050357222">アメリカ人の愛国心</text:bookmark-ref>」にて，私がアメリカで勝手に関心した，アメリカ人の地域愛と愛国心の繋がりを説いています。</text:p>
      <text:p text:style-name="P140">　４つ目として，人間は鳥類と同じ，「<text:bookmark-ref text:reference-format="number" text:ref-name="__RefHeading___Toc188480_2374331524">（４）</text:bookmark-ref><text:bookmark-ref text:reference-format="text" text:ref-name="__RefHeading___Toc188480_2374331524">刷り込み</text:bookmark-ref>」という性質を有していると考えています。</text:p>
      <text:p text:style-name="書面_2c_2_2c_2_2c_本文">　５つ目，６つ目として，「<text:bookmark-ref text:reference-format="number" text:ref-name="__RefHeading___Toc12247_40503572221">（５）</text:bookmark-ref><text:bookmark-ref text:reference-format="text" text:ref-name="__RefHeading___Toc12247_40503572221">男の能力</text:bookmark-ref>」と「<text:bookmark-ref text:reference-format="number" text:ref-name="__RefHeading___Toc22994_40503572222">（６）</text:bookmark-ref><text:bookmark-ref text:reference-format="text" text:ref-name="__RefHeading___Toc22994_40503572222">手練れ</text:bookmark-ref>」について書きました。</text:p>
      <text:list xml:id="list143645745579135" text:continue-list="list143646326144506" text:style-name="_33__2c__20__28__ff13__29_">
        <text:list-item text:start-value="1">
          <text:h text:style-name="書面_2c_3_2c__28_3_29__2c_標題" text:outline-level="3" text:restart-numbering="true" text:start-value="-1"><text:bookmark-start text:name="__RefHeading___Toc12253_4050357222"/>知性とお金<text:bookmark-end text:name="__RefHeading___Toc12253_4050357222"/></text:h>
        </text:list-item>
      </text:list>
      <text:p text:style-name="P223">　難しい問題を解くというのは，高額な商品を購入するのと同じで，本人の自己満足でしかない。</text:p>
      <text:p text:style-name="P223">　高知能の事実自慢は成金の如し。品がない。</text:p>
      <text:p text:style-name="P237"><text:s/>知性と社会が繋がることに価値がある。</text:p>
      <text:p text:style-name="P237">　お金と社会が繋がることに価値がある。投資家の志すところかな？</text:p>
      <text:p text:style-name="P224">　人の知性は自然との調和を図りながら，文明を築いていった。</text:p>
      <text:p text:style-name="P224"/>
      <text:p text:style-name="P225">　知性ある者の良心は，法となり国を治めた。</text:p>
      <text:p text:style-name="P229">　お金ある者の邪心は，法制度を呆制度にして国を痛めた。</text:p>
      <text:p text:style-name="P229">　知性なき者の良心は，知性ある者の邪心と一体になり，国を痛めた。</text:p>
      <text:list xml:id="list143645535351287" text:continue-numbering="true" text:style-name="_33__2c__20__28__ff13__29_">
        <text:list-item>
          <text:h text:style-name="書面_2c_3_2c__28_3_29__2c_標題" text:outline-level="3"><text:bookmark-start text:name="__RefHeading___Toc8117_4050357222"/>子供と公園<text:bookmark-end text:name="__RefHeading___Toc8117_4050357222"/></text:h>
        </text:list-item>
      </text:list>
      <text:p text:style-name="書面_2c_3_2c__28_3_29__2c_本文">　公園は，「公園の地域周辺で育つ子供の心に，その地域周辺への愛着心を<text:soft-page-break/>根付かせる場」と考えています。</text:p>
      <text:list xml:id="list143646239389795" text:continue-numbering="true" text:style-name="_33__2c__20__28__ff13__29_">
        <text:list-item>
          <text:h text:style-name="書面_2c_3_2c__28_3_29__2c_標題" text:outline-level="3"><text:bookmark-start text:name="__RefHeading___Toc12247_4050357222"/>アメリカ人の愛国心<text:bookmark-end text:name="__RefHeading___Toc12247_4050357222"/></text:h>
        </text:list-item>
      </text:list>
      <text:p text:style-name="書面_2c_3_2c__28_3_29__2c_本文">　私がアメリカで体験したことですが，ある女の子に「<text:span text:style-name="T71">Do you love Davis?」と聞かれたことがあります。また別の機会に別の女の子に「Hide， Do you love Santa Barbara ?」と聞かれたことがあります。</text:span></text:p>
      <text:p text:style-name="書面_2c_3_2c__28_3_29__2c_本文"><text:s/>私は，「<text:span text:style-name="T73">Yes， </text:span><text:span text:style-name="T77">umm...</text:span><text:span text:style-name="T73">」と，英語で上手に答えれませんでした。</text:span></text:p>
      <text:p text:style-name="書面_2c_3_2c__28_3_29__2c_本文">　後で考え直し<text:span text:style-name="T13">ました。</text:span></text:p>
      <text:p text:style-name="書面_2c_3_2c__28_3_29__2c_本文"><text:span text:style-name="T13">　そして</text:span>，「あっ。分かった。この質問は，親から子へ，先生から生徒へと連綿と受け継がれている質問なんだ。彼女が聞かれたことを，同じように私に聞いてみたんだ。</text:p>
      <text:p text:style-name="書面_2c_3_2c__28_3_29__2c_本文">　へーなるほどねー。アメリカではこうやって，「<text:span text:style-name="T72">Do you love </text:span><text:span text:style-name="T12">〜〜〜</text:span><text:span text:style-name="T72">?」と質問して，子・生徒に地元の良いところについて考えさせて，地域への愛着心を刺激して，</text:span>地域愛を心に根付かせているのか。そして，子供の心に根付いた地域愛は，子供の行動半径の成長と共に愛国心へ育つんだろう。自動化してあるんだ。アメリカやるなー。賢い。」と感心しました。</text:p>
      <text:list xml:id="list143644682489820" text:continue-numbering="true" text:style-name="_33__2c__20__28__ff13__29_">
        <text:list-item>
          <text:h text:style-name="P422" text:outline-level="3"><text:bookmark-start text:name="__RefHeading___Toc188480_2374331524"/>刷り込み<text:bookmark-end text:name="__RefHeading___Toc188480_2374331524"/></text:h>
        </text:list-item>
      </text:list>
      <text:p text:style-name="書面_2c_3_2c__28_3_29__2c_本文">　ある種の鳥は，生まれた後に見た物で，初めて動いた物を母鳥と認識する性質があります。この性質は刷り込みと呼ばれています。</text:p>
      <text:p text:style-name="書面_2c_3_2c__28_3_29__2c_本文">　人は進化したとはいえ，鳥と同じ刷り込みを有していると考えています。</text:p>
      <text:p text:style-name="書面_2c_3_2c__28_3_29__2c_本文">　刷り込みの対象は母親ではなくて，興味関心の対象です。</text:p>
      <text:p text:style-name="書面_2c_3_2c__28_3_29__2c_本文">　人が生まれて初めて興味関心を持ち，強く心動かされたモノに対して刷り込みが働いて，一生追い続けると考えています。</text:p>
      <text:list xml:id="list143644527650163" text:continue-numbering="true" text:style-name="_33__2c__20__28__ff13__29_">
        <text:list-item>
          <text:h text:style-name="P423" text:outline-level="3"><text:bookmark-start text:name="__RefHeading___Toc12247_40503572221"/>男の能力<text:bookmark-end text:name="__RefHeading___Toc12247_40503572221"/></text:h>
        </text:list-item>
      </text:list>
      <text:p text:style-name="P221">　男の能力は最大値で評価する。</text:p>
      <text:p text:style-name="P221"><text:soft-page-break/>　男の取っ掛かりは最小値にある。</text:p>
      <text:list xml:id="list143645840162752" text:continue-numbering="true" text:style-name="_33__2c__20__28__ff13__29_">
        <text:list-item>
          <text:h text:style-name="P424" text:outline-level="3"><text:bookmark-start text:name="__RefHeading___Toc22994_40503572222"/>手練れ<text:bookmark-end text:name="__RefHeading___Toc22994_40503572222"/></text:h>
        </text:list-item>
      </text:list>
      <text:p text:style-name="書面_2c_3_2c__28_3_29__2c_本文">　手練れの余興は面白い。</text:p>
      <text:p text:style-name="P31"/>
      <text:list xml:id="list143644681209963" text:continue-list="list143646438444459" text:style-name="_31__2c__20_第_ff11_">
        <text:list-item>
          <text:h text:style-name="P400" text:outline-level="1"><text:bookmark-start text:name="__RefHeading___Toc8059_4050357222"/><text:bookmark-start text:name="__RefNumPara__194094_1486365303"/>　書面の書き方について発信する<text:bookmark-end text:name="__RefHeading___Toc8059_4050357222"/><text:bookmark-end text:name="__RefNumPara__194094_1486365303"/></text:h>
        </text:list-item>
      </text:list>
      <text:p text:style-name="P107">　まず，「<text:bookmark-ref text:reference-format="number" text:ref-name="__RefHeading___Toc42752_405035722211">１</text:bookmark-ref><text:bookmark-ref text:reference-format="text" text:ref-name="__RefHeading___Toc42752_405035722211">　「のの書面」の起案環境と，名付ける経緯</text:bookmark-ref>」を説明します。また，「<text:bookmark-ref text:reference-format="number" text:ref-name="__RefNumPara__159245_1519388994">２</text:bookmark-ref><text:bookmark-ref text:reference-format="text" text:ref-name="__RefNumPara__159245_1519388994">　本状の電子データを配布する目的</text:bookmark-ref>」は，「本状の優れたスタイルを，世に広く知らしめること」です。</text:p>
      <text:p text:style-name="P108">　「<text:bookmark-ref text:reference-format="number" text:ref-name="__RefNumPara__207566_1486365303">３</text:bookmark-ref><text:bookmark-ref text:reference-format="text" text:ref-name="__RefNumPara__207566_1486365303">　本状で使用したフォント</text:bookmark-ref>」は，<text:span text:style-name="T3">「</text:span><text:span text:style-name="T46">IPAex</text:span><text:span text:style-name="T48">明朝</text:span><text:span text:style-name="T46">」です。そして，</text:span>そのフォントの入手先を説明します。</text:p>
      <text:p text:style-name="P87">　「<text:bookmark-ref text:reference-format="number" text:ref-name="__RefHeading___Toc42752_4050357222">４</text:bookmark-ref><text:bookmark-ref text:reference-format="text" text:ref-name="__RefHeading___Toc42752_4050357222">　本状の発生と分化</text:bookmark-ref>」にて，本状は，「<text:bookmark-ref text:reference-format="number" text:ref-name="__RefHeading___Toc42752_4050357222">４</text:bookmark-ref>の<text:bookmark-ref text:reference-format="number" text:ref-name="__RefHeading___Toc8105_4050357222">（１）</text:bookmark-ref><text:bookmark-ref text:reference-format="text" text:ref-name="__RefHeading___Toc8105_4050357222">「訴状」を模倣（発生）</text:bookmark-ref>」していると説明しています。そして，「<text:bookmark-ref text:reference-format="number" text:ref-name="__RefHeading___Toc42752_4050357222">４</text:bookmark-ref>の<text:bookmark-ref text:reference-format="number" text:ref-name="__RefHeading___Toc42762_4050357222">（２）</text:bookmark-ref><text:bookmark-ref text:reference-format="text" text:ref-name="__RefHeading___Toc42762_4050357222">「のの書面」を訴訟活動以外で活用する場面（分化）</text:bookmark-ref>」を提案したいと思います。</text:p>
      <text:p text:style-name="P106">　「<text:bookmark-ref text:reference-format="number" text:ref-name="__RefHeading___Toc42750_4050357222">５</text:bookmark-ref><text:bookmark-ref text:reference-format="text" text:ref-name="__RefHeading___Toc42750_4050357222">　本人訴訟について</text:bookmark-ref>」が本状の最深部です。全部重要ですので，全部読んで下さい。</text:p>
      <text:list xml:id="list1811291111" text:style-name="_32__2c__20__ff12_">
        <text:list-item>
          <text:h text:style-name="P408" text:outline-level="2"><text:bookmark-start text:name="__RefHeading___Toc42752_405035722211"/>　「のの書面」の起案環境と，名付ける経緯<text:bookmark-end text:name="__RefHeading___Toc42752_405035722211"/></text:h>
        </text:list-item>
      </text:list>
      <text:list xml:id="list143645360550781" text:continue-list="list143644817141784" text:style-name="_33__2c__20__28__ff13__29_">
        <text:list-item text:start-value="1">
          <text:h text:style-name="書面_2c_3_2c__28_3_29__2c_標題" text:outline-level="3" text:restart-numbering="true" text:start-value="-1"><text:bookmark-start text:name="__RefHeading___Toc161457_4050357222"/>「のの書面」の起案環境<text:bookmark-end text:name="__RefHeading___Toc161457_4050357222"/></text:h>
        </text:list-item>
      </text:list>
      <text:p text:style-name="P211">　本状は，「Mac版 LibreOffice Ver 7.1.0.３」の「<text:span text:style-name="T92">Writer」</text:span>にて起案しています。</text:p>
      <text:p text:style-name="P211">　本状に至る前は，<text:span text:style-name="T84">ubuntuでLibreOfficeを使って，色々な書面の起案をしていました。Windowsの</text:span><text:span text:style-name="T89">LibreOffice</text:span><text:span text:style-name="T84">も，起案に使えました。どの</text:span><text:span text:style-name="T90">OSであっても，LibreOfficeを使用できました。</text:span></text:p>
      <text:p text:style-name="書面_2c_3_2c__28_3_29__2c_本文">　ですので，視聴者の皆様にも，<text:span text:style-name="T84">LibreOffice </text:span><text:span text:style-name="T92">Writerの</text:span><text:span text:style-name="T84">使用をお勧めします。</text:span></text:p>
      <text:list xml:id="list143644606662427" text:continue-numbering="true" text:style-name="_33__2c__20__28__ff13__29_">
        <text:list-item>
          <text:h text:style-name="書面_2c_3_2c__28_3_29__2c_標題" text:outline-level="3"><text:bookmark-start text:name="__RefHeading___Toc42752_40503572221"/>「のの書面」と名付ける経緯<text:bookmark-end text:name="__RefHeading___Toc42752_40503572221"/></text:h>
        </text:list-item>
      </text:list>
      <text:p text:style-name="P215"><text:soft-page-break/>　「のの書面」は，書面の１ページ目のヘッダー左端の「のの」という記載を特徴とします。</text:p>
      <text:p text:style-name="P238">　この特徴の合理的理由と，「のの書面」という呼び名の合理的理由を，以下にて説明します。</text:p>
      <text:list xml:id="list143645659042264" text:continue-list="list143645386171829" text:style-name="_34__2c__20_ア">
        <text:list-item text:start-value="1">
          <text:h text:style-name="書面_2c_4_2c_ア_2c_標題" text:outline-level="4" text:restart-numbering="true" text:start-value="-1"><text:bookmark-start text:name="__RefHeading___Toc541883_1539785549"/>　章番号の数は３つ<text:bookmark-end text:name="__RefHeading___Toc541883_1539785549"/></text:h>
        </text:list-item>
      </text:list>
      <text:p text:style-name="P317">　「のの書面」では，ヘッダーにフィールド値として，「章番号と章名」を挿入しています。</text:p>
      <text:p text:style-name="P317">　ヘッダーに連ねる章番号を「の」で区切り，「表示する個数を３つくらいにすると，くど過ぎず，程よいかな？」と考えて，ヘッダーに挿入する章番号の区切りと個数を，大体で決めました。</text:p>
      <text:list xml:id="list143645611004068" text:continue-numbering="true" text:style-name="_34__2c__20_ア">
        <text:list-item>
          <text:h text:style-name="書面_2c_4_2c_ア_2c_標題" text:outline-level="4"><text:bookmark-start text:name="__RefHeading___Toc541089_1539785549"/>　読み手への配慮<text:bookmark-end text:name="__RefHeading___Toc541089_1539785549"/></text:h>
        </text:list-item>
      </text:list>
      <text:p text:style-name="P317">　また，ヘッダーに表示される「章番号と章名」は，「書面１ページの第一行目に設定されているスタイル」に対応する標題です。大体の場合。</text:p>
      <text:p text:style-name="P315">　そうすると，書面の読み手が書面上部のヘッダーを見ると，ヘッダーに表示される「章番号と章名」から，書面の読んでいる箇所を容易に知れます。</text:p>
      <text:list xml:id="list143646031785636" text:continue-numbering="true" text:style-name="_34__2c__20_ア">
        <text:list-item>
          <text:h text:style-name="書面_2c_4_2c_ア_2c_標題" text:outline-level="4"><text:bookmark-start text:name="__RefHeading___Toc541085_1539785549"/>　美意識を理由として「のの」という表示が残った<text:bookmark-end text:name="__RefHeading___Toc541085_1539785549"/></text:h>
        </text:list-item>
      </text:list>
      <text:p text:style-name="P315">　そして私は，「のの書面」のスタイルを育てる中で，美意識を錦の御旗（みはた）として掲げ，書面の１ページ目では標題の設定をしませんでした。</text:p>
      <text:p text:style-name="P317">　その結果，書面の１ページ目の「ヘッダーの章番号３つと章名」が空欄となり，書面の１ページ目のヘッダー左端には「のの」という表示だけ残りました。</text:p>
      <text:list xml:id="list143645473059909" text:continue-numbering="true" text:style-name="_34__2c__20_ア">
        <text:list-item>
          <text:h text:style-name="書面_2c_4_2c_ア_2c_標題" text:outline-level="4"><text:bookmark-start text:name="__RefHeading___Toc541087_1539785549"/>　１ページ目のヘッダー左端の「のの」の合理的理由<text:bookmark-end text:name="__RefHeading___Toc541087_1539785549"/></text:h>
        </text:list-item>
      </text:list>
      <text:p text:style-name="P316"><text:soft-page-break/>　さて，ここで元を辿ってみると，書面の「<text:bookmark-ref text:reference-format="number" text:ref-name="__RefHeading___Toc541089_1539785549">イ</text:bookmark-ref><text:bookmark-ref text:reference-format="text" text:ref-name="__RefHeading___Toc541089_1539785549">　読み手への配慮</text:bookmark-ref>」が念頭にあり，１ページ目のヘッダー左端に，「<text:bookmark-ref text:reference-format="number" text:ref-name="__RefHeading___Toc541085_1539785549">ウ</text:bookmark-ref><text:bookmark-ref text:reference-format="text" text:ref-name="__RefHeading___Toc541085_1539785549">　美意識を理由として「のの」という表示が残った</text:bookmark-ref>」という事です。</text:p>
      <text:p text:style-name="P316">　そうすると，書面の１ページ目のヘッダー左端に「のの」という表示が残るのは，配慮的であり合理的です。</text:p>
      <text:list xml:id="list143646250839607" text:continue-numbering="true" text:style-name="_34__2c__20_ア">
        <text:list-item>
          <text:h text:style-name="書面_2c_4_2c_ア_2c_標題" text:outline-level="4"><text:bookmark-start text:name="__RefHeading___Toc104388_1539785549"/>　「のの書面」という呼び名の合理的理由<text:bookmark-end text:name="__RefHeading___Toc104388_1539785549"/></text:h>
        </text:list-item>
      </text:list>
      <text:p text:style-name="P316">　書面の１ページ目のヘッダー左端に「のの」という表示が残るのは，十分に特徴的です。</text:p>
      <text:p text:style-name="P370">　よって，「のの書面」を，私の作成する論理的な書面の正式名称にしました。</text:p>
      <text:list xml:id="list143644690534840" text:continue-list="list1811291111" text:style-name="_32__2c__20__ff12_">
        <text:list-item>
          <text:h text:style-name="P409" text:outline-level="2"><text:bookmark-start text:name="__RefNumPara__159245_1519388994"/><text:bookmark-start text:name="__RefHeading___Toc172947_1519388994"/>　<text:span text:style-name="T126">本状の電子データを配布する目的</text:span><text:bookmark-end text:name="__RefNumPara__159245_1519388994"/><text:bookmark-end text:name="__RefHeading___Toc172947_1519388994"/></text:h>
        </text:list-item>
      </text:list>
      <text:list xml:id="list143645691163204" text:continue-list="list143644606662427" text:style-name="_33__2c__20__28__ff13__29_">
        <text:list-item text:start-value="1">
          <text:h text:style-name="書面_2c_3_2c__28_3_29__2c_標題" text:outline-level="3" text:restart-numbering="true" text:start-value="-1"><text:bookmark-start text:name="__RefNumPara__159247_1519388994"/><text:bookmark-start text:name="__RefHeading___Toc172951_1519388994"/>取り急ぎの配布<text:bookmark-end text:name="__RefNumPara__159247_1519388994"/><text:bookmark-end text:name="__RefHeading___Toc172951_1519388994"/></text:h>
        </text:list-item>
      </text:list>
      <text:p text:style-name="P294">　赤紫蘇動画を公開した後，「のの書面」の使い方詳細の動画を作成し配信します。</text:p>
      <text:p text:style-name="P295">　しかし，「のの書面」の使い方詳細の動画の完成を待つのも待ち遠しいと思います。そこで，「<text:span text:style-name="T85">LibreOffice Writer」の使い方を熟知している方は，以下のリンクから本状の電子データを得て，色々使い込んでください。</text:span></text:p>
      <text:p text:style-name="P294">　※以下のリンクは，概要欄に貼っています。</text:p>
      <text:p text:style-name="P294"><text:a xlink:type="simple" xlink:href="https://github.com/umedoblock/shomen/raw/main/R030606-intro-channel.odt" text:style-name="Internet_20_link" text:visited-style-name="Visited_20_Internet_20_Link">https://github.com/umedoblock/shomen/raw/main/R030606-intro-channel.odt</text:a></text:p>
      <text:list xml:id="list143645187526309" text:continue-numbering="true" text:style-name="_33__2c__20__28__ff13__29_">
        <text:list-item>
          <text:h text:style-name="書面_2c_3_2c__28_3_29__2c_標題" text:outline-level="3"><text:bookmark-start text:name="__RefHeading___Toc172955_1519388994"/>本状の優れた「スタイル」を営利目的で活用して下さい<text:bookmark-end text:name="__RefHeading___Toc172955_1519388994"/></text:h>
        </text:list-item>
      </text:list>
      <text:p text:style-name="P298">　本状の電子データを入手した視聴者は，私が起案用にあつらえた「ユーザー定義スタイル」を，まず見つけて下さい。そして，本状の優れた「スタイル」を核として，「スタイル塗り」や「フィールド」や「目次」や「ヘッ<text:soft-page-break/>ダー」や「ナビゲーター」を，利用して下さい。</text:p>
      <text:p text:style-name="P296">　視聴者は，本状の優れた「スタイル」を営利目的で活用し，質の高い起案の仕事をして下さい。</text:p>
      <text:p text:style-name="P297">　私は，本状の優れた「スタイル」を，世に広く知らしめたいです。</text:p>
      <text:list xml:id="list143645799002967" text:continue-numbering="true" text:style-name="_33__2c__20__28__ff13__29_">
        <text:list-item>
          <text:h text:style-name="書面_2c_3_2c__28_3_29__2c_標題" text:outline-level="3"><text:bookmark-start text:name="__RefHeading___Toc194223_1519388994"/>本状の著作権を侵害しないように気をつけて下さい<text:bookmark-end text:name="__RefHeading___Toc194223_1519388994"/></text:h>
        </text:list-item>
      </text:list>
      <text:p text:style-name="書面_2c_3_2c__28_3_29__2c_本文">　視聴者は，本状の優れた「スタイル」を活用して，視聴者独自の書面をたくさん起案して下さい。この活用は，私の希望でもあります。</text:p>
      <text:p text:style-name="P299">　しかし，本状の著作権を侵害しないように，気をつけて下さい。著作権の侵害が不安なら，まず最初に，本状の内容を跡形もなく消し去る事を，お勧めします。</text:p>
      <text:p text:style-name="P299">　本状の内容を削除しても，私が起案用にあつらえた「ユーザー定義スタイル」には，影響が及びません。ご安心ください。</text:p>
      <text:list xml:id="list143646521779838" text:continue-numbering="true" text:style-name="_33__2c__20__28__ff13__29_">
        <text:list-item>
          <text:h text:style-name="書面_2c_3_2c__28_3_29__2c_標題" text:outline-level="3"><text:bookmark-start text:name="__RefHeading___Toc172953_1519388994"/>紙に印刷して読みたいと思う視聴者の方へ<text:bookmark-end text:name="__RefHeading___Toc172953_1519388994"/></text:h>
        </text:list-item>
      </text:list>
      <text:p text:style-name="P294"><text:s/>また，「書面を読む場合は，紙に印刷して読みたい。」と，私的使用を希望する視聴者の事も想定して，本状の電子データを公開しています。</text:p>
      <text:list xml:id="list143644845909935" text:continue-numbering="true" text:style-name="_33__2c__20__28__ff13__29_">
        <text:list-item>
          <text:h text:style-name="P425" text:outline-level="3"><text:bookmark-start text:name="__RefHeading___Toc172949_1519388994"/>本状を営利目的で印刷しないで下さい<text:bookmark-end text:name="__RefHeading___Toc172949_1519388994"/></text:h>
        </text:list-item>
      </text:list>
      <text:p text:style-name="書面_2c_3_2c__28_3_29__2c_本文">　私の許可なく，営利目的で本状の電子データを印刷する事は，禁止です。</text:p>
      <text:list xml:id="list143644710799577" text:continue-list="list143644690534840" text:style-name="_32__2c__20__ff12_">
        <text:list-item>
          <text:h text:style-name="P410" text:outline-level="2"><text:bookmark-start text:name="__RefNumPara__207566_1486365303"/><text:bookmark-start text:name="__RefHeading___Toc209651_1486365303"/>　本状で使用したフォント<text:bookmark-end text:name="__RefNumPara__207566_1486365303"/><text:bookmark-end text:name="__RefHeading___Toc209651_1486365303"/></text:h>
        </text:list-item>
      </text:list>
      <text:p text:style-name="P171">　<text:span text:style-name="T3">本状で使用したフォントは，文字情報技術促進協議会の配布する「</text:span><text:span text:style-name="T46">IPAex</text:span><text:span text:style-name="T48">明朝（別名</text:span><text:span text:style-name="T46">IPAexMincho）」です。</text:span></text:p>
      <text:p text:style-name="P176"><text:span text:style-name="T46">　「</text:span><text:span text:style-name="T50">ダウンロード</text:span><text:a xlink:type="simple" xlink:href="https://moji.or.jp/ipafont/ipafontdownload/" text:style-name="Internet_20_link" text:visited-style-name="Visited_20_Internet_20_Link">https://moji.or.jp/ipafont/ipafontdownload/</text:a><text:span text:style-name="T4">」</text:span><text:span text:style-name="T46">から，最新の IPAex</text:span><text:span text:style-name="T48">明朝をダウンロード＆インストールしてください。</text:span></text:p>
      <text:p text:style-name="P176"><text:span text:style-name="T48">　現在の最新版は，</text:span><text:span text:style-name="T47">「IPAex</text:span><text:span text:style-name="T49">フォント</text:span><text:span text:style-name="T47">Ver.004.01」です。この最新版は， 「</text:span><text:a xlink:type="simple" xlink:href="https://moji.or.jp/ipafont/ipaex00401/" text:style-name="Internet_20_link" text:visited-style-name="Visited_20_Internet_20_Link">https://moji.or.jp/ipafont/ipaex00401/</text:a><text:span text:style-name="T3">」から入手できます。リンク先か</text:span><text:soft-page-break/><text:span text:style-name="T3">ら，「</text:span><text:span text:style-name="T46">2</text:span><text:span text:style-name="T52">書体パック</text:span><text:span text:style-name="T46">(IPAex</text:span><text:span text:style-name="T52">明朝</text:span><text:span text:style-name="T46">(Ver.004.01)</text:span><text:span text:style-name="T52">，</text:span><text:span text:style-name="T46">IPAex</text:span><text:span text:style-name="T52">ゴシック</text:span><text:span text:style-name="T46">(Ver.004.01))」または「IPAex</text:span><text:span text:style-name="T48">明朝</text:span><text:span text:style-name="T46">(Ver.004.01)」をダウンロード＆インストールしてください。</text:span></text:p>
      <text:p text:style-name="P172">　※上記に記載のリンクは，概要欄に貼っています。</text:p>
      <text:list xml:id="list143646308510306" text:continue-numbering="true" text:style-name="_32__2c__20__ff12_">
        <text:list-item>
          <text:h text:style-name="書面_2c_2_2c_2_2c_標題" text:outline-level="2"><text:bookmark-start text:name="__RefHeading___Toc42752_4050357222"/>　本状の発生と分化<text:bookmark-end text:name="__RefHeading___Toc42752_4050357222"/></text:h>
        </text:list-item>
      </text:list>
      <text:list xml:id="list143644692883651" text:continue-list="list143644845909935" text:style-name="_33__2c__20__28__ff13__29_">
        <text:list-item text:start-value="1">
          <text:h text:style-name="書面_2c_3_2c__28_3_29__2c_標題" text:outline-level="3" text:restart-numbering="true" text:start-value="1"><text:bookmark-start text:name="__RefHeading___Toc8105_4050357222"/>「訴状」を模倣（発生）<text:bookmark-end text:name="__RefHeading___Toc8105_4050357222"/></text:h>
        </text:list-item>
      </text:list>
      <text:p text:style-name="書面_2c_3_2c__28_3_29__2c_本文">　分かると思いますが，本状は，「訴状」を模しています。</text:p>
      <text:p text:style-name="P240">　訴状は論理構造を有する書面ですので，本状の適用事例として適切だろうという考えです。</text:p>
      <text:p text:style-name="P240">　そう，本状は，訴訟活動以外で「のの書面」を実用化した，良い例だと思います。</text:p>
      <text:list xml:id="list143646190600526" text:continue-numbering="true" text:style-name="_33__2c__20__28__ff13__29_">
        <text:list-item>
          <text:h text:style-name="書面_2c_3_2c__28_3_29__2c_標題" text:outline-level="3"><text:bookmark-start text:name="__RefHeading___Toc42762_4050357222"/>「のの書面」を訴訟活動以外で活用する場面（分化）<text:bookmark-end text:name="__RefHeading___Toc42762_4050357222"/></text:h>
        </text:list-item>
      </text:list>
      <text:list xml:id="list143646030521793" text:continue-list="list143646250839607" text:style-name="_34__2c__20_ア">
        <text:list-item text:start-value="1">
          <text:h text:style-name="書面_2c_4_2c_ア_2c_標題" text:outline-level="4" text:restart-numbering="true" text:start-value="-1"><text:bookmark-start text:name="__RefHeading___Toc194225_1519388994"/>　美しい日本語<text:bookmark-end text:name="__RefHeading___Toc194225_1519388994"/></text:h>
        </text:list-item>
      </text:list>
      <text:p text:style-name="P372">　きちんとした，美しい日本語を話したい場合，文字化しておくのが肝要だと思っています。</text:p>
      <text:p text:style-name="P372">　「のの書面」を使って，美しい日本語を書いて下さい。</text:p>
      <text:list xml:id="list143644812170465" text:continue-numbering="true" text:style-name="_34__2c__20_ア">
        <text:list-item>
          <text:h text:style-name="書面_2c_4_2c_ア_2c_標題" text:outline-level="4"><text:bookmark-start text:name="__RefHeading___Toc51933_975029015"/>　報告書・企画書<text:bookmark-end text:name="__RefHeading___Toc51933_975029015"/></text:h>
        </text:list-item>
      </text:list>
      <text:p text:style-name="書面_2c_4_2c_ア_2c_本文">　訴訟関係に限らず，何か論理構造を有する書類，例えば，「報告書・企画書」の起案にも，「のの書面」を使えると思います。</text:p>
      <text:p text:style-name="書面_2c_4_2c_ア_2c_本文">　YouTubeの企画書や台本としても，使えるんじゃないでしょうか？</text:p>
      <text:p text:style-name="P371">　YouTubeを始めようと思う方がおられましたら，どういうチャンネルにするのか，「のの書面」を使って起案してみてください。</text:p>
      <text:list xml:id="list143646500511313" text:continue-numbering="true" text:style-name="_34__2c__20_ア">
        <text:list-item>
          <text:h text:style-name="書面_2c_4_2c_ア_2c_標題" text:outline-level="4"><text:bookmark-start text:name="__RefHeading___Toc51931_975029015"/>　文字起こしの手間を大幅に削減<text:bookmark-end text:name="__RefHeading___Toc51931_975029015"/></text:h>
        </text:list-item>
      </text:list>
      <text:p text:style-name="P371">　「のの書面」を使って話す内容を全て文字にしてしまって，字幕作成の<text:soft-page-break/>段では，文字化しておいた内容を字幕としてコピペするだけ。とかだと，文字起こしの手間が格段に減ります。この手間の削減は，私が狙いとしてやっている事です。</text:p>
      <text:p text:style-name="書面_2c_4_2c_ア_2c_本文">　字幕の有用性については，「<text:bookmark-ref text:reference-format="number" text:ref-name="__RefHeading___Toc8057_4050357222">第７</text:bookmark-ref>の<text:bookmark-ref text:reference-format="number" text:ref-name="__RefHeading___Toc8073_4050357222">２</text:bookmark-ref><text:bookmark-ref text:reference-format="text" text:ref-name="__RefHeading___Toc8073_4050357222">　字幕の方がテロップよりも有益</text:bookmark-ref>」にて述べる通りです。</text:p>
      <text:list xml:id="list143644766465869" text:continue-list="list143646308510306" text:style-name="_32__2c__20__ff12_">
        <text:list-item>
          <text:h text:style-name="書面_2c_2_2c_2_2c_標題" text:outline-level="2"><text:bookmark-start text:name="__RefHeading___Toc42750_4050357222"/>　本人訴訟について<text:bookmark-end text:name="__RefHeading___Toc42750_4050357222"/></text:h>
        </text:list-item>
      </text:list>
      <text:list xml:id="list143644798410986" text:continue-list="list143646190600526" text:style-name="_33__2c__20__28__ff13__29_">
        <text:list-item text:start-value="1">
          <text:h text:style-name="書面_2c_3_2c__28_3_29__2c_標題" text:outline-level="3" text:restart-numbering="true" text:start-value="1"><text:bookmark-start text:name="__RefHeading___Toc8101_4050357222"/>本人訴訟の際に参考にした書籍<text:bookmark-end text:name="__RefHeading___Toc8101_4050357222"/></text:h>
        </text:list-item>
      </text:list>
      <text:p text:style-name="書面_2c_3_2c__28_3_29__2c_本文">　訴状や，準備書面の具体的な書き方については，「法律文書作成の基本　第２版　田中豊（著）」を読んで勉強してください。私は初版を読みましたが，現在は第２版が出版されているようです。</text:p>
      <text:p text:style-name="P199"><text:span text:style-name="T40">　また，私は図書館で借り</text:span><text:span text:style-name="T41">ましたが，「</text:span><text:span text:style-name="T43">要件事実マニュアル　第５版　岡口基一（著），第一巻，第二巻」もお勧めです。</text:span><text:span text:style-name="T45">こちらも現在は，第６版が出版されているようです。</text:span></text:p>
      <text:p text:style-name="P201"><text:span text:style-name="T45">　労働審判の際には，「</text:span><text:span text:style-name="T51">労働事件審理ノート　第３版」を参考にしました。</text:span></text:p>
      <text:p text:style-name="P205">　本人訴訟の際に参考にした書籍へのリンクは，別紙「書籍目録」の通りです。</text:p>
      <text:p text:style-name="P205">　※<text:span text:style-name="T93">別紙「書籍目録」に記載</text:span>のリンクは，概要欄に貼っています。</text:p>
      <text:list xml:id="list143645184225083" text:continue-numbering="true" text:style-name="_33__2c__20__28__ff13__29_">
        <text:list-item>
          <text:h text:style-name="書面_2c_3_2c__28_3_29__2c_標題" text:outline-level="3"><text:bookmark-start text:name="__RefHeading___Toc42760_4050357222"/>本人訴訟を検討される方へ<text:bookmark-end text:name="__RefHeading___Toc42760_4050357222"/></text:h>
        </text:list-item>
      </text:list>
      <text:p text:style-name="P239">　「法律文書作成の基本　初版　田中豊（著）」を読んだ感想です。</text:p>
      <text:p text:style-name="P266">　平成２４年１０月１３日，私がアマゾンに書きました。</text:p>
      <text:p text:style-name="P266"><text:s/>現在の私としても，当たり本だと思います。</text:p>
      <text:p text:style-name="P266">　※以下のリンクは，概要欄に貼っています。</text:p>
      <text:p text:style-name="P200"><text:a xlink:type="simple" xlink:href="https://www.amazon.co.jp/-/en/gp/customer-reviews/RXSDBN7DERR1X/ref=cm_cr_dp_d_rvw_ttl?ie=UTF8&amp;ASIN=4535518181" text:style-name="Internet_20_link" text:visited-style-name="Visited_20_Internet_20_Link">https://www.amazon.co.jp/-/en/gp/customer-reviews/</text:a><text:a xlink:type="simple" xlink:href="https://www.amazon.co.jp/-/en/gp/customer-reviews/RXSDBN7DERR1X/ref=cm_cr_dp_d_rvw_ttl?ie=UTF8&amp;ASIN=4535518181" text:style-name="Internet_20_link" text:visited-style-name="Visited_20_Internet_20_Link">RXSDBN7DERR1X/ref=cm_cr_dp_d_rvw_ttl?</text:a><text:soft-page-break/><text:a xlink:type="simple" xlink:href="https://www.amazon.co.jp/-/en/gp/customer-reviews/RXSDBN7DERR1X/ref=cm_cr_dp_d_rvw_ttl?ie=UTF8&amp;ASIN=4535518181" text:style-name="Internet_20_link" text:visited-style-name="Visited_20_Internet_20_Link">ie=UTF8&amp;ASIN=4535518181</text:a></text:p>
      <text:p text:style-name="書面_2c_3_2c__28_3_29__2c_本文">　本書の第１章「法律文書作成の基本５段階」，第２章「日本の法と裁判手続きの構造」，第４章「訴状・答弁書・控訴状等」は，本人訴訟を検討される方にとっても大いに参考になる章です。</text:p>
      <text:p text:style-name="書面_2c_3_2c__28_3_29__2c_本文">　他の章については軽く目を通す程度にとどめました。</text:p>
      <text:p text:style-name="書面_2c_3_2c__28_3_29__2c_本文">　裁判官・弁護士の立場から，法律文書作成に対して感じられたのであろう事を，たくさん書かれています。</text:p>
      <text:p text:style-name="書面_2c_3_2c__28_3_29__2c_本文">　法律文書を作成する際に気をつけるべき，基本的な心構え・留意点等を指南してくださっており，本人訴訟を行う方にとっても非常に有益な一冊です。</text:p>
      <text:p text:style-name="書面_2c_3_2c__28_3_29__2c_本文">　本人訴訟を検討される方は，そもそも本書の対象読者ではありませんから，本書一冊を丸ごと役立てたりはできませんが，読んでおくべき一冊であると思います。</text:p>
      <text:p text:style-name="書面_2c_3_2c__28_3_29__2c_本文">　※著者が想定している対象読者は，以下の通りです。</text:p>
      <text:p text:style-name="P196">　「法律実務家（裁判官・検察官・弁護士・司法書士・行政書士），法律文書作成の基本をこれから学ぼうと考えている司法修習生，法科大学院生又は法学部生」</text:p>
      <text:list xml:id="list143645956046306" text:continue-numbering="true" text:style-name="_33__2c__20__28__ff13__29_">
        <text:list-item>
          <text:h text:style-name="書面_2c_3_2c__28_3_29__2c_標題" text:outline-level="3"><text:bookmark-start text:name="__RefHeading___Toc42766_4050357222"/>本状の章立ては公文書と同じ<text:bookmark-end text:name="__RefHeading___Toc42766_4050357222"/></text:h>
        </text:list-item>
      </text:list>
      <text:p text:style-name="書面_2c_3_2c__28_3_29__2c_本文">　岡口 基一裁判官の書籍「要件事実マニュアル」に書いてあった順で，本状の章立てをしています。</text:p>
      <text:p text:style-name="書面_2c_3_2c__28_3_29__2c_本文">　「第１，１，（１），ア，（ア），a，（a）」</text:p>
      <text:p text:style-name="P196">　上記の順は，公文書通りとの記載がありました。ですので，本状や「のの書面」は，公文書の起案に利用できます。</text:p>
      <text:list xml:id="list143644886954440" text:continue-numbering="true" text:style-name="_33__2c__20__28__ff13__29_">
        <text:list-item>
          <text:h text:style-name="書面_2c_3_2c__28_3_29__2c_標題" text:outline-level="3"><text:bookmark-start text:name="__RefHeading___Toc42758_4050357222"/>本人訴訟の際にも「のの書面」を利用してください<text:bookmark-end text:name="__RefHeading___Toc42758_4050357222"/></text:h>
        </text:list-item>
      </text:list>
      <text:p text:style-name="P209">　本人訴訟に挑む方に，「のの書面」の利用をお勧めします。「のの書面」<text:soft-page-break/>は，私が自信を持ってお勧めする起案用ファイルです。</text:p>
      <text:p text:style-name="P209">　「<text:bookmark-ref text:reference-format="number" text:ref-name="__RefNumPara__159245_1519388994">２</text:bookmark-ref>の<text:bookmark-ref text:reference-format="number" text:ref-name="__RefNumPara__159247_1519388994">（１）</text:bookmark-ref><text:bookmark-ref text:reference-format="text" text:ref-name="__RefNumPara__159247_1519388994">取り急ぎの配布</text:bookmark-ref>」にて，本状の電子データを配布しています。</text:p>
      <text:p text:style-name="P200">　訴状の他にも，「のの書面」の書式を適切に変えて，「ご連絡・送付書・上申書・準備書面・控訴理由書・上告理由書・上告受理申立理由書・告訴状・告発状・懲戒請求書・労働審判申立書」の起案をしました。</text:p>
      <text:p text:style-name="P200">　裁判所や検察官や労働基準監督署や相手方代理人から，「のの書面」に対する苦情が出ることは一度もありませんでしたので，「のの書面」の「スタイル・フィールドの活用」は，訴訟での実用に耐えるという判断をしています。</text:p>
      <text:list xml:id="list143645336757445" text:continue-numbering="true" text:style-name="_33__2c__20__28__ff13__29_">
        <text:list-item>
          <text:h text:style-name="書面_2c_3_2c__28_3_29__2c_標題" text:outline-level="3"><text:bookmark-start text:name="__RefHeading___Toc42756_4050357222"/>本人訴訟の進め方の具体的な支援はしません<text:bookmark-end text:name="__RefHeading___Toc42756_4050357222"/></text:h>
        </text:list-item>
      </text:list>
      <text:p text:style-name="書面_2c_3_2c__28_3_29__2c_本文">　<text:span text:style-name="T7">有名な，弁護士法７２条</text:span><text:span text:style-name="T39">（非弁護士の法律事務の取扱い等の禁止）</text:span><text:span text:style-name="T40">に触れるようなことをする気はありません。「非弁行為」として知られていますよね。</text:span></text:p>
      <text:p text:style-name="P209">　コメント欄に事件の内容を具体的かつ詳細に書いて，書面の具体的な書き方の相談をされても困ります。無視します。迂闊に答えると，私は事件屋とみなされてしまいますからね。私が一番気にしているのは，事件屋とみなされる事です。</text:p>
      <text:p text:style-name="P209">　視聴者は，その書きかけの書面を持って，弁護士事務所へ相談に行ってください。</text:p>
      <text:list xml:id="list143644876064451" text:continue-numbering="true" text:style-name="_33__2c__20__28__ff13__29_">
        <text:list-item>
          <text:h text:style-name="書面_2c_3_2c__28_3_29__2c_標題" text:outline-level="3"><text:bookmark-start text:name="__RefHeading___Toc42764_4050357222"/>清廉潔白の無責任<text:bookmark-end text:name="__RefHeading___Toc42764_4050357222"/></text:h>
        </text:list-item>
      </text:list>
      <text:p text:style-name="書面_2c_3_2c__28_3_29__2c_本文">　訴訟活動に不可欠な起案用電子データの提供のみであれば，「非弁行為に該当しない。」という理解をしています。</text:p>
      <text:p text:style-name="P293">　なぜなら，訴訟活動に不可欠な起案用電子データの提供のみであれば，法律事件の経過・帰結を左右しないからです。</text:p>
      <text:p text:style-name="P293"><text:soft-page-break/>　私のこの思想を，清廉潔白の無責任。と呼んで良いと思います。</text:p>
      <text:p text:style-name="P43"/>
      <text:list xml:id="list143644616053894" text:continue-list="list143644681209963" text:style-name="_31__2c__20_第_ff11_">
        <text:list-item>
          <text:h text:style-name="書面_2c_1_2c_第_2c_標題" text:outline-level="1"><text:bookmark-start text:name="__RefHeading___Toc8063_4050357222"/>　作ったものについて発信する<text:bookmark-end text:name="__RefHeading___Toc8063_4050357222"/></text:h>
        </text:list-item>
      </text:list>
      <text:p text:style-name="P82">　私が生まれてから今までに作ったものについて，色々情報発信していきたいなと思います。</text:p>
      <text:p text:style-name="P82">　ゆくゆくは，超音波式風向風速計の「梅比（うめっぴ）」を製作して，世界中でキットとして販売できたら嬉しいな。と思います。「梅比」の製作・販売は大きな目標です。</text:p>
      <text:p text:style-name="P83"><text:s/>今現在，手元にある「<text:bookmark-ref text:reference-format="number" text:ref-name="__RefHeading___Toc8085_4050357222">１</text:bookmark-ref><text:bookmark-ref text:reference-format="text" text:ref-name="__RefHeading___Toc8085_4050357222">　YouTubeのネタ</text:bookmark-ref>」は，赤紫蘇動画と透明な氷の作成です。</text:p>
      <text:p text:style-name="P83">　「<text:bookmark-ref text:reference-format="number" text:ref-name="__RefHeading___Toc8083_4050357222">２</text:bookmark-ref><text:bookmark-ref text:reference-format="text" text:ref-name="__RefHeading___Toc8083_4050357222">　幼児〜小学生</text:bookmark-ref>」の間にした，工作・料理について，思い出せる限り書きました。</text:p>
      <text:p text:style-name="P83">　「<text:bookmark-ref text:reference-format="number" text:ref-name="__RefHeading___Toc8081_4050357222">３</text:bookmark-ref><text:bookmark-ref text:reference-format="text" text:ref-name="__RefHeading___Toc8081_4050357222">　中学生〜高校浪人</text:bookmark-ref>」の間にした食品作り（味噌，濁酒，梅）や，発電機の工作に触れています。学校の先生には色々な迷惑をかけたと思います。また，高校浪人の頃から囲碁を習い始めました。</text:p>
      <text:p text:style-name="P93">　「<text:bookmark-ref text:reference-format="number" text:ref-name="__RefHeading___Toc8081_40503572221">４</text:bookmark-ref><text:bookmark-ref text:reference-format="text" text:ref-name="__RefHeading___Toc8081_40503572221">　高校生</text:bookmark-ref>」にもなると，知的な分野での不可能に挑戦しています。高校生にもなると結構大人になって，学校の先生に迷惑をかけないようになりました。</text:p>
      <text:p text:style-name="P93">　「<text:bookmark-ref text:reference-format="number" text:ref-name="__RefHeading___Toc91641_1539785549">５</text:bookmark-ref><text:bookmark-ref text:reference-format="text" text:ref-name="__RefHeading___Toc91641_1539785549">　浪人生時代</text:bookmark-ref>」の時に，暗号学と運命的な出会いをしました。この出会いが，現在の私の全てであると思います。</text:p>
      <text:p text:style-name="P83">　そして，「<text:bookmark-ref text:reference-format="number" text:ref-name="__RefHeading___Toc28705_4050357222">６</text:bookmark-ref><text:bookmark-ref text:reference-format="text" text:ref-name="__RefHeading___Toc28705_4050357222">　専門学校と短期大学の通信教育課程</text:bookmark-ref>」の学生の間に頑張ったことがあります。これは，１７年もかかっている私の恋物語なのですが，現在挑戦中であるため詳細は秘密です。令和３年の夏が終わる頃には明らかにできると考えています。</text:p>
      <text:p text:style-name="P83">　「<text:bookmark-ref text:reference-format="number" text:ref-name="__RefHeading___Toc8077_4050357222">７</text:bookmark-ref><text:bookmark-ref text:reference-format="text" text:ref-name="__RefHeading___Toc8077_4050357222">　社会人</text:bookmark-ref>」になってからもチョロチョロとプログラムを作ったり，システ<text:soft-page-break/>ムを構築したり，概念の具体化をしました。</text:p>
      <text:p text:style-name="P83">　では，以下で詳細を説明します。</text:p>
      <text:list xml:id="list143645117924688" text:continue-list="list143645840162752" text:style-name="_32__2c__20__ff12_">
        <text:list-item text:start-value="1">
          <text:h text:style-name="書面_2c_2_2c_2_2c_標題" text:outline-level="2" text:restart-numbering="true" text:start-value="1"><text:bookmark-start text:name="__RefHeading___Toc8085_4050357222"/>　YouTubeのネタ<text:bookmark-end text:name="__RefHeading___Toc8085_4050357222"/></text:h>
        </text:list-item>
      </text:list>
      <text:p text:style-name="P138">　最初は，赤紫蘇の煮汁の濃縮をしたり，透明な氷を作りました。</text:p>
      <text:p text:style-name="P114">　本チャンネルは世界に向けて発信しますので，日本の季節に縛られず，いつでも，世界のどこかで，赤紫蘇動画を参考にしてくださる方がいると信じています。</text:p>
      <text:p text:style-name="P135">　透明な氷は未編集ですし，新規性は薄いように思いますので，このまま未公開で終わるかもしれません。独自の製法はあります。工夫した部分はあるんです。</text:p>
      <text:p text:style-name="P135">　しかし，文字起こしや編集が大変そうで，透明な氷に関しては及び腰です。</text:p>
      <text:list xml:id="list143645840225513" text:continue-list="list143644876064451" text:style-name="_33__2c__20__28__ff13__29_">
        <text:list-item text:start-value="1">
          <text:h text:style-name="書面_2c_3_2c__28_3_29__2c_標題" text:outline-level="3" text:restart-numbering="true" text:start-value="-1"><text:bookmark-start text:name="__RefHeading___Toc86986_2136198824"/>透明な氷を作るために参考にした動画<text:bookmark-end text:name="__RefHeading___Toc86986_2136198824"/></text:h>
        </text:list-item>
      </text:list>
      <text:p text:style-name="P266">　ところで，透明な氷を作る際に参考にし，私が日本語字幕を提供した動画があります。その動画へのリンクを以下に示します。</text:p>
      <text:p text:style-name="P266">　※以下のリンクは，概要欄に貼っています。</text:p>
      <text:p text:style-name="書面_2c_3_2c__28_3_29__2c_本文">チャンネル：Cocktail Chemistry</text:p>
      <text:p text:style-name="書面_2c_3_2c__28_3_29__2c_本文">　<text:a xlink:type="simple" xlink:href="https://www.youtube.com/channel/UC-o0CfpOyFJOfyWKtqS1hZQ" text:style-name="Internet_20_link" text:visited-style-name="Visited_20_Internet_20_Link">https://www.youtube.com/channel/UC-o0CfpOyFJOfyWKtqS1hZQ</text:a></text:p>
      <text:p text:style-name="書面_2c_3_2c__28_3_29__2c_本文"><text:span text:style-name="T100">　　タイトル：</text:span><text:span text:style-name="T101">Advanced Techniques – How to Make Clear Ice</text:span></text:p>
      <text:p text:style-name="書面_2c_3_2c__28_3_29__2c_本文">　　　　　　　高度な技術-透明な丸氷の作り方</text:p>
      <text:p text:style-name="書面_2c_3_2c__28_3_29__2c_本文"><text:s/><text:a xlink:type="simple" xlink:href="https://www.youtube.com/watch?v=bUHcCHbgX_o" text:style-name="Internet_20_link" text:visited-style-name="Visited_20_Internet_20_Link">https://www.youtube.com/watch?v=bUHcCHbgX_o</text:a></text:p>
      <text:list xml:id="list143645375493934" text:continue-list="list143645117924688" text:style-name="_32__2c__20__ff12_">
        <text:list-item>
          <text:h text:style-name="書面_2c_2_2c_2_2c_標題" text:outline-level="2"><text:bookmark-start text:name="__RefHeading___Toc8083_4050357222"/>　幼児〜小学生<text:bookmark-end text:name="__RefHeading___Toc8083_4050357222"/></text:h>
        </text:list-item>
      </text:list>
      <text:p text:style-name="P126">　子供の頃には，色々な工作・料理をしています。</text:p>
      <text:p text:style-name="P152">　工作の本を見て，色々な工作をしています。</text:p>
      <text:p text:style-name="P158">　米子市児童文化センターの化学クラブ，工作クラブ等に参加しています。こ<text:soft-page-break/>の化学クラブではテレビ局の取材があって，私へのインタビューがテレビで放送された記憶があります。</text:p>
      <text:p text:style-name="P158"><text:s/>また，カブスカウト，ボーイスカウトにも参加しました。</text:p>
      <text:p text:style-name="P126">　家事の手伝いや，テレビの料理番組，漫画を見て料理をしたりもしました。</text:p>
      <text:list xml:id="list143646076312570" text:continue-list="list143645840225513" text:style-name="_33__2c__20__28__ff13__29_">
        <text:list-item text:start-value="1">
          <text:h text:style-name="書面_2c_3_2c__28_3_29__2c_標題" text:outline-level="3" text:restart-numbering="true" text:start-value="-1"><text:bookmark-start text:name="__RefHeading___Toc104380_1539785549"/>色々な工作をしました<text:bookmark-end text:name="__RefHeading___Toc104380_1539785549"/></text:h>
        </text:list-item>
      </text:list>
      <text:p text:style-name="P259">　工作系を思い出せる限り書きますと，幼児期は，「泥団子，砂のお城，洗剤とストローのシャボン玉，ストロー笛，たんぽぽ笛，草鉄砲，布の小物入れ，ゴム鉄砲，紙鉄砲，紙の細長い棒，フィルムケースのゴム車，折り紙色々」等，といった具合に工作をしました。</text:p>
      <text:p text:style-name="P262">　そして，小学生時代は，「キャラメルの箱を上手く切って大きな輪っかにして通り抜ける，糸電話，信号機，デンプンに浸した紙に赤ペンで文字を書くと文字の色が変わるマジック，モールの磁石ダンス，来賓用の紅白リボン，プログラム（数当てゲーム），懐中電灯，テーブル，押し花，ミニ四駆，綿菓子製造機，巨大なシャボン玉，虫眼鏡で火おこし，シャー芯を使った電球，エナメル線と磁石でスピーカー，発光ダイオードの電子風鈴，恐竜のペーパークラフト（トリケラトプス，ティラノザウルス），木のジクソーパズル，釘ナイフ，ハンドマン，モーターカー，石鹸からロウソク，メタンロケット，ペットボトルロケット，鉄粉と塩水のホッカイロ，ラジオ，ロウソクとクレヨンを使った色付きのキャンドル作り，学研の付録，キット工作色々，電子工作色々」等，といった具合に工作をしました。</text:p>
      <text:list xml:id="list143644703537107" text:continue-numbering="true" text:style-name="_33__2c__20__28__ff13__29_">
        <text:list-item>
          <text:h text:style-name="書面_2c_3_2c__28_3_29__2c_標題" text:outline-level="3"><text:bookmark-start text:name="__RefHeading___Toc104382_1539785549"/>料理をしたりもしました<text:bookmark-end text:name="__RefHeading___Toc104382_1539785549"/></text:h>
        </text:list-item>
      </text:list>
      <text:p text:style-name="P260">　料理系を思い出せる限り書きますと，幼児期は「ケーキ作り（いたずら），米研ぎ」といった具合に，料理系をしました。</text:p>
      <text:p text:style-name="P260">　そして，小学生時代は，「カレー，シチュー，タンポポの根っ子コーヒー，<text:soft-page-break/>ホットケーキ，厚卵焼き，べっこう飴，豆腐，アイスキャンディー，カッテージチーズ，カクテル」等，といった具合に，料理をしました。</text:p>
      <text:list xml:id="list143644824515849" text:continue-list="list143645375493934" text:style-name="_32__2c__20__ff12_">
        <text:list-item>
          <text:h text:style-name="P411" text:outline-level="2"><text:bookmark-start text:name="__RefHeading___Toc8081_4050357222"/>　中学生〜高校浪人<text:bookmark-end text:name="__RefHeading___Toc8081_4050357222"/></text:h>
        </text:list-item>
      </text:list>
      <text:list xml:id="list143644947302778" text:continue-list="list143644703537107" text:style-name="_33__2c__20__28__ff13__29_">
        <text:list-item text:start-value="1">
          <text:h text:style-name="書面_2c_3_2c__28_3_29__2c_標題" text:outline-level="3" text:restart-numbering="true" text:start-value="1"><text:bookmark-start text:name="__RefHeading___Toc8169_4050357222"/>三種の神器を作成<text:bookmark-end text:name="__RefHeading___Toc8169_4050357222"/></text:h>
        </text:list-item>
      </text:list>
      <text:p text:style-name="P261">　「塩田，味噌，濁酒（どぶろく），梅」を作ったりしました。</text:p>
      <text:p text:style-name="P261">　塩田は，途中で投げ出しましたので，完成しませんでした。</text:p>
      <text:list xml:id="list143645322749089" text:continue-numbering="true" text:style-name="_33__2c__20__28__ff13__29_">
        <text:list-item>
          <text:h text:style-name="書面_2c_3_2c__28_3_29__2c_標題" text:outline-level="3"><text:bookmark-start text:name="__RefHeading___Toc104386_1539785549"/>発電機<text:bookmark-end text:name="__RefHeading___Toc104386_1539785549"/></text:h>
        </text:list-item>
      </text:list>
      <text:p text:style-name="P252">　モータ１を乾電池で回して，回っているモータ１のギヤで，別のモータ２のギヤを回します。そうすると，モータ２が発電機になると知りました。</text:p>
      <text:p text:style-name="P252">　そして，実行してみました。</text:p>
      <text:p text:style-name="P252">　試してみた結果，モータ２の電極に繋げた豆電球はうっすらと光りました。</text:p>
      <text:p text:style-name="P214">　しかし，豆電球に乾電池を直接繋ぐと，とても明るく光りました。</text:p>
      <text:p text:style-name="P252">　なので，モータ１とモータ２をギヤで繋げる方法は，発電機として駄目なのだと理解しました。</text:p>
      <text:p text:style-name="P252">　こち亀で読んだネタのような気がしています。</text:p>
      <text:list xml:id="list143645425542032" text:continue-numbering="true" text:style-name="_33__2c__20__28__ff13__29_">
        <text:list-item>
          <text:h text:style-name="書面_2c_3_2c__28_3_29__2c_標題" text:outline-level="3"><text:bookmark-start text:name="__RefHeading___Toc104384_1539785549"/>囲碁を習い始める<text:bookmark-end text:name="__RefHeading___Toc104384_1539785549"/></text:h>
        </text:list-item>
      </text:list>
      <text:p text:style-name="書面_2c_3_2c__28_3_29__2c_本文">　何かを作ったりということではありませんが，高校浪人中の正月過ぎから碁会所に通って，囲碁を習い始めました。</text:p>
      <text:list xml:id="list143646423720380" text:continue-list="list143644824515849" text:style-name="_32__2c__20__ff12_">
        <text:list-item>
          <text:h text:style-name="P412" text:outline-level="2"><text:bookmark-start text:name="__RefHeading___Toc8081_40503572221"/>　高校生<text:bookmark-end text:name="__RefHeading___Toc8081_40503572221"/></text:h>
        </text:list-item>
      </text:list>
      <text:p text:style-name="P175">　高校は，一年浪人した後，合格しました。</text:p>
      <text:list xml:id="list143645474834190" text:continue-list="list143645425542032" text:style-name="_33__2c__20__28__ff13__29_">
        <text:list-item text:start-value="1">
          <text:h text:style-name="書面_2c_3_2c__28_3_29__2c_標題" text:outline-level="3" text:restart-numbering="true" text:start-value="-1"><text:bookmark-start text:name="__RefHeading___Toc20917_2374331524"/>囲碁<text:bookmark-end text:name="__RefHeading___Toc20917_2374331524"/></text:h>
        </text:list-item>
      </text:list>
      <text:p text:style-name="P213">　高校浪人中から継続して，高校生時代も囲碁に多くの時間を費やしました。高校生時代では，米子囲碁会館に通っていました。</text:p>
      <text:p text:style-name="P213">　そして，高校生時代の囲碁の頑張りを高校に認められて，高校を卒業する<text:soft-page-break/>時に，「鳥取県高等学校文化連盟　平成１４年度優秀文化賞」を受賞しました。</text:p>
      <text:list xml:id="list143646042215314" text:continue-numbering="true" text:style-name="_33__2c__20__28__ff13__29_">
        <text:list-item>
          <text:h text:style-name="書面_2c_3_2c__28_3_29__2c_標題" text:outline-level="3"><text:bookmark-start text:name="__RefHeading___Toc8167_4050357222"/>角の三等分線<text:bookmark-end text:name="__RefHeading___Toc8167_4050357222"/></text:h>
        </text:list-item>
      </text:list>
      <text:p text:style-name="P213"><text:s/>高校生の時は，定規とコンパスを使って角の三等分線を実現しようと頑張った時期があります。当然，出来ませんでした。<text:span text:style-name="T111">3(cosθ)^3？ぐらいの３乗項が出てきて，駄目だと判断したような記憶があります。今だったら，cosθ^2を描けるので，もしかしたら。。。</text:span></text:p>
      <text:p text:style-name="P213">　しかし，この頑張りの副産物として，楕円を描く方法を会得しました。同時に楕円の定義を調べ，理解することができました。</text:p>
      <text:p text:style-name="P241">　他には，紙に色々書いて永久機関を作ろうとしましたが，永久機関を発明できませんでした。</text:p>
      <text:p text:style-name="P213">　知的な分野で，不可能なことに挑戦し始めた様です。</text:p>
      <text:list xml:id="list143646618803846" text:continue-numbering="true" text:style-name="_33__2c__20__28__ff13__29_">
        <text:list-item>
          <text:h text:style-name="書面_2c_3_2c__28_3_29__2c_標題" text:outline-level="3"><text:bookmark-start text:name="__RefHeading___Toc72497_1486365303"/>成長した私<text:bookmark-end text:name="__RefHeading___Toc72497_1486365303"/></text:h>
        </text:list-item>
      </text:list>
      <text:p text:style-name="P213">　無謀な冒険をしなくなっていて，成長した様に思います。囲碁をとても頑張っていたというのもあるとは思いますが。。。</text:p>
      <text:p text:style-name="P213">　高校の先生には迷惑をかけずに，無事に卒業しました。</text:p>
      <text:list xml:id="list143645008668988" text:continue-list="list143646423720380" text:style-name="_32__2c__20__ff12_">
        <text:list-item>
          <text:h text:style-name="P412" text:outline-level="2"><text:bookmark-start text:name="__RefHeading___Toc91641_1539785549"/>　浪人生時代<text:bookmark-end text:name="__RefHeading___Toc91641_1539785549"/></text:h>
        </text:list-item>
      </text:list>
      <text:list xml:id="list143646632162969" text:continue-list="list143646618803846" text:style-name="_33__2c__20__28__ff13__29_">
        <text:list-item text:start-value="1">
          <text:h text:style-name="書面_2c_3_2c__28_3_29__2c_標題" text:outline-level="3" text:restart-numbering="true" text:start-value="-1"><text:bookmark-start text:name="__RefHeading___Toc8163_4050357222"/>暗号学に惚れた<text:bookmark-end text:name="__RefHeading___Toc8163_4050357222"/></text:h>
        </text:list-item>
      </text:list>
      <text:p text:style-name="書面_2c_3_2c__28_3_29__2c_本文">　暗号学に恋をする羽目に陥った流れを説明をします。</text:p>
      <text:p text:style-name="P207"><text:span text:style-name="T46">　親に獣医詐欺した大学浪人生時代，岡山の</text:span>代ゼミ近くの図書館に行って，何かのシリーズ本を色々読んでいました。</text:p>
      <text:p text:style-name="P207">　そして，そのシリーズで暗号に関する書籍を読みました。その書籍を読む中で，「全てのセキュリティは鍵のみに宿る」という暗号学の格言を知って，暗号学に惚れました。暗号学に恋をしました。</text:p>
      <text:p text:style-name="P184"><text:soft-page-break/>　視聴者の皆さん，「格好いい，暗号学って，なんて格好いいんだ。」という，当時１９歳か２０歳の私の初心（うぶ）な気持ち，分かりますか？</text:p>
      <text:p text:style-name="書面_2c_3_2c__28_3_29__2c_本文">　惚れた弱みというやつでしょうか。トホホ。。。１７年も。。。</text:p>
      <text:p text:style-name="P210">　記憶を辿りながら，<text:span text:style-name="T76">amazonで検索してみたら，「</text:span><text:bookmark text:name="productTitle"/><text:bookmark text:name="title"/><text:span text:style-name="T57">図解雑学 暗号理論 </text:span><text:span text:style-name="T58">（</text:span><text:span text:style-name="T57">図解雑学シリーズ</text:span><text:span text:style-name="T58">）　伊藤正史（著）」を見つけました。おそらく，この本だと思います。</text:span></text:p>
      <text:p text:style-name="P203"><text:s/>購入して中を見てみましたが，違っていました。</text:p>
      <text:p text:style-name="P202">　どこかの本で「すべてのセキュリティは鍵のみに宿る。」という日本語を読んだのですが，どの本だったでしょうか。。。</text:p>
      <text:list xml:id="list143645456854282" text:continue-numbering="true" text:style-name="_33__2c__20__28__ff13__29_">
        <text:list-item>
          <text:h text:style-name="書面_2c_3_2c__28_3_29__2c_標題" text:outline-level="3"><text:bookmark-start text:name="__RefHeading___Toc8165_4050357222"/>行列暗号<text:bookmark-end text:name="__RefHeading___Toc8165_4050357222"/></text:h>
        </text:list-item>
      </text:list>
      <text:p text:style-name="P190">　大学浪人中の岡山の代ゼミ時代では，<text:span text:style-name="T46">行列を使った暗号を発明しようとしました。でも，暗号を発明出来ませんでした。</text:span></text:p>
      <text:list xml:id="list143645718679386" text:continue-numbering="true" text:style-name="_33__2c__20__28__ff13__29_">
        <text:list-item>
          <text:h text:style-name="書面_2c_3_2c__28_3_29__2c_標題" text:outline-level="3"><text:bookmark-start text:name="__RefHeading___Toc8161_4050357222"/>私の恋は成就しそう･ﾟ･（ノД`）･ﾟ･<text:bookmark-end text:name="__RefHeading___Toc8161_4050357222"/></text:h>
        </text:list-item>
      </text:list>
      <text:p text:style-name="P197">　どうも，私は暗号学と両思いになれそうです。（ゝω・）vｷｬﾋﾟ</text:p>
      <text:list xml:id="list143646011866543" text:continue-list="list143645008668988" text:style-name="_32__2c__20__ff12_">
        <text:list-item>
          <text:h text:style-name="P413" text:outline-level="2"><text:bookmark-start text:name="__RefHeading___Toc28705_4050357222"/>　専門学校と短期大学の通信教育課程<text:bookmark-end text:name="__RefHeading___Toc28705_4050357222"/></text:h>
        </text:list-item>
      </text:list>
      <text:p text:style-name="P121">　諸事情により，令和３年の夏の終わりまでは伏せます。現在進行形で頑張っていることがありますので。令和３年の秋口には明らかにできるようにしたいと思います。</text:p>
      <text:list xml:id="list143645755337540" text:continue-numbering="true" text:style-name="_32__2c__20__ff12_">
        <text:list-item>
          <text:h text:style-name="書面_2c_2_2c_2_2c_標題" text:outline-level="2"><text:bookmark-start text:name="__RefHeading___Toc8077_4050357222"/>　社会人<text:bookmark-end text:name="__RefHeading___Toc8077_4050357222"/></text:h>
        </text:list-item>
      </text:list>
      <text:p text:style-name="P115">　社会人になってからも，色々なプログラムを作っています。プログラムの公開先は，<text:span text:style-name="T64">github です。</text:span></text:p>
      <text:p text:style-name="P167">　そして，以下が私のリポジトリです。興味があればご覧ください。</text:p>
      <text:p text:style-name="P167">　※以下のリンクは，概要欄に貼っています。</text:p>
      <text:p text:style-name="書面_2c_2_2c_2_2c_本文">　<text:a xlink:type="simple" xlink:href="https://github.com/umedoblock/" text:style-name="Internet_20_link" text:visited-style-name="Visited_20_Internet_20_Link">https://github.com/umedoblock/</text:a></text:p>
      <text:p text:style-name="P153"><text:soft-page-break/>　以下は，githubとは関係なく，私の作った・作ろうとしているモノです。</text:p>
      <text:list xml:id="list143645204477389" text:continue-list="list143645718679386" text:style-name="_33__2c__20__28__ff13__29_">
        <text:list-item text:start-value="1">
          <text:h text:style-name="書面_2c_3_2c__28_3_29__2c_標題" text:outline-level="3" text:restart-numbering="true" text:start-value="1"><text:bookmark-start text:name="__RefHeading___Toc28711_4050357222"/>言の葉織り<text:bookmark-end text:name="__RefHeading___Toc28711_4050357222"/></text:h>
        </text:list-item>
      </text:list>
      <text:p text:style-name="P194">　以前には，「言の葉織り」という，青空文庫の書籍を音声合成するサイトを公開していました。しかし，音声データを誤って削除した後，復活させる気にならず，そのままです。</text:p>
      <text:list xml:id="list143645687740665" text:continue-numbering="true" text:style-name="_33__2c__20__28__ff13__29_">
        <text:list-item>
          <text:h text:style-name="書面_2c_3_2c__28_3_29__2c_標題" text:outline-level="3"><text:bookmark-start text:name="__RefHeading___Toc28709_4050357222"/>梅比（うめっぴ）<text:bookmark-end text:name="__RefHeading___Toc28709_4050357222"/></text:h>
        </text:list-item>
      </text:list>
      <text:p text:style-name="P195">　「梅比」という超音波式風向風速系を作ろうとしていますが，回路設計をして終わっています。強度計算や筐体の作り方が分からず，手を止めてしまいました。</text:p>
      <text:p text:style-name="P252">　設計当時，安比高原スキー場のリフト（索道）係にて働いていました。そして，リフトの監視をしながら，重要な定数の決定や回路設計を行いました。</text:p>
      <text:p text:style-name="P252">　超音波式風光風速計の重要な設計を行なった地，安比（あっぴ）から一字を取って，梅比（うめっぴ）と名付けました。</text:p>
      <text:p text:style-name="P273">　「西村　仁」氏の書籍，「機械設計の知識がやさしくわかる本」<text:span text:style-name="T29">「</text:span><text:span text:style-name="T55">図面の読み方がやさしくわかる本」「加工材料の知識がやさしくわかる本」</text:span>を買っていますが，あまり読んでいません。</text:p>
      <text:p text:style-name="P205">　梅比の開発のために購入した書籍へのリンクは，別紙「書籍目録」の通りです。</text:p>
      <text:p text:style-name="P205">　※<text:span text:style-name="T93">別紙「書籍目録」に記載</text:span>のリンクは，概要欄に貼っています。</text:p>
      <text:list xml:id="list143646342795740" text:continue-numbering="true" text:style-name="_33__2c__20__28__ff13__29_">
        <text:list-item>
          <text:h text:style-name="書面_2c_3_2c__28_3_29__2c_標題" text:outline-level="3"><text:bookmark-start text:name="__RefHeading___Toc28707_4050357222"/>ブロックチェーンの定義と<text:span text:style-name="T81">Justice of Punctual</text:span><text:bookmark-end text:name="__RefHeading___Toc28707_4050357222"/></text:h>
        </text:list-item>
      </text:list>
      <text:p text:style-name="P188">　２０１８年１２月１６日にグノシーさんで，「ブロックチェーンの定義と，その定義から導かれるJoP」を発表しました。</text:p>
      <text:p text:style-name="P188">　安比高原ゴルフ場でお客様の到着を待ったり，草刈りをしたり，退勤の坂道を自転車で必死に漕いでいる間に，ブロックチェーンの定義とJoPを思い<text:soft-page-break/>つきました。</text:p>
      <text:p text:style-name="P180">　発表資料は以下の通りです。</text:p>
      <text:p text:style-name="P180">　※以下のリンクは，概要欄に貼っています。</text:p>
      <text:p text:style-name="P182">　<text:span text:style-name="T62">Misosou=Justice of Punctual+mazekoze+umatobi</text:span></text:p>
      <text:p text:style-name="P185">　<text:a xlink:type="simple" xlink:href="https://www.slideshare.net/doblockume/misosoujustice-of-punctualmazekozeumatobi" text:style-name="Internet_20_link" text:visited-style-name="Visited_20_Internet_20_Link">https://www.slideshare.net/doblockume/misosoujustice-of-</text:a><text:a xlink:type="simple" xlink:href="https://www.slideshare.net/doblockume/misosoujustice-of-punctualmazekozeumatobi" text:style-name="Internet_20_link" text:visited-style-name="Visited_20_Internet_20_Link">punctualmazekozeumatobi</text:a></text:p>
      <text:p text:style-name="P185"/>
      <text:list xml:id="list143644773038139" text:continue-list="list143644616053894" text:style-name="_31__2c__20_第_ff11_">
        <text:list-item>
          <text:h text:style-name="P401" text:outline-level="1"><text:bookmark-start text:name="__RefHeading___Toc8057_4050357222"/>　動画の編集思想について発信する<text:bookmark-end text:name="__RefHeading___Toc8057_4050357222"/></text:h>
        </text:list-item>
      </text:list>
      <text:p text:style-name="P84">　この章では，「梅濁酒研究所」チャンネルにてする動画の編集思想を説明したいと思います。</text:p>
      <text:p text:style-name="P85">　私は，動画の編集を短期間しかしていませんが，チョロっと「<text:bookmark-ref text:reference-format="number" text:ref-name="__RefHeading___Toc8075_4050357222">１</text:bookmark-ref><text:bookmark-ref text:reference-format="text" text:ref-name="__RefHeading___Toc8075_4050357222">　動画の編集について</text:bookmark-ref>」触れています。</text:p>
      <text:p text:style-name="P110"><text:s/>私は，<text:span text:style-name="T91">YouTube Creatorsを視聴して，YouTubeでは</text:span>「<text:bookmark-ref text:reference-format="number" text:ref-name="__RefHeading___Toc8073_4050357222">２</text:bookmark-ref><text:bookmark-ref text:reference-format="text" text:ref-name="__RefHeading___Toc8073_4050357222">　字幕の方がテロップよりも有益</text:bookmark-ref>」である理由を学びました。ジェシカ<text:span text:style-name="T99">（Jessica Kellgren-Fozard）</text:span>さんが講師として教えてくれていますので，ジェシカさんの動画の説明をしたいと思います。ジェシカさんのおかげで，「字幕を用意しよう。」と，私は決めました。</text:p>
      <text:p text:style-name="P110">　しかし私は，「<text:bookmark-ref text:reference-format="number" text:ref-name="__RefHeading___Toc55925_1539785549">３</text:bookmark-ref><text:bookmark-ref text:reference-format="text" text:ref-name="__RefHeading___Toc55925_1539785549">　字幕のための文字起こしの負担</text:bookmark-ref>」に頭を抱えています。</text:p>
      <text:p text:style-name="P88">　また私は，<text:span text:style-name="T66">一つの動画で扱う題材を明確にして，余分を削ぎ落とした動画の作成を心掛けると，</text:span>「<text:bookmark-ref text:reference-format="number" text:ref-name="__RefHeading___Toc18245_2374331524">４</text:bookmark-ref><text:bookmark-ref text:reference-format="text" text:ref-name="__RefHeading___Toc18245_2374331524">　検索を介して視聴者と広告を有機的に結ぶ</text:bookmark-ref>」事が可能であると考えています。YouTubeが重要な所に率先して手を挙げてくれているのですから，利用しない手はありません。ありがたく利用させてもらいます。</text:p>
      <text:p text:style-name="P88">　私は「<text:bookmark-ref text:reference-format="number" text:ref-name="__RefHeading___Toc8071_40503572221">５</text:bookmark-ref><text:bookmark-ref text:reference-format="text" text:ref-name="__RefHeading___Toc8071_40503572221">　動画の論理単位の活用</text:bookmark-ref>」を頑張って，動画に深みを加えたいと考えています。これは，YouTube上の既存の動画に対する漠然とした不満から生じ<text:soft-page-break/>ました。</text:p>
      <text:p text:style-name="P94">　最後に私は，<text:span text:style-name="T91">YouTubeにて</text:span>「<text:bookmark-ref text:reference-format="number" text:ref-name="__RefHeading___Toc8071_4050357222">６</text:bookmark-ref><text:bookmark-ref text:reference-format="text" text:ref-name="__RefHeading___Toc8071_4050357222">　プレイリストの活用</text:bookmark-ref>」を重視したいです。一つの動画を楽しみ終わるのではなく，動画と動画の繋がりを楽しめるように，「<text:bookmark-ref text:reference-format="number" text:ref-name="__RefHeading___Toc8071_4050357222">６</text:bookmark-ref><text:bookmark-ref text:reference-format="text" text:ref-name="__RefHeading___Toc8071_4050357222">　プレイリストの活用</text:bookmark-ref>」をしたいと考えています。</text:p>
      <text:p text:style-name="P86">　乞うご期待。</text:p>
      <text:p text:style-name="P86">　では，各節の詳細な説明に入ります。</text:p>
      <text:list xml:id="list143645252588618" text:continue-list="list143645755337540" text:style-name="_32__2c__20__ff12_">
        <text:list-item text:start-value="1">
          <text:h text:style-name="書面_2c_2_2c_2_2c_標題" text:outline-level="2" text:restart-numbering="true" text:start-value="1"><text:bookmark-start text:name="__RefHeading___Toc8075_4050357222"/>　動画の編集について<text:bookmark-end text:name="__RefHeading___Toc8075_4050357222"/></text:h>
        </text:list-item>
      </text:list>
      <text:p text:style-name="P124">　動画編集の研鑽を積んだ期間は３か月間やそこらの新米ですが，需要があれば，動画の編集に関する動画を作りたいです。</text:p>
      <text:p text:style-name="P124">　編集テクニックよりも，どういう思想に基づいて編集を行っているのか，説明したいな。と思います。</text:p>
      <text:list xml:id="list143645718091346" text:continue-numbering="true" text:style-name="_32__2c__20__ff12_">
        <text:list-item>
          <text:h text:style-name="書面_2c_2_2c_2_2c_標題" text:outline-level="2"><text:bookmark-start text:name="__RefHeading___Toc8073_4050357222"/>　字幕の方がテロップよりも有益<text:bookmark-end text:name="__RefHeading___Toc8073_4050357222"/></text:h>
        </text:list-item>
      </text:list>
      <text:p text:style-name="P116">　動画の編集者は，字幕とテロップの違いを意識していますか？</text:p>
      <text:p text:style-name="P119">　字幕だと優遇されるけど，テロップを字幕代わりにしていると優遇されない。</text:p>
      <text:p text:style-name="P120">ってことがYouTubeではあるんです。折角，文字起こしする労力を割いたのに，テロップのみの提供を原因として諸々の優遇を受けることができないなんて，もったいないです。字幕であれば受け取れていた優遇なんです。</text:p>
      <text:p text:style-name="P122">　この優遇を学ぶためにまずは，「<text:bookmark-ref text:reference-format="number" text:ref-name="__RefHeading___Toc8153_4050357222">（１）</text:bookmark-ref><text:bookmark-ref text:reference-format="text" text:ref-name="__RefHeading___Toc8153_4050357222">ジェシカさんの説く字幕の意義</text:bookmark-ref>」を，英語で学んできてください。</text:p>
      <text:p text:style-name="P116">　私は，「<text:bookmark-ref text:reference-format="number" text:ref-name="__RefHeading___Toc8157_4050357222">（２）</text:bookmark-ref><text:bookmark-ref text:reference-format="text" text:ref-name="__RefHeading___Toc8157_4050357222">検索エンジンは動画を字幕で理解している</text:bookmark-ref>」という重要な事実を，日本の動画編集者の多くの方は理解していないのでは？と感じています。他にも，「<text:bookmark-ref text:reference-format="number" text:ref-name="__RefHeading___Toc8155_4050357222">（３）</text:bookmark-ref><text:bookmark-ref text:reference-format="text" text:ref-name="__RefHeading___Toc8155_4050357222">動画の字幕には文字数制限がない</text:bookmark-ref>」という点は，検索対策として有益ですし，字幕とテロップの対比で，「<text:bookmark-ref text:reference-format="number" text:ref-name="__RefHeading___Toc8159_4050357222">（４）</text:bookmark-ref><text:bookmark-ref text:reference-format="text" text:ref-name="__RefHeading___Toc8159_4050357222">表示・非表示と多言語対応</text:bookmark-ref>」の，負担が変わります。</text:p>
      <text:p text:style-name="P156"><text:soft-page-break/>　「<text:bookmark-ref text:reference-format="number" text:ref-name="__RefHeading___Toc103825_1539785549">（５）</text:bookmark-ref><text:bookmark-ref text:reference-format="text" text:ref-name="__RefHeading___Toc103825_1539785549">なぜ，日本人はテロップを字幕代わりに使うの？</text:bookmark-ref>」という疑問の詳細な答えを，私なりに軽く触れています。</text:p>
      <text:p text:style-name="P156">　字幕とテロップのどちらか一方のみを提供しようとして，どちらを提供するか悩んでいる方は，「<text:bookmark-ref text:reference-format="number" text:ref-name="__RefHeading___Toc109324_1180725437">（６）</text:bookmark-ref><text:bookmark-ref text:reference-format="text" text:ref-name="__RefHeading___Toc109324_1180725437">字幕もテロップも提供して両喰いしよう</text:bookmark-ref>」。</text:p>
      <text:list xml:id="list143646051415997" text:continue-list="list143646342795740" text:style-name="_33__2c__20__28__ff13__29_">
        <text:list-item text:start-value="1">
          <text:h text:style-name="書面_2c_3_2c__28_3_29__2c_標題" text:outline-level="3" text:restart-numbering="true" text:start-value="1"><text:bookmark-start text:name="__RefHeading___Toc8153_4050357222"/>ジェシカさんの説く字幕の意義<text:bookmark-end text:name="__RefHeading___Toc8153_4050357222"/></text:h>
        </text:list-item>
      </text:list>
      <text:p text:style-name="P212">　字幕つけると，こんな良いことあるよ。ってジェシカ<text:span text:style-name="T99">（Jessica Kellgren-Fozard）</text:span>さんが動画で教えてくれています。ジェシカさんは，デフ（<text:span text:style-name="T70">deaf）といって耳の聞こえない方です。</text:span></text:p>
      <text:p text:style-name="P193">　んー？以下の４つの動画の内，どれかでは，ヒソヒソと何かを話していたり？</text:p>
      <text:p text:style-name="P193">　※以下のリンクは，概要欄に貼っています。</text:p>
      <text:list xml:id="list2770771769" text:style-name="_30__2c__20_請求の趣旨">
        <text:list-item text:start-value="1">
          <text:p text:style-name="P429"><text:span text:style-name="T25">How using captions can get you 80% more views! // Why captions are useful </text:span><text:span text:style-name="T26">[CC]</text:span></text:p>
        </text:list-item>
      </text:list>
      <text:p text:style-name="P193"><text:span text:style-name="T25"><text:s/></text:span><text:a xlink:type="simple" xlink:href="https://youtu.be/6ZTRkXNXAfU" text:style-name="Internet_20_link" text:visited-style-name="Visited_20_Internet_20_Link"><text:span text:style-name="T69">https://youtu.be/6ZTRkXNXAfU</text:span></text:a></text:p>
      <text:list xml:id="list143646232631365" text:continue-numbering="true" text:style-name="_30__2c__20_請求の趣旨">
        <text:list-item>
          <text:p text:style-name="書面_2c_3_2c_箇条書き"><text:span text:style-name="T25">How To Caption Your Videos On YouTube </text:span><text:span text:style-name="T26">[CC]</text:span></text:p>
        </text:list-item>
      </text:list>
      <text:p text:style-name="P193"><text:span text:style-name="T25"><text:s/></text:span><text:a xlink:type="simple" xlink:href="https://youtu.be/LNl2bLJilt0" text:style-name="Internet_20_link" text:visited-style-name="Visited_20_Internet_20_Link"><text:span text:style-name="T69">https://youtu.be/LNl2bLJilt0</text:span></text:a></text:p>
      <text:list xml:id="list143645400363991" text:continue-numbering="true" text:style-name="_30__2c__20_請求の趣旨">
        <text:list-item>
          <text:p text:style-name="書面_2c_3_2c_箇条書き"><text:span text:style-name="T25">Don’t do this! // How to do captions right! [CC</text:span><text:span text:style-name="T26">]</text:span></text:p>
        </text:list-item>
      </text:list>
      <text:p text:style-name="P193"><text:span text:style-name="T26"><text:s/></text:span><text:a xlink:type="simple" xlink:href="https://youtu.be/Vq6XVaEhpnk" text:style-name="Internet_20_link" text:visited-style-name="Visited_20_Internet_20_Link"><text:span text:style-name="T61">https://youtu.be/Vq6XVaEhpnk</text:span></text:a></text:p>
      <text:list xml:id="list143646167473800" text:continue-numbering="true" text:style-name="_30__2c__20_請求の趣旨">
        <text:list-item>
          <text:p text:style-name="書面_2c_3_2c_箇条書き">The Secret Language of Captions DECODED!!! [CC]</text:p>
        </text:list-item>
      </text:list>
      <text:p text:style-name="P183"><text:span text:style-name="T25"><text:s/></text:span><text:a xlink:type="simple" xlink:href="https://www.youtube.com/watch?v=tQqB8ondal0" text:style-name="Internet_20_link" text:visited-style-name="Visited_20_Internet_20_Link">https://www.youtube.com/watch?</text:a><text:a xlink:type="simple" xlink:href="https://www.youtube.com/watch?v=tQqB8ondal0" text:style-name="Internet_20_link" text:visited-style-name="Visited_20_Internet_20_Link">v=tQqB8ondal0</text:a></text:p>
      <text:p text:style-name="P32"/>
      <text:p text:style-name="書面_2c_3_2c__28_3_29__2c_本文">上記４動画のプレイリスト</text:p>
      <text:p text:style-name="P181">How To Caption Videos / Jessica Kellgren-Fozard</text:p>
      <text:p text:style-name="P181"><text:a xlink:type="simple" xlink:href="https://www.youtube.com/watch?v=tQqB8ondal0&amp;list=PLhADVL2AiGX9b0Fxl0LAIGUkUhS_1anX8" text:style-name="Internet_20_link" text:visited-style-name="Visited_20_Internet_20_Link">https://www.youtube.com/watch?</text:a><text:soft-page-break/><text:a xlink:type="simple" xlink:href="https://www.youtube.com/watch?v=tQqB8ondal0&amp;list=PLhADVL2AiGX9b0Fxl0LAIGUkUhS_1anX8" text:style-name="Internet_20_link" text:visited-style-name="Visited_20_Internet_20_Link">v=tQqB8ondal0&amp;list=PLhADVL2AiGX9b0Fxl0LAIGUkUhS_1anX8</text:a></text:p>
      <text:p text:style-name="P32"/>
      <text:p text:style-name="P191"><text:span text:style-name="T25">Reach More Viewers with Captions ft. / Jessica Kellgren-Fozard <text:s/></text:span><text:a xlink:type="simple" xlink:href="https://www.youtube.com/watch?v=ax411Q_of0A" text:style-name="Internet_20_link" text:visited-style-name="Visited_20_Internet_20_Link">https://www.youtube.com/watch?v=ax411Q_of0A</text:a></text:p>
      <text:list xml:id="list143646440432447" text:continue-list="list143646051415997" text:style-name="_33__2c__20__28__ff13__29_">
        <text:list-item>
          <text:h text:style-name="書面_2c_3_2c__28_3_29__2c_標題" text:outline-level="3"><text:bookmark-start text:name="__RefHeading___Toc8157_4050357222"/>検索エンジンは動画を字幕で理解している<text:bookmark-end text:name="__RefHeading___Toc8157_4050357222"/></text:h>
        </text:list-item>
      </text:list>
      <text:p text:style-name="P218">　検索エンジンは，動画の内容を字幕で理解しています。そのため，字幕を用意している動画は，検索に引っかかりやすくなります。</text:p>
      <text:p text:style-name="P218"><text:span text:style-name="T9">　検索エンジン</text:span>は，動画の内容をテロップから理解しません。検索エンジンは，テロップを動画上の「ナンカ」として理解しています。</text:p>
      <text:list xml:id="list143645066951036" text:continue-numbering="true" text:style-name="_33__2c__20__28__ff13__29_">
        <text:list-item>
          <text:h text:style-name="書面_2c_3_2c__28_3_29__2c_標題" text:outline-level="3"><text:bookmark-start text:name="__RefHeading___Toc8155_4050357222"/>動画の字幕には文字数制限がない<text:bookmark-end text:name="__RefHeading___Toc8155_4050357222"/></text:h>
        </text:list-item>
      </text:list>
      <text:p text:style-name="P219">　動画の字幕には，文字数制限がありません。また，検索エンジンは動画の字幕を全て読み込んで，動画の内容を理解しています。</text:p>
      <text:p text:style-name="P219">　つまり，動画に字幕を用意しておくと，検索エンジンが動画の理解に使用するテキストに，文字数制限がなくなります。</text:p>
      <text:p text:style-name="P218">　しかし，動画のタイトルや概要欄には文字数制限がありますので，字幕を使わない場合，動画の内容の説明に文字数制限が生じてしまいます。</text:p>
      <text:list xml:id="list143645960177828" text:continue-numbering="true" text:style-name="_33__2c__20__28__ff13__29_">
        <text:list-item>
          <text:h text:style-name="P426" text:outline-level="3"><text:bookmark-start text:name="__RefHeading___Toc8159_4050357222"/>表示・非表示と多言語対応<text:bookmark-end text:name="__RefHeading___Toc8159_4050357222"/></text:h>
        </text:list-item>
      </text:list>
      <text:list xml:id="list143645217019151" text:continue-list="list143646500511313" text:style-name="_34__2c__20_ア">
        <text:list-item text:start-value="1">
          <text:h text:style-name="P436" text:outline-level="4" text:restart-numbering="true" text:start-value="1"><text:bookmark-start text:name="__RefHeading___Toc8211_4050357222"/>　字幕の場合<text:bookmark-end text:name="__RefHeading___Toc8211_4050357222"/></text:h>
        </text:list-item>
      </text:list>
      <text:list xml:id="list143645837677532" text:continue-list="list143645572662622" text:style-name="_35__2c__20__28_ア_29_">
        <text:list-item text:start-value="1">
          <text:h text:style-name="書面_2c_5_2c__28_ア_29__2c_標題" text:outline-level="5" text:restart-numbering="true" text:start-value="-1"><text:bookmark-start text:name="__RefHeading___Toc8241_4050357222"/>字幕の表示・非表示<text:bookmark-end text:name="__RefHeading___Toc8241_4050357222"/></text:h>
        </text:list-item>
      </text:list>
      <text:p text:style-name="P374">　字幕は，表示・非表示を視聴者が任意に切り替え出来ます。</text:p>
      <text:list xml:id="list143645581505484" text:continue-numbering="true" text:style-name="_35__2c__20__28_ア_29_">
        <text:list-item>
          <text:h text:style-name="書面_2c_5_2c__28_ア_29__2c_標題" text:outline-level="5"><text:bookmark-start text:name="__RefHeading___Toc8239_4050357222"/>字幕での多言語対応の手間<text:bookmark-end text:name="__RefHeading___Toc8239_4050357222"/></text:h>
        </text:list-item>
      </text:list>
      <text:p text:style-name="P373">　また，視聴者が求める言語に翻訳した字幕データをYouTubeに提供すると，視聴者は好きな言語の字幕を動画に表示出来ます。</text:p>
      <text:p text:style-name="P374">　この場合，編集者による動画の編集は必要ありません。</text:p>
      <text:list xml:id="list143644778746198" text:continue-list="list143645217019151" text:style-name="_34__2c__20_ア">
        <text:list-item>
          <text:h text:style-name="書面_2c_4_2c_ア_2c_標題" text:outline-level="4"><text:bookmark-start text:name="__RefHeading___Toc8209_4050357222"/><text:soft-page-break/>　テロップの場合<text:bookmark-end text:name="__RefHeading___Toc8209_4050357222"/></text:h>
        </text:list-item>
      </text:list>
      <text:list xml:id="list143645943498214" text:continue-list="list143645581505484" text:style-name="_35__2c__20__28_ア_29_">
        <text:list-item text:start-value="1">
          <text:h text:style-name="書面_2c_5_2c__28_ア_29__2c_標題" text:outline-level="5" text:restart-numbering="true" text:start-value="1"><text:bookmark-start text:name="__RefHeading___Toc8237_4050357222"/>テロップの表示・非表示<text:bookmark-end text:name="__RefHeading___Toc8237_4050357222"/></text:h>
        </text:list-item>
      </text:list>
      <text:p text:style-name="P374">　動画の編集者が動画内にテロップを配置すると，テロップは強制的に表示されます。視聴者は，テロップを非表示に出来ません。</text:p>
      <text:list xml:id="list143645460322925" text:continue-numbering="true" text:style-name="_35__2c__20__28_ア_29_">
        <text:list-item>
          <text:h text:style-name="書面_2c_5_2c__28_ア_29__2c_標題" text:outline-level="5"><text:bookmark-start text:name="__RefHeading___Toc8235_4050357222"/>テロップでの多言語対応の手間<text:bookmark-end text:name="__RefHeading___Toc8235_4050357222"/></text:h>
        </text:list-item>
      </text:list>
      <text:p text:style-name="P375">　動画の編集を出来る者でないと，動画の元々のテロップを，翻訳したテロップに変更する事が出来ません。</text:p>
      <text:list xml:id="list143645170642523" text:continue-list="list143645960177828" text:style-name="_33__2c__20__28__ff13__29_">
        <text:list-item>
          <text:h text:style-name="書面_2c_3_2c__28_3_29__2c_標題" text:outline-level="3"><text:bookmark-start text:name="__RefHeading___Toc103825_1539785549"/>なぜ，日本人はテロップを字幕代わりに使うの？<text:bookmark-end text:name="__RefHeading___Toc103825_1539785549"/></text:h>
        </text:list-item>
      </text:list>
      <text:p text:style-name="P217">　「なぜ，日本人はテロップを字幕代わりに使うようになったの？」という，疑問があります。</text:p>
      <text:p text:style-name="P217">　この答えは，日本語とテロップの親和性が高かったことにあると思います。</text:p>
      <text:p text:style-name="書面_2c_3_2c__28_3_29__2c_本文">　そう，「<text:bookmark-ref text:reference-format="number" text:ref-name="__RefHeading___Toc300208_1539785549">第４</text:bookmark-ref>の<text:bookmark-ref text:reference-format="number" text:ref-name="__RefHeading___Toc6651_4050357222">６</text:bookmark-ref>の<text:bookmark-ref text:reference-format="number" text:ref-name="__RefHeading___Toc98527_40503572222">（５）</text:bookmark-ref><text:bookmark-ref text:reference-format="text" text:ref-name="__RefHeading___Toc98527_40503572222">日本語は耳よりも目</text:bookmark-ref>」が影響して，目で見るテロップを日本語で装飾する事が流行り，多くの日本人ユーチューバーは，テロップを字幕代わりに使うようになっていったのではないかな？と考えています。</text:p>
      <text:p text:style-name="書面_2c_3_2c__28_3_29__2c_本文">　実際に，文字化した日本語は情報量が多いですよね。</text:p>
      <text:list xml:id="list143645829564385" text:continue-numbering="true" text:style-name="_33__2c__20__28__ff13__29_">
        <text:list-item>
          <text:h text:style-name="書面_2c_3_2c__28_3_29__2c_標題" text:outline-level="3"><text:bookmark-start text:name="__RefHeading___Toc109324_1180725437"/>字幕もテロップも提供して両喰いしよう<text:bookmark-end text:name="__RefHeading___Toc109324_1180725437"/></text:h>
        </text:list-item>
      </text:list>
      <text:p text:style-name="P245">　字幕もテロップも動画に用意しましょう。</text:p>
      <text:p text:style-name="P278">　文字起こしの手間をテロップで負担しているので，テロップを字幕に変更するのは，大きな手間とならないはずです。二度手間みたいな気もしますが，どちらか一方のみではなく，字幕もテロップも提供しましょう。</text:p>
      <text:p text:style-name="P280">　そして，字幕の美味しいところ（検索に有益）も，テロップの美味しいところ（文字の装飾効果）も，どちらも食べる。こんな両喰いが，一番賢いと思います。</text:p>
      <text:list xml:id="list143645932769785" text:continue-list="list143645718091346" text:style-name="_32__2c__20__ff12_">
        <text:list-item>
          <text:h text:style-name="P414" text:outline-level="2"><text:bookmark-start text:name="__RefHeading___Toc55925_1539785549"/><text:soft-page-break/><text:a xlink:type="simple" xlink:href="https://www.youtube.com/watch?v=Vq6XVaEhpnk" text:style-name="Standard" text:visited-style-name="Standard">　</text:a>字幕のための文字起こしの負担<text:bookmark-end text:name="__RefHeading___Toc55925_1539785549"/></text:h>
        </text:list-item>
      </text:list>
      <text:p text:style-name="P137">　まだ本決まりではありませんが，「赤紫蘇動画」を公開し，「のの書面」の使い方を解説した後の初期の頃は，本状のような文章力動画が多いかもしれません。</text:p>
      <text:p text:style-name="P137">　文章力動画でない普通の動画の撮影をしたいと思ったことはありますが，普通の動画の撮影となると，字幕のための文字起こしの負担が大きいのです。</text:p>
      <text:p text:style-name="P137">　全ての動画に字幕をつけたいと考えているため，文字起こしの負担は無視出来ません。。。</text:p>
      <text:list xml:id="list143644796789968" text:continue-numbering="true" text:style-name="_32__2c__20__ff12_">
        <text:list-item>
          <text:h text:style-name="P415" text:outline-level="2"><text:bookmark-start text:name="__RefHeading___Toc18245_2374331524"/><text:a xlink:type="simple" xlink:href="https://www.youtube.com/watch?v=Vq6XVaEhpnk" text:style-name="Standard" text:visited-style-name="Standard">　</text:a>検索を介して視聴者と広告を有機的に結ぶ<text:bookmark-end text:name="__RefHeading___Toc18245_2374331524"/></text:h>
        </text:list-item>
      </text:list>
      <text:p text:style-name="P136">　私のチャンネルでは，一つの動画で扱う題材を明確にして，余分を削ぎ落とした動画の作成を心掛けたいです。</text:p>
      <text:p text:style-name="P136">　この心掛けは，<text:span text:style-name="T66">時間の限られた視聴者が，限られた時間でより数多くの動画を楽しむに資すると考えています。先程の</text:span><text:span text:style-name="T67">心掛けは</text:span><text:span text:style-name="T66">同時に，視聴者が動画の再生に強い動機・興味関心を持つ部分（以下，「視聴者の欲する部分」という。）を，視聴者へ重点的に提供する効果を発揮します。</text:span></text:p>
      <text:p text:style-name="P166"><text:span text:style-name="T66">　ところで，動画の検索の下に広告の検索</text:span><text:span text:style-name="T68">を重ねられ，動画の検索結果一覧に広告が表示されていると</text:span><text:span text:style-name="T66">読むならば，視聴者の欲する部分を重視する広告主と視聴者は，視聴者の欲する部分に特化させた動画と広告が動画の検索結果一覧に同時に表示される事によって，有機的に結び付いています。</text:span></text:p>
      <text:list xml:id="list143645487835959" text:continue-numbering="true" text:style-name="_32__2c__20__ff12_">
        <text:list-item>
          <text:h text:style-name="P416" text:outline-level="2"><text:bookmark-start text:name="__RefHeading___Toc8071_40503572221"/><text:a xlink:type="simple" xlink:href="https://www.youtube.com/watch?v=Vq6XVaEhpnk" text:style-name="Standard" text:visited-style-name="Standard">　</text:a>動画の論理単位の活用<text:bookmark-end text:name="__RefHeading___Toc8071_40503572221"/></text:h>
        </text:list-item>
      </text:list>
      <text:p text:style-name="P139">　動画を色々な論理単位で分割して配信します。</text:p>
      <text:list xml:id="list143646026729598" text:continue-list="list143645829564385" text:style-name="_33__2c__20__28__ff13__29_">
        <text:list-item text:start-value="1">
          <text:h text:style-name="書面_2c_3_2c__28_3_29__2c_標題" text:outline-level="3" text:restart-numbering="true" text:start-value="1"><text:bookmark-start text:name="__RefHeading___Toc8149_40503572221"/>骨子動画<text:bookmark-end text:name="__RefHeading___Toc8149_40503572221"/></text:h>
        </text:list-item>
      </text:list>
      <text:p text:style-name="P216">　文章力動画では，目次と各章の柱書きのみを説明する，骨子動画を用意します。</text:p>
      <text:p text:style-name="P216"><text:soft-page-break/>　当該書面の全体像を把握し易くして，視聴の適否を視聴者が容易に判断できる様にする予定です。</text:p>
      <text:list xml:id="list143646618612041" text:continue-numbering="true" text:style-name="_33__2c__20__28__ff13__29_">
        <text:list-item>
          <text:h text:style-name="書面_2c_3_2c__28_3_29__2c_標題" text:outline-level="3"><text:bookmark-start text:name="__RefHeading___Toc104378_1539785549"/>論理単位で分割した動画<text:bookmark-end text:name="__RefHeading___Toc104378_1539785549"/></text:h>
        </text:list-item>
      </text:list>
      <text:p text:style-name="P242">　文章力動画では，論理単位を意識して，動画を作成したいと思います。</text:p>
      <text:p text:style-name="P242"><text:s/>具体的な論理単位は，私の中でも，しっかりと煮詰まっていないです。</text:p>
      <text:list xml:id="list143645366523902" text:continue-numbering="true" text:style-name="_33__2c__20__28__ff13__29_">
        <text:list-item>
          <text:h text:style-name="書面_2c_3_2c__28_3_29__2c_標題" text:outline-level="3"><text:bookmark-start text:name="__RefHeading___Toc104376_1539785549"/>同じ論理単位の統合<text:bookmark-end text:name="__RefHeading___Toc104376_1539785549"/></text:h>
        </text:list-item>
      </text:list>
      <text:p text:style-name="P216">　別々の日付の動画を同じ論理単位で連結すると，すっと意味の通る動画を作成したいと考えています。</text:p>
      <text:list xml:id="list143646552442064" text:continue-list="list143645487835959" text:style-name="_32__2c__20__ff12_">
        <text:list-item>
          <text:h text:style-name="書面_2c_2_2c_2_2c_標題" text:outline-level="2"><text:bookmark-start text:name="__RefHeading___Toc8071_4050357222"/><text:a xlink:type="simple" xlink:href="https://www.youtube.com/watch?v=Vq6XVaEhpnk" text:style-name="Standard" text:visited-style-name="Standard">　プレイリストの活用</text:a><text:bookmark-end text:name="__RefHeading___Toc8071_4050357222"/></text:h>
        </text:list-item>
      </text:list>
      <text:p text:style-name="P118"><text:a xlink:type="simple" xlink:href="https://www.youtube.com/watch?v=Vq6XVaEhpnk" text:style-name="Standard" text:visited-style-name="Standard">　薄ぼんやりと考えていて「上手くいくかなぁ。」程度ではありますが，プレ</text:a><text:a xlink:type="simple" xlink:href="https://www.youtube.com/watch?v=Vq6XVaEhpnk" text:style-name="Standard" text:visited-style-name="Standard">イリストを活用したいと思っています。</text:a>いろいろ試してみて，良い塩梅を探っていきたいと思います。</text:p>
      <text:p text:style-name="P118">　プレイリストの活用のためにも，動画の論理単位の活用を頑張りたいと思います。</text:p>
      <text:list xml:id="list143644969401832" text:continue-list="list143645366523902" text:style-name="_33__2c__20__28__ff13__29_">
        <text:list-item text:start-value="1">
          <text:h text:style-name="書面_2c_3_2c__28_3_29__2c_標題" text:outline-level="3" text:restart-numbering="true" text:start-value="-1"><text:bookmark-start text:name="__RefHeading___Toc8147_4050357222"/>書面単位のプレイリスト<text:bookmark-end text:name="__RefHeading___Toc8147_4050357222"/></text:h>
        </text:list-item>
      </text:list>
      <text:p text:style-name="P187">　まず，動画を論理的に区切ります。</text:p>
      <text:p text:style-name="P192">　そして，書面に記載の順で全体を視聴出来るようにした，プレイリストを作ろうと考えています。</text:p>
      <text:list xml:id="list143644733953525" text:continue-numbering="true" text:style-name="_33__2c__20__28__ff13__29_">
        <text:list-item>
          <text:h text:style-name="書面_2c_3_2c__28_3_29__2c_標題" text:outline-level="3"><text:bookmark-start text:name="__RefHeading___Toc8145_4050357222"/>論理単位のプレイリスト<text:bookmark-end text:name="__RefHeading___Toc8145_4050357222"/></text:h>
        </text:list-item>
      </text:list>
      <text:p text:style-name="P192">　同じ論理でまとめたプレイリストを作成して，一つの論理に集中して動画を視聴できるようにしたいと考えています。</text:p>
      <text:list xml:id="list143645855887511" text:continue-numbering="true" text:style-name="_33__2c__20__28__ff13__29_">
        <text:list-item>
          <text:h text:style-name="書面_2c_3_2c__28_3_29__2c_標題" text:outline-level="3"><text:bookmark-start text:name="__RefHeading___Toc8143_4050357222"/><text:span text:style-name="T43">掛詞（かけことば）</text:span><text:span text:style-name="T27">なプレイリスト</text:span><text:bookmark-end text:name="__RefHeading___Toc8143_4050357222"/></text:h>
        </text:list-item>
      </text:list>
      <text:p text:style-name="P186">　ダブルミーニング動画な雰囲気でしょうか？</text:p>
      <text:p text:style-name="P186"><text:a xlink:type="simple" xlink:href="https://www.youtube.com/watch?v=Vq6XVaEhpnk" text:style-name="Standard" text:visited-style-name="Standard">　プレイリストを構成する動画の内，最後の動</text:a><text:a xlink:type="simple" xlink:href="https://www.youtube.com/watch?v=Vq6XVaEhpnk" text:style-name="Standard" text:visited-style-name="Standard">画を変えるこ</text:a><text:a xlink:type="simple" xlink:href="https://www.youtube.com/watch?v=Vq6XVaEhpnk" text:style-name="Standard" text:visited-style-name="Standard">とで，「言わん</text:a><text:soft-page-break/><text:a xlink:type="simple" xlink:href="https://www.youtube.com/watch?v=Vq6XVaEhpnk" text:style-name="Standard" text:visited-style-name="Standard">とするところ」が変わる</text:a>，不思議な動画を作りたいと思っています。</text:p>
      <text:p text:style-name="書面_2c_3_2c__28_3_29__2c_本文"/>
      <text:list xml:id="list143644698804404" text:continue-list="list143644773038139" text:style-name="_31__2c__20_第_ff11_">
        <text:list-item>
          <text:h text:style-name="P398" text:outline-level="1"><text:bookmark-start text:name="__RefHeading___Toc1930_2545947240"/>　日常生活の工夫について発信する<text:bookmark-end text:name="__RefHeading___Toc1930_2545947240"/></text:h>
        </text:list-item>
      </text:list>
      <text:p text:style-name="書面_2c_1_2c_第_2c_本文">　ちょっとした工夫を色々情報発信していこうと思っています。工夫していなくても，ただの家事も配信する予定です。</text:p>
      <text:p text:style-name="P81">　日常生活の工夫は，週刊漫画の「読み切り」に近い感覚でしょうか。</text:p>
      <text:p text:style-name="P81">　文字起こしの手間を削減出来れば良いのですが。。。</text:p>
      <text:p text:style-name="P27"/>
      <text:list xml:id="list143646635595966" text:continue-numbering="true" text:style-name="_31__2c__20_第_ff11_">
        <text:list-item>
          <text:h text:style-name="書面_2c_1_2c_第_2c_標題" text:outline-level="1"><text:bookmark-start text:name="__RefHeading___Toc8061_4050357222"/><text:a xlink:type="simple" xlink:href="https://www.youtube.com/watch?v=Vq6XVaEhpnk" text:style-name="Standard" text:visited-style-name="Standard">　結語</text:a><text:bookmark-end text:name="__RefHeading___Toc8061_4050357222"/></text:h>
        </text:list-item>
      </text:list>
      <text:p text:style-name="書面_2c_1_2c_第_2c_本文"><text:a xlink:type="simple" xlink:href="https://www.youtube.com/watch?v=Vq6XVaEhpnk" text:style-name="Standard" text:visited-style-name="Standard">　</text:a><text:a xlink:type="simple" xlink:href="https://www.youtube.com/watch?v=Vq6XVaEhpnk" text:style-name="Standard" text:visited-style-name="Standard"><text:span text:style-name="T22">よって，私は，</text:span></text:a><text:span text:style-name="T20">①</text:span><text:a xlink:type="simple" xlink:href="https://www.youtube.com/watch?v=Vq6XVaEhpnk" text:style-name="Standard" text:visited-style-name="Standard"><text:span text:style-name="T22">視聴者に対し，生育歴についての視聴を求め，</text:span></text:a><text:span text:style-name="T19">②</text:span><text:a xlink:type="simple" xlink:href="https://www.youtube.com/watch?v=Vq6XVaEhpnk" text:style-name="Standard" text:visited-style-name="Standard"><text:span text:style-name="T22">視聴者に対</text:span></text:a><text:a xlink:type="simple" xlink:href="https://www.youtube.com/watch?v=Vq6XVaEhpnk" text:style-name="Standard" text:visited-style-name="Standard"><text:span text:style-name="T22">し，</text:span></text:a><text:a xlink:type="simple" xlink:href="https://www.youtube.com/watch?v=Vq6XVaEhpnk" text:style-name="Standard" text:visited-style-name="Standard"><text:span text:style-name="T23">私の思考</text:span></text:a><text:a xlink:type="simple" xlink:href="https://www.youtube.com/watch?v=Vq6XVaEhpnk" text:style-name="Standard" text:visited-style-name="Standard"><text:span text:style-name="T22">についての視聴を求め，</text:span></text:a><text:a xlink:type="simple" xlink:href="https://www.youtube.com/watch?v=Vq6XVaEhpnk" text:style-name="Standard" text:visited-style-name="Standard"><text:span text:style-name="T19">③</text:span></text:a><text:a xlink:type="simple" xlink:href="https://www.youtube.com/watch?v=Vq6XVaEhpnk" text:style-name="Standard" text:visited-style-name="Standard"><text:span text:style-name="T22">視聴者に対し，書面の書き方について視</text:span></text:a><text:a xlink:type="simple" xlink:href="https://www.youtube.com/watch?v=Vq6XVaEhpnk" text:style-name="Standard" text:visited-style-name="Standard"><text:span text:style-name="T22">聴を求め，</text:span></text:a><text:a xlink:type="simple" xlink:href="https://www.youtube.com/watch?v=Vq6XVaEhpnk" text:style-name="Standard" text:visited-style-name="Standard"><text:span text:style-name="T19">④</text:span></text:a><text:a xlink:type="simple" xlink:href="https://www.youtube.com/watch?v=Vq6XVaEhpnk" text:style-name="Standard" text:visited-style-name="Standard"><text:span text:style-name="T22">視聴者に対し，私が作っている・作ったものについて</text:span></text:a><text:a xlink:type="simple" xlink:href="https://www.youtube.com/watch?v=Vq6XVaEhpnk" text:style-name="Standard" text:visited-style-name="Standard"><text:span text:style-name="T22">視聴を求</text:span></text:a><text:a xlink:type="simple" xlink:href="https://www.youtube.com/watch?v=Vq6XVaEhpnk" text:style-name="Standard" text:visited-style-name="Standard"><text:span text:style-name="T22">め，</text:span></text:a><text:span text:style-name="T19">⑤</text:span><text:a xlink:type="simple" xlink:href="https://www.youtube.com/watch?v=Vq6XVaEhpnk" text:style-name="Standard" text:visited-style-name="Standard"><text:span text:style-name="T22">視聴者に対し，動画の編集についての視聴を求め，</text:span></text:a><text:span text:style-name="T19">⑥</text:span><text:a xlink:type="simple" xlink:href="https://www.youtube.com/watch?v=Vq6XVaEhpnk" text:style-name="Standard" text:visited-style-name="Standard"><text:span text:style-name="T22">視聴者に対し，日常生活の工夫について</text:span></text:a><text:a xlink:type="simple" xlink:href="https://www.youtube.com/watch?v=Vq6XVaEhpnk" text:style-name="Standard" text:visited-style-name="Standard"><text:span text:style-name="T24">の</text:span></text:a><text:a xlink:type="simple" xlink:href="https://www.youtube.com/watch?v=Vq6XVaEhpnk" text:style-name="Standard" text:visited-style-name="Standard"><text:span text:style-name="T22">視聴を，</text:span></text:a><text:a xlink:type="simple" xlink:href="https://www.youtube.com/watch?v=Vq6XVaEhpnk" text:style-name="Standard" text:visited-style-name="Standard"><text:span text:style-name="T22">それぞれ求める。</text:span></text:a></text:p>
      <text:p text:style-name="P9"><text:a xlink:type="simple" xlink:href="https://www.youtube.com/watch?v=Vq6XVaEhpnk" text:style-name="Standard" text:visited-style-name="Standard">以上</text:a></text:p>
      <text:p text:style-name="P75"><text:a xlink:type="simple" xlink:href="https://www.youtube.com/watch?v=Vq6XVaEhpnk" text:style-name="Standard" text:visited-style-name="Standard">証拠方法</text:a></text:p>
      <text:p text:style-name="P57"><text:a xlink:type="simple" xlink:href="https://www.youtube.com/watch?v=Vq6XVaEhpnk" text:style-name="Standard" text:visited-style-name="Standard">　　動画にて配信した通り</text:a></text:p>
      <text:p text:style-name="P57"><text:a xlink:type="simple" xlink:href="https://www.youtube.com/watch?v=Vq6XVaEhpnk" text:style-name="Standard" text:visited-style-name="Standard"/></text:p>
      <text:p text:style-name="P57">附属<text:a xlink:type="simple" xlink:href="https://www.youtube.com/watch?v=Vq6XVaEhpnk" text:style-name="Standard" text:visited-style-name="Standard">書類</text:a></text:p>
      <text:p text:style-name="P57">　　当事者目録　一通</text:p>
      <text:p text:style-name="P60">　　書籍目録　一通</text:p>
      <text:p text:style-name="P60"><text:span text:style-name="T103">　 「ものづくり太郎チャンネル</text:span><text:span text:style-name="T105">」</text:span><text:a xlink:type="simple" xlink:href="https://www.youtube.com/watch?v=Vq6XVaEhpnk" text:style-name="Standard" text:visited-style-name="Standard"><text:span text:style-name="T103">目録</text:span></text:a><text:span text:style-name="T103">　一通</text:span></text:p>
      <text:p text:style-name="P60"><text:span text:style-name="T103">　 「Yumi's English Boot Campチャンネル</text:span><text:span text:style-name="T105">」</text:span><text:a xlink:type="simple" xlink:href="https://www.youtube.com/watch?v=Vq6XVaEhpnk" text:style-name="Standard" text:visited-style-name="Standard"><text:span text:style-name="T103">目録</text:span></text:a><text:span text:style-name="T103">　一通</text:span></text:p>
      <text:p text:style-name="P59"><text:span text:style-name="T103"><text:s text:c="2"/>「井上ジョーJAPANチャンネル</text:span><text:span text:style-name="T105">」</text:span><text:a xlink:type="simple" xlink:href="https://www.youtube.com/watch?v=Vq6XVaEhpnk" text:style-name="Standard" text:visited-style-name="Standard"><text:span text:style-name="T103">目録</text:span></text:a><text:span text:style-name="T103">　一通</text:span></text:p>
      <text:p text:style-name="P59"><text:span text:style-name="T103"><text:s text:c="2"/>「Joe Inoue Official English channel</text:span><text:span text:style-name="T105">」</text:span><text:a xlink:type="simple" xlink:href="https://www.youtube.com/watch?v=Vq6XVaEhpnk" text:style-name="Standard" text:visited-style-name="Standard"><text:span text:style-name="T103">目録</text:span></text:a><text:span text:style-name="T103">　一通</text:span></text:p>
      <text:p text:style-name="P58"><text:span text:style-name="T103">　 「Rachel’s English </text:span><text:span text:style-name="T104">channel </text:span><text:span text:style-name="T103">リスト</text:span><text:span text:style-name="T105">」</text:span><text:a xlink:type="simple" xlink:href="https://www.youtube.com/watch?v=Vq6XVaEhpnk" text:style-name="Standard" text:visited-style-name="Standard"><text:span text:style-name="T103">目録</text:span></text:a><text:span text:style-name="T103">　一通</text:span></text:p>
      <text:p text:style-name="P56"><text:a xlink:type="simple" xlink:href="https://www.youtube.com/watch?v=Vq6XVaEhpnk" text:style-name="Standard" text:visited-style-name="Standard"><text:span text:style-name="T102">以下余白</text:span></text:a></text:p>
      <text:p text:style-name="P74"><text:a xlink:type="simple" xlink:href="https://www.youtube.com/watch?v=Vq6XVaEhpnk" text:style-name="Standard" text:visited-style-name="Standard">当事者目録</text:a></text:p>
      <text:p text:style-name="P61"/>
      <text:p text:style-name="P50"><text:a xlink:type="simple" xlink:href="https://www.youtube.com/watch?v=Vq6XVaEhpnk" text:style-name="Standard" text:visited-style-name="Standard">配信者　</text:a><text:ruby text:style-name="Ru1"><text:ruby-base><text:a xlink:type="simple" xlink:href="https://www.youtube.com/watch?v=Vq6XVaEhpnk" text:style-name="Standard" text:visited-style-name="Standard">梅</text:a></text:ruby-base><text:ruby-text>うめ</text:ruby-text></text:ruby>　<text:ruby text:style-name="Ru1"><text:ruby-base><text:a xlink:type="simple" xlink:href="https://www.youtube.com/watch?v=Vq6XVaEhpnk" text:style-name="Standard" text:visited-style-name="Standard">濁酒</text:a></text:ruby-base><text:ruby-text>どぶろく</text:ruby-text></text:ruby><text:a xlink:type="simple" xlink:href="https://www.youtube.com/watch?v=Vq6XVaEhpnk" text:style-name="Standard" text:visited-style-name="Standard">（</text:a><text:ruby text:style-name="Ru1"><text:ruby-base><text:a xlink:type="simple" xlink:href="https://www.youtube.com/watch?v=Vq6XVaEhpnk" text:style-name="Standard" text:visited-style-name="Standard">安田</text:a></text:ruby-base><text:ruby-text>やすだ</text:ruby-text></text:ruby><text:a xlink:type="simple" xlink:href="https://www.youtube.com/watch?v=Vq6XVaEhpnk" text:style-name="Standard" text:visited-style-name="Standard">　</text:a><text:ruby text:style-name="Ru1"><text:ruby-base><text:a xlink:type="simple" xlink:href="https://www.youtube.com/watch?v=Vq6XVaEhpnk" text:style-name="Standard" text:visited-style-name="Standard">英幸</text:a></text:ruby-base><text:ruby-text>ひでゆき</text:ruby-text></text:ruby><text:a xlink:type="simple" xlink:href="https://www.youtube.com/watch?v=Vq6XVaEhpnk" text:style-name="Standard" text:visited-style-name="Standard">）</text:a></text:p>
      <text:p text:style-name="P63"><text:a xlink:type="simple" xlink:href="https://www.youtube.com/watch?v=Vq6XVaEhpnk" text:style-name="Standard" text:visited-style-name="Standard"><text:span text:style-name="T65">　　　　蔵都（くらんど）杜市（とうし）密造町１０の２６番地（配信場所）</text:span></text:a></text:p>
      <text:p text:style-name="P53">　　　　携帯番号　柴柴柴ー柴柴柴柴ー柴柴柴柴</text:p>
      <text:p text:style-name="P51"><text:a xlink:type="simple" xlink:href="https://www.youtube.com/watch?v=Vq6XVaEhpnk" text:style-name="Standard" text:visited-style-name="Standard"/></text:p>
      <text:p text:style-name="P50"><text:a xlink:type="simple" xlink:href="https://www.youtube.com/watch?v=Vq6XVaEhpnk" text:style-name="Standard" text:visited-style-name="Standard">視聴者　ユーチューブ利用者</text:a></text:p>
      <text:p text:style-name="P51"><text:a xlink:type="simple" xlink:href="https://www.youtube.com/watch?v=Vq6XVaEhpnk" text:style-name="Standard" text:visited-style-name="Standard">　　　　地の果てまで（視聴場所）</text:a></text:p>
      <text:p text:style-name="P54"><text:a xlink:type="simple" xlink:href="https://www.youtube.com/watch?v=Vq6XVaEhpnk" text:style-name="Standard" text:visited-style-name="Standard">以下余白</text:a></text:p>
      <text:p text:style-name="P72">書籍<text:a xlink:type="simple" xlink:href="https://www.youtube.com/watch?v=Vq6XVaEhpnk" text:style-name="Standard" text:visited-style-name="Standard">目録</text:a></text:p>
      <text:p text:style-name="P62"/>
      <text:p text:style-name="Text_20_body"><text:span text:style-name="T53">法律文書作成の基本 第</text:span><text:span text:style-name="T54">2</text:span><text:span text:style-name="T53">版</text:span></text:p>
      <text:p text:style-name="Text_20_body">田中 豊（著）</text:p>
      <text:p text:style-name="P204"><text:a xlink:type="simple" xlink:href="https://www.amazon.co.jp/法律文書作成の基本-第2版-田中-豊/dp/4535523843/" text:style-name="Internet_20_link" text:visited-style-name="Visited_20_Internet_20_Link">https://www.amazon.co.jp/%E6%B3%95%E5%BE%8B%E6%96%87%E6%9B%B8%E4%BD%9C%E6%88%90%E3%81%AE%E5%9F%BA%E6%9C%AC-%E7%AC%AC2%E7%89%88-%E7%94%B0%E4%B8%AD-%E8%B1%8A/dp/4535523843/</text:a></text:p>
      <text:p text:style-name="P204"/>
      <text:p text:style-name="Text_20_body"><text:bookmark text:name="productTitle2"/><text:bookmark text:name="title2"/>要件事実マニュアル（第6版） 第1巻 総論・民法1</text:p>
      <text:p text:style-name="Text_20_body">岡口 基一（著）</text:p>
      <text:p text:style-name="P206"><text:a xlink:type="simple" xlink:href="https://www.amazon.co.jp/要件事実マニュアル-第6版-第1巻-総論・民法1-岡口/dp/4324107440/" text:style-name="Internet_20_link" text:visited-style-name="Visited_20_Internet_20_Link">https://www.amazon.co.jp/%E8%A6%81%E4%BB%B6%E4%BA%8B%E5%AE%9F%E3%83%9E%E3%83%8B%E3%83%A5%E3%82%A2%E3%83%AB-%E7%AC%AC6%E7%89%88-%E7%AC%AC1%E5%B7%BB-%E7%B7%8F%E8%AB%96%E3%83%BB%E6%B0%91%E6%B3%951-%E5%B2%A1%E5%8F%A3/dp/4324107440/</text:a></text:p>
      <text:p text:style-name="P206"/>
      <text:p text:style-name="P10">労働事件審理ノート　第３版</text:p>
      <text:p text:style-name="P11">山口 幸雄（編集），三代川 三千代（編集），難波 孝一（編集）</text:p>
      <text:p text:style-name="書面_2c_3_2c__28_3_29__2c_本文"><text:a xlink:type="simple" xlink:href="https://www.amazon.co.jp/gp/product/4891861835/" text:style-name="Internet_20_link" text:visited-style-name="Visited_20_Internet_20_Link">https://www.amazon.co.jp/gp/product/4891861835/</text:a></text:p>
      <text:p text:style-name="P9">以下余白</text:p>
      <text:p text:style-name="P30"><text:span text:style-name="T55">「西村　仁」氏の書籍</text:span><text:span text:style-name="T56">が３冊</text:span></text:p>
      <text:p text:style-name="P34">機械設計の知識がやさしくわかる本</text:p>
      <text:p text:style-name="書面_2c_3_2c__28_3_29__2c_本文"><text:a xlink:type="simple" xlink:href="https://www.amazon.co.jp/機械設計の知識がやさしくわかる本-西村-仁/dp/4820727354" text:style-name="Internet_20_link" text:visited-style-name="Visited_20_Internet_20_Link">https://www.amazon.co.jp/%E6%A9%9F%E6%A2%B0%E8%A8%AD%E8%A8%88%E3%81%AE%E7%9F%A5%E8%AD%98%E3%81%8C%E3%82%84%E3%81%95%E3%81%97%E3%81%8F%E3%82%8F%E3%81%8B%E3%82%8B%E6%9C%AC-%E8%A5%BF%E6%9D%91-%E4%BB%81/dp/4820727354</text:a></text:p>
      <text:p text:style-name="P34"/>
      <text:p text:style-name="P35">図面の読み方がやさしくわかる本</text:p>
      <text:p text:style-name="書面_2c_3_2c__28_3_29__2c_本文"><text:a xlink:type="simple" xlink:href="https://www.amazon.co.jp/図面の読み方がやさしくわかる本-西村-仁/dp/4820746634/" text:style-name="Internet_20_link" text:visited-style-name="Visited_20_Internet_20_Link">https://www.amazon.co.jp/%E5%9B%B3%E9%9D%A2%E3%81%AE%E8%AA%AD%E3%81%BF%E6%96%B9%E3%81%8C%E3%82%84%E3%81%95%E3%81%97%E3%81%8F%E3%82%8F%E3%81%8B%E3%82%8B%E6%9C%AC-%E8%A5%BF%E6%9D%91-%E4%BB%81/dp/4820746634/</text:a></text:p>
      <text:p text:style-name="P35"/>
      <text:p text:style-name="P35">加工材料の知識がやさしくわかる本</text:p>
      <text:p text:style-name="書面_2c_3_2c__28_3_29__2c_本文"><text:a xlink:type="simple" xlink:href="https://www.amazon.co.jp/加工材料の知識がやさしくわかる本-西村-仁/dp/4820748483/" text:style-name="Internet_20_link" text:visited-style-name="Visited_20_Internet_20_Link">https://www.amazon.co.jp/%E5%8A%A0%E5%B7%A5%E6%9D%90%E6%96%99%E3%81%AE%E7%9F%A5%E8%AD%98%E3%81%8C%E3%82%84%E3%81%95%E3%81%97%E3%81%8F%E3%82%8F%E3%81%8B%E3%82%8B%E6%9C%AC-%E8%A5%BF%E6%9D%91-%E4%BB%81/dp/4820748483/</text:a></text:p>
      <text:p text:style-name="P55"><text:a xlink:type="simple" xlink:href="https://www.youtube.com/watch?v=Vq6XVaEhpnk" text:style-name="Standard" text:visited-style-name="Standard">以下余白</text:a></text:p>
      <text:p text:style-name="P80">「ものづくり太郎チャンネル」目録</text:p>
      <text:p text:style-name="P23"/>
      <text:p text:style-name="P23">　※ものづくり太郎氏からは，たくさん勉強させてもらっています。時々，ネタがあって，どうしたもんかな？と頭をかしげてしまいます。</text:p>
      <text:p text:style-name="P22"/>
      <text:p text:style-name="P22">ものづくり太郎チャンネル</text:p>
      <text:p text:style-name="書面_2c_3_2c__28_3_29__2c_本文"><text:a xlink:type="simple" xlink:href="https://www.youtube.com/channel/UCY9KXoezyo6cp-YwguOOCcg" text:style-name="Internet_20_link" text:visited-style-name="Visited_20_Internet_20_Link">https://www.youtube.com/channel/UCY9KXoezyo6cp-YwguOOCcg</text:a></text:p>
      <text:p text:style-name="P22"/>
      <text:p text:style-name="P22">半導体の王者Intelは「オワコン」なのか？　多角的にIntelの「将来」を紐解きます。</text:p>
      <text:p text:style-name="P289"><text:a xlink:type="simple" xlink:href="https://youtu.be/sr9FbXczdH0?t=2170" text:style-name="Internet_20_link" text:visited-style-name="Visited_20_Internet_20_Link">https://youtu.be/sr9FbXczdH0?t=2170</text:a></text:p>
      <text:p text:style-name="書面_2c_3_2c__28_3_29__2c_本文">※この動画から，半導体と言語の共通点に気づくことが出来ました。１番のお気に入り動画です。</text:p>
      <text:p text:style-name="P22"/>
      <text:p text:style-name="P22">崩壊していく東芝を救うことになった天才半導体設計者の物語。NANDフラッシュメモリーはこうやって生まれた。</text:p>
      <text:p text:style-name="書面_2c_3_2c__28_3_29__2c_本文"><text:a xlink:type="simple" xlink:href="https://youtu.be/VNKtDFvUnJU?t=1816" text:style-name="Internet_20_link" text:visited-style-name="Visited_20_Internet_20_Link">https://youtu.be/VNKtDFvUnJU?t=1816</text:a></text:p>
      <text:p text:style-name="書面_2c_3_2c__28_3_29__2c_本文">※舛岡富士雄氏への敬意を感じる動画です。</text:p>
      <text:p text:style-name="P22"/>
      <text:p text:style-name="P22">インテルの半導体の実力値はどうなの？インテルの半導体の実力値を評価してやんよ‼成長性も解説します‼</text:p>
      <text:p text:style-name="書面_2c_3_2c__28_3_29__2c_本文"><text:a xlink:type="simple" xlink:href="https://www.youtube.com/watch?v=d7oHa3F-EZs" text:style-name="Internet_20_link" text:visited-style-name="Visited_20_Internet_20_Link">https://www.youtube.com/watch?v=d7oHa3F-EZs</text:a></text:p>
      <text:p text:style-name="P290">※インテルの指名で解説依頼が来るのは，すごいなー。と，思いました。</text:p>
      <text:p text:style-name="P24">以下余白</text:p>
      <text:p text:style-name="P77"><text:bookmark-start text:name="__RefHeading___Toc489967_15397855491"/>「Yumi's English Boot Campチャンネル」目録<text:bookmark-end text:name="__RefHeading___Toc489967_15397855491"/></text:p>
      <text:p text:style-name="Text_20_body"/>
      <text:p text:style-name="Text_20_body">　※明場さんは，巨人が小人のためにしゃがんで英語を教えてくださっているという認識です。</text:p>
      <text:p text:style-name="Text_20_body"/>
      <text:p text:style-name="Text_20_body">Yumi's English Boot Camp</text:p>
      <text:p text:style-name="書面_2c_3_2c__28_3_29__2c_本文"><text:a xlink:type="simple" xlink:href="https://www.youtube.com/channel/UCrwNm80XyhxzE5dtxcC3jXw" text:style-name="Internet_20_link" text:visited-style-name="Visited_20_Internet_20_Link">https://www.youtube.com/channel/UCrwNm80XyhxzE5dtxcC3jXw</text:a></text:p>
      <text:p text:style-name="P68"/>
      <text:p text:style-name="Text_20_body">『Yumiの脱カタカナ英語マニュアル』の内容紹介＆チュートリアル</text:p>
      <text:p text:style-name="書面_2c_3_2c__28_3_29__2c_本文"><text:a xlink:type="simple" xlink:href="https://www.youtube.com/watch?v=W0dc03MdUns" text:style-name="Internet_20_link" text:visited-style-name="Visited_20_Internet_20_Link">https://www.youtube.com/watch?v=W0dc03MdUns</text:a></text:p>
      <text:p text:style-name="P49"/>
      <text:p text:style-name="P38">「母音」のリスト</text:p>
      <text:p text:style-name="書面_2c_3_2c__28_3_29__2c_本文"><text:a xlink:type="simple" xlink:href="https://www.youtube.com/watch?v=2gBJOootGS4&amp;list=PLZkPZA-jVSNXTP0yYe0sb4GUSSmCRK5gJ" text:style-name="Internet_20_link" text:visited-style-name="Visited_20_Internet_20_Link">https://www.youtube.com/watch?v=2gBJOootGS4&amp;list=PLZkPZA-jVSNXTP0yYe0sb4GUSSmCRK5gJ</text:a></text:p>
      <text:p text:style-name="P38"/>
      <text:p text:style-name="P38">「子音」のリスト</text:p>
      <text:p text:style-name="書面_2c_3_2c__28_3_29__2c_本文"><text:a xlink:type="simple" xlink:href="https://www.youtube.com/watch?v=x1twyuGyQTw&amp;list=PLZkPZA-jVSNXP7JsUMtIx_k6ZWzfqTJoV" text:style-name="Internet_20_link" text:visited-style-name="Visited_20_Internet_20_Link">https://www.youtube.com/watch?v=x1twyuGyQTw&amp;list=PLZkPZA-jVSNXP7JsUMtIx_k6ZWzfqTJoV</text:a></text:p>
      <text:p text:style-name="P38"/>
      <text:p text:style-name="P38">「リエゾンとリダクション，リズム」のリスト</text:p>
      <text:p text:style-name="書面_2c_3_2c__28_3_29__2c_本文"><text:a xlink:type="simple" xlink:href="https://www.youtube.com/watch?v=s-YEoLdV20k&amp;list=PLZkPZA-jVSNUNZioaUp1izd8fDDnc0n8d" text:style-name="Internet_20_link" text:visited-style-name="Visited_20_Internet_20_Link">https://www.youtube.com/watch?v=s-YEoLdV20k&amp;list=PLZkPZA-jVSNUNZioaUp1izd8fDDnc0n8d</text:a></text:p>
      <text:p text:style-name="P31"/>
      <text:p text:style-name="P31"/>
      <text:p text:style-name="P40"><text:soft-page-break/>「アみたいなオみたいな英語の母音」</text:p>
      <text:p text:style-name="P285"><text:a xlink:type="simple" xlink:href="https://www.youtube.com/watch?v=2gBJOootGS4&amp;t=91s" text:style-name="Internet_20_link" text:visited-style-name="Visited_20_Internet_20_Link">https://www.youtube.com/watch?v=2gBJOootGS4&amp;t=91s</text:a></text:p>
      <text:p text:style-name="P285">※英語の母音は，R母音含めると２０を超えると学びました。</text:p>
      <text:p text:style-name="P39"/>
      <text:p text:style-name="P20">「【衝撃の事実】英語は実はあまり口を動かしません！」</text:p>
      <text:p text:style-name="書面_2c_3_2c__28_3_29__2c_本文"><text:a xlink:type="simple" xlink:href="https://youtu.be/rH6MBSDhOHg?t=127" text:style-name="Internet_20_link" text:visited-style-name="Visited_20_Internet_20_Link">https://youtu.be/rH6MBSDhOHg?t=12</text:a><text:a xlink:type="simple" xlink:href="https://youtu.be/rH6MBSDhOHg?t=127" text:style-name="Internet_20_link" text:visited-style-name="Visited_20_Internet_20_Link"><text:span text:style-name="T123">7</text:span></text:a></text:p>
      <text:p text:style-name="書面_2c_3_2c__28_3_29__2c_本文">※英語の「喉の鳴動」について学びました。</text:p>
      <text:p text:style-name="P19"/>
      <text:p text:style-name="P21">「【衝撃の事実】英語は実はあまり口を動かしません！」</text:p>
      <text:p text:style-name="書面_2c_3_2c__28_3_29__2c_本文"><text:a xlink:type="simple" xlink:href="https://youtu.be/rH6MBSDhOHg?t=123" text:style-name="Internet_20_link" text:visited-style-name="Visited_20_Internet_20_Link">https://youtu.be/rH6MBSDhOHg?t=123</text:a></text:p>
      <text:p text:style-name="書面_2c_3_2c__28_3_29__2c_本文">※日本語は口先で話す言語と学びました。</text:p>
      <text:p text:style-name="P9">以下余白</text:p>
      <text:p text:style-name="P79">「井上ジョーJAPANチャンネル」目録</text:p>
      <text:p text:style-name="P46"/>
      <text:p text:style-name="P46">　※井上ジョーさんは，アメリカのロサンゼルスで生まれ育った，音楽家の方です。</text:p>
      <text:p text:style-name="P46"/>
      <text:p text:style-name="Text_20_body">井上ジョーJAPAN</text:p>
      <text:p text:style-name="P286"><text:a xlink:type="simple" xlink:href="https://www.youtube.com/channel/UCSHzI-t58X8STwqjfSzp47w/featured" text:style-name="Internet_20_link" text:visited-style-name="Visited_20_Internet_20_Link">https://www.youtube.com/channel/UCSHzI-t58X8STwqjfSzp47w/featured</text:a></text:p>
      <text:p text:style-name="P41"/>
      <text:p text:style-name="P45">「英語の早口言葉に挑戦してみた（字幕あり）」</text:p>
      <text:p text:style-name="書面_2c_3_2c__28_3_29__2c_本文"><text:a xlink:type="simple" xlink:href="https://www.youtube.com/watch?v=-raRJe962Dc" text:style-name="Internet_20_link" text:visited-style-name="Visited_20_Internet_20_Link">https://www.youtube.com/watch?v=-raRJe962Dc</text:a></text:p>
      <text:p text:style-name="書面_2c_3_2c__28_3_29__2c_本文">※「<text:span text:style-name="T124">tongue twister」を学びました。</text:span></text:p>
      <text:p text:style-name="P31"/>
      <text:p text:style-name="P31">「本当にナルトと銀魂の曲作ったの？（ジョートーーク４９）」</text:p>
      <text:p text:style-name="書面_2c_3_2c__28_3_29__2c_本文"><text:a xlink:type="simple" xlink:href="https://www.youtube.com/watch?v=0G8sgAC1Dl4" text:style-name="Internet_20_link" text:visited-style-name="Visited_20_Internet_20_Link">https://www.youtube.com/watch?v=0G8sgAC1Dl4</text:a></text:p>
      <text:p text:style-name="P9">以下余白</text:p>
      <text:p text:style-name="P31"/>
      <text:p text:style-name="P18"/>
      <text:p text:style-name="P78">「Joe Inoue Official English <text:span text:style-name="T125">channel」目録</text:span></text:p>
      <text:p text:style-name="P18"/>
      <text:p text:style-name="Text_20_body">Joe Inoue Official English</text:p>
      <text:p text:style-name="書面_2c_3_2c__28_3_29__2c_本文"><text:a xlink:type="simple" xlink:href="https://www.youtube.com/channel/UCRN3YjudAj6tFV4NMRiAhbg" text:style-name="Internet_20_link" text:visited-style-name="Visited_20_Internet_20_Link">https://www.youtube.com/channel/UCRN3YjudAj6tFV4NMRiAhbg</text:a></text:p>
      <text:p text:style-name="P42"/>
      <text:p text:style-name="P25">「井上ジョー　『CLOSER』」</text:p>
      <text:p text:style-name="P287"><text:a xlink:type="simple" xlink:href="https://www.youtube.com/watch?v=xKLBTVesVA8" text:style-name="Internet_20_link" text:visited-style-name="Visited_20_Internet_20_Link">https://www.youtube.com/watch?v=xKLBTVesVA8</text:a></text:p>
      <text:p text:style-name="P287">※井上ジョーさんはナルトの主題歌の作曲家です。</text:p>
      <text:p text:style-name="P287">※概要欄より以下を引用。</text:p>
      <text:p text:style-name="P287">「NARUTO -疾風伝-」OPテーマ曲。</text:p>
      <text:p text:style-name="P287">作詞・作曲，全楽器演奏・エンジニアリングまで手掛ける</text:p>
      <text:p text:style-name="P287">マルチアーティスト。</text:p>
      <text:p text:style-name="P42"/>
      <text:p text:style-name="P42">「井上ジョー　『風のごとく』」</text:p>
      <text:p text:style-name="書面_2c_3_2c__28_3_29__2c_本文"><text:a xlink:type="simple" xlink:href="https://www.youtube.com/watch?v=fOjXSC4rbko" text:style-name="Internet_20_link" text:visited-style-name="Visited_20_Internet_20_Link">https://www.youtube.com/watch?v=fOjXSC4rbko</text:a></text:p>
      <text:p text:style-name="書面_2c_3_2c__28_3_29__2c_本文">※概要欄より以下を引用。</text:p>
      <text:p text:style-name="P287">※5thシングル「風のごとく」（2010.08.04）TVアニメ</text:p>
      <text:p text:style-name="P287">　「よりぬき銀魂さん」OPテーマ曲</text:p>
      <text:p text:style-name="P9">以下余白</text:p>
      <text:p text:style-name="P73"><text:span text:style-name="T94">「Rachel’s English </text:span><text:span text:style-name="T95">channel </text:span><text:span text:style-name="T98">」</text:span><text:a xlink:type="simple" xlink:href="https://www.youtube.com/watch?v=Vq6XVaEhpnk" text:style-name="Standard" text:visited-style-name="Standard"><text:span text:style-name="T96">目録</text:span></text:a></text:p>
      <text:p text:style-name="P37"/>
      <text:p text:style-name="Text_20_body"><text:s/>※英語の微細化の叡智と集積化技術を学ぶために，「<text:span text:style-name="T97">Rachel’s English</text:span><text:span text:style-name="T93">」チャンネルの以下の動画・リストを使うことをお勧めします。</text:span></text:p>
      <text:p text:style-name="Text_20_body">　※全部英語なので，大変です。</text:p>
      <text:p text:style-name="Text_20_body"/>
      <text:p text:style-name="Text_20_body">Rachel's English</text:p>
      <text:p text:style-name="書面_2c_3_2c__28_3_29__2c_本文"><text:a xlink:type="simple" xlink:href="https://www.youtube.com/channel/UCvn_XCl_mgQmt3sD753zdJA" text:style-name="Internet_20_link" text:visited-style-name="Visited_20_Internet_20_Link">https://www.youtube.com/channel/UCvn_XCl_mgQmt3sD753zdJA</text:a></text:p>
      <text:p text:style-name="Text_20_body"/>
      <text:p text:style-name="P12">「Learn Vowels &amp; Diphthongs in 90 Minutes! | Pronunciation Compilation | Rachel's English」</text:p>
      <text:p text:style-name="書面_2c_3_2c__28_3_29__2c_本文"><text:a xlink:type="simple" xlink:href="https://www.youtube.com/watch?v=jaRcbpN_KlM" text:style-name="Internet_20_link" text:visited-style-name="Visited_20_Internet_20_Link">https://www.youtube.com/watch?v=jaRcbpN_KlM</text:a></text:p>
      <text:p text:style-name="P31"/>
      <text:p text:style-name="Text_20_body">「American English Vowel Sounds」</text:p>
      <text:p text:style-name="P208"><text:a xlink:type="simple" xlink:href="https://www.youtube.com/playlist?list=PLrqHrGoMJdTQ__1eH4a5EW43NQvDuRjnr" text:style-name="Internet_20_link" text:visited-style-name="Visited_20_Internet_20_Link">https://www.youtube.com/playlist?list=PLrqHrGoMJdTQ__1eH4a5EW43NQvDuRjnr</text:a></text:p>
      <text:p text:style-name="P37"/>
      <text:p text:style-name="P17">「Learn 24 English Consonant Sounds in 70 Minutes | Pronunciation Compilation | Rachel's English」</text:p>
      <text:p text:style-name="書面_2c_3_2c__28_3_29__2c_本文"><text:a xlink:type="simple" xlink:href="https://www.youtube.com/watch?v=xreA0vkHMBY" text:style-name="Internet_20_link" text:visited-style-name="Visited_20_Internet_20_Link">https://www.youtube.com/watch?v=xreA0vkHMBY</text:a></text:p>
      <text:p text:style-name="P37"/>
      <text:p text:style-name="Text_20_body">「IPA - International Phonetic Alphabet」</text:p>
      <text:p text:style-name="P208"><text:a xlink:type="simple" xlink:href="https://www.youtube.com/playlist?list=PL76E3034895AF6FF4" text:style-name="Internet_20_link" text:visited-style-name="Visited_20_Internet_20_Link">https://www.youtube.com/playlist?list=PL76E3034895AF6FF4</text:a></text:p>
      <text:p text:style-name="P37"/>
      <text:p text:style-name="Text_20_body"><text:soft-page-break/>「ESL: Reduction and Linking」</text:p>
      <text:p text:style-name="P208"><text:a xlink:type="simple" xlink:href="https://www.youtube.com/playlist?list=PL8A78F4E25D2280A1" text:style-name="Internet_20_link" text:visited-style-name="Visited_20_Internet_20_Link"><text:span text:style-name="T63">https://www.youtube.com/playlist?list=PL8A78F4E25D2280A1</text:span></text:a></text:p>
      <text:p text:style-name="P36"/>
      <text:p text:style-name="Text_20_body">「LEARN ENGLISH WITH MOVIES」</text:p>
      <text:p text:style-name="P208"><text:a xlink:type="simple" xlink:href="https://www.youtube.com/playlist?list=PLrqHrGoMJdTR_P8p95DY1RA8_gD4XEOmI" text:style-name="Internet_20_link" text:visited-style-name="Visited_20_Internet_20_Link">https://www.youtube.com/playlist?list=PLrqHrGoMJdTR_P8p95DY1RA8_gD4XEOmI</text:a>」</text:p>
      <text:p text:style-name="P208"/>
      <text:p text:style-name="Text_20_body">「LEARN ENGLISH WITH TV」</text:p>
      <text:p text:style-name="P208"><text:a xlink:type="simple" xlink:href="https://www.youtube.com/playlist?list=PLrqHrGoMJdTSE_JJzynKLWx8he3CeL5IJ" text:style-name="Internet_20_link" text:visited-style-name="Visited_20_Internet_20_Link">https://www.youtube.com/playlist?list=PLrqHrGoMJdTSE_JJzynKLWx8he3CeL5IJ</text:a></text:p>
      <text:p text:style-name="Text_20_body"/>
      <text:p text:style-name="Text_20_body">「Learn English with FRIENDS」</text:p>
      <text:p text:style-name="P208"><text:a xlink:type="simple" xlink:href="https://www.youtube.com/playlist?list=PLrqHrGoMJdTRbUwBAfEJRNcL7slLPKIX1" text:style-name="Internet_20_link" text:visited-style-name="Visited_20_Internet_20_Link">https://www.youtube.com/playlist?list=PLrqHrGoMJdTRbUwBAfEJRNcL7slLPKIX1</text:a></text:p>
      <text:p text:style-name="P9">以下余白</text:p>
      <text:p text:style-name="P76">チャンネル開設状</text:p>
      <text:p text:style-name="P13"/>
      <text:p text:style-name="P14">令和３年８月３日　発行</text:p>
      <text:p text:style-name="P14">著者　梅濁酒<text:span text:style-name="T121">(</text:span><text:span text:style-name="T120">umedoblock</text:span><text:span text:style-name="T121">)</text:span></text:p>
      <text:p text:style-name="P15">©︎ 2021 梅濁酒研究所<text:span text:style-name="T121">(umedoblock Lab)</text:span>　All rights reserved.</text:p>
      <text:p text:style-name="P16">以下余白</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ppleExternalUIFontJapanese-W3" svg:font-family="AppleExternalUIFontJapanese-W3"/>
    <style:font-face style:name="AppleSystemUIFont" svg:font-family="AppleSystemUIFont"/>
    <style:font-face style:name="Hiragino Kaku Gothic ProN" svg:font-family="'Hiragino Kaku Gothic ProN', 'Hiragino Sans', Meiryo, sans-serif"/>
    <style:font-face style:name="IPAexMincho" svg:font-family="IPAexMincho"/>
    <style:font-face style:name="IPAex明朝3" svg:font-family="IPAex明朝"/>
    <style:font-face style:name="Lohit Hindi1" svg:font-family="'Lohit Hindi'"/>
    <style:font-face style:name="OpenSymbol" svg:font-family="OpenSymbol"/>
    <style:font-face style:name="ＭＳ 明朝" svg:font-family="'ＭＳ 明朝', 'MS Mincho'" style:font-family-generic="roman"/>
    <style:font-face style:name="MSGothic" svg:font-family="MSGothic" style:font-family-generic="swiss"/>
    <style:font-face style:name="TakaoGothic" svg:font-family="TakaoGothic" style:font-family-generic="modern" style:font-pitch="fixed"/>
    <style:font-face style:name="IPAexMincho2" svg:font-family="IPAexMincho" style:font-pitch="variable"/>
    <style:font-face style:name="IPAexMincho1" svg:font-family="IPAexMincho" style:font-adornments="標準" style:font-pitch="variable"/>
    <style:font-face style:name="IPAex明朝" svg:font-family="IPAex明朝" style:font-pitch="variable"/>
    <style:font-face style:name="IPAex明朝2" svg:font-family="IPAex明朝" style:font-adornments="斜体" style:font-pitch="variable"/>
    <style:font-face style:name="IPAex明朝1" svg:font-family="IPAex明朝" style:font-adornments="標準" style:font-pitch="variable"/>
    <style:font-face style:name="IPA明朝" svg:font-family="IPA明朝" style:font-adornments="標準" style:font-pitch="variable"/>
    <style:font-face style:name="Times New Roman" svg:font-family="'Times New Roman'" style:font-family-generic="roman"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IPAexMincho" fo:font-size="10pt" fo:language="en" fo:country="US" style:letter-kerning="true" style:font-name-asian="IPAex明朝3" style:font-size-asian="10pt" style:language-asian="ja" style:country-asian="JP"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IPAexMincho" fo:font-size="10pt" fo:language="en" fo:country="US" style:letter-kerning="true" style:font-name-asian="IPAex明朝3" style:font-size-asian="10pt" style:language-asian="ja" style:country-asian="JP"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cfe7f5"/>
      <style:paragraph-properties fo:text-align="justify" style:justify-single-word="false" fo:orphans="0" fo:widows="0" style:page-number="auto" fo:background-color="transparent" style:shadow="none" style:writing-mode="lr-tb">
        <style:tab-stops/>
      </style:paragraph-properties>
      <style:text-properties style:use-window-font-color="true" loext:opacity="0%" fo:font-size="12pt" style:letter-kerning="true" style:font-size-asian="12pt" style:font-size-complex="12pt"/>
    </style:style>
    <style:style style:name="Heading" style:family="paragraph" style:parent-style-name="Standard" style:next-style-name="Text_20_body" style:class="text" style:master-page-name="">
      <loext:graphic-properties draw:fill="none" draw:fill-color="#cfe7f5"/>
      <style:paragraph-properties fo:margin-top="4.23mm" fo:margin-bottom="2.12mm" style:contextual-spacing="false" style:page-number="auto" fo:background-color="transparent" style:shadow="none" fo:keep-with-next="always"/>
      <style:text-properties style:font-name="IPAexMincho" fo:font-family="IPAexMincho" fo:font-size="14pt" style:font-name-asian="IPAex明朝3" style:font-family-asian="IPAex明朝" style:font-size-asian="12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list-style-name="" style:class="text" style:master-page-name="">
      <loext:graphic-properties draw:fill="none" draw:fill-color="#cfe7f5"/>
      <style:paragraph-properties fo:margin-top="0mm" fo:margin-bottom="0mm" style:contextual-spacing="false" style:page-number="auto" fo:background-color="transparent" style:shadow="none">
        <style:tab-stops/>
      </style:paragraph-properties>
      <style:text-properties style:font-name="IPAexMincho1" fo:font-family="IPAexMincho" style:font-style-name="標準" style:font-pitch="variable" fo:font-size="12pt" style:font-name-asian="IPAexMincho1" style:font-family-asian="IPAexMincho" style:font-style-name-asian="標準" style:font-pitch-asian="variable"/>
    </style:style>
    <style:style style:name="List" style:family="paragraph" style:parent-style-name="Text_20_body" style:class="list">
      <style:text-properties style:font-name="IPAexMincho" fo:font-family="IPAexMincho" style:font-size-asian="12pt" style:font-name-complex="Lohit Hindi1" style:font-family-complex="'Lohit Hind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text:number-lines="false" text:line-number="0">
        <style:tab-stops>
          <style:tab-stop style:position="75mm" style:type="center"/>
          <style:tab-stop style:position="150m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5mm" style:type="center"/>
          <style:tab-stop style:position="150mm" style:type="right"/>
        </style:tab-stops>
      </style:paragraph-properties>
    </style:style>
    <style:style style:name="書面_2c_1_2c_第_2c_標題" style:display-name="書面,1,第,標題" style:family="paragraph" style:parent-style-name="Text_20_body" style:next-style-name="書面_2c_1_2c_第_2c_本文" style:auto-update="true" style:default-outline-level="1" style:list-style-name="_31__2c__20_第_ff11_" style:master-page-name="">
      <loext:graphic-properties draw:fill="none" draw:fill-color="#cfe7f5"/>
      <style:paragraph-properties fo:margin-top="0mm" fo:margin-bottom="0mm" style:contextual-spacing="false" style:page-number="auto" fo:background-color="transparent" style:shadow="none" text:number-lines="true" text:line-number="0" style:writing-mode="lr-tb">
        <style:tab-stops/>
      </style:paragraph-properties>
      <style:text-properties style:font-name="IPAexMincho1" fo:font-family="IPAexMincho" style:font-style-name="標準" style:font-pitch="variable" fo:font-size="12pt" style:font-name-asian="IPAexMincho1" style:font-family-asian="IPAexMincho" style:font-style-name-asian="標準" style:font-pitch-asian="variable" style:font-size-asian="12pt"/>
    </style:style>
    <style:style style:name="Numbering_20_1" style:display-name="Numbering 1" style:family="paragraph" style:parent-style-name="List" style:class="list">
      <style:paragraph-properties fo:margin-left="6.35mm" fo:margin-right="0mm" fo:margin-top="0mm" fo:margin-bottom="2.12mm" style:contextual-spacing="false" fo:text-indent="-6.35mm" style:auto-text-indent="false"/>
    </style:style>
    <style:style style:name="書面_2c_1_2c_第_2c_本文" style:display-name="書面,1,第,本文" style:family="paragraph" style:parent-style-name="書面_2c_1_2c_第_2c_標題" style:auto-update="true" style:default-outline-level="" style:list-style-name="" style:master-page-name="">
      <loext:graphic-properties draw:fill="none" draw:fill-color="#cfe7f5"/>
      <style:paragraph-properties fo:margin-left="3.05mm" fo:margin-right="0mm" fo:margin-top="0mm" fo:margin-bottom="0mm" style:contextual-spacing="false" fo:text-align="justify" style:justify-single-word="false" fo:text-indent="0mm" style:auto-text-indent="false" style:page-number="auto" fo:background-color="transparent" text:number-lines="false" text:line-number="0">
        <style:tab-stops/>
        <style:drop-cap/>
      </style:paragraph-properties>
      <style:text-properties style:font-name="IPAexMincho1" fo:font-family="IPAexMincho" style:font-style-name="標準" style:font-pitch="variable" style:font-name-asian="IPAexMincho1" style:font-family-asian="IPAexMincho" style:font-style-name-asian="標準" style:font-pitch-asian="variable"/>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書面_2c_2_2c_2_2c_本文" style:display-name="書面,2,2,本文" style:family="paragraph" style:parent-style-name="書面_2c_2_2c_2_2c_標題" style:auto-update="true" style:default-outline-level="" style:list-style-name="" style:master-page-name="">
      <loext:graphic-properties draw:fill="none" draw:fill-color="#cfe7f5"/>
      <style:paragraph-properties fo:margin-left="7.41mm" fo:margin-right="0mm" fo:margin-top="0mm" fo:margin-bottom="0mm" style:contextual-spacing="false" style:register-true="true" fo:text-indent="0mm" style:auto-text-indent="false" style:page-number="auto" fo:background-color="transparent">
        <style:tab-stops/>
      </style:paragraph-properties>
      <style:text-properties fo:font-size="12pt" fo:font-weight="normal" style:font-size-asian="12pt" style:font-weight-asian="normal" style:font-size-complex="12pt" style:font-weight-complex="normal"/>
    </style:style>
    <style:style style:name="書面_2c_2_2c_2_2c_標題" style:display-name="書面,2,2,標題" style:family="paragraph" style:parent-style-name="書面_2c_1_2c_第_2c_標題" style:next-style-name="書面_2c_2_2c_2_2c_本文" style:auto-update="true" style:default-outline-level="2" style:list-style-name="_32__2c__20__ff12_" style:master-page-name="">
      <loext:graphic-properties draw:fill="none" draw:fill-color="#cfe7f5"/>
      <style:paragraph-properties fo:margin-left="3.7mm" fo:margin-right="0mm" fo:margin-top="0mm" fo:margin-bottom="0mm" style:contextual-spacing="false" fo:text-align="start" style:justify-single-word="false" fo:text-indent="0mm" style:auto-text-indent="false" style:page-number="auto" fo:background-color="transparent" style:shadow="none" text:number-lines="false" text:line-number="1">
        <style:tab-stops/>
      </style:paragraph-properties>
      <style:text-properties style:font-name="IPAexMincho1" fo:font-family="IPAexMincho" style:font-style-name="標準" style:font-pitch="variable" fo:font-weight="normal" style:font-name-asian="IPAexMincho1" style:font-family-asian="IPAexMincho" style:font-style-name-asian="標準" style:font-pitch-asian="variable" style:font-size-asian="12pt" style:font-weight-asian="normal" style:font-weight-complex="normal"/>
    </style:style>
    <style:style style:name="Contents_20_2" style:display-name="Contents 2" style:family="paragraph" style:parent-style-name="Index" style:next-style-name="書面_2c_1_2c_第_2c_標題" style:auto-update="true" style:list-style-name="" style:class="index" style:master-page-name="">
      <loext:graphic-properties draw:fill="none" draw:fill-color="#cfe7f5"/>
      <style:paragraph-properties fo:margin-left="3.56mm" fo:margin-right="0mm" fo:margin-top="0mm" fo:margin-bottom="0mm" style:contextual-spacing="false" fo:text-indent="0mm" style:auto-text-indent="false" style:page-number="auto" fo:background-color="transparent" style:shadow="none">
        <style:tab-stops>
          <style:tab-stop style:position="160mm" style:type="right" style:leader-style="dotted" style:leader-text="."/>
        </style:tab-stops>
      </style:paragraph-properties>
      <style:text-properties style:font-name="IPAexMincho1" fo:font-family="IPAexMincho" style:font-style-name="標準" style:font-pitch="variable" style:font-name-asian="IPAexMincho1" style:font-family-asian="IPAexMincho" style:font-style-name-asian="標準" style:font-pitch-asian="variable"/>
    </style:style>
    <style:style style:name="Contents_20_1" style:display-name="Contents 1" style:family="paragraph" style:parent-style-name="Index" style:class="index" style:master-page-name="">
      <loext:graphic-properties draw:fill="none" draw:fill-color="#cfe7f5"/>
      <style:paragraph-properties fo:margin-left="0mm" fo:margin-right="-25.51mm" fo:margin-top="0mm" fo:margin-bottom="0mm" style:contextual-spacing="false" fo:text-indent="0mm" style:auto-text-indent="false" style:page-number="auto" fo:background-color="transparent" style:shadow="none">
        <style:tab-stops>
          <style:tab-stop style:position="160mm" style:type="right" style:leader-style="dotted" style:leader-text="."/>
        </style:tab-stops>
      </style:paragraph-properties>
      <style:text-properties style:font-name="IPAexMincho1" fo:font-family="IPAexMincho" style:font-style-name="標準" style:font-pitch="variable" style:font-name-asian="IPAexMincho1" style:font-family-asian="IPAexMincho" style:font-style-name-asian="標準" style:font-pitch-asian="variable"/>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cfe7f5"/>
      <style:paragraph-properties fo:margin-left="3.7mm" fo:margin-right="0mm" fo:margin-top="0mm" fo:margin-bottom="0mm" style:contextual-spacing="false" fo:text-indent="-0.23mm" style:auto-text-indent="false" style:page-number="auto" fo:background-color="transparent">
        <style:tab-stops/>
      </style:paragraph-properties>
      <style:text-properties fo:font-size="115%" fo:font-weight="normal" style:font-size-asian="115%" style:font-weight-asian="normal" style:font-size-complex="115%" style:font-weight-complex="bold"/>
    </style:style>
    <style:style style:name="Contents_20_3" style:display-name="Contents 3" style:family="paragraph" style:parent-style-name="Index" style:class="index" style:master-page-name="">
      <loext:graphic-properties draw:fill="none" draw:fill-color="#cfe7f5"/>
      <style:paragraph-properties fo:margin-left="11.11mm" fo:margin-right="0mm" fo:margin-top="0mm" fo:margin-bottom="0mm" style:contextual-spacing="false" fo:text-indent="-7.41mm" style:auto-text-indent="false" style:page-number="auto" fo:background-color="transparent" style:shadow="none">
        <style:tab-stops>
          <style:tab-stop style:position="150.02mm" style:type="right" style:leader-style="dotted" style:leader-text="."/>
        </style:tab-stops>
      </style:paragraph-properties>
      <style:text-properties style:font-name="IPAexMincho1" fo:font-family="IPAexMincho" style:font-style-name="標準" style:font-pitch="variable" style:font-name-asian="IPAexMincho1" style:font-family-asian="IPAexMincho" style:font-style-name-asian="標準" style:font-pitch-asian="variable"/>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master-page-name="">
      <loext:graphic-properties draw:fill="none" draw:fill-color="#cfe7f5"/>
      <style:paragraph-properties fo:margin-left="11.11mm" fo:margin-right="0mm" fo:margin-top="0mm" fo:margin-bottom="0mm" style:contextual-spacing="false" fo:text-indent="0mm" style:auto-text-indent="false" style:page-number="auto" fo:background-color="transparent" style:shadow="none">
        <style:tab-stops>
          <style:tab-stop style:position="145.03mm" style:type="right"/>
        </style:tab-stops>
      </style:paragraph-properties>
      <style:text-properties style:font-name="IPAexMincho1" fo:font-family="IPAexMincho" style:font-style-name="標準" style:font-pitch="variable" style:font-name-asian="IPAexMincho1" style:font-family-asian="IPAexMincho" style:font-style-name-asian="標準" style:font-pitch-asian="variable"/>
    </style:style>
    <style:style style:name="書面_2c_3_2c__28_3_29__2c_標題" style:display-name="書面,3,(3),標題" style:family="paragraph" style:parent-style-name="書面_2c_2_2c_2_2c_標題" style:next-style-name="書面_2c_3_2c__28_3_29__2c_本文" style:auto-update="true" style:default-outline-level="3" style:list-style-name="_33__2c__20__28__ff13__29_" style:master-page-name="">
      <loext:graphic-properties draw:fill="none" draw:fill-color="#cfe7f5"/>
      <style:paragraph-properties fo:margin-left="3.7mm" fo:margin-right="0mm" fo:margin-top="0mm" fo:margin-bottom="0mm" style:contextual-spacing="false" fo:text-indent="0mm" style:auto-text-indent="false" style:page-number="auto" fo:background-color="transparent" text:number-lines="false" text:line-number="1" style:writing-mode="lr-tb">
        <style:tab-stops/>
      </style:paragraph-properties>
      <style:text-properties style:use-window-font-color="true" loext:opacity="0%" style:font-name="IPAexMincho1" fo:font-family="IPAexMincho" style:font-style-name="標準" style:font-pitch="variable" style:font-name-asian="IPAexMincho1" style:font-family-asian="IPAexMincho" style:font-style-name-asian="標準" style:font-pitch-asian="variable"/>
    </style:style>
    <style:style style:name="書面_2c_3_2c__28_3_29__2c_本文" style:display-name="書面,3,(3),本文" style:family="paragraph" style:parent-style-name="書面_2c_3_2c__28_3_29__2c_標題" style:auto-update="true" style:default-outline-level="" style:list-style-name="" style:master-page-name="">
      <style:paragraph-properties fo:margin-left="11.11mm" fo:margin-right="0mm" fo:margin-top="0mm" fo:margin-bottom="0mm" style:contextual-spacing="false" fo:text-indent="0mm" style:auto-text-indent="false" style:page-number="auto">
        <style:tab-stops/>
      </style:paragraph-properties>
      <style:text-properties style:font-name="IPAexMincho2" fo:font-family="IPAexMincho" style:font-pitch="variable" fo:font-size="12pt" style:text-underline-style="none" style:font-name-asian="IPAexMincho2" style:font-family-asian="IPAexMincho" style:font-pitch-asian="variabl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mm" fo:margin-bottom="0mm" style:contextual-spacing="false"/>
      <style:text-properties style:font-name="TakaoGothic" fo:font-family="TakaoGothic" style:font-family-generic="modern" style:font-pitch="fixed" fo:font-size="10pt" style:font-name-asian="TakaoGothic" style:font-family-asian="TakaoGothic" style:font-family-generic-asian="modern" style:font-pitch-asian="fixed" style:font-size-asian="10pt" style:font-name-complex="TakaoGothic" style:font-family-complex="TakaoGothic" style:font-family-generic-complex="modern" style:font-pitch-complex="fixed" style:font-size-complex="10pt"/>
    </style:style>
    <style:style style:name="書面_2c_4_2c_ア_2c_本文" style:display-name="書面,4,ア,本文" style:family="paragraph" style:parent-style-name="書面_2c_4_2c_ア_2c_標題" style:auto-update="true" style:default-outline-level="" style:list-style-name="">
      <style:paragraph-properties fo:margin-left="14.82mm" fo:margin-right="0mm" fo:margin-top="0mm" fo:margin-bottom="0mm" style:contextual-spacing="false" fo:text-align="start" style:justify-single-word="false" fo:text-indent="0mm" style:auto-text-indent="false"/>
    </style:style>
    <style:style style:name="書面_2c_4_2c_ア_2c_標題" style:display-name="書面,4,ア,標題" style:family="paragraph" style:parent-style-name="書面_2c_3_2c__28_3_29__2c_標題" style:next-style-name="書面_2c_4_2c_ア_2c_本文" style:auto-update="true" style:default-outline-level="4" style:list-style-name="_34__2c__20_ア" style:master-page-name="">
      <loext:graphic-properties draw:fill="none" draw:fill-color="#cfe7f5"/>
      <style:paragraph-properties fo:margin-left="11.11mm" fo:margin-right="0mm" fo:margin-top="0mm" fo:margin-bottom="0mm" style:contextual-spacing="false" fo:text-indent="0mm" style:auto-text-indent="false" style:page-number="auto" fo:background-color="transparent" style:shadow="none" style:writing-mode="lr-tb">
        <style:tab-stops/>
      </style:paragraph-properties>
      <style:text-properties style:font-name="IPAexMincho1" fo:font-family="IPAexMincho" style:font-style-name="標準" style:font-pitch="variable" style:font-name-asian="IPAexMincho1" style:font-family-asian="IPAexMincho" style:font-style-name-asian="標準" style:font-pitch-asian="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 style:family="paragraph" style:parent-style-name="Caption" style:class="extra"/>
    <style:style style:name="Table" style:family="paragraph" style:parent-style-name="Caption" style:class="extra"/>
    <style:style style:name="First_20_line_20_indent" style:display-name="First line indent" style:family="paragraph" style:parent-style-name="Text_20_body" style:default-outline-level="1" style:list-style-name="" style:class="text" style:master-page-name="">
      <loext:graphic-properties draw:fill="none" draw:fill-color="#cfe7f5"/>
      <style:paragraph-properties fo:margin-left="12.81mm" fo:margin-right="0mm" fo:margin-top="0mm" fo:margin-bottom="0mm" style:contextual-spacing="false" fo:text-indent="0mm" style:auto-text-indent="false" style:page-number="auto" fo:background-color="transparent" style:shadow="none">
        <style:tab-stops/>
      </style:paragraph-properties>
      <style:text-properties style:font-name="IPA明朝" fo:font-family="IPA明朝" style:font-style-name="標準" style:font-pitch="variable" style:font-name-asian="IPA明朝" style:font-family-asian="IPA明朝" style:font-style-name-asian="標準" style:font-pitch-asian="variable" style:font-size-asian="12pt"/>
    </style:style>
    <style:style style:name="書面_2c_0_2c_初に_2c_本文" style:display-name="書面,0,初に,本文" style:family="paragraph" style:parent-style-name="書面_2c_0_2c_初に_2c_標題" style:auto-update="true" style:default-outline-level="" style:list-style-name="">
      <style:paragraph-properties fo:margin-left="3.7mm" fo:margin-right="0mm" fo:margin-top="0mm" fo:margin-bottom="0mm" style:contextual-spacing="false" fo:text-indent="0mm" style:auto-text-indent="false" text:number-lines="false" text:line-number="0">
        <style:tab-stops/>
      </style:paragraph-properties>
      <style:text-properties style:font-name-asian="IPAexMincho1" style:font-family-asian="IPAexMincho" style:font-style-name-asian="標準" style:font-pitch-asian="variable"/>
    </style:style>
    <style:style style:name="書面_2c_0_2c_初に_2c_標題" style:display-name="書面,0,初に,標題" style:family="paragraph" style:parent-style-name="書面_2c_0_2c_請求の趣旨" style:next-style-name="書面_2c_0_2c_初に_2c_本文" style:auto-update="true" style:default-outline-level="" style:list-style-name="" style:master-page-name="">
      <loext:graphic-properties draw:fill="none" draw:fill-color="#cfe7f5"/>
      <style:paragraph-properties fo:margin-left="0mm" fo:margin-right="0mm" fo:margin-top="0mm" fo:margin-bottom="0mm" style:contextual-spacing="false" fo:text-indent="0mm" style:auto-text-indent="false" style:page-number="auto" fo:background-color="transparent" text:number-lines="false" text:line-number="0">
        <style:tab-stops/>
      </style:paragraph-properties>
      <style:text-properties style:font-name-asian="IPAexMincho1" style:font-family-asian="IPAexMincho" style:font-style-name-asian="標準" style:font-pitch-asian="variable"/>
    </style:style>
    <style:style style:name="Contents_20_5" style:display-name="Contents 5" style:family="paragraph" style:parent-style-name="Index" style:class="index" style:master-page-name="">
      <style:paragraph-properties fo:margin-left="12.7mm" fo:margin-right="0mm" fo:margin-top="0mm" fo:margin-bottom="0mm" style:contextual-spacing="false" fo:text-indent="0mm" style:auto-text-indent="false" style:page-number="auto">
        <style:tab-stops>
          <style:tab-stop style:position="140.04mm" style:type="right" style:leader-style="dotted" style:leader-text="."/>
        </style:tab-stops>
      </style:paragraph-properties>
      <style:text-properties style:font-name="IPAexMincho1" fo:font-family="IPAexMincho" style:font-style-name="標準" style:font-pitch="variable" style:font-name-asian="IPAexMincho1" style:font-family-asian="IPAexMincho" style:font-style-name-asian="標準" style:font-pitch-asian="variable"/>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書面_2c_0_2c_請求の趣旨" style:display-name="書面,0,請求の趣旨" style:family="paragraph" style:parent-style-name="Text_20_body" style:auto-update="true" style:default-outline-level="" style:list-style-name="_30__2c__20_請求の趣旨" style:master-page-name="">
      <loext:graphic-properties draw:fill="none" draw:fill-color="#cfe7f5"/>
      <style:paragraph-properties fo:margin-left="7.41mm" fo:margin-right="0mm" fo:margin-top="0mm" fo:margin-bottom="0mm" style:contextual-spacing="false" fo:text-indent="-7.41mm" style:auto-text-indent="false" style:page-number="auto" fo:background-color="transparent" text:number-lines="true" text:line-number="1">
        <style:tab-stops/>
      </style:paragraph-properties>
      <style:text-properties style:font-name="IPAexMincho1" fo:font-family="IPAexMincho" style:font-style-name="標準" style:font-pitch="variable" fo:font-size="12pt" style:font-name-asian="IPAexMincho1" style:font-family-asian="IPAexMincho" style:font-style-name-asian="標準" style:font-pitch-asian="variable" style:font-size-asian="12pt" style:font-size-complex="12pt"/>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Hanging_20_indent" style:display-name="Hanging indent" style:family="paragraph" style:parent-style-name="Text_20_body" style:class="text">
      <style:paragraph-properties fo:margin-left="10mm" fo:margin-right="0mm" fo:text-indent="-4.99mm" style:auto-text-indent="false">
        <style:tab-stops>
          <style:tab-stop style:position="0mm"/>
        </style:tab-stops>
      </style:paragraph-properties>
    </style:style>
    <style:style style:name="書面_2c_5_2c__28_ア_29__2c_標題" style:display-name="書面,5,(ア),標題" style:family="paragraph" style:parent-style-name="書面_2c_4_2c_ア_2c_標題" style:next-style-name="書面_2c_5_2c__28_ア_29__2c_本文" style:auto-update="true" style:default-outline-level="5" style:list-style-name="_35__2c__20__28_ア_29_" style:master-page-name="">
      <loext:graphic-properties draw:fill="none" draw:fill-color="#cfe7f5"/>
      <style:paragraph-properties fo:margin-left="11.11mm" fo:margin-right="0mm" fo:text-align="start" style:justify-single-word="false" fo:text-indent="0mm" style:auto-text-indent="false" style:page-number="auto" fo:background-color="transparent" style:writing-mode="lr-tb">
        <style:tab-stops/>
      </style:paragraph-properties>
      <style:text-properties style:font-name="IPAexMincho1" fo:font-family="IPAexMincho" style:font-style-name="標準" style:font-pitch="variable" fo:font-size="12pt" style:font-name-asian="IPAexMincho1" style:font-family-asian="IPAexMincho" style:font-style-name-asian="標準" style:font-pitch-asian="variable" style:font-size-asian="12pt" style:font-size-complex="16pt"/>
    </style:style>
    <style:style style:name="書面_2c_5_2c__28_ア_29__2c_本文" style:display-name="書面,5,(ア),本文" style:family="paragraph" style:parent-style-name="書面_2c_5_2c__28_ア_29__2c_標題" style:auto-update="true" style:default-outline-level="" style:list-style-name="" style:master-page-name="">
      <loext:graphic-properties draw:fill="none" draw:fill-color="#cfe7f5"/>
      <style:paragraph-properties fo:margin-left="18.52mm" fo:margin-right="0mm" fo:text-align="start" style:justify-single-word="false" fo:text-indent="0mm" style:auto-text-indent="false" style:page-number="auto" fo:background-color="transparent">
        <style:tab-stops/>
      </style:paragraph-properties>
      <style:text-properties fo:font-size="12pt" style:font-size-asian="12pt" style:font-size-complex="12pt"/>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85%" fo:font-weight="bold" style:font-size-asian="85%" style:font-weight-asian="bold" style:font-size-complex="85%"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書面_2c_6_2c__ff41__2c_本文" style:display-name="書面,6,ａ,本文" style:family="paragraph" style:parent-style-name="書面_2c_6_2c__ff41__2c_標題" style:auto-update="true" style:default-outline-level="" style:list-style-name="" style:master-page-name="">
      <loext:graphic-properties draw:fill="none" draw:fill-color="#cfe7f5"/>
      <style:paragraph-properties fo:margin-left="25.93mm" fo:margin-right="0mm" fo:text-align="start" style:justify-single-word="false" fo:text-indent="0mm" style:auto-text-indent="false" style:page-number="auto" fo:background-color="transparent">
        <style:tab-stops/>
      </style:paragraph-properties>
    </style:style>
    <style:style style:name="書面_2c_6_2c__ff41__2c_標題" style:display-name="書面,6,ａ,標題" style:family="paragraph" style:parent-style-name="書面_2c_5_2c__28_ア_29__2c_標題" style:next-style-name="書面_2c_6_2c__ff41__2c_本文" style:default-outline-level="6" style:list-style-name="_36__2c__20__ff41_" style:master-page-name="">
      <loext:graphic-properties draw:fill="none" draw:fill-color="#cfe7f5"/>
      <style:paragraph-properties style:page-number="auto" fo:background-color="transparent" style:writing-mode="lr-tb">
        <style:tab-stops/>
      </style:paragraph-properties>
    </style:style>
    <style:style style:name="書面_2c_7_2c__28__ff41__29__2c_標題" style:display-name="書面,7,(ａ),標題" style:family="paragraph" style:parent-style-name="書面_2c_6_2c__ff41__2c_標題" style:next-style-name="書面_2c_7_2c__28__ff41__29__2c_本文" style:default-outline-level="7" style:list-style-name="_37__2c__20__28__ff41__29_" style:master-page-name="">
      <loext:graphic-properties draw:fill="none" draw:fill-color="#cfe7f5"/>
      <style:paragraph-properties style:page-number="auto" fo:background-color="transparent" style:writing-mode="lr-tb">
        <style:tab-stops/>
      </style:paragraph-properties>
    </style:style>
    <style:style style:name="書面_2c_7_2c__28__ff41__29__2c_本文" style:display-name="書面,7,(ａ),本文" style:family="paragraph" style:parent-style-name="書面_2c_7_2c__28__ff41__29__2c_標題" style:default-outline-level="" style:list-style-name="" style:master-page-name="">
      <loext:graphic-properties draw:fill="none" draw:fill-color="#cfe7f5"/>
      <style:paragraph-properties fo:margin-left="29.63mm" fo:margin-right="0mm" fo:text-indent="0mm" style:auto-text-indent="false" style:page-number="auto" fo:background-color="transparent">
        <style:tab-stops/>
      </style:paragraph-properties>
    </style:style>
    <style:style style:name="Contents_20_7" style:display-name="Contents 7" style:family="paragraph" style:parent-style-name="Index" style:class="index" style:master-page-name="">
      <style:paragraph-properties fo:margin-left="18.52mm" fo:margin-right="0mm" fo:text-indent="0mm" style:auto-text-indent="false" style:page-number="auto">
        <style:tab-stops/>
      </style:paragraph-properties>
      <style:text-properties style:font-name="IPAexMincho1" fo:font-family="IPAexMincho" style:font-style-name="標準" style:font-pitch="variable" style:font-name-asian="IPAexMincho1" style:font-family-asian="IPAexMincho" style:font-style-name-asian="標準" style:font-pitch-asian="variable"/>
    </style:style>
    <style:style style:name="Contents_20_8" style:display-name="Contents 8" style:family="paragraph" style:parent-style-name="Index" style:class="index">
      <style:paragraph-properties fo:margin-left="18.52mm" fo:margin-right="0mm" fo:text-indent="0mm" style:auto-text-indent="false"/>
      <style:text-properties style:font-name="IPAex明朝1" fo:font-family="IPAex明朝" style:font-style-name="標準" style:font-pitch="variable"/>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rawing" style:family="paragraph" style:parent-style-name="Caption" style:class="extra"/>
    <style:style style:name="Header_20_left" style:display-name="Header left" style:family="paragraph" style:parent-style-name="Standard" style:class="extra"/>
    <style:style style:name="Contents_20_6" style:display-name="Contents 6" style:family="paragraph" style:parent-style-name="Index" style:class="index">
      <style:paragraph-properties fo:margin-left="17.78mm" fo:margin-right="0mm" fo:text-indent="0mm" style:auto-text-indent="false"/>
      <style:text-properties style:font-name-asian="IPAexMincho1" style:font-family-asian="IPAexMincho" style:font-style-name-asian="標準" style:font-pitch-asian="variable"/>
    </style:style>
    <style:style style:name="書面_2c_2_2c_箇条書き" style:display-name="書面,2,箇条書き" style:family="paragraph" style:parent-style-name="書面_2c_0_2c_請求の趣旨" style:default-outline-level="2" style:list-style-name="_30__2c__20_請求の趣旨" style:master-page-name="">
      <style:paragraph-properties fo:margin-left="14.82mm" fo:margin-right="0mm" fo:text-indent="-7.41mm" style:auto-text-indent="false" style:page-number="auto" text:number-lines="false" text:line-number="1">
        <style:tab-stops/>
      </style:paragraph-properties>
    </style:style>
    <style:style style:name="書面_2c_1_2c_箇条書き" style:display-name="書面,1,箇条書き" style:family="paragraph" style:parent-style-name="書面_2c_0_2c_請求の趣旨" style:default-outline-level="1" style:master-page-name="">
      <style:paragraph-properties fo:margin-left="11.11mm" fo:margin-right="0mm" fo:text-indent="-7.41mm" style:auto-text-indent="false" style:page-number="auto">
        <style:tab-stops/>
      </style:paragraph-properties>
    </style:style>
    <style:style style:name="書面_2c_3_2c_箇条書き" style:display-name="書面,3,箇条書き" style:family="paragraph" style:parent-style-name="書面_2c_0_2c_請求の趣旨">
      <style:paragraph-properties fo:margin-left="18.52mm" fo:margin-right="0mm" fo:text-indent="-7.41mm" style:auto-text-indent="false">
        <style:tab-stops/>
      </style:paragraph-properties>
    </style:style>
    <style:style style:name="書面_2c_4_2c_箇条書き" style:display-name="書面,4,箇条書き" style:family="paragraph" style:parent-style-name="書面_2c_0_2c_請求の趣旨">
      <style:paragraph-properties fo:margin-left="22.23mm" fo:margin-right="0mm" fo:text-indent="-7.41mm" style:auto-text-indent="false">
        <style:tab-stops/>
      </style:paragraph-properties>
    </style:style>
    <style:style style:name="書面_2c_5_2c_箇条書き" style:display-name="書面,5,箇条書き" style:family="paragraph" style:parent-style-name="書面_2c_0_2c_請求の趣旨">
      <style:paragraph-properties fo:margin-left="29.63mm" fo:margin-right="0mm" fo:text-indent="-11.11mm" style:auto-text-indent="false">
        <style:tab-stops/>
      </style:paragraph-properties>
    </style:style>
    <style:style style:name="書面_2c_6_2c_箇条書き" style:display-name="書面,6,箇条書き" style:family="paragraph" style:parent-style-name="書面_2c_0_2c_請求の趣旨">
      <style:paragraph-properties fo:margin-left="33.34mm" fo:margin-right="0mm" fo:text-indent="-11.11mm" style:auto-text-indent="false">
        <style:tab-stops/>
      </style:paragraph-properties>
    </style:style>
    <style:style style:name="書面_2c_7_2c_箇条書き" style:display-name="書面,7,箇条書き" style:family="paragraph" style:parent-style-name="書面_2c_0_2c_請求の趣旨" style:master-page-name="">
      <style:paragraph-properties fo:margin-left="37.04mm" fo:margin-right="0mm" fo:text-indent="-7.41mm" style:auto-text-indent="false" style:page-number="auto">
        <style:tab-stops/>
      </style:paragraph-properties>
    </style:style>
    <style:style style:name="Teletype" style:family="text">
      <style:text-properties fo:color="#ff0000" loext:opacity="100%" style:font-name="IPAex明朝1" fo:font-family="IPAex明朝" style:font-style-name="標準" style:font-pitch="variable" fo:font-size="12pt" fo:background-color="transparent" style:font-name-asian="IPAex明朝1" style:font-family-asian="IPAex明朝" style:font-style-name-asian="標準" style:font-pitch-asian="variable" style:font-size-asian="12pt" style:font-name-complex="TakaoGothic" style:font-family-complex="TakaoGothic" style:font-family-generic-complex="modern" style:font-pitch-complex="fixed" loext:shadow="none"/>
    </style:style>
    <style:style style:name="Numbering_20_Symbols" style:display-name="Numbering Symbols" style:family="text">
      <style:text-properties fo:font-size="13.6999998092651pt" style:font-name-asian="IPAexMincho2" style:font-family-asian="IPAexMincho" style:font-pitch-asian="variable" style:font-size-asian="12pt" style:font-size-complex="13.6999998092651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Emphasis" style:family="text">
      <style:text-properties style:font-name="IPAex明朝2" fo:font-family="IPAex明朝" style:font-style-name="斜体" style:font-pitch="variable" fo:font-size="12pt" fo:font-style="italic" style:font-size-asian="12pt"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cfe7f5" style:shadow="none" draw:shadow-opacity="100%">
        <style:columns fo:column-count="1" fo:column-gap="0mm"/>
      </style:graphic-properties>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number text:level="1" text:style-name="Numbering_20_Symbols" style:num-format="a">
        <style:list-level-properties text:list-level-position-and-space-mode="label-alignment">
          <style:list-level-label-alignment text:label-followed-by="nothing" fo:text-indent="-4mm" fo:margin-left="4m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fo:font-family="OpenSymbol" style:font-charset="x-symbol"/>
      </text:list-level-style-bullet>
    </text:list-style>
    <text:list-style style:name="List_20_2" style:display-name="List 2">
      <text:list-level-style-number text:level="1" text:style-name="Numbering_20_Symbols" style:num-prefix="（" style:num-suffix="）" style:num-format="a">
        <style:list-level-properties text:list-level-position-and-space-mode="label-alignment">
          <style:list-level-label-alignment text:label-followed-by="nothing" fo:text-indent="-3mm" fo:margin-left="3m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fo:font-family="OpenSymbol" style:font-charset="x-symbol"/>
      </text:list-level-style-bullet>
    </text:list-style>
    <text:list-style style:name="_31__2c__20_第_ff11_" style:display-name="1, 第１">
      <text:list-level-style-number text:level="1" text:style-name="Numbering_20_Symbols" style:num-prefix="第" style:num-format="1, 2, 3, ...">
        <style:list-level-properties text:list-level-position-and-space-mode="label-alignment">
          <style:list-level-label-alignment text:label-followed-by="nothing"/>
        </style:list-level-properties>
      </text:list-level-style-number>
      <text:list-level-style-number text:level="2" text:style-name="Numbering_20_Symbols" style:num-format="1">
        <style:list-level-properties text:list-level-position-and-space-mode="label-alignment">
          <style:list-level-label-alignment text:label-followed-by="nothing" fo:text-indent="-4.99mm" fo:margin-left="10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nothing" fo:text-indent="-4.99mm" fo:margin-left="14.99mm"/>
        </style:list-level-properties>
      </text:list-level-style-number>
      <text:list-level-style-number text:level="4" text:style-name="Numbering_20_Symbols" style:num-format="ア, イ, ウ, ...">
        <style:list-level-properties text:list-level-position-and-space-mode="label-alignment">
          <style:list-level-label-alignment text:label-followed-by="nothing" fo:text-indent="-4.99mm" fo:margin-left="20mm"/>
        </style:list-level-properties>
      </text:list-level-style-number>
      <text:list-level-style-number text:level="5" text:style-name="Numbering_20_Symbols" style:num-prefix="（" style:num-suffix="）" style:num-format="ア, イ, ウ, ...">
        <style:list-level-properties text:list-level-position-and-space-mode="label-alignment">
          <style:list-level-label-alignment text:label-followed-by="nothing"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nothing"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nothing"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nothing"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nothing"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nothing" fo:text-indent="-4.99mm" fo:margin-left="50.01mm"/>
        </style:list-level-properties>
      </text:list-level-style-number>
    </text:list-style>
    <text:list-style style:name="_32__2c__20__ff12_" style:display-name="2, ２">
      <text:list-level-style-number text:level="1" text:style-name="Numbering_20_Symbols" style:num-format="1, 2, 3, ...">
        <style:list-level-properties text:list-level-position-and-space-mode="label-alignment">
          <style:list-level-label-alignment text:label-followed-by="nothing" fo:text-indent="-4.99mm" fo:margin-left="4.99m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_33__2c__20__28__ff13__29_" style:display-name="3, (３)">
      <text:list-level-style-number text:level="1" text:style-name="Numbering_20_Symbols" style:num-prefix="（" style:num-suffix="）" style:num-format="1, 2, 3, ...">
        <style:list-level-properties text:list-level-position-and-space-mode="label-alignment">
          <style:list-level-label-alignment text:label-followed-by="nothing" fo:text-indent="-30mm" fo:margin-left="30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A"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prefix="(" style:num-suffix=")" style:num-format="i"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_34__2c__20_ア" style:display-name="4, ア">
      <text:list-level-style-number text:level="1" text:style-name="Numbering_20_Symbols" style:num-format="ア, イ, ウ, ...">
        <style:list-level-properties text:list-level-position-and-space-mode="label-alignment">
          <style:list-level-label-alignment text:label-followed-by="nothing"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_35__2c__20__28_ア_29_" style:display-name="5, (ア)">
      <text:list-level-style-number text:level="1" text:style-name="Numbering_20_Symbols" style:num-prefix="（" style:num-suffix="）" style:num-format="ア, イ, ウ, ...">
        <style:list-level-properties text:list-level-position-and-space-mode="label-alignment">
          <style:list-level-label-alignment text:label-followed-by="nothing" fo:text-indent="-1.99mm" fo:margin-left="1.99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mm" fo:text-indent="-6.51mm" fo:margin-left="11.01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mm" fo:text-indent="-4.5mm" fo:margin-left="15.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0mm" fo:text-indent="-3.95mm" fo:margin-left="2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mm" fo:text-indent="-3.95mm" fo:margin-left="2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mm" fo:text-indent="-3.95mm" fo:margin-left="2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mm" fo:text-indent="-3.95mm" fo:margin-left="31.86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mm" fo:text-indent="-3.95mm" fo:margin-left="35.8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mm" fo:text-indent="-3.95mm" fo:margin-left="39.7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mm" fo:text-indent="-3.95mm" fo:margin-left="43.71mm"/>
        </style:list-level-properties>
        <style:text-properties style:font-name="OpenSymbol"/>
      </text:list-level-style-bullet>
    </text:list-style>
    <text:list-style style:name="_30__2c__20_請求の趣旨" style:display-name="0, 請求の趣旨">
      <text:list-level-style-number text:level="1" text:style-name="Numbering_20_Symbols" style:num-suffix="．" style:num-format="1, 2, 3, ...">
        <style:list-level-properties text:list-level-position-and-space-mode="label-alignment">
          <style:list-level-label-alignment text:label-followed-by="nothing" fo:text-indent="-4.99mm" fo:margin-left="4.99m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_36__2c__20__ff41_" style:display-name="6, ａ">
      <text:list-level-style-number text:level="1" text:style-name="Numbering_20_Symbols" style:num-format="1, 2, 3, ...">
        <style:list-level-properties text:list-level-position-and-space-mode="label-alignment">
          <style:list-level-label-alignment text:label-followed-by="nothing" fo:text-indent="-4.99mm" fo:margin-left="4.99m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_37__2c__20__28__ff41__29_" style:display-name="7, (ａ)">
      <text:list-level-style-number text:level="1" text:style-name="Numbering_20_Symbols" style:num-format="1, 2, 3, ...">
        <style:list-level-properties text:list-level-position-and-space-mode="label-alignment">
          <style:list-level-label-alignment text:label-followed-by="nothing" fo:text-indent="-4.99mm" fo:margin-left="4.99m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number:date-style style:name="N110">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date-style style:name="N10110"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style:default-page-layout>
      <style:page-layout-properties style:writing-mode="lr-tb" style:layout-grid-standard-mode="true"/>
    </style:default-page-layout>
  </office:styles>
  <office:automatic-styles>
    <style:style style:name="MP1" style:family="paragraph" style:parent-style-name="Header">
      <style:text-properties style:font-name="IPAexMincho2" officeooo:rsid="2a251a8f" officeooo:paragraph-rsid="2a251a8f" style:font-name-asian="IPAexMincho2"/>
    </style:style>
    <style:style style:name="MP2" style:family="paragraph" style:parent-style-name="Header">
      <style:text-properties style:font-name="IPAexMincho2" officeooo:rsid="22b4d1b3" officeooo:paragraph-rsid="22b4d1b3" style:font-name-asian="IPAexMincho2"/>
    </style:style>
    <style:style style:name="MP3" style:family="paragraph" style:parent-style-name="Footer">
      <style:paragraph-properties fo:text-align="center" style:justify-single-word="false"/>
      <style:text-properties style:font-name="IPAexMincho2" fo:font-size="12pt" style:font-name-asian="IPAexMincho2" style:font-size-asian="12pt" style:font-size-complex="12pt"/>
    </style:style>
    <style:page-layout style:name="Mpm1">
      <style:page-layout-properties fo:page-width="210.01mm" fo:page-height="297mm" style:num-format="1" style:print-orientation="portrait" fo:margin-top="35.01mm" fo:margin-bottom="17.5mm" fo:margin-left="30mm" fo:margin-right="20mm" style:shadow="none" fo:background-color="transparent" style:writing-mode="lr-tb" style:layout-grid-color="#c0c0c0" style:layout-grid-lines="27" style:layout-grid-base-height="8.91mm" style:layout-grid-ruby-height="0mm" style:layout-grid-mode="both" style:layout-grid-ruby-below="false" style:layout-grid-print="false" style:layout-grid-display="false" style:layout-grid-base-width="4.32mm" style:layout-grid-snap-to="true" draw:fill="none" draw:fill-color="#cfe7f5" style:footnote-max-height="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ackground-color="transparent" style:dynamic-spacing="false" draw:fill="none" draw:fill-color="#cfe7f5"/>
      </style:header-style>
      <style:footer-style>
        <style:header-footer-properties fo:min-height="12.51mm" fo:margin-left="0mm" fo:margin-right="0mm" fo:margin-top="11.5mm" fo:background-color="transparent" style:dynamic-spacing="true" draw:fill="none" draw:fill-color="#cfe7f5"/>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ext:p text:style-name="MP1"><text:chapter text:display="number" text:outline-level="1">第９</text:chapter>の<text:chapter text:display="number" text:outline-level="2">第９</text:chapter>の<text:chapter text:display="number" text:outline-level="3">第９</text:chapter><text:chapter text:display="name" text:outline-level="3">　結語</text:chapter></text:p>
        <text:p text:style-name="MP2">─────────────────────────────────────</text:p>
      </style:header>
      <style:footer>
        <text:p text:style-name="MP3">―　<text:page-number text:select-page="current">97</text:page-number>　/　<text:page-count>97</text:page-count>　―</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editing-cycles>1</meta:editing-cycles>
    <meta:creation-date>2014-08-24T21:37:19.450394934</meta:creation-date>
    <meta:editing-duration>P0D</meta:editing-duration>
    <meta:generator>LibreOffice/7.1.3.2$MacOSX_X86_64 LibreOffice_project/47f78053abe362b9384784d31a6e56f8511eb1c1</meta:generator>
    <meta:print-date>2021-07-30T14:49:54.812612863</meta:print-date>
    <meta:document-statistic meta:table-count="0" meta:image-count="0" meta:object-count="2" meta:page-count="97" meta:paragraph-count="1367" meta:word-count="45916" meta:character-count="54112" meta:non-whitespace-character-count="52115"/>
    <meta:user-defined meta:name="AppVersion">12.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IPAexMincho" svg:font-family="IPAexMincho"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Sans" svg:font-family="'Hiragino Sans'" style:font-family-generic="system" style:font-pitch="variable"/>
  </office:font-face-decls>
  <office:automatic-styles>
    <style:style style:name="co1" style:family="table-column">
      <style:table-column-properties fo:break-before="auto" style:column-width="2.727cm"/>
    </style:style>
    <style:style style:name="co2" style:family="table-column">
      <style:table-column-properties fo:break-before="auto" style:column-width="3.417cm"/>
    </style:style>
    <style:style style:name="co3" style:family="table-column">
      <style:table-column-properties fo:break-before="auto" style:column-width="3.685cm"/>
    </style:style>
    <style:style style:name="co4" style:family="table-column">
      <style:table-column-properties fo:break-before="auto" style:column-width="4.516cm"/>
    </style:style>
    <style:style style:name="co5"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1.125cm" fo:break-before="auto" style:use-optimal-row-height="false"/>
    </style:style>
    <style:style style:name="ro3" style:family="table-row">
      <style:table-row-properties style:row-height="0.861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0.74pt dotted #000000" fo:border-top="0.74pt solid #000000"/>
      <style:text-properties style:font-name="IPAexMincho" fo:font-size="12pt" style:font-name-asian="IPAexMincho" style:font-size-asian="12pt" style:font-size-complex="12pt"/>
    </style:style>
    <style:style style:name="ce2" style:family="table-cell" style:parent-style-name="Default">
      <style:table-cell-properties fo:border-bottom="0.74pt solid #000000" fo:border-left="0.74pt solid #000000" fo:border-right="0.74pt dotted #000000" fo:border-top="0.74pt solid #000000" style:vertical-align="middle"/>
      <style:text-properties style:font-name="IPAexMincho" fo:font-size="12pt" style:font-name-asian="IPAexMincho" style:font-size-asian="12pt" style:font-size-complex="12pt"/>
    </style:style>
    <style:style style:name="ce3" style:family="table-cell" style:parent-style-name="Default">
      <style:text-properties style:font-name="IPAexMincho" fo:font-size="12pt" style:font-name-asian="IPAexMincho" style:font-size-asian="12pt" style:font-size-complex="12pt"/>
    </style:style>
    <style:style style:name="ce4" style:family="table-cell" style:parent-style-name="Default">
      <style:table-cell-properties fo:border-bottom="0.74pt solid #000000" fo:border-left="0.74pt dotted #000000" fo:border-right="0.74pt dotted #000000" fo:border-top="0.74pt solid #000000"/>
      <style:text-properties style:font-name="IPAexMincho" fo:font-size="12pt" style:font-name-asian="IPAexMincho" style:font-size-asian="12pt" style:font-size-complex="12pt"/>
    </style:style>
    <style:style style:name="ce5" style:family="table-cell" style:parent-style-name="Default">
      <style:table-cell-properties fo:border-bottom="0.74pt solid #000000" fo:border-left="0.74pt dotted #000000" fo:border-right="0.74pt dotted #000000" fo:border-top="0.74pt solid #000000" style:vertical-align="middle"/>
      <style:text-properties style:font-name="IPAexMincho" fo:font-size="12pt" style:font-name-asian="IPAexMincho" style:font-size-asian="12pt" style:font-size-complex="12pt"/>
    </style:style>
    <style:style style:name="ce6" style:family="table-cell" style:parent-style-name="Default">
      <style:table-cell-properties fo:border-bottom="0.74pt solid #000000" fo:border-left="0.74pt dotted #000000" fo:border-right="0.74pt solid #000000" fo:border-top="0.74pt solid #000000"/>
      <style:text-properties style:font-name="IPAexMincho" fo:font-size="12pt" style:font-name-asian="IPAexMincho" style:font-size-asian="12pt" style:font-size-complex="12pt"/>
    </style:style>
    <style:style style:name="ce7" style:family="table-cell" style:parent-style-name="Default">
      <style:table-cell-properties fo:border-bottom="0.74pt solid #000000" fo:border-left="0.74pt dotted #000000" fo:border-right="0.74pt solid #000000" fo:border-top="0.74pt solid #000000" style:vertical-align="middle"/>
      <style:text-properties style:font-name="IPAexMincho" fo:font-size="12pt" style:font-name-asian="IPAexMincho" style:font-size-asian="12pt" style:font-size-complex="12pt"/>
    </style:style>
    <style:style style:name="ce8" style:family="table-cell" style:parent-style-name="Default">
      <style:table-cell-properties style:vertical-align="middle"/>
      <style:text-properties style:font-name="IPAexMincho" fo:font-size="12pt" style:font-name-asian="IPAexMincho" style:font-size-asian="12pt"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1020" table:default-cell-style-name="ce3"/>
        <table:table-row table:style-name="ro1">
          <table:table-cell table:style-name="ce1" office:value-type="string" calcext:value-type="string">
            <text:p>言語</text:p>
          </table:table-cell>
          <table:table-cell table:style-name="ce4" office:value-type="string" calcext:value-type="string">
            <text:p>半導体</text:p>
          </table:table-cell>
          <table:table-cell table:style-name="ce4" office:value-type="string" calcext:value-type="string">
            <text:p>日本語</text:p>
          </table:table-cell>
          <table:table-cell table:style-name="ce6" office:value-type="string" calcext:value-type="string">
            <text:p>英語</text:p>
          </table:table-cell>
          <table:table-cell table:number-columns-repeated="1020"/>
        </table:table-row>
        <table:table-row table:style-name="ro1">
          <table:table-cell table:style-name="ce1" office:value-type="string" calcext:value-type="string">
            <text:p>感覚</text:p>
          </table:table-cell>
          <table:table-cell table:style-name="ce4" office:value-type="string" calcext:value-type="string">
            <text:p>電圧</text:p>
          </table:table-cell>
          <table:table-cell table:style-name="ce4" office:value-type="string" calcext:value-type="string">
            <text:p>視覚</text:p>
          </table:table-cell>
          <table:table-cell table:style-name="ce6" office:value-type="string" calcext:value-type="string">
            <text:p>聴覚</text:p>
          </table:table-cell>
          <table:table-cell table:number-columns-repeated="1020"/>
        </table:table-row>
        <table:table-row table:style-name="ro2">
          <table:table-cell table:style-name="ce2" office:value-type="string" calcext:value-type="string">
            <text:p>微細化の叡智</text:p>
          </table:table-cell>
          <table:table-cell table:style-name="ce5" office:value-type="string" calcext:value-type="string">
            <text:p>トランジスタ</text:p>
          </table:table-cell>
          <table:table-cell table:style-name="ce5" office:value-type="string" calcext:value-type="string">
            <text:p>漢字の一画</text:p>
          </table:table-cell>
          <table:table-cell table:style-name="ce7" office:value-type="string" calcext:value-type="string">
            <text:p>口の形，舌の形・位置</text:p>
            <text:p>喉の鳴動</text:p>
          </table:table-cell>
          <table:table-cell table:number-columns-repeated="1020"/>
        </table:table-row>
        <table:table-row table:style-name="ro3">
          <table:table-cell table:style-name="ce2" office:value-type="string" calcext:value-type="string">
            <text:p>集積化技術</text:p>
          </table:table-cell>
          <table:table-cell table:style-name="ce5" office:value-type="string" calcext:value-type="string">
            <text:p>IC（集積回路）</text:p>
          </table:table-cell>
          <table:table-cell table:style-name="ce5" office:value-type="string" calcext:value-type="string">
            <text:p>漢字（集積文字）</text:p>
          </table:table-cell>
          <table:table-cell table:style-name="ce7" office:value-type="string" calcext:value-type="string">
            <text:p>リンキング，</text:p>
            <text:p>リダクション</text:p>
          </table:table-cell>
          <table:table-cell table:style-name="ce8" table:number-columns-repeated="1020"/>
        </table:table-row>
        <table:table-row table:style-name="ro1">
          <table:table-cell table:style-name="ce1" office:value-type="string" calcext:value-type="string">
            <text:p>文化</text:p>
          </table:table-cell>
          <table:table-cell table:style-name="ce4" office:value-type="string" calcext:value-type="string">
            <text:p>電子工作</text:p>
          </table:table-cell>
          <table:table-cell table:style-name="ce4" office:value-type="string" calcext:value-type="string">
            <text:p>習字</text:p>
          </table:table-cell>
          <table:table-cell table:style-name="ce6" office:value-type="string" calcext:value-type="string">
            <text:p>スピーチ</text:p>
          </table:table-cell>
          <table:table-cell table:number-columns-repeated="1020"/>
        </table:table-row>
        <table:table-row table:style-name="ro1"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IPAexMincho" svg:font-family="IPAexMincho"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Sans" svg:font-family="'Hiragino Sans'" style:font-family-generic="system" style:font-pitch="variable"/>
  </office:font-face-decls>
  <office:styles>
    <style:default-style style:family="table-cell">
      <style:paragraph-properties style:tab-stop-distance="1.25cm"/>
      <style:text-properties style:font-name="Liberation Sans" fo:language="en" fo:country="US" style:font-name-asian="Hiragino Sans" style:language-asian="ja" style:country-asian="JP"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9">0000/00/00</text:date>, <text:time style:data-style-name="N2" text:time-value="17:21:30.595493188">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Object 2/content.xml><?xml version="1.0" encoding="utf-8"?>
<math xmlns="http://www.w3.org/1998/Math/MathML" display="block">
  <semantics>
    <mrow>
      <mrow>
        <mi mathvariant="italic">連ねる文字数または連ねる音の数</mi>
        <mo stretchy="false">=</mo>
        <mi>log</mi>
      </mrow>
      <mstyle mathsize="66.6666666666667%">
        <mi mathvariant="italic">文字数または音の数</mi>
      </mstyle>
      <mi mathvariant="italic">森羅万象の数</mi>
    </mrow>
    <annotation encoding="StarMath 5.0">連ねる文字数または連ねる音の数 = log size/1.5 文字数または音の数 森羅万象の数</annotation>
  </semantics>
</math>
</file>